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736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0.958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1.07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table:style-name="Default"/>
          <table:table-cell table:style-name="ce4" office:value-type="string" calcext:value-type="string">
            <text:p>B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4"/>
          <table:table-cell table:style-name="Default" office:value-type="string" calcext:value-type="string">
            <text:p>T1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office:value-type="string" calcext:value-type="string">
            <text:p>T2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2"/>
          <table:table-cell table:style-name="Default" office:value-type="string" calcext:value-type="string">
            <text:p>T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1"/>
          <table:table-cell table:style-name="Default" office:value-type="string" calcext:value-type="string">
            <text:p>T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0"/>
          <table:table-cell table:style-name="Default" office:value-type="string" calcext:value-type="string">
            <text:p>T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9"/>
          <table:table-cell table:style-name="Default" office:value-type="string" calcext:value-type="string">
            <text:p>T6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8"/>
          <table:table-cell table:style-name="Default" office:value-type="string" calcext:value-type="string">
            <text:p>T7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7"/>
          <table:table-cell table:style-name="Default" office:value-type="string" calcext:value-type="string">
            <text:p>T8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6"/>
          <table:table-cell table:style-name="Default" office:value-type="string" calcext:value-type="string">
            <text:p>T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table:style-name="Default" office:value-type="string" calcext:value-type="string">
            <text:p>T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"/>
          <table:table-cell table:style-name="Default" office:value-type="string" calcext:value-type="string">
            <text:p>T1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"/>
          <table:table-cell table:style-name="Default" office:value-type="string" calcext:value-type="string">
            <text:p>T12</text:p>
          </table:table-cell>
          <table:table-cell table:style-name="ce4" office:value-type="float" office:value="4.5" calcext:value-type="float">
            <text:p>4,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office:value-type="string" calcext:value-type="string">
            <text:p>T1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 office:value-type="string" calcext:value-type="string">
            <text:p>T1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office:value-type="string" calcext:value-type="string">
            <text:p>T1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style-name="Default" office:value-type="string" calcext:value-type="string">
            <text:p>T1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Default" office:value-type="string" calcext:value-type="string">
            <text:p>T1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7"/>
          <table:table-cell table:style-name="Default" office:value-type="string" calcext:value-type="string">
            <text:p>T1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style-name="Default" office:value-type="string" calcext:value-type="string">
            <text:p>T1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5"/>
          <table:table-cell table:style-name="Default" office:value-type="string" calcext:value-type="string">
            <text:p>T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table:style-name="Default" office:value-type="string" calcext:value-type="string">
            <text:p>T2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Default" office:value-type="string" calcext:value-type="string">
            <text:p>T22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Default" office:value-type="string" calcext:value-type="string">
            <text:p>T23</text:p>
          </table:table-cell>
          <table:table-cell table:style-name="ce4" office:value-type="float" office:value="5.5" calcext:value-type="float">
            <text:p>5,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Default" office:value-type="string" calcext:value-type="string">
            <text:p>T2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string" calcext:value-type="string">
            <text:p>T2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office:value-type="string" calcext:value-type="string">
            <text:p>T2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office:value-type="string" calcext:value-type="string">
            <text:p>T2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office:value-type="string" calcext:value-type="string">
            <text:p>T2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string" calcext:value-type="string">
            <text:p>T2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office:value-type="string" calcext:value-type="string">
            <text:p>T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office:value-type="string" calcext:value-type="string">
            <text:p>T3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string" calcext:value-type="string">
            <text:p>T3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Default" office:value-type="string" calcext:value-type="string">
            <text:p>T33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office:value-type="string" calcext:value-type="string">
            <text:p>T3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T3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T3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string" calcext:value-type="string">
            <text:p>T37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office:value-type="string" calcext:value-type="string">
            <text:p>T38</text:p>
          </table:table-cell>
          <table:table-cell table:style-name="ce4"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office:value-type="string" calcext:value-type="string">
            <text:p>T3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string" calcext:value-type="string">
            <text:p>T40</text:p>
          </table:table-cell>
          <table:table-cell table:style-name="ce4" office:value-type="float" office:value="3.5" calcext:value-type="float">
            <text:p>3,5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office:value-type="string" calcext:value-type="string">
            <text:p>T4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T42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4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office:value-type="string" calcext:value-type="string">
            <text:p>T4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T4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T46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47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formula="of:=IF([.B2]=&quot;&quot;;0;IF([.B2]&lt;&gt;4;[.B2]*-1;[.B2]))" office:value-type="float" office:value="4" calcext:value-type="float">
            <text:p>4</text:p>
          </table:table-cell>
          <table:table-cell table:formula="of:=IF([.C2]=&quot;&quot;;0;IF([.C2]&lt;&gt;4;[.C2]*-1;[.C2]))" office:value-type="float" office:value="-1" calcext:value-type="float">
            <text:p>-1</text:p>
          </table:table-cell>
          <table:table-cell table:formula="of:=IF([.D2]=&quot;&quot;;0;IF([.D2]&lt;&gt;4;[.D2]*-1;[.D2]))" office:value-type="float" office:value="0" calcext:value-type="float">
            <text:p>0</text:p>
          </table:table-cell>
          <table:table-cell table:formula="of:=IF([.E2]=&quot;&quot;;0;IF([.E2]&lt;&gt;4;[.E2]*-1;[.E2]))" office:value-type="float" office:value="0" calcext:value-type="float">
            <text:p>0</text:p>
          </table:table-cell>
          <table:table-cell table:formula="of:=IF([.F2]=&quot;&quot;;0;IF([.F2]&lt;&gt;4;[.F2]*-1;[.F2]))" office:value-type="float" office:value="0" calcext:value-type="float">
            <text:p>0</text:p>
          </table:table-cell>
          <table:table-cell table:formula="of:=IF([.G2]=&quot;&quot;;0;IF([.G2]&lt;&gt;4;[.G2]*-1;[.G2]))" office:value-type="float" office:value="0" calcext:value-type="float">
            <text:p>0</text:p>
          </table:table-cell>
          <table:table-cell table:formula="of:=IF([.H2]=&quot;&quot;;0;IF([.H2]&lt;&gt;4;[.H2]*-1;[.H2]))" office:value-type="float" office:value="0" calcext:value-type="float">
            <text:p>0</text:p>
          </table:table-cell>
          <table:table-cell table:formula="of:=IF([.I2]=&quot;&quot;;0;IF([.I2]&lt;&gt;4;[.I2]*-1;[.I2]))" office:value-type="float" office:value="0" calcext:value-type="float">
            <text:p>0</text:p>
          </table:table-cell>
          <table:table-cell table:formula="of:=IF([.J2]=&quot;&quot;;0;IF([.J2]&lt;&gt;4;[.J2]*-1;[.J2]))" office:value-type="float" office:value="0" calcext:value-type="float">
            <text:p>0</text:p>
          </table:table-cell>
          <table:table-cell table:formula="of:=IF([.K2]=&quot;&quot;;0;IF([.K2]&lt;&gt;4;[.K2]*-1;[.K2]))" office:value-type="float" office:value="0" calcext:value-type="float">
            <text:p>0</text:p>
          </table:table-cell>
          <table:table-cell table:formula="of:=IF([.L2]=&quot;&quot;;0;IF([.L2]&lt;&gt;4;[.L2]*-1;[.L2]))" office:value-type="float" office:value="0" calcext:value-type="float">
            <text:p>0</text:p>
          </table:table-cell>
          <table:table-cell table:formula="of:=IF([.M2]=&quot;&quot;;0;IF([.M2]&lt;&gt;4;[.M2]*-1;[.M2]))" office:value-type="float" office:value="0" calcext:value-type="float">
            <text:p>0</text:p>
          </table:table-cell>
          <table:table-cell table:formula="of:=IF([.N2]=&quot;&quot;;0;IF([.N2]&lt;&gt;4;[.N2]*-1;[.N2]))" office:value-type="float" office:value="-1" calcext:value-type="float">
            <text:p>-1</text:p>
          </table:table-cell>
          <table:table-cell table:formula="of:=IF([.O2]=&quot;&quot;;0;IF([.O2]&lt;&gt;4;[.O2]*-1;[.O2]))" office:value-type="float" office:value="0" calcext:value-type="float">
            <text:p>0</text:p>
          </table:table-cell>
          <table:table-cell table:formula="of:=IF([.P2]=&quot;&quot;;0;IF([.P2]&lt;&gt;4;[.P2]*-1;[.P2]))" office:value-type="float" office:value="0" calcext:value-type="float">
            <text:p>0</text:p>
          </table:table-cell>
          <table:table-cell table:formula="of:=IF([.Q2]=&quot;&quot;;0;IF([.Q2]&lt;&gt;4;[.Q2]*-1;[.Q2]))" office:value-type="float" office:value="0" calcext:value-type="float">
            <text:p>0</text:p>
          </table:table-cell>
          <table:table-cell table:formula="of:=IF([.R2]=&quot;&quot;;0;IF([.R2]&lt;&gt;4;[.R2]*-1;[.R2]))" office:value-type="float" office:value="0" calcext:value-type="float">
            <text:p>0</text:p>
          </table:table-cell>
          <table:table-cell table:formula="of:=IF([.S2]=&quot;&quot;;0;IF([.S2]&lt;&gt;4;[.S2]*-1;[.S2]))" office:value-type="float" office:value="0" calcext:value-type="float">
            <text:p>0</text:p>
          </table:table-cell>
          <table:table-cell table:formula="of:=IF([.T2]=&quot;&quot;;0;IF([.T2]&lt;&gt;4;[.T2]*-1;[.T2]))" office:value-type="float" office:value="0" calcext:value-type="float">
            <text:p>0</text:p>
          </table:table-cell>
          <table:table-cell table:formula="of:=IF([.U2]=&quot;&quot;;0;IF([.U2]&lt;&gt;4;[.U2]*-1;[.U2]))" office:value-type="float" office:value="0" calcext:value-type="float">
            <text:p>0</text:p>
          </table:table-cell>
          <table:table-cell table:formula="of:=IF([.V2]=&quot;&quot;;0;IF([.V2]&lt;&gt;4;[.V2]*-1;[.V2]))" office:value-type="float" office:value="0" calcext:value-type="float">
            <text:p>0</text:p>
          </table:table-cell>
          <table:table-cell table:formula="of:=IF([.W2]=&quot;&quot;;0;IF([.W2]&lt;&gt;4;[.W2]*-1;[.W2]))" office:value-type="float" office:value="0" calcext:value-type="float">
            <text:p>0</text:p>
          </table:table-cell>
          <table:table-cell table:formula="of:=IF([.X2]=&quot;&quot;;0;IF([.X2]&lt;&gt;4;[.X2]*-1;[.X2]))" office:value-type="float" office:value="0" calcext:value-type="float">
            <text:p>0</text:p>
          </table:table-cell>
          <table:table-cell table:formula="of:=IF([.Y2]=&quot;&quot;;0;IF([.Y2]&lt;&gt;4;[.Y2]*-1;[.Y2]))" office:value-type="float" office:value="0" calcext:value-type="float">
            <text:p>0</text:p>
          </table:table-cell>
          <table:table-cell table:formula="of:=IF([.Z2]=&quot;&quot;;0;IF([.Z2]&lt;&gt;4;[.Z2]*-1;[.Z2]))" office:value-type="float" office:value="0" calcext:value-type="float">
            <text:p>0</text:p>
          </table:table-cell>
          <table:table-cell table:formula="of:=IF([.AA2]=&quot;&quot;;0;IF([.AA2]&lt;&gt;4;[.AA2]*-1;[.AA2]))" office:value-type="float" office:value="0" calcext:value-type="float">
            <text:p>0</text:p>
          </table:table-cell>
          <table:table-cell table:formula="of:=IF([.AB2]=&quot;&quot;;0;IF([.AB2]&lt;&gt;4;[.AB2]*-1;[.AB2]))" office:value-type="float" office:value="0" calcext:value-type="float">
            <text:p>0</text:p>
          </table:table-cell>
          <table:table-cell table:formula="of:=IF([.AC2]=&quot;&quot;;0;IF([.AC2]&lt;&gt;4;[.AC2]*-1;[.AC2]))" office:value-type="float" office:value="0" calcext:value-type="float">
            <text:p>0</text:p>
          </table:table-cell>
          <table:table-cell table:formula="of:=IF([.AD2]=&quot;&quot;;0;IF([.AD2]&lt;&gt;4;[.AD2]*-1;[.AD2]))" office:value-type="float" office:value="0" calcext:value-type="float">
            <text:p>0</text:p>
          </table:table-cell>
          <table:table-cell table:formula="of:=IF([.AE2]=&quot;&quot;;0;IF([.AE2]&lt;&gt;4;[.AE2]*-1;[.AE2]))" office:value-type="float" office:value="0" calcext:value-type="float">
            <text:p>0</text:p>
          </table:table-cell>
          <table:table-cell table:formula="of:=IF([.AF2]=&quot;&quot;;0;IF([.AF2]&lt;&gt;4;[.AF2]*-1;[.AF2]))" office:value-type="float" office:value="0" calcext:value-type="float">
            <text:p>0</text:p>
          </table:table-cell>
          <table:table-cell table:formula="of:=IF([.AG2]=&quot;&quot;;0;IF([.AG2]&lt;&gt;4;[.AG2]*-1;[.AG2]))" office:value-type="float" office:value="0" calcext:value-type="float">
            <text:p>0</text:p>
          </table:table-cell>
          <table:table-cell table:formula="of:=IF([.AH2]=&quot;&quot;;0;IF([.AH2]&lt;&gt;4;[.AH2]*-1;[.AH2]))" office:value-type="float" office:value="0" calcext:value-type="float">
            <text:p>0</text:p>
          </table:table-cell>
          <table:table-cell table:formula="of:=IF([.AI2]=&quot;&quot;;0;IF([.AI2]&lt;&gt;4;[.AI2]*-1;[.AI2]))" office:value-type="float" office:value="0" calcext:value-type="float">
            <text:p>0</text:p>
          </table:table-cell>
          <table:table-cell table:formula="of:=IF([.AJ2]=&quot;&quot;;0;IF([.AJ2]&lt;&gt;4;[.AJ2]*-1;[.AJ2]))" office:value-type="float" office:value="0" calcext:value-type="float">
            <text:p>0</text:p>
          </table:table-cell>
          <table:table-cell table:formula="of:=IF([.AK2]=&quot;&quot;;0;IF([.AK2]&lt;&gt;4;[.AK2]*-1;[.AK2]))" office:value-type="float" office:value="0" calcext:value-type="float">
            <text:p>0</text:p>
          </table:table-cell>
          <table:table-cell table:formula="of:=IF([.AL2]=&quot;&quot;;0;IF([.AL2]&lt;&gt;4;[.AL2]*-1;[.AL2]))" office:value-type="float" office:value="0" calcext:value-type="float">
            <text:p>0</text:p>
          </table:table-cell>
          <table:table-cell table:formula="of:=IF([.AM2]=&quot;&quot;;0;IF([.AM2]&lt;&gt;4;[.AM2]*-1;[.AM2]))" office:value-type="float" office:value="0" calcext:value-type="float">
            <text:p>0</text:p>
          </table:table-cell>
          <table:table-cell table:formula="of:=IF([.AN2]=&quot;&quot;;0;IF([.AN2]&lt;&gt;4;[.AN2]*-1;[.AN2]))" office:value-type="float" office:value="0" calcext:value-type="float">
            <text:p>0</text:p>
          </table:table-cell>
          <table:table-cell table:formula="of:=IF([.AO2]=&quot;&quot;;0;IF([.AO2]&lt;&gt;4;[.AO2]*-1;[.AO2]))" office:value-type="float" office:value="0" calcext:value-type="float">
            <text:p>0</text:p>
          </table:table-cell>
          <table:table-cell table:formula="of:=IF([.AP2]=&quot;&quot;;0;IF([.AP2]&lt;&gt;4;[.AP2]*-1;[.AP2]))" office:value-type="float" office:value="0" calcext:value-type="float">
            <text:p>0</text:p>
          </table:table-cell>
          <table:table-cell table:formula="of:=IF([.AQ2]=&quot;&quot;;0;IF([.AQ2]&lt;&gt;4;[.AQ2]*-1;[.AQ2]))" office:value-type="float" office:value="0" calcext:value-type="float">
            <text:p>0</text:p>
          </table:table-cell>
          <table:table-cell table:formula="of:=IF([.AR2]=&quot;&quot;;0;IF([.AR2]&lt;&gt;4;[.AR2]*-1;[.AR2]))" office:value-type="float" office:value="0" calcext:value-type="float">
            <text:p>0</text:p>
          </table:table-cell>
          <table:table-cell table:formula="of:=IF([.AS2]=&quot;&quot;;0;IF([.AS2]&lt;&gt;4;[.AS2]*-1;[.AS2]))" office:value-type="float" office:value="0" calcext:value-type="float">
            <text:p>0</text:p>
          </table:table-cell>
          <table:table-cell table:formula="of:=IF([.AT2]=&quot;&quot;;0;IF([.AT2]&lt;&gt;4;[.AT2]*-1;[.AT2]))" office:value-type="float" office:value="0" calcext:value-type="float">
            <text:p>0</text:p>
          </table:table-cell>
          <table:table-cell table:formula="of:=IF([.AU2]=&quot;&quot;;0;IF([.AU2]&lt;&gt;4;[.AU2]*-1;[.AU2]))" office:value-type="float" office:value="0" calcext:value-type="float">
            <text:p>0</text:p>
          </table:table-cell>
          <table:table-cell table:formula="of:=IF([.AV2]=&quot;&quot;;0;IF([.AV2]&lt;&gt;4;[.AV2]*-1;[.AV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IF([.B3]=&quot;&quot;;0;IF([.B3]&lt;&gt;4;[.B3]*-1;[.B3]))" office:value-type="float" office:value="-1" calcext:value-type="float">
            <text:p>-1</text:p>
          </table:table-cell>
          <table:table-cell table:formula="of:=IF([.C3]=&quot;&quot;;0;IF([.C3]&lt;&gt;4;[.C3]*-1;[.C3]))" office:value-type="float" office:value="4" calcext:value-type="float">
            <text:p>4</text:p>
          </table:table-cell>
          <table:table-cell table:formula="of:=IF([.D3]=&quot;&quot;;0;IF([.D3]&lt;&gt;4;[.D3]*-1;[.D3]))" office:value-type="float" office:value="-1" calcext:value-type="float">
            <text:p>-1</text:p>
          </table:table-cell>
          <table:table-cell table:formula="of:=IF([.E3]=&quot;&quot;;0;IF([.E3]&lt;&gt;4;[.E3]*-1;[.E3]))" office:value-type="float" office:value="0" calcext:value-type="float">
            <text:p>0</text:p>
          </table:table-cell>
          <table:table-cell table:formula="of:=IF([.F3]=&quot;&quot;;0;IF([.F3]&lt;&gt;4;[.F3]*-1;[.F3]))" office:value-type="float" office:value="0" calcext:value-type="float">
            <text:p>0</text:p>
          </table:table-cell>
          <table:table-cell table:formula="of:=IF([.G3]=&quot;&quot;;0;IF([.G3]&lt;&gt;4;[.G3]*-1;[.G3]))" office:value-type="float" office:value="0" calcext:value-type="float">
            <text:p>0</text:p>
          </table:table-cell>
          <table:table-cell table:formula="of:=IF([.H3]=&quot;&quot;;0;IF([.H3]&lt;&gt;4;[.H3]*-1;[.H3]))" office:value-type="float" office:value="0" calcext:value-type="float">
            <text:p>0</text:p>
          </table:table-cell>
          <table:table-cell table:formula="of:=IF([.I3]=&quot;&quot;;0;IF([.I3]&lt;&gt;4;[.I3]*-1;[.I3]))" office:value-type="float" office:value="0" calcext:value-type="float">
            <text:p>0</text:p>
          </table:table-cell>
          <table:table-cell table:formula="of:=IF([.J3]=&quot;&quot;;0;IF([.J3]&lt;&gt;4;[.J3]*-1;[.J3]))" office:value-type="float" office:value="0" calcext:value-type="float">
            <text:p>0</text:p>
          </table:table-cell>
          <table:table-cell table:formula="of:=IF([.K3]=&quot;&quot;;0;IF([.K3]&lt;&gt;4;[.K3]*-1;[.K3]))" office:value-type="float" office:value="0" calcext:value-type="float">
            <text:p>0</text:p>
          </table:table-cell>
          <table:table-cell table:formula="of:=IF([.L3]=&quot;&quot;;0;IF([.L3]&lt;&gt;4;[.L3]*-1;[.L3]))" office:value-type="float" office:value="0" calcext:value-type="float">
            <text:p>0</text:p>
          </table:table-cell>
          <table:table-cell table:formula="of:=IF([.M3]=&quot;&quot;;0;IF([.M3]&lt;&gt;4;[.M3]*-1;[.M3]))" office:value-type="float" office:value="0" calcext:value-type="float">
            <text:p>0</text:p>
          </table:table-cell>
          <table:table-cell table:formula="of:=IF([.N3]=&quot;&quot;;0;IF([.N3]&lt;&gt;4;[.N3]*-1;[.N3]))" office:value-type="float" office:value="0" calcext:value-type="float">
            <text:p>0</text:p>
          </table:table-cell>
          <table:table-cell table:formula="of:=IF([.O3]=&quot;&quot;;0;IF([.O3]&lt;&gt;4;[.O3]*-1;[.O3]))" office:value-type="float" office:value="-1" calcext:value-type="float">
            <text:p>-1</text:p>
          </table:table-cell>
          <table:table-cell table:formula="of:=IF([.P3]=&quot;&quot;;0;IF([.P3]&lt;&gt;4;[.P3]*-1;[.P3]))" office:value-type="float" office:value="0" calcext:value-type="float">
            <text:p>0</text:p>
          </table:table-cell>
          <table:table-cell table:formula="of:=IF([.Q3]=&quot;&quot;;0;IF([.Q3]&lt;&gt;4;[.Q3]*-1;[.Q3]))" office:value-type="float" office:value="0" calcext:value-type="float">
            <text:p>0</text:p>
          </table:table-cell>
          <table:table-cell table:formula="of:=IF([.R3]=&quot;&quot;;0;IF([.R3]&lt;&gt;4;[.R3]*-1;[.R3]))" office:value-type="float" office:value="0" calcext:value-type="float">
            <text:p>0</text:p>
          </table:table-cell>
          <table:table-cell table:formula="of:=IF([.S3]=&quot;&quot;;0;IF([.S3]&lt;&gt;4;[.S3]*-1;[.S3]))" office:value-type="float" office:value="0" calcext:value-type="float">
            <text:p>0</text:p>
          </table:table-cell>
          <table:table-cell table:formula="of:=IF([.T3]=&quot;&quot;;0;IF([.T3]&lt;&gt;4;[.T3]*-1;[.T3]))" office:value-type="float" office:value="0" calcext:value-type="float">
            <text:p>0</text:p>
          </table:table-cell>
          <table:table-cell table:formula="of:=IF([.U3]=&quot;&quot;;0;IF([.U3]&lt;&gt;4;[.U3]*-1;[.U3]))" office:value-type="float" office:value="0" calcext:value-type="float">
            <text:p>0</text:p>
          </table:table-cell>
          <table:table-cell table:formula="of:=IF([.V3]=&quot;&quot;;0;IF([.V3]&lt;&gt;4;[.V3]*-1;[.V3]))" office:value-type="float" office:value="0" calcext:value-type="float">
            <text:p>0</text:p>
          </table:table-cell>
          <table:table-cell table:formula="of:=IF([.W3]=&quot;&quot;;0;IF([.W3]&lt;&gt;4;[.W3]*-1;[.W3]))" office:value-type="float" office:value="0" calcext:value-type="float">
            <text:p>0</text:p>
          </table:table-cell>
          <table:table-cell table:formula="of:=IF([.X3]=&quot;&quot;;0;IF([.X3]&lt;&gt;4;[.X3]*-1;[.X3]))" office:value-type="float" office:value="0" calcext:value-type="float">
            <text:p>0</text:p>
          </table:table-cell>
          <table:table-cell table:formula="of:=IF([.Y3]=&quot;&quot;;0;IF([.Y3]&lt;&gt;4;[.Y3]*-1;[.Y3]))" office:value-type="float" office:value="0" calcext:value-type="float">
            <text:p>0</text:p>
          </table:table-cell>
          <table:table-cell table:formula="of:=IF([.Z3]=&quot;&quot;;0;IF([.Z3]&lt;&gt;4;[.Z3]*-1;[.Z3]))" office:value-type="float" office:value="0" calcext:value-type="float">
            <text:p>0</text:p>
          </table:table-cell>
          <table:table-cell table:formula="of:=IF([.AA3]=&quot;&quot;;0;IF([.AA3]&lt;&gt;4;[.AA3]*-1;[.AA3]))" office:value-type="float" office:value="0" calcext:value-type="float">
            <text:p>0</text:p>
          </table:table-cell>
          <table:table-cell table:formula="of:=IF([.AB3]=&quot;&quot;;0;IF([.AB3]&lt;&gt;4;[.AB3]*-1;[.AB3]))" office:value-type="float" office:value="0" calcext:value-type="float">
            <text:p>0</text:p>
          </table:table-cell>
          <table:table-cell table:formula="of:=IF([.AC3]=&quot;&quot;;0;IF([.AC3]&lt;&gt;4;[.AC3]*-1;[.AC3]))" office:value-type="float" office:value="0" calcext:value-type="float">
            <text:p>0</text:p>
          </table:table-cell>
          <table:table-cell table:formula="of:=IF([.AD3]=&quot;&quot;;0;IF([.AD3]&lt;&gt;4;[.AD3]*-1;[.AD3]))" office:value-type="float" office:value="0" calcext:value-type="float">
            <text:p>0</text:p>
          </table:table-cell>
          <table:table-cell table:formula="of:=IF([.AE3]=&quot;&quot;;0;IF([.AE3]&lt;&gt;4;[.AE3]*-1;[.AE3]))" office:value-type="float" office:value="0" calcext:value-type="float">
            <text:p>0</text:p>
          </table:table-cell>
          <table:table-cell table:formula="of:=IF([.AF3]=&quot;&quot;;0;IF([.AF3]&lt;&gt;4;[.AF3]*-1;[.AF3]))" office:value-type="float" office:value="0" calcext:value-type="float">
            <text:p>0</text:p>
          </table:table-cell>
          <table:table-cell table:formula="of:=IF([.AG3]=&quot;&quot;;0;IF([.AG3]&lt;&gt;4;[.AG3]*-1;[.AG3]))" office:value-type="float" office:value="0" calcext:value-type="float">
            <text:p>0</text:p>
          </table:table-cell>
          <table:table-cell table:formula="of:=IF([.AH3]=&quot;&quot;;0;IF([.AH3]&lt;&gt;4;[.AH3]*-1;[.AH3]))" office:value-type="float" office:value="0" calcext:value-type="float">
            <text:p>0</text:p>
          </table:table-cell>
          <table:table-cell table:formula="of:=IF([.AI3]=&quot;&quot;;0;IF([.AI3]&lt;&gt;4;[.AI3]*-1;[.AI3]))" office:value-type="float" office:value="0" calcext:value-type="float">
            <text:p>0</text:p>
          </table:table-cell>
          <table:table-cell table:formula="of:=IF([.AJ3]=&quot;&quot;;0;IF([.AJ3]&lt;&gt;4;[.AJ3]*-1;[.AJ3]))" office:value-type="float" office:value="0" calcext:value-type="float">
            <text:p>0</text:p>
          </table:table-cell>
          <table:table-cell table:formula="of:=IF([.AK3]=&quot;&quot;;0;IF([.AK3]&lt;&gt;4;[.AK3]*-1;[.AK3]))" office:value-type="float" office:value="0" calcext:value-type="float">
            <text:p>0</text:p>
          </table:table-cell>
          <table:table-cell table:formula="of:=IF([.AL3]=&quot;&quot;;0;IF([.AL3]&lt;&gt;4;[.AL3]*-1;[.AL3]))" office:value-type="float" office:value="0" calcext:value-type="float">
            <text:p>0</text:p>
          </table:table-cell>
          <table:table-cell table:formula="of:=IF([.AM3]=&quot;&quot;;0;IF([.AM3]&lt;&gt;4;[.AM3]*-1;[.AM3]))" office:value-type="float" office:value="0" calcext:value-type="float">
            <text:p>0</text:p>
          </table:table-cell>
          <table:table-cell table:formula="of:=IF([.AN3]=&quot;&quot;;0;IF([.AN3]&lt;&gt;4;[.AN3]*-1;[.AN3]))" office:value-type="float" office:value="0" calcext:value-type="float">
            <text:p>0</text:p>
          </table:table-cell>
          <table:table-cell table:formula="of:=IF([.AO3]=&quot;&quot;;0;IF([.AO3]&lt;&gt;4;[.AO3]*-1;[.AO3]))" office:value-type="float" office:value="0" calcext:value-type="float">
            <text:p>0</text:p>
          </table:table-cell>
          <table:table-cell table:formula="of:=IF([.AP3]=&quot;&quot;;0;IF([.AP3]&lt;&gt;4;[.AP3]*-1;[.AP3]))" office:value-type="float" office:value="0" calcext:value-type="float">
            <text:p>0</text:p>
          </table:table-cell>
          <table:table-cell table:formula="of:=IF([.AQ3]=&quot;&quot;;0;IF([.AQ3]&lt;&gt;4;[.AQ3]*-1;[.AQ3]))" office:value-type="float" office:value="0" calcext:value-type="float">
            <text:p>0</text:p>
          </table:table-cell>
          <table:table-cell table:formula="of:=IF([.AR3]=&quot;&quot;;0;IF([.AR3]&lt;&gt;4;[.AR3]*-1;[.AR3]))" office:value-type="float" office:value="0" calcext:value-type="float">
            <text:p>0</text:p>
          </table:table-cell>
          <table:table-cell table:formula="of:=IF([.AS3]=&quot;&quot;;0;IF([.AS3]&lt;&gt;4;[.AS3]*-1;[.AS3]))" office:value-type="float" office:value="0" calcext:value-type="float">
            <text:p>0</text:p>
          </table:table-cell>
          <table:table-cell table:formula="of:=IF([.AT3]=&quot;&quot;;0;IF([.AT3]&lt;&gt;4;[.AT3]*-1;[.AT3]))" office:value-type="float" office:value="0" calcext:value-type="float">
            <text:p>0</text:p>
          </table:table-cell>
          <table:table-cell table:formula="of:=IF([.AU3]=&quot;&quot;;0;IF([.AU3]&lt;&gt;4;[.AU3]*-1;[.AU3]))" office:value-type="float" office:value="0" calcext:value-type="float">
            <text:p>0</text:p>
          </table:table-cell>
          <table:table-cell table:formula="of:=IF([.AV3]=&quot;&quot;;0;IF([.AV3]&lt;&gt;4;[.AV3]*-1;[.AV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IF([.B4]=&quot;&quot;;0;IF([.B4]&lt;&gt;4;[.B4]*-1;[.B4]))" office:value-type="float" office:value="0" calcext:value-type="float">
            <text:p>0</text:p>
          </table:table-cell>
          <table:table-cell table:formula="of:=IF([.C4]=&quot;&quot;;0;IF([.C4]&lt;&gt;4;[.C4]*-1;[.C4]))" office:value-type="float" office:value="-1" calcext:value-type="float">
            <text:p>-1</text:p>
          </table:table-cell>
          <table:table-cell table:formula="of:=IF([.D4]=&quot;&quot;;0;IF([.D4]&lt;&gt;4;[.D4]*-1;[.D4]))" office:value-type="float" office:value="4" calcext:value-type="float">
            <text:p>4</text:p>
          </table:table-cell>
          <table:table-cell table:formula="of:=IF([.E4]=&quot;&quot;;0;IF([.E4]&lt;&gt;4;[.E4]*-1;[.E4]))" office:value-type="float" office:value="-1" calcext:value-type="float">
            <text:p>-1</text:p>
          </table:table-cell>
          <table:table-cell table:formula="of:=IF([.F4]=&quot;&quot;;0;IF([.F4]&lt;&gt;4;[.F4]*-1;[.F4]))" office:value-type="float" office:value="0" calcext:value-type="float">
            <text:p>0</text:p>
          </table:table-cell>
          <table:table-cell table:formula="of:=IF([.G4]=&quot;&quot;;0;IF([.G4]&lt;&gt;4;[.G4]*-1;[.G4]))" office:value-type="float" office:value="0" calcext:value-type="float">
            <text:p>0</text:p>
          </table:table-cell>
          <table:table-cell table:formula="of:=IF([.H4]=&quot;&quot;;0;IF([.H4]&lt;&gt;4;[.H4]*-1;[.H4]))" office:value-type="float" office:value="0" calcext:value-type="float">
            <text:p>0</text:p>
          </table:table-cell>
          <table:table-cell table:formula="of:=IF([.I4]=&quot;&quot;;0;IF([.I4]&lt;&gt;4;[.I4]*-1;[.I4]))" office:value-type="float" office:value="0" calcext:value-type="float">
            <text:p>0</text:p>
          </table:table-cell>
          <table:table-cell table:formula="of:=IF([.J4]=&quot;&quot;;0;IF([.J4]&lt;&gt;4;[.J4]*-1;[.J4]))" office:value-type="float" office:value="0" calcext:value-type="float">
            <text:p>0</text:p>
          </table:table-cell>
          <table:table-cell table:formula="of:=IF([.K4]=&quot;&quot;;0;IF([.K4]&lt;&gt;4;[.K4]*-1;[.K4]))" office:value-type="float" office:value="0" calcext:value-type="float">
            <text:p>0</text:p>
          </table:table-cell>
          <table:table-cell table:formula="of:=IF([.L4]=&quot;&quot;;0;IF([.L4]&lt;&gt;4;[.L4]*-1;[.L4]))" office:value-type="float" office:value="0" calcext:value-type="float">
            <text:p>0</text:p>
          </table:table-cell>
          <table:table-cell table:formula="of:=IF([.M4]=&quot;&quot;;0;IF([.M4]&lt;&gt;4;[.M4]*-1;[.M4]))" office:value-type="float" office:value="0" calcext:value-type="float">
            <text:p>0</text:p>
          </table:table-cell>
          <table:table-cell table:formula="of:=IF([.N4]=&quot;&quot;;0;IF([.N4]&lt;&gt;4;[.N4]*-1;[.N4]))" office:value-type="float" office:value="0" calcext:value-type="float">
            <text:p>0</text:p>
          </table:table-cell>
          <table:table-cell table:formula="of:=IF([.O4]=&quot;&quot;;0;IF([.O4]&lt;&gt;4;[.O4]*-1;[.O4]))" office:value-type="float" office:value="0" calcext:value-type="float">
            <text:p>0</text:p>
          </table:table-cell>
          <table:table-cell table:formula="of:=IF([.P4]=&quot;&quot;;0;IF([.P4]&lt;&gt;4;[.P4]*-1;[.P4]))" office:value-type="float" office:value="-1" calcext:value-type="float">
            <text:p>-1</text:p>
          </table:table-cell>
          <table:table-cell table:formula="of:=IF([.Q4]=&quot;&quot;;0;IF([.Q4]&lt;&gt;4;[.Q4]*-1;[.Q4]))" office:value-type="float" office:value="0" calcext:value-type="float">
            <text:p>0</text:p>
          </table:table-cell>
          <table:table-cell table:formula="of:=IF([.R4]=&quot;&quot;;0;IF([.R4]&lt;&gt;4;[.R4]*-1;[.R4]))" office:value-type="float" office:value="0" calcext:value-type="float">
            <text:p>0</text:p>
          </table:table-cell>
          <table:table-cell table:formula="of:=IF([.S4]=&quot;&quot;;0;IF([.S4]&lt;&gt;4;[.S4]*-1;[.S4]))" office:value-type="float" office:value="0" calcext:value-type="float">
            <text:p>0</text:p>
          </table:table-cell>
          <table:table-cell table:formula="of:=IF([.T4]=&quot;&quot;;0;IF([.T4]&lt;&gt;4;[.T4]*-1;[.T4]))" office:value-type="float" office:value="0" calcext:value-type="float">
            <text:p>0</text:p>
          </table:table-cell>
          <table:table-cell table:formula="of:=IF([.U4]=&quot;&quot;;0;IF([.U4]&lt;&gt;4;[.U4]*-1;[.U4]))" office:value-type="float" office:value="0" calcext:value-type="float">
            <text:p>0</text:p>
          </table:table-cell>
          <table:table-cell table:formula="of:=IF([.V4]=&quot;&quot;;0;IF([.V4]&lt;&gt;4;[.V4]*-1;[.V4]))" office:value-type="float" office:value="0" calcext:value-type="float">
            <text:p>0</text:p>
          </table:table-cell>
          <table:table-cell table:formula="of:=IF([.W4]=&quot;&quot;;0;IF([.W4]&lt;&gt;4;[.W4]*-1;[.W4]))" office:value-type="float" office:value="0" calcext:value-type="float">
            <text:p>0</text:p>
          </table:table-cell>
          <table:table-cell table:formula="of:=IF([.X4]=&quot;&quot;;0;IF([.X4]&lt;&gt;4;[.X4]*-1;[.X4]))" office:value-type="float" office:value="0" calcext:value-type="float">
            <text:p>0</text:p>
          </table:table-cell>
          <table:table-cell table:formula="of:=IF([.Y4]=&quot;&quot;;0;IF([.Y4]&lt;&gt;4;[.Y4]*-1;[.Y4]))" office:value-type="float" office:value="0" calcext:value-type="float">
            <text:p>0</text:p>
          </table:table-cell>
          <table:table-cell table:formula="of:=IF([.Z4]=&quot;&quot;;0;IF([.Z4]&lt;&gt;4;[.Z4]*-1;[.Z4]))" office:value-type="float" office:value="0" calcext:value-type="float">
            <text:p>0</text:p>
          </table:table-cell>
          <table:table-cell table:formula="of:=IF([.AA4]=&quot;&quot;;0;IF([.AA4]&lt;&gt;4;[.AA4]*-1;[.AA4]))" office:value-type="float" office:value="0" calcext:value-type="float">
            <text:p>0</text:p>
          </table:table-cell>
          <table:table-cell table:formula="of:=IF([.AB4]=&quot;&quot;;0;IF([.AB4]&lt;&gt;4;[.AB4]*-1;[.AB4]))" office:value-type="float" office:value="0" calcext:value-type="float">
            <text:p>0</text:p>
          </table:table-cell>
          <table:table-cell table:formula="of:=IF([.AC4]=&quot;&quot;;0;IF([.AC4]&lt;&gt;4;[.AC4]*-1;[.AC4]))" office:value-type="float" office:value="0" calcext:value-type="float">
            <text:p>0</text:p>
          </table:table-cell>
          <table:table-cell table:formula="of:=IF([.AD4]=&quot;&quot;;0;IF([.AD4]&lt;&gt;4;[.AD4]*-1;[.AD4]))" office:value-type="float" office:value="0" calcext:value-type="float">
            <text:p>0</text:p>
          </table:table-cell>
          <table:table-cell table:formula="of:=IF([.AE4]=&quot;&quot;;0;IF([.AE4]&lt;&gt;4;[.AE4]*-1;[.AE4]))" office:value-type="float" office:value="0" calcext:value-type="float">
            <text:p>0</text:p>
          </table:table-cell>
          <table:table-cell table:formula="of:=IF([.AF4]=&quot;&quot;;0;IF([.AF4]&lt;&gt;4;[.AF4]*-1;[.AF4]))" office:value-type="float" office:value="0" calcext:value-type="float">
            <text:p>0</text:p>
          </table:table-cell>
          <table:table-cell table:formula="of:=IF([.AG4]=&quot;&quot;;0;IF([.AG4]&lt;&gt;4;[.AG4]*-1;[.AG4]))" office:value-type="float" office:value="0" calcext:value-type="float">
            <text:p>0</text:p>
          </table:table-cell>
          <table:table-cell table:formula="of:=IF([.AH4]=&quot;&quot;;0;IF([.AH4]&lt;&gt;4;[.AH4]*-1;[.AH4]))" office:value-type="float" office:value="0" calcext:value-type="float">
            <text:p>0</text:p>
          </table:table-cell>
          <table:table-cell table:formula="of:=IF([.AI4]=&quot;&quot;;0;IF([.AI4]&lt;&gt;4;[.AI4]*-1;[.AI4]))" office:value-type="float" office:value="0" calcext:value-type="float">
            <text:p>0</text:p>
          </table:table-cell>
          <table:table-cell table:formula="of:=IF([.AJ4]=&quot;&quot;;0;IF([.AJ4]&lt;&gt;4;[.AJ4]*-1;[.AJ4]))" office:value-type="float" office:value="0" calcext:value-type="float">
            <text:p>0</text:p>
          </table:table-cell>
          <table:table-cell table:formula="of:=IF([.AK4]=&quot;&quot;;0;IF([.AK4]&lt;&gt;4;[.AK4]*-1;[.AK4]))" office:value-type="float" office:value="0" calcext:value-type="float">
            <text:p>0</text:p>
          </table:table-cell>
          <table:table-cell table:formula="of:=IF([.AL4]=&quot;&quot;;0;IF([.AL4]&lt;&gt;4;[.AL4]*-1;[.AL4]))" office:value-type="float" office:value="0" calcext:value-type="float">
            <text:p>0</text:p>
          </table:table-cell>
          <table:table-cell table:formula="of:=IF([.AM4]=&quot;&quot;;0;IF([.AM4]&lt;&gt;4;[.AM4]*-1;[.AM4]))" office:value-type="float" office:value="0" calcext:value-type="float">
            <text:p>0</text:p>
          </table:table-cell>
          <table:table-cell table:formula="of:=IF([.AN4]=&quot;&quot;;0;IF([.AN4]&lt;&gt;4;[.AN4]*-1;[.AN4]))" office:value-type="float" office:value="0" calcext:value-type="float">
            <text:p>0</text:p>
          </table:table-cell>
          <table:table-cell table:formula="of:=IF([.AO4]=&quot;&quot;;0;IF([.AO4]&lt;&gt;4;[.AO4]*-1;[.AO4]))" office:value-type="float" office:value="0" calcext:value-type="float">
            <text:p>0</text:p>
          </table:table-cell>
          <table:table-cell table:formula="of:=IF([.AP4]=&quot;&quot;;0;IF([.AP4]&lt;&gt;4;[.AP4]*-1;[.AP4]))" office:value-type="float" office:value="0" calcext:value-type="float">
            <text:p>0</text:p>
          </table:table-cell>
          <table:table-cell table:formula="of:=IF([.AQ4]=&quot;&quot;;0;IF([.AQ4]&lt;&gt;4;[.AQ4]*-1;[.AQ4]))" office:value-type="float" office:value="0" calcext:value-type="float">
            <text:p>0</text:p>
          </table:table-cell>
          <table:table-cell table:formula="of:=IF([.AR4]=&quot;&quot;;0;IF([.AR4]&lt;&gt;4;[.AR4]*-1;[.AR4]))" office:value-type="float" office:value="0" calcext:value-type="float">
            <text:p>0</text:p>
          </table:table-cell>
          <table:table-cell table:formula="of:=IF([.AS4]=&quot;&quot;;0;IF([.AS4]&lt;&gt;4;[.AS4]*-1;[.AS4]))" office:value-type="float" office:value="0" calcext:value-type="float">
            <text:p>0</text:p>
          </table:table-cell>
          <table:table-cell table:formula="of:=IF([.AT4]=&quot;&quot;;0;IF([.AT4]&lt;&gt;4;[.AT4]*-1;[.AT4]))" office:value-type="float" office:value="0" calcext:value-type="float">
            <text:p>0</text:p>
          </table:table-cell>
          <table:table-cell table:formula="of:=IF([.AU4]=&quot;&quot;;0;IF([.AU4]&lt;&gt;4;[.AU4]*-1;[.AU4]))" office:value-type="float" office:value="0" calcext:value-type="float">
            <text:p>0</text:p>
          </table:table-cell>
          <table:table-cell table:formula="of:=IF([.AV4]=&quot;&quot;;0;IF([.AV4]&lt;&gt;4;[.AV4]*-1;[.AV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IF([.B5]=&quot;&quot;;0;IF([.B5]&lt;&gt;4;[.B5]*-1;[.B5]))" office:value-type="float" office:value="0" calcext:value-type="float">
            <text:p>0</text:p>
          </table:table-cell>
          <table:table-cell table:formula="of:=IF([.C5]=&quot;&quot;;0;IF([.C5]&lt;&gt;4;[.C5]*-1;[.C5]))" office:value-type="float" office:value="0" calcext:value-type="float">
            <text:p>0</text:p>
          </table:table-cell>
          <table:table-cell table:formula="of:=IF([.D5]=&quot;&quot;;0;IF([.D5]&lt;&gt;4;[.D5]*-1;[.D5]))" office:value-type="float" office:value="-1" calcext:value-type="float">
            <text:p>-1</text:p>
          </table:table-cell>
          <table:table-cell table:formula="of:=IF([.E5]=&quot;&quot;;0;IF([.E5]&lt;&gt;4;[.E5]*-1;[.E5]))" office:value-type="float" office:value="4" calcext:value-type="float">
            <text:p>4</text:p>
          </table:table-cell>
          <table:table-cell table:formula="of:=IF([.F5]=&quot;&quot;;0;IF([.F5]&lt;&gt;4;[.F5]*-1;[.F5]))" office:value-type="float" office:value="-1" calcext:value-type="float">
            <text:p>-1</text:p>
          </table:table-cell>
          <table:table-cell table:formula="of:=IF([.G5]=&quot;&quot;;0;IF([.G5]&lt;&gt;4;[.G5]*-1;[.G5]))" office:value-type="float" office:value="0" calcext:value-type="float">
            <text:p>0</text:p>
          </table:table-cell>
          <table:table-cell table:formula="of:=IF([.H5]=&quot;&quot;;0;IF([.H5]&lt;&gt;4;[.H5]*-1;[.H5]))" office:value-type="float" office:value="0" calcext:value-type="float">
            <text:p>0</text:p>
          </table:table-cell>
          <table:table-cell table:formula="of:=IF([.I5]=&quot;&quot;;0;IF([.I5]&lt;&gt;4;[.I5]*-1;[.I5]))" office:value-type="float" office:value="0" calcext:value-type="float">
            <text:p>0</text:p>
          </table:table-cell>
          <table:table-cell table:formula="of:=IF([.J5]=&quot;&quot;;0;IF([.J5]&lt;&gt;4;[.J5]*-1;[.J5]))" office:value-type="float" office:value="0" calcext:value-type="float">
            <text:p>0</text:p>
          </table:table-cell>
          <table:table-cell table:formula="of:=IF([.K5]=&quot;&quot;;0;IF([.K5]&lt;&gt;4;[.K5]*-1;[.K5]))" office:value-type="float" office:value="0" calcext:value-type="float">
            <text:p>0</text:p>
          </table:table-cell>
          <table:table-cell table:formula="of:=IF([.L5]=&quot;&quot;;0;IF([.L5]&lt;&gt;4;[.L5]*-1;[.L5]))" office:value-type="float" office:value="0" calcext:value-type="float">
            <text:p>0</text:p>
          </table:table-cell>
          <table:table-cell table:formula="of:=IF([.M5]=&quot;&quot;;0;IF([.M5]&lt;&gt;4;[.M5]*-1;[.M5]))" office:value-type="float" office:value="0" calcext:value-type="float">
            <text:p>0</text:p>
          </table:table-cell>
          <table:table-cell table:formula="of:=IF([.N5]=&quot;&quot;;0;IF([.N5]&lt;&gt;4;[.N5]*-1;[.N5]))" office:value-type="float" office:value="0" calcext:value-type="float">
            <text:p>0</text:p>
          </table:table-cell>
          <table:table-cell table:formula="of:=IF([.O5]=&quot;&quot;;0;IF([.O5]&lt;&gt;4;[.O5]*-1;[.O5]))" office:value-type="float" office:value="0" calcext:value-type="float">
            <text:p>0</text:p>
          </table:table-cell>
          <table:table-cell table:formula="of:=IF([.P5]=&quot;&quot;;0;IF([.P5]&lt;&gt;4;[.P5]*-1;[.P5]))" office:value-type="float" office:value="0" calcext:value-type="float">
            <text:p>0</text:p>
          </table:table-cell>
          <table:table-cell table:formula="of:=IF([.Q5]=&quot;&quot;;0;IF([.Q5]&lt;&gt;4;[.Q5]*-1;[.Q5]))" office:value-type="float" office:value="-1" calcext:value-type="float">
            <text:p>-1</text:p>
          </table:table-cell>
          <table:table-cell table:formula="of:=IF([.R5]=&quot;&quot;;0;IF([.R5]&lt;&gt;4;[.R5]*-1;[.R5]))" office:value-type="float" office:value="0" calcext:value-type="float">
            <text:p>0</text:p>
          </table:table-cell>
          <table:table-cell table:formula="of:=IF([.S5]=&quot;&quot;;0;IF([.S5]&lt;&gt;4;[.S5]*-1;[.S5]))" office:value-type="float" office:value="0" calcext:value-type="float">
            <text:p>0</text:p>
          </table:table-cell>
          <table:table-cell table:formula="of:=IF([.T5]=&quot;&quot;;0;IF([.T5]&lt;&gt;4;[.T5]*-1;[.T5]))" office:value-type="float" office:value="0" calcext:value-type="float">
            <text:p>0</text:p>
          </table:table-cell>
          <table:table-cell table:formula="of:=IF([.U5]=&quot;&quot;;0;IF([.U5]&lt;&gt;4;[.U5]*-1;[.U5]))" office:value-type="float" office:value="0" calcext:value-type="float">
            <text:p>0</text:p>
          </table:table-cell>
          <table:table-cell table:formula="of:=IF([.V5]=&quot;&quot;;0;IF([.V5]&lt;&gt;4;[.V5]*-1;[.V5]))" office:value-type="float" office:value="0" calcext:value-type="float">
            <text:p>0</text:p>
          </table:table-cell>
          <table:table-cell table:formula="of:=IF([.W5]=&quot;&quot;;0;IF([.W5]&lt;&gt;4;[.W5]*-1;[.W5]))" office:value-type="float" office:value="0" calcext:value-type="float">
            <text:p>0</text:p>
          </table:table-cell>
          <table:table-cell table:formula="of:=IF([.X5]=&quot;&quot;;0;IF([.X5]&lt;&gt;4;[.X5]*-1;[.X5]))" office:value-type="float" office:value="0" calcext:value-type="float">
            <text:p>0</text:p>
          </table:table-cell>
          <table:table-cell table:formula="of:=IF([.Y5]=&quot;&quot;;0;IF([.Y5]&lt;&gt;4;[.Y5]*-1;[.Y5]))" office:value-type="float" office:value="0" calcext:value-type="float">
            <text:p>0</text:p>
          </table:table-cell>
          <table:table-cell table:formula="of:=IF([.Z5]=&quot;&quot;;0;IF([.Z5]&lt;&gt;4;[.Z5]*-1;[.Z5]))" office:value-type="float" office:value="0" calcext:value-type="float">
            <text:p>0</text:p>
          </table:table-cell>
          <table:table-cell table:formula="of:=IF([.AA5]=&quot;&quot;;0;IF([.AA5]&lt;&gt;4;[.AA5]*-1;[.AA5]))" office:value-type="float" office:value="0" calcext:value-type="float">
            <text:p>0</text:p>
          </table:table-cell>
          <table:table-cell table:formula="of:=IF([.AB5]=&quot;&quot;;0;IF([.AB5]&lt;&gt;4;[.AB5]*-1;[.AB5]))" office:value-type="float" office:value="0" calcext:value-type="float">
            <text:p>0</text:p>
          </table:table-cell>
          <table:table-cell table:formula="of:=IF([.AC5]=&quot;&quot;;0;IF([.AC5]&lt;&gt;4;[.AC5]*-1;[.AC5]))" office:value-type="float" office:value="0" calcext:value-type="float">
            <text:p>0</text:p>
          </table:table-cell>
          <table:table-cell table:formula="of:=IF([.AD5]=&quot;&quot;;0;IF([.AD5]&lt;&gt;4;[.AD5]*-1;[.AD5]))" office:value-type="float" office:value="0" calcext:value-type="float">
            <text:p>0</text:p>
          </table:table-cell>
          <table:table-cell table:formula="of:=IF([.AE5]=&quot;&quot;;0;IF([.AE5]&lt;&gt;4;[.AE5]*-1;[.AE5]))" office:value-type="float" office:value="0" calcext:value-type="float">
            <text:p>0</text:p>
          </table:table-cell>
          <table:table-cell table:formula="of:=IF([.AF5]=&quot;&quot;;0;IF([.AF5]&lt;&gt;4;[.AF5]*-1;[.AF5]))" office:value-type="float" office:value="0" calcext:value-type="float">
            <text:p>0</text:p>
          </table:table-cell>
          <table:table-cell table:formula="of:=IF([.AG5]=&quot;&quot;;0;IF([.AG5]&lt;&gt;4;[.AG5]*-1;[.AG5]))" office:value-type="float" office:value="0" calcext:value-type="float">
            <text:p>0</text:p>
          </table:table-cell>
          <table:table-cell table:formula="of:=IF([.AH5]=&quot;&quot;;0;IF([.AH5]&lt;&gt;4;[.AH5]*-1;[.AH5]))" office:value-type="float" office:value="0" calcext:value-type="float">
            <text:p>0</text:p>
          </table:table-cell>
          <table:table-cell table:formula="of:=IF([.AI5]=&quot;&quot;;0;IF([.AI5]&lt;&gt;4;[.AI5]*-1;[.AI5]))" office:value-type="float" office:value="0" calcext:value-type="float">
            <text:p>0</text:p>
          </table:table-cell>
          <table:table-cell table:formula="of:=IF([.AJ5]=&quot;&quot;;0;IF([.AJ5]&lt;&gt;4;[.AJ5]*-1;[.AJ5]))" office:value-type="float" office:value="0" calcext:value-type="float">
            <text:p>0</text:p>
          </table:table-cell>
          <table:table-cell table:formula="of:=IF([.AK5]=&quot;&quot;;0;IF([.AK5]&lt;&gt;4;[.AK5]*-1;[.AK5]))" office:value-type="float" office:value="0" calcext:value-type="float">
            <text:p>0</text:p>
          </table:table-cell>
          <table:table-cell table:formula="of:=IF([.AL5]=&quot;&quot;;0;IF([.AL5]&lt;&gt;4;[.AL5]*-1;[.AL5]))" office:value-type="float" office:value="0" calcext:value-type="float">
            <text:p>0</text:p>
          </table:table-cell>
          <table:table-cell table:formula="of:=IF([.AM5]=&quot;&quot;;0;IF([.AM5]&lt;&gt;4;[.AM5]*-1;[.AM5]))" office:value-type="float" office:value="0" calcext:value-type="float">
            <text:p>0</text:p>
          </table:table-cell>
          <table:table-cell table:formula="of:=IF([.AN5]=&quot;&quot;;0;IF([.AN5]&lt;&gt;4;[.AN5]*-1;[.AN5]))" office:value-type="float" office:value="0" calcext:value-type="float">
            <text:p>0</text:p>
          </table:table-cell>
          <table:table-cell table:formula="of:=IF([.AO5]=&quot;&quot;;0;IF([.AO5]&lt;&gt;4;[.AO5]*-1;[.AO5]))" office:value-type="float" office:value="0" calcext:value-type="float">
            <text:p>0</text:p>
          </table:table-cell>
          <table:table-cell table:formula="of:=IF([.AP5]=&quot;&quot;;0;IF([.AP5]&lt;&gt;4;[.AP5]*-1;[.AP5]))" office:value-type="float" office:value="0" calcext:value-type="float">
            <text:p>0</text:p>
          </table:table-cell>
          <table:table-cell table:formula="of:=IF([.AQ5]=&quot;&quot;;0;IF([.AQ5]&lt;&gt;4;[.AQ5]*-1;[.AQ5]))" office:value-type="float" office:value="0" calcext:value-type="float">
            <text:p>0</text:p>
          </table:table-cell>
          <table:table-cell table:formula="of:=IF([.AR5]=&quot;&quot;;0;IF([.AR5]&lt;&gt;4;[.AR5]*-1;[.AR5]))" office:value-type="float" office:value="0" calcext:value-type="float">
            <text:p>0</text:p>
          </table:table-cell>
          <table:table-cell table:formula="of:=IF([.AS5]=&quot;&quot;;0;IF([.AS5]&lt;&gt;4;[.AS5]*-1;[.AS5]))" office:value-type="float" office:value="0" calcext:value-type="float">
            <text:p>0</text:p>
          </table:table-cell>
          <table:table-cell table:formula="of:=IF([.AT5]=&quot;&quot;;0;IF([.AT5]&lt;&gt;4;[.AT5]*-1;[.AT5]))" office:value-type="float" office:value="0" calcext:value-type="float">
            <text:p>0</text:p>
          </table:table-cell>
          <table:table-cell table:formula="of:=IF([.AU5]=&quot;&quot;;0;IF([.AU5]&lt;&gt;4;[.AU5]*-1;[.AU5]))" office:value-type="float" office:value="0" calcext:value-type="float">
            <text:p>0</text:p>
          </table:table-cell>
          <table:table-cell table:formula="of:=IF([.AV5]=&quot;&quot;;0;IF([.AV5]&lt;&gt;4;[.AV5]*-1;[.AV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IF([.B6]=&quot;&quot;;0;IF([.B6]&lt;&gt;4;[.B6]*-1;[.B6]))" office:value-type="float" office:value="0" calcext:value-type="float">
            <text:p>0</text:p>
          </table:table-cell>
          <table:table-cell table:formula="of:=IF([.C6]=&quot;&quot;;0;IF([.C6]&lt;&gt;4;[.C6]*-1;[.C6]))" office:value-type="float" office:value="0" calcext:value-type="float">
            <text:p>0</text:p>
          </table:table-cell>
          <table:table-cell table:formula="of:=IF([.D6]=&quot;&quot;;0;IF([.D6]&lt;&gt;4;[.D6]*-1;[.D6]))" office:value-type="float" office:value="0" calcext:value-type="float">
            <text:p>0</text:p>
          </table:table-cell>
          <table:table-cell table:formula="of:=IF([.E6]=&quot;&quot;;0;IF([.E6]&lt;&gt;4;[.E6]*-1;[.E6]))" office:value-type="float" office:value="-1" calcext:value-type="float">
            <text:p>-1</text:p>
          </table:table-cell>
          <table:table-cell table:formula="of:=IF([.F6]=&quot;&quot;;0;IF([.F6]&lt;&gt;4;[.F6]*-1;[.F6]))" office:value-type="float" office:value="4" calcext:value-type="float">
            <text:p>4</text:p>
          </table:table-cell>
          <table:table-cell table:formula="of:=IF([.G6]=&quot;&quot;;0;IF([.G6]&lt;&gt;4;[.G6]*-1;[.G6]))" office:value-type="float" office:value="-1" calcext:value-type="float">
            <text:p>-1</text:p>
          </table:table-cell>
          <table:table-cell table:formula="of:=IF([.H6]=&quot;&quot;;0;IF([.H6]&lt;&gt;4;[.H6]*-1;[.H6]))" office:value-type="float" office:value="0" calcext:value-type="float">
            <text:p>0</text:p>
          </table:table-cell>
          <table:table-cell table:formula="of:=IF([.I6]=&quot;&quot;;0;IF([.I6]&lt;&gt;4;[.I6]*-1;[.I6]))" office:value-type="float" office:value="0" calcext:value-type="float">
            <text:p>0</text:p>
          </table:table-cell>
          <table:table-cell table:formula="of:=IF([.J6]=&quot;&quot;;0;IF([.J6]&lt;&gt;4;[.J6]*-1;[.J6]))" office:value-type="float" office:value="0" calcext:value-type="float">
            <text:p>0</text:p>
          </table:table-cell>
          <table:table-cell table:formula="of:=IF([.K6]=&quot;&quot;;0;IF([.K6]&lt;&gt;4;[.K6]*-1;[.K6]))" office:value-type="float" office:value="0" calcext:value-type="float">
            <text:p>0</text:p>
          </table:table-cell>
          <table:table-cell table:formula="of:=IF([.L6]=&quot;&quot;;0;IF([.L6]&lt;&gt;4;[.L6]*-1;[.L6]))" office:value-type="float" office:value="0" calcext:value-type="float">
            <text:p>0</text:p>
          </table:table-cell>
          <table:table-cell table:formula="of:=IF([.M6]=&quot;&quot;;0;IF([.M6]&lt;&gt;4;[.M6]*-1;[.M6]))" office:value-type="float" office:value="0" calcext:value-type="float">
            <text:p>0</text:p>
          </table:table-cell>
          <table:table-cell table:formula="of:=IF([.N6]=&quot;&quot;;0;IF([.N6]&lt;&gt;4;[.N6]*-1;[.N6]))" office:value-type="float" office:value="0" calcext:value-type="float">
            <text:p>0</text:p>
          </table:table-cell>
          <table:table-cell table:formula="of:=IF([.O6]=&quot;&quot;;0;IF([.O6]&lt;&gt;4;[.O6]*-1;[.O6]))" office:value-type="float" office:value="0" calcext:value-type="float">
            <text:p>0</text:p>
          </table:table-cell>
          <table:table-cell table:formula="of:=IF([.P6]=&quot;&quot;;0;IF([.P6]&lt;&gt;4;[.P6]*-1;[.P6]))" office:value-type="float" office:value="0" calcext:value-type="float">
            <text:p>0</text:p>
          </table:table-cell>
          <table:table-cell table:formula="of:=IF([.Q6]=&quot;&quot;;0;IF([.Q6]&lt;&gt;4;[.Q6]*-1;[.Q6]))" office:value-type="float" office:value="0" calcext:value-type="float">
            <text:p>0</text:p>
          </table:table-cell>
          <table:table-cell table:formula="of:=IF([.R6]=&quot;&quot;;0;IF([.R6]&lt;&gt;4;[.R6]*-1;[.R6]))" office:value-type="float" office:value="-1" calcext:value-type="float">
            <text:p>-1</text:p>
          </table:table-cell>
          <table:table-cell table:formula="of:=IF([.S6]=&quot;&quot;;0;IF([.S6]&lt;&gt;4;[.S6]*-1;[.S6]))" office:value-type="float" office:value="0" calcext:value-type="float">
            <text:p>0</text:p>
          </table:table-cell>
          <table:table-cell table:formula="of:=IF([.T6]=&quot;&quot;;0;IF([.T6]&lt;&gt;4;[.T6]*-1;[.T6]))" office:value-type="float" office:value="0" calcext:value-type="float">
            <text:p>0</text:p>
          </table:table-cell>
          <table:table-cell table:formula="of:=IF([.U6]=&quot;&quot;;0;IF([.U6]&lt;&gt;4;[.U6]*-1;[.U6]))" office:value-type="float" office:value="0" calcext:value-type="float">
            <text:p>0</text:p>
          </table:table-cell>
          <table:table-cell table:formula="of:=IF([.V6]=&quot;&quot;;0;IF([.V6]&lt;&gt;4;[.V6]*-1;[.V6]))" office:value-type="float" office:value="0" calcext:value-type="float">
            <text:p>0</text:p>
          </table:table-cell>
          <table:table-cell table:formula="of:=IF([.W6]=&quot;&quot;;0;IF([.W6]&lt;&gt;4;[.W6]*-1;[.W6]))" office:value-type="float" office:value="0" calcext:value-type="float">
            <text:p>0</text:p>
          </table:table-cell>
          <table:table-cell table:formula="of:=IF([.X6]=&quot;&quot;;0;IF([.X6]&lt;&gt;4;[.X6]*-1;[.X6]))" office:value-type="float" office:value="0" calcext:value-type="float">
            <text:p>0</text:p>
          </table:table-cell>
          <table:table-cell table:formula="of:=IF([.Y6]=&quot;&quot;;0;IF([.Y6]&lt;&gt;4;[.Y6]*-1;[.Y6]))" office:value-type="float" office:value="0" calcext:value-type="float">
            <text:p>0</text:p>
          </table:table-cell>
          <table:table-cell table:formula="of:=IF([.Z6]=&quot;&quot;;0;IF([.Z6]&lt;&gt;4;[.Z6]*-1;[.Z6]))" office:value-type="float" office:value="0" calcext:value-type="float">
            <text:p>0</text:p>
          </table:table-cell>
          <table:table-cell table:formula="of:=IF([.AA6]=&quot;&quot;;0;IF([.AA6]&lt;&gt;4;[.AA6]*-1;[.AA6]))" office:value-type="float" office:value="0" calcext:value-type="float">
            <text:p>0</text:p>
          </table:table-cell>
          <table:table-cell table:formula="of:=IF([.AB6]=&quot;&quot;;0;IF([.AB6]&lt;&gt;4;[.AB6]*-1;[.AB6]))" office:value-type="float" office:value="0" calcext:value-type="float">
            <text:p>0</text:p>
          </table:table-cell>
          <table:table-cell table:formula="of:=IF([.AC6]=&quot;&quot;;0;IF([.AC6]&lt;&gt;4;[.AC6]*-1;[.AC6]))" office:value-type="float" office:value="0" calcext:value-type="float">
            <text:p>0</text:p>
          </table:table-cell>
          <table:table-cell table:formula="of:=IF([.AD6]=&quot;&quot;;0;IF([.AD6]&lt;&gt;4;[.AD6]*-1;[.AD6]))" office:value-type="float" office:value="0" calcext:value-type="float">
            <text:p>0</text:p>
          </table:table-cell>
          <table:table-cell table:formula="of:=IF([.AE6]=&quot;&quot;;0;IF([.AE6]&lt;&gt;4;[.AE6]*-1;[.AE6]))" office:value-type="float" office:value="0" calcext:value-type="float">
            <text:p>0</text:p>
          </table:table-cell>
          <table:table-cell table:formula="of:=IF([.AF6]=&quot;&quot;;0;IF([.AF6]&lt;&gt;4;[.AF6]*-1;[.AF6]))" office:value-type="float" office:value="0" calcext:value-type="float">
            <text:p>0</text:p>
          </table:table-cell>
          <table:table-cell table:formula="of:=IF([.AG6]=&quot;&quot;;0;IF([.AG6]&lt;&gt;4;[.AG6]*-1;[.AG6]))" office:value-type="float" office:value="0" calcext:value-type="float">
            <text:p>0</text:p>
          </table:table-cell>
          <table:table-cell table:formula="of:=IF([.AH6]=&quot;&quot;;0;IF([.AH6]&lt;&gt;4;[.AH6]*-1;[.AH6]))" office:value-type="float" office:value="0" calcext:value-type="float">
            <text:p>0</text:p>
          </table:table-cell>
          <table:table-cell table:formula="of:=IF([.AI6]=&quot;&quot;;0;IF([.AI6]&lt;&gt;4;[.AI6]*-1;[.AI6]))" office:value-type="float" office:value="0" calcext:value-type="float">
            <text:p>0</text:p>
          </table:table-cell>
          <table:table-cell table:formula="of:=IF([.AJ6]=&quot;&quot;;0;IF([.AJ6]&lt;&gt;4;[.AJ6]*-1;[.AJ6]))" office:value-type="float" office:value="0" calcext:value-type="float">
            <text:p>0</text:p>
          </table:table-cell>
          <table:table-cell table:formula="of:=IF([.AK6]=&quot;&quot;;0;IF([.AK6]&lt;&gt;4;[.AK6]*-1;[.AK6]))" office:value-type="float" office:value="0" calcext:value-type="float">
            <text:p>0</text:p>
          </table:table-cell>
          <table:table-cell table:formula="of:=IF([.AL6]=&quot;&quot;;0;IF([.AL6]&lt;&gt;4;[.AL6]*-1;[.AL6]))" office:value-type="float" office:value="0" calcext:value-type="float">
            <text:p>0</text:p>
          </table:table-cell>
          <table:table-cell table:formula="of:=IF([.AM6]=&quot;&quot;;0;IF([.AM6]&lt;&gt;4;[.AM6]*-1;[.AM6]))" office:value-type="float" office:value="0" calcext:value-type="float">
            <text:p>0</text:p>
          </table:table-cell>
          <table:table-cell table:formula="of:=IF([.AN6]=&quot;&quot;;0;IF([.AN6]&lt;&gt;4;[.AN6]*-1;[.AN6]))" office:value-type="float" office:value="0" calcext:value-type="float">
            <text:p>0</text:p>
          </table:table-cell>
          <table:table-cell table:formula="of:=IF([.AO6]=&quot;&quot;;0;IF([.AO6]&lt;&gt;4;[.AO6]*-1;[.AO6]))" office:value-type="float" office:value="0" calcext:value-type="float">
            <text:p>0</text:p>
          </table:table-cell>
          <table:table-cell table:formula="of:=IF([.AP6]=&quot;&quot;;0;IF([.AP6]&lt;&gt;4;[.AP6]*-1;[.AP6]))" office:value-type="float" office:value="0" calcext:value-type="float">
            <text:p>0</text:p>
          </table:table-cell>
          <table:table-cell table:formula="of:=IF([.AQ6]=&quot;&quot;;0;IF([.AQ6]&lt;&gt;4;[.AQ6]*-1;[.AQ6]))" office:value-type="float" office:value="0" calcext:value-type="float">
            <text:p>0</text:p>
          </table:table-cell>
          <table:table-cell table:formula="of:=IF([.AR6]=&quot;&quot;;0;IF([.AR6]&lt;&gt;4;[.AR6]*-1;[.AR6]))" office:value-type="float" office:value="0" calcext:value-type="float">
            <text:p>0</text:p>
          </table:table-cell>
          <table:table-cell table:formula="of:=IF([.AS6]=&quot;&quot;;0;IF([.AS6]&lt;&gt;4;[.AS6]*-1;[.AS6]))" office:value-type="float" office:value="0" calcext:value-type="float">
            <text:p>0</text:p>
          </table:table-cell>
          <table:table-cell table:formula="of:=IF([.AT6]=&quot;&quot;;0;IF([.AT6]&lt;&gt;4;[.AT6]*-1;[.AT6]))" office:value-type="float" office:value="0" calcext:value-type="float">
            <text:p>0</text:p>
          </table:table-cell>
          <table:table-cell table:formula="of:=IF([.AU6]=&quot;&quot;;0;IF([.AU6]&lt;&gt;4;[.AU6]*-1;[.AU6]))" office:value-type="float" office:value="0" calcext:value-type="float">
            <text:p>0</text:p>
          </table:table-cell>
          <table:table-cell table:formula="of:=IF([.AV6]=&quot;&quot;;0;IF([.AV6]&lt;&gt;4;[.AV6]*-1;[.AV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IF([.B7]=&quot;&quot;;0;IF([.B7]&lt;&gt;4;[.B7]*-1;[.B7]))" office:value-type="float" office:value="0" calcext:value-type="float">
            <text:p>0</text:p>
          </table:table-cell>
          <table:table-cell table:formula="of:=IF([.C7]=&quot;&quot;;0;IF([.C7]&lt;&gt;4;[.C7]*-1;[.C7]))" office:value-type="float" office:value="0" calcext:value-type="float">
            <text:p>0</text:p>
          </table:table-cell>
          <table:table-cell table:formula="of:=IF([.D7]=&quot;&quot;;0;IF([.D7]&lt;&gt;4;[.D7]*-1;[.D7]))" office:value-type="float" office:value="0" calcext:value-type="float">
            <text:p>0</text:p>
          </table:table-cell>
          <table:table-cell table:formula="of:=IF([.E7]=&quot;&quot;;0;IF([.E7]&lt;&gt;4;[.E7]*-1;[.E7]))" office:value-type="float" office:value="0" calcext:value-type="float">
            <text:p>0</text:p>
          </table:table-cell>
          <table:table-cell table:formula="of:=IF([.F7]=&quot;&quot;;0;IF([.F7]&lt;&gt;4;[.F7]*-1;[.F7]))" office:value-type="float" office:value="-1" calcext:value-type="float">
            <text:p>-1</text:p>
          </table:table-cell>
          <table:table-cell table:formula="of:=IF([.G7]=&quot;&quot;;0;IF([.G7]&lt;&gt;4;[.G7]*-1;[.G7]))" office:value-type="float" office:value="4" calcext:value-type="float">
            <text:p>4</text:p>
          </table:table-cell>
          <table:table-cell table:formula="of:=IF([.H7]=&quot;&quot;;0;IF([.H7]&lt;&gt;4;[.H7]*-1;[.H7]))" office:value-type="float" office:value="-1" calcext:value-type="float">
            <text:p>-1</text:p>
          </table:table-cell>
          <table:table-cell table:formula="of:=IF([.I7]=&quot;&quot;;0;IF([.I7]&lt;&gt;4;[.I7]*-1;[.I7]))" office:value-type="float" office:value="0" calcext:value-type="float">
            <text:p>0</text:p>
          </table:table-cell>
          <table:table-cell table:formula="of:=IF([.J7]=&quot;&quot;;0;IF([.J7]&lt;&gt;4;[.J7]*-1;[.J7]))" office:value-type="float" office:value="0" calcext:value-type="float">
            <text:p>0</text:p>
          </table:table-cell>
          <table:table-cell table:formula="of:=IF([.K7]=&quot;&quot;;0;IF([.K7]&lt;&gt;4;[.K7]*-1;[.K7]))" office:value-type="float" office:value="0" calcext:value-type="float">
            <text:p>0</text:p>
          </table:table-cell>
          <table:table-cell table:formula="of:=IF([.L7]=&quot;&quot;;0;IF([.L7]&lt;&gt;4;[.L7]*-1;[.L7]))" office:value-type="float" office:value="0" calcext:value-type="float">
            <text:p>0</text:p>
          </table:table-cell>
          <table:table-cell table:formula="of:=IF([.M7]=&quot;&quot;;0;IF([.M7]&lt;&gt;4;[.M7]*-1;[.M7]))" office:value-type="float" office:value="0" calcext:value-type="float">
            <text:p>0</text:p>
          </table:table-cell>
          <table:table-cell table:formula="of:=IF([.N7]=&quot;&quot;;0;IF([.N7]&lt;&gt;4;[.N7]*-1;[.N7]))" office:value-type="float" office:value="0" calcext:value-type="float">
            <text:p>0</text:p>
          </table:table-cell>
          <table:table-cell table:formula="of:=IF([.O7]=&quot;&quot;;0;IF([.O7]&lt;&gt;4;[.O7]*-1;[.O7]))" office:value-type="float" office:value="0" calcext:value-type="float">
            <text:p>0</text:p>
          </table:table-cell>
          <table:table-cell table:formula="of:=IF([.P7]=&quot;&quot;;0;IF([.P7]&lt;&gt;4;[.P7]*-1;[.P7]))" office:value-type="float" office:value="0" calcext:value-type="float">
            <text:p>0</text:p>
          </table:table-cell>
          <table:table-cell table:formula="of:=IF([.Q7]=&quot;&quot;;0;IF([.Q7]&lt;&gt;4;[.Q7]*-1;[.Q7]))" office:value-type="float" office:value="0" calcext:value-type="float">
            <text:p>0</text:p>
          </table:table-cell>
          <table:table-cell table:formula="of:=IF([.R7]=&quot;&quot;;0;IF([.R7]&lt;&gt;4;[.R7]*-1;[.R7]))" office:value-type="float" office:value="0" calcext:value-type="float">
            <text:p>0</text:p>
          </table:table-cell>
          <table:table-cell table:formula="of:=IF([.S7]=&quot;&quot;;0;IF([.S7]&lt;&gt;4;[.S7]*-1;[.S7]))" office:value-type="float" office:value="-1" calcext:value-type="float">
            <text:p>-1</text:p>
          </table:table-cell>
          <table:table-cell table:formula="of:=IF([.T7]=&quot;&quot;;0;IF([.T7]&lt;&gt;4;[.T7]*-1;[.T7]))" office:value-type="float" office:value="0" calcext:value-type="float">
            <text:p>0</text:p>
          </table:table-cell>
          <table:table-cell table:formula="of:=IF([.U7]=&quot;&quot;;0;IF([.U7]&lt;&gt;4;[.U7]*-1;[.U7]))" office:value-type="float" office:value="0" calcext:value-type="float">
            <text:p>0</text:p>
          </table:table-cell>
          <table:table-cell table:formula="of:=IF([.V7]=&quot;&quot;;0;IF([.V7]&lt;&gt;4;[.V7]*-1;[.V7]))" office:value-type="float" office:value="0" calcext:value-type="float">
            <text:p>0</text:p>
          </table:table-cell>
          <table:table-cell table:formula="of:=IF([.W7]=&quot;&quot;;0;IF([.W7]&lt;&gt;4;[.W7]*-1;[.W7]))" office:value-type="float" office:value="0" calcext:value-type="float">
            <text:p>0</text:p>
          </table:table-cell>
          <table:table-cell table:formula="of:=IF([.X7]=&quot;&quot;;0;IF([.X7]&lt;&gt;4;[.X7]*-1;[.X7]))" office:value-type="float" office:value="0" calcext:value-type="float">
            <text:p>0</text:p>
          </table:table-cell>
          <table:table-cell table:formula="of:=IF([.Y7]=&quot;&quot;;0;IF([.Y7]&lt;&gt;4;[.Y7]*-1;[.Y7]))" office:value-type="float" office:value="0" calcext:value-type="float">
            <text:p>0</text:p>
          </table:table-cell>
          <table:table-cell table:formula="of:=IF([.Z7]=&quot;&quot;;0;IF([.Z7]&lt;&gt;4;[.Z7]*-1;[.Z7]))" office:value-type="float" office:value="0" calcext:value-type="float">
            <text:p>0</text:p>
          </table:table-cell>
          <table:table-cell table:formula="of:=IF([.AA7]=&quot;&quot;;0;IF([.AA7]&lt;&gt;4;[.AA7]*-1;[.AA7]))" office:value-type="float" office:value="0" calcext:value-type="float">
            <text:p>0</text:p>
          </table:table-cell>
          <table:table-cell table:formula="of:=IF([.AB7]=&quot;&quot;;0;IF([.AB7]&lt;&gt;4;[.AB7]*-1;[.AB7]))" office:value-type="float" office:value="0" calcext:value-type="float">
            <text:p>0</text:p>
          </table:table-cell>
          <table:table-cell table:formula="of:=IF([.AC7]=&quot;&quot;;0;IF([.AC7]&lt;&gt;4;[.AC7]*-1;[.AC7]))" office:value-type="float" office:value="0" calcext:value-type="float">
            <text:p>0</text:p>
          </table:table-cell>
          <table:table-cell table:formula="of:=IF([.AD7]=&quot;&quot;;0;IF([.AD7]&lt;&gt;4;[.AD7]*-1;[.AD7]))" office:value-type="float" office:value="0" calcext:value-type="float">
            <text:p>0</text:p>
          </table:table-cell>
          <table:table-cell table:formula="of:=IF([.AE7]=&quot;&quot;;0;IF([.AE7]&lt;&gt;4;[.AE7]*-1;[.AE7]))" office:value-type="float" office:value="0" calcext:value-type="float">
            <text:p>0</text:p>
          </table:table-cell>
          <table:table-cell table:formula="of:=IF([.AF7]=&quot;&quot;;0;IF([.AF7]&lt;&gt;4;[.AF7]*-1;[.AF7]))" office:value-type="float" office:value="0" calcext:value-type="float">
            <text:p>0</text:p>
          </table:table-cell>
          <table:table-cell table:formula="of:=IF([.AG7]=&quot;&quot;;0;IF([.AG7]&lt;&gt;4;[.AG7]*-1;[.AG7]))" office:value-type="float" office:value="0" calcext:value-type="float">
            <text:p>0</text:p>
          </table:table-cell>
          <table:table-cell table:formula="of:=IF([.AH7]=&quot;&quot;;0;IF([.AH7]&lt;&gt;4;[.AH7]*-1;[.AH7]))" office:value-type="float" office:value="0" calcext:value-type="float">
            <text:p>0</text:p>
          </table:table-cell>
          <table:table-cell table:formula="of:=IF([.AI7]=&quot;&quot;;0;IF([.AI7]&lt;&gt;4;[.AI7]*-1;[.AI7]))" office:value-type="float" office:value="0" calcext:value-type="float">
            <text:p>0</text:p>
          </table:table-cell>
          <table:table-cell table:formula="of:=IF([.AJ7]=&quot;&quot;;0;IF([.AJ7]&lt;&gt;4;[.AJ7]*-1;[.AJ7]))" office:value-type="float" office:value="0" calcext:value-type="float">
            <text:p>0</text:p>
          </table:table-cell>
          <table:table-cell table:formula="of:=IF([.AK7]=&quot;&quot;;0;IF([.AK7]&lt;&gt;4;[.AK7]*-1;[.AK7]))" office:value-type="float" office:value="0" calcext:value-type="float">
            <text:p>0</text:p>
          </table:table-cell>
          <table:table-cell table:formula="of:=IF([.AL7]=&quot;&quot;;0;IF([.AL7]&lt;&gt;4;[.AL7]*-1;[.AL7]))" office:value-type="float" office:value="0" calcext:value-type="float">
            <text:p>0</text:p>
          </table:table-cell>
          <table:table-cell table:formula="of:=IF([.AM7]=&quot;&quot;;0;IF([.AM7]&lt;&gt;4;[.AM7]*-1;[.AM7]))" office:value-type="float" office:value="0" calcext:value-type="float">
            <text:p>0</text:p>
          </table:table-cell>
          <table:table-cell table:formula="of:=IF([.AN7]=&quot;&quot;;0;IF([.AN7]&lt;&gt;4;[.AN7]*-1;[.AN7]))" office:value-type="float" office:value="0" calcext:value-type="float">
            <text:p>0</text:p>
          </table:table-cell>
          <table:table-cell table:formula="of:=IF([.AO7]=&quot;&quot;;0;IF([.AO7]&lt;&gt;4;[.AO7]*-1;[.AO7]))" office:value-type="float" office:value="0" calcext:value-type="float">
            <text:p>0</text:p>
          </table:table-cell>
          <table:table-cell table:formula="of:=IF([.AP7]=&quot;&quot;;0;IF([.AP7]&lt;&gt;4;[.AP7]*-1;[.AP7]))" office:value-type="float" office:value="0" calcext:value-type="float">
            <text:p>0</text:p>
          </table:table-cell>
          <table:table-cell table:formula="of:=IF([.AQ7]=&quot;&quot;;0;IF([.AQ7]&lt;&gt;4;[.AQ7]*-1;[.AQ7]))" office:value-type="float" office:value="0" calcext:value-type="float">
            <text:p>0</text:p>
          </table:table-cell>
          <table:table-cell table:formula="of:=IF([.AR7]=&quot;&quot;;0;IF([.AR7]&lt;&gt;4;[.AR7]*-1;[.AR7]))" office:value-type="float" office:value="0" calcext:value-type="float">
            <text:p>0</text:p>
          </table:table-cell>
          <table:table-cell table:formula="of:=IF([.AS7]=&quot;&quot;;0;IF([.AS7]&lt;&gt;4;[.AS7]*-1;[.AS7]))" office:value-type="float" office:value="0" calcext:value-type="float">
            <text:p>0</text:p>
          </table:table-cell>
          <table:table-cell table:formula="of:=IF([.AT7]=&quot;&quot;;0;IF([.AT7]&lt;&gt;4;[.AT7]*-1;[.AT7]))" office:value-type="float" office:value="0" calcext:value-type="float">
            <text:p>0</text:p>
          </table:table-cell>
          <table:table-cell table:formula="of:=IF([.AU7]=&quot;&quot;;0;IF([.AU7]&lt;&gt;4;[.AU7]*-1;[.AU7]))" office:value-type="float" office:value="0" calcext:value-type="float">
            <text:p>0</text:p>
          </table:table-cell>
          <table:table-cell table:formula="of:=IF([.AV7]=&quot;&quot;;0;IF([.AV7]&lt;&gt;4;[.AV7]*-1;[.AV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IF([.B8]=&quot;&quot;;0;IF([.B8]&lt;&gt;4;[.B8]*-1;[.B8]))" office:value-type="float" office:value="0" calcext:value-type="float">
            <text:p>0</text:p>
          </table:table-cell>
          <table:table-cell table:formula="of:=IF([.C8]=&quot;&quot;;0;IF([.C8]&lt;&gt;4;[.C8]*-1;[.C8]))" office:value-type="float" office:value="0" calcext:value-type="float">
            <text:p>0</text:p>
          </table:table-cell>
          <table:table-cell table:formula="of:=IF([.D8]=&quot;&quot;;0;IF([.D8]&lt;&gt;4;[.D8]*-1;[.D8]))" office:value-type="float" office:value="0" calcext:value-type="float">
            <text:p>0</text:p>
          </table:table-cell>
          <table:table-cell table:formula="of:=IF([.E8]=&quot;&quot;;0;IF([.E8]&lt;&gt;4;[.E8]*-1;[.E8]))" office:value-type="float" office:value="0" calcext:value-type="float">
            <text:p>0</text:p>
          </table:table-cell>
          <table:table-cell table:formula="of:=IF([.F8]=&quot;&quot;;0;IF([.F8]&lt;&gt;4;[.F8]*-1;[.F8]))" office:value-type="float" office:value="0" calcext:value-type="float">
            <text:p>0</text:p>
          </table:table-cell>
          <table:table-cell table:formula="of:=IF([.G8]=&quot;&quot;;0;IF([.G8]&lt;&gt;4;[.G8]*-1;[.G8]))" office:value-type="float" office:value="-1" calcext:value-type="float">
            <text:p>-1</text:p>
          </table:table-cell>
          <table:table-cell table:formula="of:=IF([.H8]=&quot;&quot;;0;IF([.H8]&lt;&gt;4;[.H8]*-1;[.H8]))" office:value-type="float" office:value="4" calcext:value-type="float">
            <text:p>4</text:p>
          </table:table-cell>
          <table:table-cell table:formula="of:=IF([.I8]=&quot;&quot;;0;IF([.I8]&lt;&gt;4;[.I8]*-1;[.I8]))" office:value-type="float" office:value="-1" calcext:value-type="float">
            <text:p>-1</text:p>
          </table:table-cell>
          <table:table-cell table:formula="of:=IF([.J8]=&quot;&quot;;0;IF([.J8]&lt;&gt;4;[.J8]*-1;[.J8]))" office:value-type="float" office:value="0" calcext:value-type="float">
            <text:p>0</text:p>
          </table:table-cell>
          <table:table-cell table:formula="of:=IF([.K8]=&quot;&quot;;0;IF([.K8]&lt;&gt;4;[.K8]*-1;[.K8]))" office:value-type="float" office:value="0" calcext:value-type="float">
            <text:p>0</text:p>
          </table:table-cell>
          <table:table-cell table:formula="of:=IF([.L8]=&quot;&quot;;0;IF([.L8]&lt;&gt;4;[.L8]*-1;[.L8]))" office:value-type="float" office:value="0" calcext:value-type="float">
            <text:p>0</text:p>
          </table:table-cell>
          <table:table-cell table:formula="of:=IF([.M8]=&quot;&quot;;0;IF([.M8]&lt;&gt;4;[.M8]*-1;[.M8]))" office:value-type="float" office:value="0" calcext:value-type="float">
            <text:p>0</text:p>
          </table:table-cell>
          <table:table-cell table:formula="of:=IF([.N8]=&quot;&quot;;0;IF([.N8]&lt;&gt;4;[.N8]*-1;[.N8]))" office:value-type="float" office:value="0" calcext:value-type="float">
            <text:p>0</text:p>
          </table:table-cell>
          <table:table-cell table:formula="of:=IF([.O8]=&quot;&quot;;0;IF([.O8]&lt;&gt;4;[.O8]*-1;[.O8]))" office:value-type="float" office:value="0" calcext:value-type="float">
            <text:p>0</text:p>
          </table:table-cell>
          <table:table-cell table:formula="of:=IF([.P8]=&quot;&quot;;0;IF([.P8]&lt;&gt;4;[.P8]*-1;[.P8]))" office:value-type="float" office:value="0" calcext:value-type="float">
            <text:p>0</text:p>
          </table:table-cell>
          <table:table-cell table:formula="of:=IF([.Q8]=&quot;&quot;;0;IF([.Q8]&lt;&gt;4;[.Q8]*-1;[.Q8]))" office:value-type="float" office:value="0" calcext:value-type="float">
            <text:p>0</text:p>
          </table:table-cell>
          <table:table-cell table:formula="of:=IF([.R8]=&quot;&quot;;0;IF([.R8]&lt;&gt;4;[.R8]*-1;[.R8]))" office:value-type="float" office:value="0" calcext:value-type="float">
            <text:p>0</text:p>
          </table:table-cell>
          <table:table-cell table:formula="of:=IF([.S8]=&quot;&quot;;0;IF([.S8]&lt;&gt;4;[.S8]*-1;[.S8]))" office:value-type="float" office:value="0" calcext:value-type="float">
            <text:p>0</text:p>
          </table:table-cell>
          <table:table-cell table:formula="of:=IF([.T8]=&quot;&quot;;0;IF([.T8]&lt;&gt;4;[.T8]*-1;[.T8]))" office:value-type="float" office:value="-1" calcext:value-type="float">
            <text:p>-1</text:p>
          </table:table-cell>
          <table:table-cell table:formula="of:=IF([.U8]=&quot;&quot;;0;IF([.U8]&lt;&gt;4;[.U8]*-1;[.U8]))" office:value-type="float" office:value="0" calcext:value-type="float">
            <text:p>0</text:p>
          </table:table-cell>
          <table:table-cell table:formula="of:=IF([.V8]=&quot;&quot;;0;IF([.V8]&lt;&gt;4;[.V8]*-1;[.V8]))" office:value-type="float" office:value="0" calcext:value-type="float">
            <text:p>0</text:p>
          </table:table-cell>
          <table:table-cell table:formula="of:=IF([.W8]=&quot;&quot;;0;IF([.W8]&lt;&gt;4;[.W8]*-1;[.W8]))" office:value-type="float" office:value="0" calcext:value-type="float">
            <text:p>0</text:p>
          </table:table-cell>
          <table:table-cell table:formula="of:=IF([.X8]=&quot;&quot;;0;IF([.X8]&lt;&gt;4;[.X8]*-1;[.X8]))" office:value-type="float" office:value="0" calcext:value-type="float">
            <text:p>0</text:p>
          </table:table-cell>
          <table:table-cell table:formula="of:=IF([.Y8]=&quot;&quot;;0;IF([.Y8]&lt;&gt;4;[.Y8]*-1;[.Y8]))" office:value-type="float" office:value="0" calcext:value-type="float">
            <text:p>0</text:p>
          </table:table-cell>
          <table:table-cell table:formula="of:=IF([.Z8]=&quot;&quot;;0;IF([.Z8]&lt;&gt;4;[.Z8]*-1;[.Z8]))" office:value-type="float" office:value="0" calcext:value-type="float">
            <text:p>0</text:p>
          </table:table-cell>
          <table:table-cell table:formula="of:=IF([.AA8]=&quot;&quot;;0;IF([.AA8]&lt;&gt;4;[.AA8]*-1;[.AA8]))" office:value-type="float" office:value="0" calcext:value-type="float">
            <text:p>0</text:p>
          </table:table-cell>
          <table:table-cell table:formula="of:=IF([.AB8]=&quot;&quot;;0;IF([.AB8]&lt;&gt;4;[.AB8]*-1;[.AB8]))" office:value-type="float" office:value="0" calcext:value-type="float">
            <text:p>0</text:p>
          </table:table-cell>
          <table:table-cell table:formula="of:=IF([.AC8]=&quot;&quot;;0;IF([.AC8]&lt;&gt;4;[.AC8]*-1;[.AC8]))" office:value-type="float" office:value="0" calcext:value-type="float">
            <text:p>0</text:p>
          </table:table-cell>
          <table:table-cell table:formula="of:=IF([.AD8]=&quot;&quot;;0;IF([.AD8]&lt;&gt;4;[.AD8]*-1;[.AD8]))" office:value-type="float" office:value="0" calcext:value-type="float">
            <text:p>0</text:p>
          </table:table-cell>
          <table:table-cell table:formula="of:=IF([.AE8]=&quot;&quot;;0;IF([.AE8]&lt;&gt;4;[.AE8]*-1;[.AE8]))" office:value-type="float" office:value="0" calcext:value-type="float">
            <text:p>0</text:p>
          </table:table-cell>
          <table:table-cell table:formula="of:=IF([.AF8]=&quot;&quot;;0;IF([.AF8]&lt;&gt;4;[.AF8]*-1;[.AF8]))" office:value-type="float" office:value="0" calcext:value-type="float">
            <text:p>0</text:p>
          </table:table-cell>
          <table:table-cell table:formula="of:=IF([.AG8]=&quot;&quot;;0;IF([.AG8]&lt;&gt;4;[.AG8]*-1;[.AG8]))" office:value-type="float" office:value="0" calcext:value-type="float">
            <text:p>0</text:p>
          </table:table-cell>
          <table:table-cell table:formula="of:=IF([.AH8]=&quot;&quot;;0;IF([.AH8]&lt;&gt;4;[.AH8]*-1;[.AH8]))" office:value-type="float" office:value="0" calcext:value-type="float">
            <text:p>0</text:p>
          </table:table-cell>
          <table:table-cell table:formula="of:=IF([.AI8]=&quot;&quot;;0;IF([.AI8]&lt;&gt;4;[.AI8]*-1;[.AI8]))" office:value-type="float" office:value="0" calcext:value-type="float">
            <text:p>0</text:p>
          </table:table-cell>
          <table:table-cell table:formula="of:=IF([.AJ8]=&quot;&quot;;0;IF([.AJ8]&lt;&gt;4;[.AJ8]*-1;[.AJ8]))" office:value-type="float" office:value="0" calcext:value-type="float">
            <text:p>0</text:p>
          </table:table-cell>
          <table:table-cell table:formula="of:=IF([.AK8]=&quot;&quot;;0;IF([.AK8]&lt;&gt;4;[.AK8]*-1;[.AK8]))" office:value-type="float" office:value="0" calcext:value-type="float">
            <text:p>0</text:p>
          </table:table-cell>
          <table:table-cell table:formula="of:=IF([.AL8]=&quot;&quot;;0;IF([.AL8]&lt;&gt;4;[.AL8]*-1;[.AL8]))" office:value-type="float" office:value="0" calcext:value-type="float">
            <text:p>0</text:p>
          </table:table-cell>
          <table:table-cell table:formula="of:=IF([.AM8]=&quot;&quot;;0;IF([.AM8]&lt;&gt;4;[.AM8]*-1;[.AM8]))" office:value-type="float" office:value="0" calcext:value-type="float">
            <text:p>0</text:p>
          </table:table-cell>
          <table:table-cell table:formula="of:=IF([.AN8]=&quot;&quot;;0;IF([.AN8]&lt;&gt;4;[.AN8]*-1;[.AN8]))" office:value-type="float" office:value="0" calcext:value-type="float">
            <text:p>0</text:p>
          </table:table-cell>
          <table:table-cell table:formula="of:=IF([.AO8]=&quot;&quot;;0;IF([.AO8]&lt;&gt;4;[.AO8]*-1;[.AO8]))" office:value-type="float" office:value="0" calcext:value-type="float">
            <text:p>0</text:p>
          </table:table-cell>
          <table:table-cell table:formula="of:=IF([.AP8]=&quot;&quot;;0;IF([.AP8]&lt;&gt;4;[.AP8]*-1;[.AP8]))" office:value-type="float" office:value="0" calcext:value-type="float">
            <text:p>0</text:p>
          </table:table-cell>
          <table:table-cell table:formula="of:=IF([.AQ8]=&quot;&quot;;0;IF([.AQ8]&lt;&gt;4;[.AQ8]*-1;[.AQ8]))" office:value-type="float" office:value="0" calcext:value-type="float">
            <text:p>0</text:p>
          </table:table-cell>
          <table:table-cell table:formula="of:=IF([.AR8]=&quot;&quot;;0;IF([.AR8]&lt;&gt;4;[.AR8]*-1;[.AR8]))" office:value-type="float" office:value="0" calcext:value-type="float">
            <text:p>0</text:p>
          </table:table-cell>
          <table:table-cell table:formula="of:=IF([.AS8]=&quot;&quot;;0;IF([.AS8]&lt;&gt;4;[.AS8]*-1;[.AS8]))" office:value-type="float" office:value="0" calcext:value-type="float">
            <text:p>0</text:p>
          </table:table-cell>
          <table:table-cell table:formula="of:=IF([.AT8]=&quot;&quot;;0;IF([.AT8]&lt;&gt;4;[.AT8]*-1;[.AT8]))" office:value-type="float" office:value="0" calcext:value-type="float">
            <text:p>0</text:p>
          </table:table-cell>
          <table:table-cell table:formula="of:=IF([.AU8]=&quot;&quot;;0;IF([.AU8]&lt;&gt;4;[.AU8]*-1;[.AU8]))" office:value-type="float" office:value="0" calcext:value-type="float">
            <text:p>0</text:p>
          </table:table-cell>
          <table:table-cell table:formula="of:=IF([.AV8]=&quot;&quot;;0;IF([.AV8]&lt;&gt;4;[.AV8]*-1;[.AV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IF([.B9]=&quot;&quot;;0;IF([.B9]&lt;&gt;4;[.B9]*-1;[.B9]))" office:value-type="float" office:value="0" calcext:value-type="float">
            <text:p>0</text:p>
          </table:table-cell>
          <table:table-cell table:formula="of:=IF([.C9]=&quot;&quot;;0;IF([.C9]&lt;&gt;4;[.C9]*-1;[.C9]))" office:value-type="float" office:value="0" calcext:value-type="float">
            <text:p>0</text:p>
          </table:table-cell>
          <table:table-cell table:formula="of:=IF([.D9]=&quot;&quot;;0;IF([.D9]&lt;&gt;4;[.D9]*-1;[.D9]))" office:value-type="float" office:value="0" calcext:value-type="float">
            <text:p>0</text:p>
          </table:table-cell>
          <table:table-cell table:formula="of:=IF([.E9]=&quot;&quot;;0;IF([.E9]&lt;&gt;4;[.E9]*-1;[.E9]))" office:value-type="float" office:value="0" calcext:value-type="float">
            <text:p>0</text:p>
          </table:table-cell>
          <table:table-cell table:formula="of:=IF([.F9]=&quot;&quot;;0;IF([.F9]&lt;&gt;4;[.F9]*-1;[.F9]))" office:value-type="float" office:value="0" calcext:value-type="float">
            <text:p>0</text:p>
          </table:table-cell>
          <table:table-cell table:formula="of:=IF([.G9]=&quot;&quot;;0;IF([.G9]&lt;&gt;4;[.G9]*-1;[.G9]))" office:value-type="float" office:value="0" calcext:value-type="float">
            <text:p>0</text:p>
          </table:table-cell>
          <table:table-cell table:formula="of:=IF([.H9]=&quot;&quot;;0;IF([.H9]&lt;&gt;4;[.H9]*-1;[.H9]))" office:value-type="float" office:value="-1" calcext:value-type="float">
            <text:p>-1</text:p>
          </table:table-cell>
          <table:table-cell table:formula="of:=IF([.I9]=&quot;&quot;;0;IF([.I9]&lt;&gt;4;[.I9]*-1;[.I9]))" office:value-type="float" office:value="4" calcext:value-type="float">
            <text:p>4</text:p>
          </table:table-cell>
          <table:table-cell table:formula="of:=IF([.J9]=&quot;&quot;;0;IF([.J9]&lt;&gt;4;[.J9]*-1;[.J9]))" office:value-type="float" office:value="-1" calcext:value-type="float">
            <text:p>-1</text:p>
          </table:table-cell>
          <table:table-cell table:formula="of:=IF([.K9]=&quot;&quot;;0;IF([.K9]&lt;&gt;4;[.K9]*-1;[.K9]))" office:value-type="float" office:value="0" calcext:value-type="float">
            <text:p>0</text:p>
          </table:table-cell>
          <table:table-cell table:formula="of:=IF([.L9]=&quot;&quot;;0;IF([.L9]&lt;&gt;4;[.L9]*-1;[.L9]))" office:value-type="float" office:value="0" calcext:value-type="float">
            <text:p>0</text:p>
          </table:table-cell>
          <table:table-cell table:formula="of:=IF([.M9]=&quot;&quot;;0;IF([.M9]&lt;&gt;4;[.M9]*-1;[.M9]))" office:value-type="float" office:value="0" calcext:value-type="float">
            <text:p>0</text:p>
          </table:table-cell>
          <table:table-cell table:formula="of:=IF([.N9]=&quot;&quot;;0;IF([.N9]&lt;&gt;4;[.N9]*-1;[.N9]))" office:value-type="float" office:value="0" calcext:value-type="float">
            <text:p>0</text:p>
          </table:table-cell>
          <table:table-cell table:formula="of:=IF([.O9]=&quot;&quot;;0;IF([.O9]&lt;&gt;4;[.O9]*-1;[.O9]))" office:value-type="float" office:value="0" calcext:value-type="float">
            <text:p>0</text:p>
          </table:table-cell>
          <table:table-cell table:formula="of:=IF([.P9]=&quot;&quot;;0;IF([.P9]&lt;&gt;4;[.P9]*-1;[.P9]))" office:value-type="float" office:value="0" calcext:value-type="float">
            <text:p>0</text:p>
          </table:table-cell>
          <table:table-cell table:formula="of:=IF([.Q9]=&quot;&quot;;0;IF([.Q9]&lt;&gt;4;[.Q9]*-1;[.Q9]))" office:value-type="float" office:value="0" calcext:value-type="float">
            <text:p>0</text:p>
          </table:table-cell>
          <table:table-cell table:formula="of:=IF([.R9]=&quot;&quot;;0;IF([.R9]&lt;&gt;4;[.R9]*-1;[.R9]))" office:value-type="float" office:value="0" calcext:value-type="float">
            <text:p>0</text:p>
          </table:table-cell>
          <table:table-cell table:formula="of:=IF([.S9]=&quot;&quot;;0;IF([.S9]&lt;&gt;4;[.S9]*-1;[.S9]))" office:value-type="float" office:value="0" calcext:value-type="float">
            <text:p>0</text:p>
          </table:table-cell>
          <table:table-cell table:formula="of:=IF([.T9]=&quot;&quot;;0;IF([.T9]&lt;&gt;4;[.T9]*-1;[.T9]))" office:value-type="float" office:value="0" calcext:value-type="float">
            <text:p>0</text:p>
          </table:table-cell>
          <table:table-cell table:formula="of:=IF([.U9]=&quot;&quot;;0;IF([.U9]&lt;&gt;4;[.U9]*-1;[.U9]))" office:value-type="float" office:value="-1" calcext:value-type="float">
            <text:p>-1</text:p>
          </table:table-cell>
          <table:table-cell table:formula="of:=IF([.V9]=&quot;&quot;;0;IF([.V9]&lt;&gt;4;[.V9]*-1;[.V9]))" office:value-type="float" office:value="0" calcext:value-type="float">
            <text:p>0</text:p>
          </table:table-cell>
          <table:table-cell table:formula="of:=IF([.W9]=&quot;&quot;;0;IF([.W9]&lt;&gt;4;[.W9]*-1;[.W9]))" office:value-type="float" office:value="0" calcext:value-type="float">
            <text:p>0</text:p>
          </table:table-cell>
          <table:table-cell table:formula="of:=IF([.X9]=&quot;&quot;;0;IF([.X9]&lt;&gt;4;[.X9]*-1;[.X9]))" office:value-type="float" office:value="0" calcext:value-type="float">
            <text:p>0</text:p>
          </table:table-cell>
          <table:table-cell table:formula="of:=IF([.Y9]=&quot;&quot;;0;IF([.Y9]&lt;&gt;4;[.Y9]*-1;[.Y9]))" office:value-type="float" office:value="0" calcext:value-type="float">
            <text:p>0</text:p>
          </table:table-cell>
          <table:table-cell table:formula="of:=IF([.Z9]=&quot;&quot;;0;IF([.Z9]&lt;&gt;4;[.Z9]*-1;[.Z9]))" office:value-type="float" office:value="0" calcext:value-type="float">
            <text:p>0</text:p>
          </table:table-cell>
          <table:table-cell table:formula="of:=IF([.AA9]=&quot;&quot;;0;IF([.AA9]&lt;&gt;4;[.AA9]*-1;[.AA9]))" office:value-type="float" office:value="0" calcext:value-type="float">
            <text:p>0</text:p>
          </table:table-cell>
          <table:table-cell table:formula="of:=IF([.AB9]=&quot;&quot;;0;IF([.AB9]&lt;&gt;4;[.AB9]*-1;[.AB9]))" office:value-type="float" office:value="0" calcext:value-type="float">
            <text:p>0</text:p>
          </table:table-cell>
          <table:table-cell table:formula="of:=IF([.AC9]=&quot;&quot;;0;IF([.AC9]&lt;&gt;4;[.AC9]*-1;[.AC9]))" office:value-type="float" office:value="0" calcext:value-type="float">
            <text:p>0</text:p>
          </table:table-cell>
          <table:table-cell table:formula="of:=IF([.AD9]=&quot;&quot;;0;IF([.AD9]&lt;&gt;4;[.AD9]*-1;[.AD9]))" office:value-type="float" office:value="0" calcext:value-type="float">
            <text:p>0</text:p>
          </table:table-cell>
          <table:table-cell table:formula="of:=IF([.AE9]=&quot;&quot;;0;IF([.AE9]&lt;&gt;4;[.AE9]*-1;[.AE9]))" office:value-type="float" office:value="0" calcext:value-type="float">
            <text:p>0</text:p>
          </table:table-cell>
          <table:table-cell table:formula="of:=IF([.AF9]=&quot;&quot;;0;IF([.AF9]&lt;&gt;4;[.AF9]*-1;[.AF9]))" office:value-type="float" office:value="0" calcext:value-type="float">
            <text:p>0</text:p>
          </table:table-cell>
          <table:table-cell table:formula="of:=IF([.AG9]=&quot;&quot;;0;IF([.AG9]&lt;&gt;4;[.AG9]*-1;[.AG9]))" office:value-type="float" office:value="0" calcext:value-type="float">
            <text:p>0</text:p>
          </table:table-cell>
          <table:table-cell table:formula="of:=IF([.AH9]=&quot;&quot;;0;IF([.AH9]&lt;&gt;4;[.AH9]*-1;[.AH9]))" office:value-type="float" office:value="0" calcext:value-type="float">
            <text:p>0</text:p>
          </table:table-cell>
          <table:table-cell table:formula="of:=IF([.AI9]=&quot;&quot;;0;IF([.AI9]&lt;&gt;4;[.AI9]*-1;[.AI9]))" office:value-type="float" office:value="0" calcext:value-type="float">
            <text:p>0</text:p>
          </table:table-cell>
          <table:table-cell table:formula="of:=IF([.AJ9]=&quot;&quot;;0;IF([.AJ9]&lt;&gt;4;[.AJ9]*-1;[.AJ9]))" office:value-type="float" office:value="0" calcext:value-type="float">
            <text:p>0</text:p>
          </table:table-cell>
          <table:table-cell table:formula="of:=IF([.AK9]=&quot;&quot;;0;IF([.AK9]&lt;&gt;4;[.AK9]*-1;[.AK9]))" office:value-type="float" office:value="0" calcext:value-type="float">
            <text:p>0</text:p>
          </table:table-cell>
          <table:table-cell table:formula="of:=IF([.AL9]=&quot;&quot;;0;IF([.AL9]&lt;&gt;4;[.AL9]*-1;[.AL9]))" office:value-type="float" office:value="0" calcext:value-type="float">
            <text:p>0</text:p>
          </table:table-cell>
          <table:table-cell table:formula="of:=IF([.AM9]=&quot;&quot;;0;IF([.AM9]&lt;&gt;4;[.AM9]*-1;[.AM9]))" office:value-type="float" office:value="0" calcext:value-type="float">
            <text:p>0</text:p>
          </table:table-cell>
          <table:table-cell table:formula="of:=IF([.AN9]=&quot;&quot;;0;IF([.AN9]&lt;&gt;4;[.AN9]*-1;[.AN9]))" office:value-type="float" office:value="0" calcext:value-type="float">
            <text:p>0</text:p>
          </table:table-cell>
          <table:table-cell table:formula="of:=IF([.AO9]=&quot;&quot;;0;IF([.AO9]&lt;&gt;4;[.AO9]*-1;[.AO9]))" office:value-type="float" office:value="0" calcext:value-type="float">
            <text:p>0</text:p>
          </table:table-cell>
          <table:table-cell table:formula="of:=IF([.AP9]=&quot;&quot;;0;IF([.AP9]&lt;&gt;4;[.AP9]*-1;[.AP9]))" office:value-type="float" office:value="0" calcext:value-type="float">
            <text:p>0</text:p>
          </table:table-cell>
          <table:table-cell table:formula="of:=IF([.AQ9]=&quot;&quot;;0;IF([.AQ9]&lt;&gt;4;[.AQ9]*-1;[.AQ9]))" office:value-type="float" office:value="0" calcext:value-type="float">
            <text:p>0</text:p>
          </table:table-cell>
          <table:table-cell table:formula="of:=IF([.AR9]=&quot;&quot;;0;IF([.AR9]&lt;&gt;4;[.AR9]*-1;[.AR9]))" office:value-type="float" office:value="0" calcext:value-type="float">
            <text:p>0</text:p>
          </table:table-cell>
          <table:table-cell table:formula="of:=IF([.AS9]=&quot;&quot;;0;IF([.AS9]&lt;&gt;4;[.AS9]*-1;[.AS9]))" office:value-type="float" office:value="0" calcext:value-type="float">
            <text:p>0</text:p>
          </table:table-cell>
          <table:table-cell table:formula="of:=IF([.AT9]=&quot;&quot;;0;IF([.AT9]&lt;&gt;4;[.AT9]*-1;[.AT9]))" office:value-type="float" office:value="0" calcext:value-type="float">
            <text:p>0</text:p>
          </table:table-cell>
          <table:table-cell table:formula="of:=IF([.AU9]=&quot;&quot;;0;IF([.AU9]&lt;&gt;4;[.AU9]*-1;[.AU9]))" office:value-type="float" office:value="0" calcext:value-type="float">
            <text:p>0</text:p>
          </table:table-cell>
          <table:table-cell table:formula="of:=IF([.AV9]=&quot;&quot;;0;IF([.AV9]&lt;&gt;4;[.AV9]*-1;[.AV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IF([.B10]=&quot;&quot;;0;IF([.B10]&lt;&gt;4;[.B10]*-1;[.B10]))" office:value-type="float" office:value="0" calcext:value-type="float">
            <text:p>0</text:p>
          </table:table-cell>
          <table:table-cell table:formula="of:=IF([.C10]=&quot;&quot;;0;IF([.C10]&lt;&gt;4;[.C10]*-1;[.C10]))" office:value-type="float" office:value="0" calcext:value-type="float">
            <text:p>0</text:p>
          </table:table-cell>
          <table:table-cell table:formula="of:=IF([.D10]=&quot;&quot;;0;IF([.D10]&lt;&gt;4;[.D10]*-1;[.D10]))" office:value-type="float" office:value="0" calcext:value-type="float">
            <text:p>0</text:p>
          </table:table-cell>
          <table:table-cell table:formula="of:=IF([.E10]=&quot;&quot;;0;IF([.E10]&lt;&gt;4;[.E10]*-1;[.E10]))" office:value-type="float" office:value="0" calcext:value-type="float">
            <text:p>0</text:p>
          </table:table-cell>
          <table:table-cell table:formula="of:=IF([.F10]=&quot;&quot;;0;IF([.F10]&lt;&gt;4;[.F10]*-1;[.F10]))" office:value-type="float" office:value="0" calcext:value-type="float">
            <text:p>0</text:p>
          </table:table-cell>
          <table:table-cell table:formula="of:=IF([.G10]=&quot;&quot;;0;IF([.G10]&lt;&gt;4;[.G10]*-1;[.G10]))" office:value-type="float" office:value="0" calcext:value-type="float">
            <text:p>0</text:p>
          </table:table-cell>
          <table:table-cell table:formula="of:=IF([.H10]=&quot;&quot;;0;IF([.H10]&lt;&gt;4;[.H10]*-1;[.H10]))" office:value-type="float" office:value="0" calcext:value-type="float">
            <text:p>0</text:p>
          </table:table-cell>
          <table:table-cell table:formula="of:=IF([.I10]=&quot;&quot;;0;IF([.I10]&lt;&gt;4;[.I10]*-1;[.I10]))" office:value-type="float" office:value="-1" calcext:value-type="float">
            <text:p>-1</text:p>
          </table:table-cell>
          <table:table-cell table:formula="of:=IF([.J10]=&quot;&quot;;0;IF([.J10]&lt;&gt;4;[.J10]*-1;[.J10]))" office:value-type="float" office:value="4" calcext:value-type="float">
            <text:p>4</text:p>
          </table:table-cell>
          <table:table-cell table:formula="of:=IF([.K10]=&quot;&quot;;0;IF([.K10]&lt;&gt;4;[.K10]*-1;[.K10]))" office:value-type="float" office:value="-1" calcext:value-type="float">
            <text:p>-1</text:p>
          </table:table-cell>
          <table:table-cell table:formula="of:=IF([.L10]=&quot;&quot;;0;IF([.L10]&lt;&gt;4;[.L10]*-1;[.L10]))" office:value-type="float" office:value="0" calcext:value-type="float">
            <text:p>0</text:p>
          </table:table-cell>
          <table:table-cell table:formula="of:=IF([.M10]=&quot;&quot;;0;IF([.M10]&lt;&gt;4;[.M10]*-1;[.M10]))" office:value-type="float" office:value="0" calcext:value-type="float">
            <text:p>0</text:p>
          </table:table-cell>
          <table:table-cell table:formula="of:=IF([.N10]=&quot;&quot;;0;IF([.N10]&lt;&gt;4;[.N10]*-1;[.N10]))" office:value-type="float" office:value="0" calcext:value-type="float">
            <text:p>0</text:p>
          </table:table-cell>
          <table:table-cell table:formula="of:=IF([.O10]=&quot;&quot;;0;IF([.O10]&lt;&gt;4;[.O10]*-1;[.O10]))" office:value-type="float" office:value="0" calcext:value-type="float">
            <text:p>0</text:p>
          </table:table-cell>
          <table:table-cell table:formula="of:=IF([.P10]=&quot;&quot;;0;IF([.P10]&lt;&gt;4;[.P10]*-1;[.P10]))" office:value-type="float" office:value="0" calcext:value-type="float">
            <text:p>0</text:p>
          </table:table-cell>
          <table:table-cell table:formula="of:=IF([.Q10]=&quot;&quot;;0;IF([.Q10]&lt;&gt;4;[.Q10]*-1;[.Q10]))" office:value-type="float" office:value="0" calcext:value-type="float">
            <text:p>0</text:p>
          </table:table-cell>
          <table:table-cell table:formula="of:=IF([.R10]=&quot;&quot;;0;IF([.R10]&lt;&gt;4;[.R10]*-1;[.R10]))" office:value-type="float" office:value="0" calcext:value-type="float">
            <text:p>0</text:p>
          </table:table-cell>
          <table:table-cell table:formula="of:=IF([.S10]=&quot;&quot;;0;IF([.S10]&lt;&gt;4;[.S10]*-1;[.S10]))" office:value-type="float" office:value="0" calcext:value-type="float">
            <text:p>0</text:p>
          </table:table-cell>
          <table:table-cell table:formula="of:=IF([.T10]=&quot;&quot;;0;IF([.T10]&lt;&gt;4;[.T10]*-1;[.T10]))" office:value-type="float" office:value="0" calcext:value-type="float">
            <text:p>0</text:p>
          </table:table-cell>
          <table:table-cell table:formula="of:=IF([.U10]=&quot;&quot;;0;IF([.U10]&lt;&gt;4;[.U10]*-1;[.U10]))" office:value-type="float" office:value="0" calcext:value-type="float">
            <text:p>0</text:p>
          </table:table-cell>
          <table:table-cell table:formula="of:=IF([.V10]=&quot;&quot;;0;IF([.V10]&lt;&gt;4;[.V10]*-1;[.V10]))" office:value-type="float" office:value="-1" calcext:value-type="float">
            <text:p>-1</text:p>
          </table:table-cell>
          <table:table-cell table:formula="of:=IF([.W10]=&quot;&quot;;0;IF([.W10]&lt;&gt;4;[.W10]*-1;[.W10]))" office:value-type="float" office:value="0" calcext:value-type="float">
            <text:p>0</text:p>
          </table:table-cell>
          <table:table-cell table:formula="of:=IF([.X10]=&quot;&quot;;0;IF([.X10]&lt;&gt;4;[.X10]*-1;[.X10]))" office:value-type="float" office:value="0" calcext:value-type="float">
            <text:p>0</text:p>
          </table:table-cell>
          <table:table-cell table:formula="of:=IF([.Y10]=&quot;&quot;;0;IF([.Y10]&lt;&gt;4;[.Y10]*-1;[.Y10]))" office:value-type="float" office:value="0" calcext:value-type="float">
            <text:p>0</text:p>
          </table:table-cell>
          <table:table-cell table:formula="of:=IF([.Z10]=&quot;&quot;;0;IF([.Z10]&lt;&gt;4;[.Z10]*-1;[.Z10]))" office:value-type="float" office:value="0" calcext:value-type="float">
            <text:p>0</text:p>
          </table:table-cell>
          <table:table-cell table:formula="of:=IF([.AA10]=&quot;&quot;;0;IF([.AA10]&lt;&gt;4;[.AA10]*-1;[.AA10]))" office:value-type="float" office:value="0" calcext:value-type="float">
            <text:p>0</text:p>
          </table:table-cell>
          <table:table-cell table:formula="of:=IF([.AB10]=&quot;&quot;;0;IF([.AB10]&lt;&gt;4;[.AB10]*-1;[.AB10]))" office:value-type="float" office:value="0" calcext:value-type="float">
            <text:p>0</text:p>
          </table:table-cell>
          <table:table-cell table:formula="of:=IF([.AC10]=&quot;&quot;;0;IF([.AC10]&lt;&gt;4;[.AC10]*-1;[.AC10]))" office:value-type="float" office:value="0" calcext:value-type="float">
            <text:p>0</text:p>
          </table:table-cell>
          <table:table-cell table:formula="of:=IF([.AD10]=&quot;&quot;;0;IF([.AD10]&lt;&gt;4;[.AD10]*-1;[.AD10]))" office:value-type="float" office:value="0" calcext:value-type="float">
            <text:p>0</text:p>
          </table:table-cell>
          <table:table-cell table:formula="of:=IF([.AE10]=&quot;&quot;;0;IF([.AE10]&lt;&gt;4;[.AE10]*-1;[.AE10]))" office:value-type="float" office:value="0" calcext:value-type="float">
            <text:p>0</text:p>
          </table:table-cell>
          <table:table-cell table:formula="of:=IF([.AF10]=&quot;&quot;;0;IF([.AF10]&lt;&gt;4;[.AF10]*-1;[.AF10]))" office:value-type="float" office:value="0" calcext:value-type="float">
            <text:p>0</text:p>
          </table:table-cell>
          <table:table-cell table:formula="of:=IF([.AG10]=&quot;&quot;;0;IF([.AG10]&lt;&gt;4;[.AG10]*-1;[.AG10]))" office:value-type="float" office:value="0" calcext:value-type="float">
            <text:p>0</text:p>
          </table:table-cell>
          <table:table-cell table:formula="of:=IF([.AH10]=&quot;&quot;;0;IF([.AH10]&lt;&gt;4;[.AH10]*-1;[.AH10]))" office:value-type="float" office:value="0" calcext:value-type="float">
            <text:p>0</text:p>
          </table:table-cell>
          <table:table-cell table:formula="of:=IF([.AI10]=&quot;&quot;;0;IF([.AI10]&lt;&gt;4;[.AI10]*-1;[.AI10]))" office:value-type="float" office:value="0" calcext:value-type="float">
            <text:p>0</text:p>
          </table:table-cell>
          <table:table-cell table:formula="of:=IF([.AJ10]=&quot;&quot;;0;IF([.AJ10]&lt;&gt;4;[.AJ10]*-1;[.AJ10]))" office:value-type="float" office:value="0" calcext:value-type="float">
            <text:p>0</text:p>
          </table:table-cell>
          <table:table-cell table:formula="of:=IF([.AK10]=&quot;&quot;;0;IF([.AK10]&lt;&gt;4;[.AK10]*-1;[.AK10]))" office:value-type="float" office:value="0" calcext:value-type="float">
            <text:p>0</text:p>
          </table:table-cell>
          <table:table-cell table:formula="of:=IF([.AL10]=&quot;&quot;;0;IF([.AL10]&lt;&gt;4;[.AL10]*-1;[.AL10]))" office:value-type="float" office:value="0" calcext:value-type="float">
            <text:p>0</text:p>
          </table:table-cell>
          <table:table-cell table:formula="of:=IF([.AM10]=&quot;&quot;;0;IF([.AM10]&lt;&gt;4;[.AM10]*-1;[.AM10]))" office:value-type="float" office:value="0" calcext:value-type="float">
            <text:p>0</text:p>
          </table:table-cell>
          <table:table-cell table:formula="of:=IF([.AN10]=&quot;&quot;;0;IF([.AN10]&lt;&gt;4;[.AN10]*-1;[.AN10]))" office:value-type="float" office:value="0" calcext:value-type="float">
            <text:p>0</text:p>
          </table:table-cell>
          <table:table-cell table:formula="of:=IF([.AO10]=&quot;&quot;;0;IF([.AO10]&lt;&gt;4;[.AO10]*-1;[.AO10]))" office:value-type="float" office:value="0" calcext:value-type="float">
            <text:p>0</text:p>
          </table:table-cell>
          <table:table-cell table:formula="of:=IF([.AP10]=&quot;&quot;;0;IF([.AP10]&lt;&gt;4;[.AP10]*-1;[.AP10]))" office:value-type="float" office:value="0" calcext:value-type="float">
            <text:p>0</text:p>
          </table:table-cell>
          <table:table-cell table:formula="of:=IF([.AQ10]=&quot;&quot;;0;IF([.AQ10]&lt;&gt;4;[.AQ10]*-1;[.AQ10]))" office:value-type="float" office:value="0" calcext:value-type="float">
            <text:p>0</text:p>
          </table:table-cell>
          <table:table-cell table:formula="of:=IF([.AR10]=&quot;&quot;;0;IF([.AR10]&lt;&gt;4;[.AR10]*-1;[.AR10]))" office:value-type="float" office:value="0" calcext:value-type="float">
            <text:p>0</text:p>
          </table:table-cell>
          <table:table-cell table:formula="of:=IF([.AS10]=&quot;&quot;;0;IF([.AS10]&lt;&gt;4;[.AS10]*-1;[.AS10]))" office:value-type="float" office:value="0" calcext:value-type="float">
            <text:p>0</text:p>
          </table:table-cell>
          <table:table-cell table:formula="of:=IF([.AT10]=&quot;&quot;;0;IF([.AT10]&lt;&gt;4;[.AT10]*-1;[.AT10]))" office:value-type="float" office:value="0" calcext:value-type="float">
            <text:p>0</text:p>
          </table:table-cell>
          <table:table-cell table:formula="of:=IF([.AU10]=&quot;&quot;;0;IF([.AU10]&lt;&gt;4;[.AU10]*-1;[.AU10]))" office:value-type="float" office:value="0" calcext:value-type="float">
            <text:p>0</text:p>
          </table:table-cell>
          <table:table-cell table:formula="of:=IF([.AV10]=&quot;&quot;;0;IF([.AV10]&lt;&gt;4;[.AV10]*-1;[.AV1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IF([.B11]=&quot;&quot;;0;IF([.B11]&lt;&gt;4;[.B11]*-1;[.B11]))" office:value-type="float" office:value="0" calcext:value-type="float">
            <text:p>0</text:p>
          </table:table-cell>
          <table:table-cell table:formula="of:=IF([.C11]=&quot;&quot;;0;IF([.C11]&lt;&gt;4;[.C11]*-1;[.C11]))" office:value-type="float" office:value="0" calcext:value-type="float">
            <text:p>0</text:p>
          </table:table-cell>
          <table:table-cell table:formula="of:=IF([.D11]=&quot;&quot;;0;IF([.D11]&lt;&gt;4;[.D11]*-1;[.D11]))" office:value-type="float" office:value="0" calcext:value-type="float">
            <text:p>0</text:p>
          </table:table-cell>
          <table:table-cell table:formula="of:=IF([.E11]=&quot;&quot;;0;IF([.E11]&lt;&gt;4;[.E11]*-1;[.E11]))" office:value-type="float" office:value="0" calcext:value-type="float">
            <text:p>0</text:p>
          </table:table-cell>
          <table:table-cell table:formula="of:=IF([.F11]=&quot;&quot;;0;IF([.F11]&lt;&gt;4;[.F11]*-1;[.F11]))" office:value-type="float" office:value="0" calcext:value-type="float">
            <text:p>0</text:p>
          </table:table-cell>
          <table:table-cell table:formula="of:=IF([.G11]=&quot;&quot;;0;IF([.G11]&lt;&gt;4;[.G11]*-1;[.G11]))" office:value-type="float" office:value="0" calcext:value-type="float">
            <text:p>0</text:p>
          </table:table-cell>
          <table:table-cell table:formula="of:=IF([.H11]=&quot;&quot;;0;IF([.H11]&lt;&gt;4;[.H11]*-1;[.H11]))" office:value-type="float" office:value="0" calcext:value-type="float">
            <text:p>0</text:p>
          </table:table-cell>
          <table:table-cell table:formula="of:=IF([.I11]=&quot;&quot;;0;IF([.I11]&lt;&gt;4;[.I11]*-1;[.I11]))" office:value-type="float" office:value="0" calcext:value-type="float">
            <text:p>0</text:p>
          </table:table-cell>
          <table:table-cell table:formula="of:=IF([.J11]=&quot;&quot;;0;IF([.J11]&lt;&gt;4;[.J11]*-1;[.J11]))" office:value-type="float" office:value="-1" calcext:value-type="float">
            <text:p>-1</text:p>
          </table:table-cell>
          <table:table-cell table:formula="of:=IF([.K11]=&quot;&quot;;0;IF([.K11]&lt;&gt;4;[.K11]*-1;[.K11]))" office:value-type="float" office:value="4" calcext:value-type="float">
            <text:p>4</text:p>
          </table:table-cell>
          <table:table-cell table:formula="of:=IF([.L11]=&quot;&quot;;0;IF([.L11]&lt;&gt;4;[.L11]*-1;[.L11]))" office:value-type="float" office:value="-1" calcext:value-type="float">
            <text:p>-1</text:p>
          </table:table-cell>
          <table:table-cell table:formula="of:=IF([.M11]=&quot;&quot;;0;IF([.M11]&lt;&gt;4;[.M11]*-1;[.M11]))" office:value-type="float" office:value="0" calcext:value-type="float">
            <text:p>0</text:p>
          </table:table-cell>
          <table:table-cell table:formula="of:=IF([.N11]=&quot;&quot;;0;IF([.N11]&lt;&gt;4;[.N11]*-1;[.N11]))" office:value-type="float" office:value="0" calcext:value-type="float">
            <text:p>0</text:p>
          </table:table-cell>
          <table:table-cell table:formula="of:=IF([.O11]=&quot;&quot;;0;IF([.O11]&lt;&gt;4;[.O11]*-1;[.O11]))" office:value-type="float" office:value="0" calcext:value-type="float">
            <text:p>0</text:p>
          </table:table-cell>
          <table:table-cell table:formula="of:=IF([.P11]=&quot;&quot;;0;IF([.P11]&lt;&gt;4;[.P11]*-1;[.P11]))" office:value-type="float" office:value="0" calcext:value-type="float">
            <text:p>0</text:p>
          </table:table-cell>
          <table:table-cell table:formula="of:=IF([.Q11]=&quot;&quot;;0;IF([.Q11]&lt;&gt;4;[.Q11]*-1;[.Q11]))" office:value-type="float" office:value="0" calcext:value-type="float">
            <text:p>0</text:p>
          </table:table-cell>
          <table:table-cell table:formula="of:=IF([.R11]=&quot;&quot;;0;IF([.R11]&lt;&gt;4;[.R11]*-1;[.R11]))" office:value-type="float" office:value="0" calcext:value-type="float">
            <text:p>0</text:p>
          </table:table-cell>
          <table:table-cell table:formula="of:=IF([.S11]=&quot;&quot;;0;IF([.S11]&lt;&gt;4;[.S11]*-1;[.S11]))" office:value-type="float" office:value="0" calcext:value-type="float">
            <text:p>0</text:p>
          </table:table-cell>
          <table:table-cell table:formula="of:=IF([.T11]=&quot;&quot;;0;IF([.T11]&lt;&gt;4;[.T11]*-1;[.T11]))" office:value-type="float" office:value="0" calcext:value-type="float">
            <text:p>0</text:p>
          </table:table-cell>
          <table:table-cell table:formula="of:=IF([.U11]=&quot;&quot;;0;IF([.U11]&lt;&gt;4;[.U11]*-1;[.U11]))" office:value-type="float" office:value="0" calcext:value-type="float">
            <text:p>0</text:p>
          </table:table-cell>
          <table:table-cell table:formula="of:=IF([.V11]=&quot;&quot;;0;IF([.V11]&lt;&gt;4;[.V11]*-1;[.V11]))" office:value-type="float" office:value="0" calcext:value-type="float">
            <text:p>0</text:p>
          </table:table-cell>
          <table:table-cell table:formula="of:=IF([.W11]=&quot;&quot;;0;IF([.W11]&lt;&gt;4;[.W11]*-1;[.W11]))" office:value-type="float" office:value="-1" calcext:value-type="float">
            <text:p>-1</text:p>
          </table:table-cell>
          <table:table-cell table:formula="of:=IF([.X11]=&quot;&quot;;0;IF([.X11]&lt;&gt;4;[.X11]*-1;[.X11]))" office:value-type="float" office:value="0" calcext:value-type="float">
            <text:p>0</text:p>
          </table:table-cell>
          <table:table-cell table:formula="of:=IF([.Y11]=&quot;&quot;;0;IF([.Y11]&lt;&gt;4;[.Y11]*-1;[.Y11]))" office:value-type="float" office:value="0" calcext:value-type="float">
            <text:p>0</text:p>
          </table:table-cell>
          <table:table-cell table:formula="of:=IF([.Z11]=&quot;&quot;;0;IF([.Z11]&lt;&gt;4;[.Z11]*-1;[.Z11]))" office:value-type="float" office:value="0" calcext:value-type="float">
            <text:p>0</text:p>
          </table:table-cell>
          <table:table-cell table:formula="of:=IF([.AA11]=&quot;&quot;;0;IF([.AA11]&lt;&gt;4;[.AA11]*-1;[.AA11]))" office:value-type="float" office:value="0" calcext:value-type="float">
            <text:p>0</text:p>
          </table:table-cell>
          <table:table-cell table:formula="of:=IF([.AB11]=&quot;&quot;;0;IF([.AB11]&lt;&gt;4;[.AB11]*-1;[.AB11]))" office:value-type="float" office:value="0" calcext:value-type="float">
            <text:p>0</text:p>
          </table:table-cell>
          <table:table-cell table:formula="of:=IF([.AC11]=&quot;&quot;;0;IF([.AC11]&lt;&gt;4;[.AC11]*-1;[.AC11]))" office:value-type="float" office:value="0" calcext:value-type="float">
            <text:p>0</text:p>
          </table:table-cell>
          <table:table-cell table:formula="of:=IF([.AD11]=&quot;&quot;;0;IF([.AD11]&lt;&gt;4;[.AD11]*-1;[.AD11]))" office:value-type="float" office:value="0" calcext:value-type="float">
            <text:p>0</text:p>
          </table:table-cell>
          <table:table-cell table:formula="of:=IF([.AE11]=&quot;&quot;;0;IF([.AE11]&lt;&gt;4;[.AE11]*-1;[.AE11]))" office:value-type="float" office:value="0" calcext:value-type="float">
            <text:p>0</text:p>
          </table:table-cell>
          <table:table-cell table:formula="of:=IF([.AF11]=&quot;&quot;;0;IF([.AF11]&lt;&gt;4;[.AF11]*-1;[.AF11]))" office:value-type="float" office:value="0" calcext:value-type="float">
            <text:p>0</text:p>
          </table:table-cell>
          <table:table-cell table:formula="of:=IF([.AG11]=&quot;&quot;;0;IF([.AG11]&lt;&gt;4;[.AG11]*-1;[.AG11]))" office:value-type="float" office:value="0" calcext:value-type="float">
            <text:p>0</text:p>
          </table:table-cell>
          <table:table-cell table:formula="of:=IF([.AH11]=&quot;&quot;;0;IF([.AH11]&lt;&gt;4;[.AH11]*-1;[.AH11]))" office:value-type="float" office:value="0" calcext:value-type="float">
            <text:p>0</text:p>
          </table:table-cell>
          <table:table-cell table:formula="of:=IF([.AI11]=&quot;&quot;;0;IF([.AI11]&lt;&gt;4;[.AI11]*-1;[.AI11]))" office:value-type="float" office:value="0" calcext:value-type="float">
            <text:p>0</text:p>
          </table:table-cell>
          <table:table-cell table:formula="of:=IF([.AJ11]=&quot;&quot;;0;IF([.AJ11]&lt;&gt;4;[.AJ11]*-1;[.AJ11]))" office:value-type="float" office:value="0" calcext:value-type="float">
            <text:p>0</text:p>
          </table:table-cell>
          <table:table-cell table:formula="of:=IF([.AK11]=&quot;&quot;;0;IF([.AK11]&lt;&gt;4;[.AK11]*-1;[.AK11]))" office:value-type="float" office:value="0" calcext:value-type="float">
            <text:p>0</text:p>
          </table:table-cell>
          <table:table-cell table:formula="of:=IF([.AL11]=&quot;&quot;;0;IF([.AL11]&lt;&gt;4;[.AL11]*-1;[.AL11]))" office:value-type="float" office:value="0" calcext:value-type="float">
            <text:p>0</text:p>
          </table:table-cell>
          <table:table-cell table:formula="of:=IF([.AM11]=&quot;&quot;;0;IF([.AM11]&lt;&gt;4;[.AM11]*-1;[.AM11]))" office:value-type="float" office:value="0" calcext:value-type="float">
            <text:p>0</text:p>
          </table:table-cell>
          <table:table-cell table:formula="of:=IF([.AN11]=&quot;&quot;;0;IF([.AN11]&lt;&gt;4;[.AN11]*-1;[.AN11]))" office:value-type="float" office:value="0" calcext:value-type="float">
            <text:p>0</text:p>
          </table:table-cell>
          <table:table-cell table:formula="of:=IF([.AO11]=&quot;&quot;;0;IF([.AO11]&lt;&gt;4;[.AO11]*-1;[.AO11]))" office:value-type="float" office:value="0" calcext:value-type="float">
            <text:p>0</text:p>
          </table:table-cell>
          <table:table-cell table:formula="of:=IF([.AP11]=&quot;&quot;;0;IF([.AP11]&lt;&gt;4;[.AP11]*-1;[.AP11]))" office:value-type="float" office:value="0" calcext:value-type="float">
            <text:p>0</text:p>
          </table:table-cell>
          <table:table-cell table:formula="of:=IF([.AQ11]=&quot;&quot;;0;IF([.AQ11]&lt;&gt;4;[.AQ11]*-1;[.AQ11]))" office:value-type="float" office:value="0" calcext:value-type="float">
            <text:p>0</text:p>
          </table:table-cell>
          <table:table-cell table:formula="of:=IF([.AR11]=&quot;&quot;;0;IF([.AR11]&lt;&gt;4;[.AR11]*-1;[.AR11]))" office:value-type="float" office:value="0" calcext:value-type="float">
            <text:p>0</text:p>
          </table:table-cell>
          <table:table-cell table:formula="of:=IF([.AS11]=&quot;&quot;;0;IF([.AS11]&lt;&gt;4;[.AS11]*-1;[.AS11]))" office:value-type="float" office:value="0" calcext:value-type="float">
            <text:p>0</text:p>
          </table:table-cell>
          <table:table-cell table:formula="of:=IF([.AT11]=&quot;&quot;;0;IF([.AT11]&lt;&gt;4;[.AT11]*-1;[.AT11]))" office:value-type="float" office:value="0" calcext:value-type="float">
            <text:p>0</text:p>
          </table:table-cell>
          <table:table-cell table:formula="of:=IF([.AU11]=&quot;&quot;;0;IF([.AU11]&lt;&gt;4;[.AU11]*-1;[.AU11]))" office:value-type="float" office:value="0" calcext:value-type="float">
            <text:p>0</text:p>
          </table:table-cell>
          <table:table-cell table:formula="of:=IF([.AV11]=&quot;&quot;;0;IF([.AV11]&lt;&gt;4;[.AV11]*-1;[.AV1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IF([.B12]=&quot;&quot;;0;IF([.B12]&lt;&gt;4;[.B12]*-1;[.B12]))" office:value-type="float" office:value="0" calcext:value-type="float">
            <text:p>0</text:p>
          </table:table-cell>
          <table:table-cell table:formula="of:=IF([.C12]=&quot;&quot;;0;IF([.C12]&lt;&gt;4;[.C12]*-1;[.C12]))" office:value-type="float" office:value="0" calcext:value-type="float">
            <text:p>0</text:p>
          </table:table-cell>
          <table:table-cell table:formula="of:=IF([.D12]=&quot;&quot;;0;IF([.D12]&lt;&gt;4;[.D12]*-1;[.D12]))" office:value-type="float" office:value="0" calcext:value-type="float">
            <text:p>0</text:p>
          </table:table-cell>
          <table:table-cell table:formula="of:=IF([.E12]=&quot;&quot;;0;IF([.E12]&lt;&gt;4;[.E12]*-1;[.E12]))" office:value-type="float" office:value="0" calcext:value-type="float">
            <text:p>0</text:p>
          </table:table-cell>
          <table:table-cell table:formula="of:=IF([.F12]=&quot;&quot;;0;IF([.F12]&lt;&gt;4;[.F12]*-1;[.F12]))" office:value-type="float" office:value="0" calcext:value-type="float">
            <text:p>0</text:p>
          </table:table-cell>
          <table:table-cell table:formula="of:=IF([.G12]=&quot;&quot;;0;IF([.G12]&lt;&gt;4;[.G12]*-1;[.G12]))" office:value-type="float" office:value="0" calcext:value-type="float">
            <text:p>0</text:p>
          </table:table-cell>
          <table:table-cell table:formula="of:=IF([.H12]=&quot;&quot;;0;IF([.H12]&lt;&gt;4;[.H12]*-1;[.H12]))" office:value-type="float" office:value="0" calcext:value-type="float">
            <text:p>0</text:p>
          </table:table-cell>
          <table:table-cell table:formula="of:=IF([.I12]=&quot;&quot;;0;IF([.I12]&lt;&gt;4;[.I12]*-1;[.I12]))" office:value-type="float" office:value="0" calcext:value-type="float">
            <text:p>0</text:p>
          </table:table-cell>
          <table:table-cell table:formula="of:=IF([.J12]=&quot;&quot;;0;IF([.J12]&lt;&gt;4;[.J12]*-1;[.J12]))" office:value-type="float" office:value="0" calcext:value-type="float">
            <text:p>0</text:p>
          </table:table-cell>
          <table:table-cell table:formula="of:=IF([.K12]=&quot;&quot;;0;IF([.K12]&lt;&gt;4;[.K12]*-1;[.K12]))" office:value-type="float" office:value="-1" calcext:value-type="float">
            <text:p>-1</text:p>
          </table:table-cell>
          <table:table-cell table:formula="of:=IF([.L12]=&quot;&quot;;0;IF([.L12]&lt;&gt;4;[.L12]*-1;[.L12]))" office:value-type="float" office:value="4" calcext:value-type="float">
            <text:p>4</text:p>
          </table:table-cell>
          <table:table-cell table:formula="of:=IF([.M12]=&quot;&quot;;0;IF([.M12]&lt;&gt;4;[.M12]*-1;[.M12]))" office:value-type="float" office:value="-1" calcext:value-type="float">
            <text:p>-1</text:p>
          </table:table-cell>
          <table:table-cell table:formula="of:=IF([.N12]=&quot;&quot;;0;IF([.N12]&lt;&gt;4;[.N12]*-1;[.N12]))" office:value-type="float" office:value="0" calcext:value-type="float">
            <text:p>0</text:p>
          </table:table-cell>
          <table:table-cell table:formula="of:=IF([.O12]=&quot;&quot;;0;IF([.O12]&lt;&gt;4;[.O12]*-1;[.O12]))" office:value-type="float" office:value="0" calcext:value-type="float">
            <text:p>0</text:p>
          </table:table-cell>
          <table:table-cell table:formula="of:=IF([.P12]=&quot;&quot;;0;IF([.P12]&lt;&gt;4;[.P12]*-1;[.P12]))" office:value-type="float" office:value="0" calcext:value-type="float">
            <text:p>0</text:p>
          </table:table-cell>
          <table:table-cell table:formula="of:=IF([.Q12]=&quot;&quot;;0;IF([.Q12]&lt;&gt;4;[.Q12]*-1;[.Q12]))" office:value-type="float" office:value="0" calcext:value-type="float">
            <text:p>0</text:p>
          </table:table-cell>
          <table:table-cell table:formula="of:=IF([.R12]=&quot;&quot;;0;IF([.R12]&lt;&gt;4;[.R12]*-1;[.R12]))" office:value-type="float" office:value="0" calcext:value-type="float">
            <text:p>0</text:p>
          </table:table-cell>
          <table:table-cell table:formula="of:=IF([.S12]=&quot;&quot;;0;IF([.S12]&lt;&gt;4;[.S12]*-1;[.S12]))" office:value-type="float" office:value="0" calcext:value-type="float">
            <text:p>0</text:p>
          </table:table-cell>
          <table:table-cell table:formula="of:=IF([.T12]=&quot;&quot;;0;IF([.T12]&lt;&gt;4;[.T12]*-1;[.T12]))" office:value-type="float" office:value="0" calcext:value-type="float">
            <text:p>0</text:p>
          </table:table-cell>
          <table:table-cell table:formula="of:=IF([.U12]=&quot;&quot;;0;IF([.U12]&lt;&gt;4;[.U12]*-1;[.U12]))" office:value-type="float" office:value="0" calcext:value-type="float">
            <text:p>0</text:p>
          </table:table-cell>
          <table:table-cell table:formula="of:=IF([.V12]=&quot;&quot;;0;IF([.V12]&lt;&gt;4;[.V12]*-1;[.V12]))" office:value-type="float" office:value="0" calcext:value-type="float">
            <text:p>0</text:p>
          </table:table-cell>
          <table:table-cell table:formula="of:=IF([.W12]=&quot;&quot;;0;IF([.W12]&lt;&gt;4;[.W12]*-1;[.W12]))" office:value-type="float" office:value="0" calcext:value-type="float">
            <text:p>0</text:p>
          </table:table-cell>
          <table:table-cell table:formula="of:=IF([.X12]=&quot;&quot;;0;IF([.X12]&lt;&gt;4;[.X12]*-1;[.X12]))" office:value-type="float" office:value="-1" calcext:value-type="float">
            <text:p>-1</text:p>
          </table:table-cell>
          <table:table-cell table:formula="of:=IF([.Y12]=&quot;&quot;;0;IF([.Y12]&lt;&gt;4;[.Y12]*-1;[.Y12]))" office:value-type="float" office:value="0" calcext:value-type="float">
            <text:p>0</text:p>
          </table:table-cell>
          <table:table-cell table:formula="of:=IF([.Z12]=&quot;&quot;;0;IF([.Z12]&lt;&gt;4;[.Z12]*-1;[.Z12]))" office:value-type="float" office:value="0" calcext:value-type="float">
            <text:p>0</text:p>
          </table:table-cell>
          <table:table-cell table:formula="of:=IF([.AA12]=&quot;&quot;;0;IF([.AA12]&lt;&gt;4;[.AA12]*-1;[.AA12]))" office:value-type="float" office:value="0" calcext:value-type="float">
            <text:p>0</text:p>
          </table:table-cell>
          <table:table-cell table:formula="of:=IF([.AB12]=&quot;&quot;;0;IF([.AB12]&lt;&gt;4;[.AB12]*-1;[.AB12]))" office:value-type="float" office:value="0" calcext:value-type="float">
            <text:p>0</text:p>
          </table:table-cell>
          <table:table-cell table:formula="of:=IF([.AC12]=&quot;&quot;;0;IF([.AC12]&lt;&gt;4;[.AC12]*-1;[.AC12]))" office:value-type="float" office:value="0" calcext:value-type="float">
            <text:p>0</text:p>
          </table:table-cell>
          <table:table-cell table:formula="of:=IF([.AD12]=&quot;&quot;;0;IF([.AD12]&lt;&gt;4;[.AD12]*-1;[.AD12]))" office:value-type="float" office:value="0" calcext:value-type="float">
            <text:p>0</text:p>
          </table:table-cell>
          <table:table-cell table:formula="of:=IF([.AE12]=&quot;&quot;;0;IF([.AE12]&lt;&gt;4;[.AE12]*-1;[.AE12]))" office:value-type="float" office:value="0" calcext:value-type="float">
            <text:p>0</text:p>
          </table:table-cell>
          <table:table-cell table:formula="of:=IF([.AF12]=&quot;&quot;;0;IF([.AF12]&lt;&gt;4;[.AF12]*-1;[.AF12]))" office:value-type="float" office:value="0" calcext:value-type="float">
            <text:p>0</text:p>
          </table:table-cell>
          <table:table-cell table:formula="of:=IF([.AG12]=&quot;&quot;;0;IF([.AG12]&lt;&gt;4;[.AG12]*-1;[.AG12]))" office:value-type="float" office:value="0" calcext:value-type="float">
            <text:p>0</text:p>
          </table:table-cell>
          <table:table-cell table:formula="of:=IF([.AH12]=&quot;&quot;;0;IF([.AH12]&lt;&gt;4;[.AH12]*-1;[.AH12]))" office:value-type="float" office:value="0" calcext:value-type="float">
            <text:p>0</text:p>
          </table:table-cell>
          <table:table-cell table:formula="of:=IF([.AI12]=&quot;&quot;;0;IF([.AI12]&lt;&gt;4;[.AI12]*-1;[.AI12]))" office:value-type="float" office:value="0" calcext:value-type="float">
            <text:p>0</text:p>
          </table:table-cell>
          <table:table-cell table:formula="of:=IF([.AJ12]=&quot;&quot;;0;IF([.AJ12]&lt;&gt;4;[.AJ12]*-1;[.AJ12]))" office:value-type="float" office:value="0" calcext:value-type="float">
            <text:p>0</text:p>
          </table:table-cell>
          <table:table-cell table:formula="of:=IF([.AK12]=&quot;&quot;;0;IF([.AK12]&lt;&gt;4;[.AK12]*-1;[.AK12]))" office:value-type="float" office:value="0" calcext:value-type="float">
            <text:p>0</text:p>
          </table:table-cell>
          <table:table-cell table:formula="of:=IF([.AL12]=&quot;&quot;;0;IF([.AL12]&lt;&gt;4;[.AL12]*-1;[.AL12]))" office:value-type="float" office:value="0" calcext:value-type="float">
            <text:p>0</text:p>
          </table:table-cell>
          <table:table-cell table:formula="of:=IF([.AM12]=&quot;&quot;;0;IF([.AM12]&lt;&gt;4;[.AM12]*-1;[.AM12]))" office:value-type="float" office:value="0" calcext:value-type="float">
            <text:p>0</text:p>
          </table:table-cell>
          <table:table-cell table:formula="of:=IF([.AN12]=&quot;&quot;;0;IF([.AN12]&lt;&gt;4;[.AN12]*-1;[.AN12]))" office:value-type="float" office:value="0" calcext:value-type="float">
            <text:p>0</text:p>
          </table:table-cell>
          <table:table-cell table:formula="of:=IF([.AO12]=&quot;&quot;;0;IF([.AO12]&lt;&gt;4;[.AO12]*-1;[.AO12]))" office:value-type="float" office:value="0" calcext:value-type="float">
            <text:p>0</text:p>
          </table:table-cell>
          <table:table-cell table:formula="of:=IF([.AP12]=&quot;&quot;;0;IF([.AP12]&lt;&gt;4;[.AP12]*-1;[.AP12]))" office:value-type="float" office:value="0" calcext:value-type="float">
            <text:p>0</text:p>
          </table:table-cell>
          <table:table-cell table:formula="of:=IF([.AQ12]=&quot;&quot;;0;IF([.AQ12]&lt;&gt;4;[.AQ12]*-1;[.AQ12]))" office:value-type="float" office:value="0" calcext:value-type="float">
            <text:p>0</text:p>
          </table:table-cell>
          <table:table-cell table:formula="of:=IF([.AR12]=&quot;&quot;;0;IF([.AR12]&lt;&gt;4;[.AR12]*-1;[.AR12]))" office:value-type="float" office:value="0" calcext:value-type="float">
            <text:p>0</text:p>
          </table:table-cell>
          <table:table-cell table:formula="of:=IF([.AS12]=&quot;&quot;;0;IF([.AS12]&lt;&gt;4;[.AS12]*-1;[.AS12]))" office:value-type="float" office:value="0" calcext:value-type="float">
            <text:p>0</text:p>
          </table:table-cell>
          <table:table-cell table:formula="of:=IF([.AT12]=&quot;&quot;;0;IF([.AT12]&lt;&gt;4;[.AT12]*-1;[.AT12]))" office:value-type="float" office:value="0" calcext:value-type="float">
            <text:p>0</text:p>
          </table:table-cell>
          <table:table-cell table:formula="of:=IF([.AU12]=&quot;&quot;;0;IF([.AU12]&lt;&gt;4;[.AU12]*-1;[.AU12]))" office:value-type="float" office:value="0" calcext:value-type="float">
            <text:p>0</text:p>
          </table:table-cell>
          <table:table-cell table:formula="of:=IF([.AV12]=&quot;&quot;;0;IF([.AV12]&lt;&gt;4;[.AV12]*-1;[.AV1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3]=&quot;&quot;;0;IF([.B13]&lt;&gt;4;[.B13]*-1;[.B13]))" office:value-type="float" office:value="0" calcext:value-type="float">
            <text:p>0</text:p>
          </table:table-cell>
          <table:table-cell table:formula="of:=IF([.C13]=&quot;&quot;;0;IF([.C13]&lt;&gt;4;[.C13]*-1;[.C13]))" office:value-type="float" office:value="0" calcext:value-type="float">
            <text:p>0</text:p>
          </table:table-cell>
          <table:table-cell table:formula="of:=IF([.D13]=&quot;&quot;;0;IF([.D13]&lt;&gt;4;[.D13]*-1;[.D13]))" office:value-type="float" office:value="0" calcext:value-type="float">
            <text:p>0</text:p>
          </table:table-cell>
          <table:table-cell table:formula="of:=IF([.E13]=&quot;&quot;;0;IF([.E13]&lt;&gt;4;[.E13]*-1;[.E13]))" office:value-type="float" office:value="0" calcext:value-type="float">
            <text:p>0</text:p>
          </table:table-cell>
          <table:table-cell table:formula="of:=IF([.F13]=&quot;&quot;;0;IF([.F13]&lt;&gt;4;[.F13]*-1;[.F13]))" office:value-type="float" office:value="0" calcext:value-type="float">
            <text:p>0</text:p>
          </table:table-cell>
          <table:table-cell table:formula="of:=IF([.G13]=&quot;&quot;;0;IF([.G13]&lt;&gt;4;[.G13]*-1;[.G13]))" office:value-type="float" office:value="0" calcext:value-type="float">
            <text:p>0</text:p>
          </table:table-cell>
          <table:table-cell table:formula="of:=IF([.H13]=&quot;&quot;;0;IF([.H13]&lt;&gt;4;[.H13]*-1;[.H13]))" office:value-type="float" office:value="0" calcext:value-type="float">
            <text:p>0</text:p>
          </table:table-cell>
          <table:table-cell table:formula="of:=IF([.I13]=&quot;&quot;;0;IF([.I13]&lt;&gt;4;[.I13]*-1;[.I13]))" office:value-type="float" office:value="0" calcext:value-type="float">
            <text:p>0</text:p>
          </table:table-cell>
          <table:table-cell table:formula="of:=IF([.J13]=&quot;&quot;;0;IF([.J13]&lt;&gt;4;[.J13]*-1;[.J13]))" office:value-type="float" office:value="0" calcext:value-type="float">
            <text:p>0</text:p>
          </table:table-cell>
          <table:table-cell table:formula="of:=IF([.K13]=&quot;&quot;;0;IF([.K13]&lt;&gt;4;[.K13]*-1;[.K13]))" office:value-type="float" office:value="0" calcext:value-type="float">
            <text:p>0</text:p>
          </table:table-cell>
          <table:table-cell table:formula="of:=IF([.L13]=&quot;&quot;;0;IF([.L13]&lt;&gt;4;[.L13]*-1;[.L13]))" office:value-type="float" office:value="-2" calcext:value-type="float">
            <text:p>-2</text:p>
          </table:table-cell>
          <table:table-cell table:formula="of:=IF([.M13]=&quot;&quot;;0;IF([.M13]&lt;&gt;4;[.M13]*-1;[.M13]))" office:value-type="float" office:value="4" calcext:value-type="float">
            <text:p>4</text:p>
          </table:table-cell>
          <table:table-cell table:formula="of:=IF([.N13]=&quot;&quot;;0;IF([.N13]&lt;&gt;4;[.N13]*-1;[.N13]))" office:value-type="float" office:value="0" calcext:value-type="float">
            <text:p>0</text:p>
          </table:table-cell>
          <table:table-cell table:formula="of:=IF([.O13]=&quot;&quot;;0;IF([.O13]&lt;&gt;4;[.O13]*-1;[.O13]))" office:value-type="float" office:value="0" calcext:value-type="float">
            <text:p>0</text:p>
          </table:table-cell>
          <table:table-cell table:formula="of:=IF([.P13]=&quot;&quot;;0;IF([.P13]&lt;&gt;4;[.P13]*-1;[.P13]))" office:value-type="float" office:value="0" calcext:value-type="float">
            <text:p>0</text:p>
          </table:table-cell>
          <table:table-cell table:formula="of:=IF([.Q13]=&quot;&quot;;0;IF([.Q13]&lt;&gt;4;[.Q13]*-1;[.Q13]))" office:value-type="float" office:value="0" calcext:value-type="float">
            <text:p>0</text:p>
          </table:table-cell>
          <table:table-cell table:formula="of:=IF([.R13]=&quot;&quot;;0;IF([.R13]&lt;&gt;4;[.R13]*-1;[.R13]))" office:value-type="float" office:value="0" calcext:value-type="float">
            <text:p>0</text:p>
          </table:table-cell>
          <table:table-cell table:formula="of:=IF([.S13]=&quot;&quot;;0;IF([.S13]&lt;&gt;4;[.S13]*-1;[.S13]))" office:value-type="float" office:value="0" calcext:value-type="float">
            <text:p>0</text:p>
          </table:table-cell>
          <table:table-cell table:formula="of:=IF([.T13]=&quot;&quot;;0;IF([.T13]&lt;&gt;4;[.T13]*-1;[.T13]))" office:value-type="float" office:value="0" calcext:value-type="float">
            <text:p>0</text:p>
          </table:table-cell>
          <table:table-cell table:formula="of:=IF([.U13]=&quot;&quot;;0;IF([.U13]&lt;&gt;4;[.U13]*-1;[.U13]))" office:value-type="float" office:value="0" calcext:value-type="float">
            <text:p>0</text:p>
          </table:table-cell>
          <table:table-cell table:formula="of:=IF([.V13]=&quot;&quot;;0;IF([.V13]&lt;&gt;4;[.V13]*-1;[.V13]))" office:value-type="float" office:value="0" calcext:value-type="float">
            <text:p>0</text:p>
          </table:table-cell>
          <table:table-cell table:formula="of:=IF([.W13]=&quot;&quot;;0;IF([.W13]&lt;&gt;4;[.W13]*-1;[.W13]))" office:value-type="float" office:value="0" calcext:value-type="float">
            <text:p>0</text:p>
          </table:table-cell>
          <table:table-cell table:formula="of:=IF([.X13]=&quot;&quot;;0;IF([.X13]&lt;&gt;4;[.X13]*-1;[.X13]))" office:value-type="float" office:value="0" calcext:value-type="float">
            <text:p>0</text:p>
          </table:table-cell>
          <table:table-cell table:formula="of:=IF([.Y13]=&quot;&quot;;0;IF([.Y13]&lt;&gt;4;[.Y13]*-1;[.Y13]))" office:value-type="float" office:value="-1" calcext:value-type="float">
            <text:p>-1</text:p>
          </table:table-cell>
          <table:table-cell table:formula="of:=IF([.Z13]=&quot;&quot;;0;IF([.Z13]&lt;&gt;4;[.Z13]*-1;[.Z13]))" office:value-type="float" office:value="0" calcext:value-type="float">
            <text:p>0</text:p>
          </table:table-cell>
          <table:table-cell table:formula="of:=IF([.AA13]=&quot;&quot;;0;IF([.AA13]&lt;&gt;4;[.AA13]*-1;[.AA13]))" office:value-type="float" office:value="0" calcext:value-type="float">
            <text:p>0</text:p>
          </table:table-cell>
          <table:table-cell table:formula="of:=IF([.AB13]=&quot;&quot;;0;IF([.AB13]&lt;&gt;4;[.AB13]*-1;[.AB13]))" office:value-type="float" office:value="0" calcext:value-type="float">
            <text:p>0</text:p>
          </table:table-cell>
          <table:table-cell table:formula="of:=IF([.AC13]=&quot;&quot;;0;IF([.AC13]&lt;&gt;4;[.AC13]*-1;[.AC13]))" office:value-type="float" office:value="0" calcext:value-type="float">
            <text:p>0</text:p>
          </table:table-cell>
          <table:table-cell table:formula="of:=IF([.AD13]=&quot;&quot;;0;IF([.AD13]&lt;&gt;4;[.AD13]*-1;[.AD13]))" office:value-type="float" office:value="0" calcext:value-type="float">
            <text:p>0</text:p>
          </table:table-cell>
          <table:table-cell table:formula="of:=IF([.AE13]=&quot;&quot;;0;IF([.AE13]&lt;&gt;4;[.AE13]*-1;[.AE13]))" office:value-type="float" office:value="0" calcext:value-type="float">
            <text:p>0</text:p>
          </table:table-cell>
          <table:table-cell table:formula="of:=IF([.AF13]=&quot;&quot;;0;IF([.AF13]&lt;&gt;4;[.AF13]*-1;[.AF13]))" office:value-type="float" office:value="0" calcext:value-type="float">
            <text:p>0</text:p>
          </table:table-cell>
          <table:table-cell table:formula="of:=IF([.AG13]=&quot;&quot;;0;IF([.AG13]&lt;&gt;4;[.AG13]*-1;[.AG13]))" office:value-type="float" office:value="0" calcext:value-type="float">
            <text:p>0</text:p>
          </table:table-cell>
          <table:table-cell table:formula="of:=IF([.AH13]=&quot;&quot;;0;IF([.AH13]&lt;&gt;4;[.AH13]*-1;[.AH13]))" office:value-type="float" office:value="0" calcext:value-type="float">
            <text:p>0</text:p>
          </table:table-cell>
          <table:table-cell table:formula="of:=IF([.AI13]=&quot;&quot;;0;IF([.AI13]&lt;&gt;4;[.AI13]*-1;[.AI13]))" office:value-type="float" office:value="0" calcext:value-type="float">
            <text:p>0</text:p>
          </table:table-cell>
          <table:table-cell table:formula="of:=IF([.AJ13]=&quot;&quot;;0;IF([.AJ13]&lt;&gt;4;[.AJ13]*-1;[.AJ13]))" office:value-type="float" office:value="0" calcext:value-type="float">
            <text:p>0</text:p>
          </table:table-cell>
          <table:table-cell table:formula="of:=IF([.AK13]=&quot;&quot;;0;IF([.AK13]&lt;&gt;4;[.AK13]*-1;[.AK13]))" office:value-type="float" office:value="0" calcext:value-type="float">
            <text:p>0</text:p>
          </table:table-cell>
          <table:table-cell table:formula="of:=IF([.AL13]=&quot;&quot;;0;IF([.AL13]&lt;&gt;4;[.AL13]*-1;[.AL13]))" office:value-type="float" office:value="0" calcext:value-type="float">
            <text:p>0</text:p>
          </table:table-cell>
          <table:table-cell table:formula="of:=IF([.AM13]=&quot;&quot;;0;IF([.AM13]&lt;&gt;4;[.AM13]*-1;[.AM13]))" office:value-type="float" office:value="0" calcext:value-type="float">
            <text:p>0</text:p>
          </table:table-cell>
          <table:table-cell table:formula="of:=IF([.AN13]=&quot;&quot;;0;IF([.AN13]&lt;&gt;4;[.AN13]*-1;[.AN13]))" office:value-type="float" office:value="0" calcext:value-type="float">
            <text:p>0</text:p>
          </table:table-cell>
          <table:table-cell table:formula="of:=IF([.AO13]=&quot;&quot;;0;IF([.AO13]&lt;&gt;4;[.AO13]*-1;[.AO13]))" office:value-type="float" office:value="0" calcext:value-type="float">
            <text:p>0</text:p>
          </table:table-cell>
          <table:table-cell table:formula="of:=IF([.AP13]=&quot;&quot;;0;IF([.AP13]&lt;&gt;4;[.AP13]*-1;[.AP13]))" office:value-type="float" office:value="0" calcext:value-type="float">
            <text:p>0</text:p>
          </table:table-cell>
          <table:table-cell table:formula="of:=IF([.AQ13]=&quot;&quot;;0;IF([.AQ13]&lt;&gt;4;[.AQ13]*-1;[.AQ13]))" office:value-type="float" office:value="0" calcext:value-type="float">
            <text:p>0</text:p>
          </table:table-cell>
          <table:table-cell table:formula="of:=IF([.AR13]=&quot;&quot;;0;IF([.AR13]&lt;&gt;4;[.AR13]*-1;[.AR13]))" office:value-type="float" office:value="0" calcext:value-type="float">
            <text:p>0</text:p>
          </table:table-cell>
          <table:table-cell table:formula="of:=IF([.AS13]=&quot;&quot;;0;IF([.AS13]&lt;&gt;4;[.AS13]*-1;[.AS13]))" office:value-type="float" office:value="0" calcext:value-type="float">
            <text:p>0</text:p>
          </table:table-cell>
          <table:table-cell table:formula="of:=IF([.AT13]=&quot;&quot;;0;IF([.AT13]&lt;&gt;4;[.AT13]*-1;[.AT13]))" office:value-type="float" office:value="0" calcext:value-type="float">
            <text:p>0</text:p>
          </table:table-cell>
          <table:table-cell table:formula="of:=IF([.AU13]=&quot;&quot;;0;IF([.AU13]&lt;&gt;4;[.AU13]*-1;[.AU13]))" office:value-type="float" office:value="0" calcext:value-type="float">
            <text:p>0</text:p>
          </table:table-cell>
          <table:table-cell table:formula="of:=IF([.AV13]=&quot;&quot;;0;IF([.AV13]&lt;&gt;4;[.AV13]*-1;[.AV1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IF([.B14]=&quot;&quot;;0;IF([.B14]&lt;&gt;4;[.B14]*-1;[.B14]))" office:value-type="float" office:value="-1" calcext:value-type="float">
            <text:p>-1</text:p>
          </table:table-cell>
          <table:table-cell table:formula="of:=IF([.C14]=&quot;&quot;;0;IF([.C14]&lt;&gt;4;[.C14]*-1;[.C14]))" office:value-type="float" office:value="0" calcext:value-type="float">
            <text:p>0</text:p>
          </table:table-cell>
          <table:table-cell table:formula="of:=IF([.D14]=&quot;&quot;;0;IF([.D14]&lt;&gt;4;[.D14]*-1;[.D14]))" office:value-type="float" office:value="0" calcext:value-type="float">
            <text:p>0</text:p>
          </table:table-cell>
          <table:table-cell table:formula="of:=IF([.E14]=&quot;&quot;;0;IF([.E14]&lt;&gt;4;[.E14]*-1;[.E14]))" office:value-type="float" office:value="0" calcext:value-type="float">
            <text:p>0</text:p>
          </table:table-cell>
          <table:table-cell table:formula="of:=IF([.F14]=&quot;&quot;;0;IF([.F14]&lt;&gt;4;[.F14]*-1;[.F14]))" office:value-type="float" office:value="0" calcext:value-type="float">
            <text:p>0</text:p>
          </table:table-cell>
          <table:table-cell table:formula="of:=IF([.G14]=&quot;&quot;;0;IF([.G14]&lt;&gt;4;[.G14]*-1;[.G14]))" office:value-type="float" office:value="0" calcext:value-type="float">
            <text:p>0</text:p>
          </table:table-cell>
          <table:table-cell table:formula="of:=IF([.H14]=&quot;&quot;;0;IF([.H14]&lt;&gt;4;[.H14]*-1;[.H14]))" office:value-type="float" office:value="0" calcext:value-type="float">
            <text:p>0</text:p>
          </table:table-cell>
          <table:table-cell table:formula="of:=IF([.I14]=&quot;&quot;;0;IF([.I14]&lt;&gt;4;[.I14]*-1;[.I14]))" office:value-type="float" office:value="0" calcext:value-type="float">
            <text:p>0</text:p>
          </table:table-cell>
          <table:table-cell table:formula="of:=IF([.J14]=&quot;&quot;;0;IF([.J14]&lt;&gt;4;[.J14]*-1;[.J14]))" office:value-type="float" office:value="0" calcext:value-type="float">
            <text:p>0</text:p>
          </table:table-cell>
          <table:table-cell table:formula="of:=IF([.K14]=&quot;&quot;;0;IF([.K14]&lt;&gt;4;[.K14]*-1;[.K14]))" office:value-type="float" office:value="0" calcext:value-type="float">
            <text:p>0</text:p>
          </table:table-cell>
          <table:table-cell table:formula="of:=IF([.L14]=&quot;&quot;;0;IF([.L14]&lt;&gt;4;[.L14]*-1;[.L14]))" office:value-type="float" office:value="0" calcext:value-type="float">
            <text:p>0</text:p>
          </table:table-cell>
          <table:table-cell table:formula="of:=IF([.M14]=&quot;&quot;;0;IF([.M14]&lt;&gt;4;[.M14]*-1;[.M14]))" office:value-type="float" office:value="0" calcext:value-type="float">
            <text:p>0</text:p>
          </table:table-cell>
          <table:table-cell table:formula="of:=IF([.N14]=&quot;&quot;;0;IF([.N14]&lt;&gt;4;[.N14]*-1;[.N14]))" office:value-type="float" office:value="4" calcext:value-type="float">
            <text:p>4</text:p>
          </table:table-cell>
          <table:table-cell table:formula="of:=IF([.O14]=&quot;&quot;;0;IF([.O14]&lt;&gt;4;[.O14]*-1;[.O14]))" office:value-type="float" office:value="-1" calcext:value-type="float">
            <text:p>-1</text:p>
          </table:table-cell>
          <table:table-cell table:formula="of:=IF([.P14]=&quot;&quot;;0;IF([.P14]&lt;&gt;4;[.P14]*-1;[.P14]))" office:value-type="float" office:value="0" calcext:value-type="float">
            <text:p>0</text:p>
          </table:table-cell>
          <table:table-cell table:formula="of:=IF([.Q14]=&quot;&quot;;0;IF([.Q14]&lt;&gt;4;[.Q14]*-1;[.Q14]))" office:value-type="float" office:value="0" calcext:value-type="float">
            <text:p>0</text:p>
          </table:table-cell>
          <table:table-cell table:formula="of:=IF([.R14]=&quot;&quot;;0;IF([.R14]&lt;&gt;4;[.R14]*-1;[.R14]))" office:value-type="float" office:value="0" calcext:value-type="float">
            <text:p>0</text:p>
          </table:table-cell>
          <table:table-cell table:formula="of:=IF([.S14]=&quot;&quot;;0;IF([.S14]&lt;&gt;4;[.S14]*-1;[.S14]))" office:value-type="float" office:value="0" calcext:value-type="float">
            <text:p>0</text:p>
          </table:table-cell>
          <table:table-cell table:formula="of:=IF([.T14]=&quot;&quot;;0;IF([.T14]&lt;&gt;4;[.T14]*-1;[.T14]))" office:value-type="float" office:value="0" calcext:value-type="float">
            <text:p>0</text:p>
          </table:table-cell>
          <table:table-cell table:formula="of:=IF([.U14]=&quot;&quot;;0;IF([.U14]&lt;&gt;4;[.U14]*-1;[.U14]))" office:value-type="float" office:value="0" calcext:value-type="float">
            <text:p>0</text:p>
          </table:table-cell>
          <table:table-cell table:formula="of:=IF([.V14]=&quot;&quot;;0;IF([.V14]&lt;&gt;4;[.V14]*-1;[.V14]))" office:value-type="float" office:value="0" calcext:value-type="float">
            <text:p>0</text:p>
          </table:table-cell>
          <table:table-cell table:formula="of:=IF([.W14]=&quot;&quot;;0;IF([.W14]&lt;&gt;4;[.W14]*-1;[.W14]))" office:value-type="float" office:value="0" calcext:value-type="float">
            <text:p>0</text:p>
          </table:table-cell>
          <table:table-cell table:formula="of:=IF([.X14]=&quot;&quot;;0;IF([.X14]&lt;&gt;4;[.X14]*-1;[.X14]))" office:value-type="float" office:value="0" calcext:value-type="float">
            <text:p>0</text:p>
          </table:table-cell>
          <table:table-cell table:formula="of:=IF([.Y14]=&quot;&quot;;0;IF([.Y14]&lt;&gt;4;[.Y14]*-1;[.Y14]))" office:value-type="float" office:value="0" calcext:value-type="float">
            <text:p>0</text:p>
          </table:table-cell>
          <table:table-cell table:formula="of:=IF([.Z14]=&quot;&quot;;0;IF([.Z14]&lt;&gt;4;[.Z14]*-1;[.Z14]))" office:value-type="float" office:value="-1" calcext:value-type="float">
            <text:p>-1</text:p>
          </table:table-cell>
          <table:table-cell table:formula="of:=IF([.AA14]=&quot;&quot;;0;IF([.AA14]&lt;&gt;4;[.AA14]*-1;[.AA14]))" office:value-type="float" office:value="0" calcext:value-type="float">
            <text:p>0</text:p>
          </table:table-cell>
          <table:table-cell table:formula="of:=IF([.AB14]=&quot;&quot;;0;IF([.AB14]&lt;&gt;4;[.AB14]*-1;[.AB14]))" office:value-type="float" office:value="0" calcext:value-type="float">
            <text:p>0</text:p>
          </table:table-cell>
          <table:table-cell table:formula="of:=IF([.AC14]=&quot;&quot;;0;IF([.AC14]&lt;&gt;4;[.AC14]*-1;[.AC14]))" office:value-type="float" office:value="0" calcext:value-type="float">
            <text:p>0</text:p>
          </table:table-cell>
          <table:table-cell table:formula="of:=IF([.AD14]=&quot;&quot;;0;IF([.AD14]&lt;&gt;4;[.AD14]*-1;[.AD14]))" office:value-type="float" office:value="0" calcext:value-type="float">
            <text:p>0</text:p>
          </table:table-cell>
          <table:table-cell table:formula="of:=IF([.AE14]=&quot;&quot;;0;IF([.AE14]&lt;&gt;4;[.AE14]*-1;[.AE14]))" office:value-type="float" office:value="0" calcext:value-type="float">
            <text:p>0</text:p>
          </table:table-cell>
          <table:table-cell table:formula="of:=IF([.AF14]=&quot;&quot;;0;IF([.AF14]&lt;&gt;4;[.AF14]*-1;[.AF14]))" office:value-type="float" office:value="0" calcext:value-type="float">
            <text:p>0</text:p>
          </table:table-cell>
          <table:table-cell table:formula="of:=IF([.AG14]=&quot;&quot;;0;IF([.AG14]&lt;&gt;4;[.AG14]*-1;[.AG14]))" office:value-type="float" office:value="0" calcext:value-type="float">
            <text:p>0</text:p>
          </table:table-cell>
          <table:table-cell table:formula="of:=IF([.AH14]=&quot;&quot;;0;IF([.AH14]&lt;&gt;4;[.AH14]*-1;[.AH14]))" office:value-type="float" office:value="0" calcext:value-type="float">
            <text:p>0</text:p>
          </table:table-cell>
          <table:table-cell table:formula="of:=IF([.AI14]=&quot;&quot;;0;IF([.AI14]&lt;&gt;4;[.AI14]*-1;[.AI14]))" office:value-type="float" office:value="0" calcext:value-type="float">
            <text:p>0</text:p>
          </table:table-cell>
          <table:table-cell table:formula="of:=IF([.AJ14]=&quot;&quot;;0;IF([.AJ14]&lt;&gt;4;[.AJ14]*-1;[.AJ14]))" office:value-type="float" office:value="0" calcext:value-type="float">
            <text:p>0</text:p>
          </table:table-cell>
          <table:table-cell table:formula="of:=IF([.AK14]=&quot;&quot;;0;IF([.AK14]&lt;&gt;4;[.AK14]*-1;[.AK14]))" office:value-type="float" office:value="0" calcext:value-type="float">
            <text:p>0</text:p>
          </table:table-cell>
          <table:table-cell table:formula="of:=IF([.AL14]=&quot;&quot;;0;IF([.AL14]&lt;&gt;4;[.AL14]*-1;[.AL14]))" office:value-type="float" office:value="0" calcext:value-type="float">
            <text:p>0</text:p>
          </table:table-cell>
          <table:table-cell table:formula="of:=IF([.AM14]=&quot;&quot;;0;IF([.AM14]&lt;&gt;4;[.AM14]*-1;[.AM14]))" office:value-type="float" office:value="0" calcext:value-type="float">
            <text:p>0</text:p>
          </table:table-cell>
          <table:table-cell table:formula="of:=IF([.AN14]=&quot;&quot;;0;IF([.AN14]&lt;&gt;4;[.AN14]*-1;[.AN14]))" office:value-type="float" office:value="0" calcext:value-type="float">
            <text:p>0</text:p>
          </table:table-cell>
          <table:table-cell table:formula="of:=IF([.AO14]=&quot;&quot;;0;IF([.AO14]&lt;&gt;4;[.AO14]*-1;[.AO14]))" office:value-type="float" office:value="0" calcext:value-type="float">
            <text:p>0</text:p>
          </table:table-cell>
          <table:table-cell table:formula="of:=IF([.AP14]=&quot;&quot;;0;IF([.AP14]&lt;&gt;4;[.AP14]*-1;[.AP14]))" office:value-type="float" office:value="0" calcext:value-type="float">
            <text:p>0</text:p>
          </table:table-cell>
          <table:table-cell table:formula="of:=IF([.AQ14]=&quot;&quot;;0;IF([.AQ14]&lt;&gt;4;[.AQ14]*-1;[.AQ14]))" office:value-type="float" office:value="0" calcext:value-type="float">
            <text:p>0</text:p>
          </table:table-cell>
          <table:table-cell table:formula="of:=IF([.AR14]=&quot;&quot;;0;IF([.AR14]&lt;&gt;4;[.AR14]*-1;[.AR14]))" office:value-type="float" office:value="0" calcext:value-type="float">
            <text:p>0</text:p>
          </table:table-cell>
          <table:table-cell table:formula="of:=IF([.AS14]=&quot;&quot;;0;IF([.AS14]&lt;&gt;4;[.AS14]*-1;[.AS14]))" office:value-type="float" office:value="0" calcext:value-type="float">
            <text:p>0</text:p>
          </table:table-cell>
          <table:table-cell table:formula="of:=IF([.AT14]=&quot;&quot;;0;IF([.AT14]&lt;&gt;4;[.AT14]*-1;[.AT14]))" office:value-type="float" office:value="0" calcext:value-type="float">
            <text:p>0</text:p>
          </table:table-cell>
          <table:table-cell table:formula="of:=IF([.AU14]=&quot;&quot;;0;IF([.AU14]&lt;&gt;4;[.AU14]*-1;[.AU14]))" office:value-type="float" office:value="0" calcext:value-type="float">
            <text:p>0</text:p>
          </table:table-cell>
          <table:table-cell table:formula="of:=IF([.AV14]=&quot;&quot;;0;IF([.AV14]&lt;&gt;4;[.AV14]*-1;[.AV1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15]=&quot;&quot;;0;IF([.B15]&lt;&gt;4;[.B15]*-1;[.B15]))" office:value-type="float" office:value="0" calcext:value-type="float">
            <text:p>0</text:p>
          </table:table-cell>
          <table:table-cell table:formula="of:=IF([.C15]=&quot;&quot;;0;IF([.C15]&lt;&gt;4;[.C15]*-1;[.C15]))" office:value-type="float" office:value="-1" calcext:value-type="float">
            <text:p>-1</text:p>
          </table:table-cell>
          <table:table-cell table:formula="of:=IF([.D15]=&quot;&quot;;0;IF([.D15]&lt;&gt;4;[.D15]*-1;[.D15]))" office:value-type="float" office:value="0" calcext:value-type="float">
            <text:p>0</text:p>
          </table:table-cell>
          <table:table-cell table:formula="of:=IF([.E15]=&quot;&quot;;0;IF([.E15]&lt;&gt;4;[.E15]*-1;[.E15]))" office:value-type="float" office:value="0" calcext:value-type="float">
            <text:p>0</text:p>
          </table:table-cell>
          <table:table-cell table:formula="of:=IF([.F15]=&quot;&quot;;0;IF([.F15]&lt;&gt;4;[.F15]*-1;[.F15]))" office:value-type="float" office:value="0" calcext:value-type="float">
            <text:p>0</text:p>
          </table:table-cell>
          <table:table-cell table:formula="of:=IF([.G15]=&quot;&quot;;0;IF([.G15]&lt;&gt;4;[.G15]*-1;[.G15]))" office:value-type="float" office:value="0" calcext:value-type="float">
            <text:p>0</text:p>
          </table:table-cell>
          <table:table-cell table:formula="of:=IF([.H15]=&quot;&quot;;0;IF([.H15]&lt;&gt;4;[.H15]*-1;[.H15]))" office:value-type="float" office:value="0" calcext:value-type="float">
            <text:p>0</text:p>
          </table:table-cell>
          <table:table-cell table:formula="of:=IF([.I15]=&quot;&quot;;0;IF([.I15]&lt;&gt;4;[.I15]*-1;[.I15]))" office:value-type="float" office:value="0" calcext:value-type="float">
            <text:p>0</text:p>
          </table:table-cell>
          <table:table-cell table:formula="of:=IF([.J15]=&quot;&quot;;0;IF([.J15]&lt;&gt;4;[.J15]*-1;[.J15]))" office:value-type="float" office:value="0" calcext:value-type="float">
            <text:p>0</text:p>
          </table:table-cell>
          <table:table-cell table:formula="of:=IF([.K15]=&quot;&quot;;0;IF([.K15]&lt;&gt;4;[.K15]*-1;[.K15]))" office:value-type="float" office:value="0" calcext:value-type="float">
            <text:p>0</text:p>
          </table:table-cell>
          <table:table-cell table:formula="of:=IF([.L15]=&quot;&quot;;0;IF([.L15]&lt;&gt;4;[.L15]*-1;[.L15]))" office:value-type="float" office:value="0" calcext:value-type="float">
            <text:p>0</text:p>
          </table:table-cell>
          <table:table-cell table:formula="of:=IF([.M15]=&quot;&quot;;0;IF([.M15]&lt;&gt;4;[.M15]*-1;[.M15]))" office:value-type="float" office:value="0" calcext:value-type="float">
            <text:p>0</text:p>
          </table:table-cell>
          <table:table-cell table:formula="of:=IF([.N15]=&quot;&quot;;0;IF([.N15]&lt;&gt;4;[.N15]*-1;[.N15]))" office:value-type="float" office:value="-1" calcext:value-type="float">
            <text:p>-1</text:p>
          </table:table-cell>
          <table:table-cell table:formula="of:=IF([.O15]=&quot;&quot;;0;IF([.O15]&lt;&gt;4;[.O15]*-1;[.O15]))" office:value-type="float" office:value="4" calcext:value-type="float">
            <text:p>4</text:p>
          </table:table-cell>
          <table:table-cell table:formula="of:=IF([.P15]=&quot;&quot;;0;IF([.P15]&lt;&gt;4;[.P15]*-1;[.P15]))" office:value-type="float" office:value="-1" calcext:value-type="float">
            <text:p>-1</text:p>
          </table:table-cell>
          <table:table-cell table:formula="of:=IF([.Q15]=&quot;&quot;;0;IF([.Q15]&lt;&gt;4;[.Q15]*-1;[.Q15]))" office:value-type="float" office:value="0" calcext:value-type="float">
            <text:p>0</text:p>
          </table:table-cell>
          <table:table-cell table:formula="of:=IF([.R15]=&quot;&quot;;0;IF([.R15]&lt;&gt;4;[.R15]*-1;[.R15]))" office:value-type="float" office:value="0" calcext:value-type="float">
            <text:p>0</text:p>
          </table:table-cell>
          <table:table-cell table:formula="of:=IF([.S15]=&quot;&quot;;0;IF([.S15]&lt;&gt;4;[.S15]*-1;[.S15]))" office:value-type="float" office:value="0" calcext:value-type="float">
            <text:p>0</text:p>
          </table:table-cell>
          <table:table-cell table:formula="of:=IF([.T15]=&quot;&quot;;0;IF([.T15]&lt;&gt;4;[.T15]*-1;[.T15]))" office:value-type="float" office:value="0" calcext:value-type="float">
            <text:p>0</text:p>
          </table:table-cell>
          <table:table-cell table:formula="of:=IF([.U15]=&quot;&quot;;0;IF([.U15]&lt;&gt;4;[.U15]*-1;[.U15]))" office:value-type="float" office:value="0" calcext:value-type="float">
            <text:p>0</text:p>
          </table:table-cell>
          <table:table-cell table:formula="of:=IF([.V15]=&quot;&quot;;0;IF([.V15]&lt;&gt;4;[.V15]*-1;[.V15]))" office:value-type="float" office:value="0" calcext:value-type="float">
            <text:p>0</text:p>
          </table:table-cell>
          <table:table-cell table:formula="of:=IF([.W15]=&quot;&quot;;0;IF([.W15]&lt;&gt;4;[.W15]*-1;[.W15]))" office:value-type="float" office:value="0" calcext:value-type="float">
            <text:p>0</text:p>
          </table:table-cell>
          <table:table-cell table:formula="of:=IF([.X15]=&quot;&quot;;0;IF([.X15]&lt;&gt;4;[.X15]*-1;[.X15]))" office:value-type="float" office:value="0" calcext:value-type="float">
            <text:p>0</text:p>
          </table:table-cell>
          <table:table-cell table:formula="of:=IF([.Y15]=&quot;&quot;;0;IF([.Y15]&lt;&gt;4;[.Y15]*-1;[.Y15]))" office:value-type="float" office:value="0" calcext:value-type="float">
            <text:p>0</text:p>
          </table:table-cell>
          <table:table-cell table:formula="of:=IF([.Z15]=&quot;&quot;;0;IF([.Z15]&lt;&gt;4;[.Z15]*-1;[.Z15]))" office:value-type="float" office:value="0" calcext:value-type="float">
            <text:p>0</text:p>
          </table:table-cell>
          <table:table-cell table:formula="of:=IF([.AA15]=&quot;&quot;;0;IF([.AA15]&lt;&gt;4;[.AA15]*-1;[.AA15]))" office:value-type="float" office:value="-1" calcext:value-type="float">
            <text:p>-1</text:p>
          </table:table-cell>
          <table:table-cell table:formula="of:=IF([.AB15]=&quot;&quot;;0;IF([.AB15]&lt;&gt;4;[.AB15]*-1;[.AB15]))" office:value-type="float" office:value="0" calcext:value-type="float">
            <text:p>0</text:p>
          </table:table-cell>
          <table:table-cell table:formula="of:=IF([.AC15]=&quot;&quot;;0;IF([.AC15]&lt;&gt;4;[.AC15]*-1;[.AC15]))" office:value-type="float" office:value="0" calcext:value-type="float">
            <text:p>0</text:p>
          </table:table-cell>
          <table:table-cell table:formula="of:=IF([.AD15]=&quot;&quot;;0;IF([.AD15]&lt;&gt;4;[.AD15]*-1;[.AD15]))" office:value-type="float" office:value="0" calcext:value-type="float">
            <text:p>0</text:p>
          </table:table-cell>
          <table:table-cell table:formula="of:=IF([.AE15]=&quot;&quot;;0;IF([.AE15]&lt;&gt;4;[.AE15]*-1;[.AE15]))" office:value-type="float" office:value="0" calcext:value-type="float">
            <text:p>0</text:p>
          </table:table-cell>
          <table:table-cell table:formula="of:=IF([.AF15]=&quot;&quot;;0;IF([.AF15]&lt;&gt;4;[.AF15]*-1;[.AF15]))" office:value-type="float" office:value="0" calcext:value-type="float">
            <text:p>0</text:p>
          </table:table-cell>
          <table:table-cell table:formula="of:=IF([.AG15]=&quot;&quot;;0;IF([.AG15]&lt;&gt;4;[.AG15]*-1;[.AG15]))" office:value-type="float" office:value="0" calcext:value-type="float">
            <text:p>0</text:p>
          </table:table-cell>
          <table:table-cell table:formula="of:=IF([.AH15]=&quot;&quot;;0;IF([.AH15]&lt;&gt;4;[.AH15]*-1;[.AH15]))" office:value-type="float" office:value="0" calcext:value-type="float">
            <text:p>0</text:p>
          </table:table-cell>
          <table:table-cell table:formula="of:=IF([.AI15]=&quot;&quot;;0;IF([.AI15]&lt;&gt;4;[.AI15]*-1;[.AI15]))" office:value-type="float" office:value="0" calcext:value-type="float">
            <text:p>0</text:p>
          </table:table-cell>
          <table:table-cell table:formula="of:=IF([.AJ15]=&quot;&quot;;0;IF([.AJ15]&lt;&gt;4;[.AJ15]*-1;[.AJ15]))" office:value-type="float" office:value="0" calcext:value-type="float">
            <text:p>0</text:p>
          </table:table-cell>
          <table:table-cell table:formula="of:=IF([.AK15]=&quot;&quot;;0;IF([.AK15]&lt;&gt;4;[.AK15]*-1;[.AK15]))" office:value-type="float" office:value="0" calcext:value-type="float">
            <text:p>0</text:p>
          </table:table-cell>
          <table:table-cell table:formula="of:=IF([.AL15]=&quot;&quot;;0;IF([.AL15]&lt;&gt;4;[.AL15]*-1;[.AL15]))" office:value-type="float" office:value="0" calcext:value-type="float">
            <text:p>0</text:p>
          </table:table-cell>
          <table:table-cell table:formula="of:=IF([.AM15]=&quot;&quot;;0;IF([.AM15]&lt;&gt;4;[.AM15]*-1;[.AM15]))" office:value-type="float" office:value="0" calcext:value-type="float">
            <text:p>0</text:p>
          </table:table-cell>
          <table:table-cell table:formula="of:=IF([.AN15]=&quot;&quot;;0;IF([.AN15]&lt;&gt;4;[.AN15]*-1;[.AN15]))" office:value-type="float" office:value="0" calcext:value-type="float">
            <text:p>0</text:p>
          </table:table-cell>
          <table:table-cell table:formula="of:=IF([.AO15]=&quot;&quot;;0;IF([.AO15]&lt;&gt;4;[.AO15]*-1;[.AO15]))" office:value-type="float" office:value="0" calcext:value-type="float">
            <text:p>0</text:p>
          </table:table-cell>
          <table:table-cell table:formula="of:=IF([.AP15]=&quot;&quot;;0;IF([.AP15]&lt;&gt;4;[.AP15]*-1;[.AP15]))" office:value-type="float" office:value="0" calcext:value-type="float">
            <text:p>0</text:p>
          </table:table-cell>
          <table:table-cell table:formula="of:=IF([.AQ15]=&quot;&quot;;0;IF([.AQ15]&lt;&gt;4;[.AQ15]*-1;[.AQ15]))" office:value-type="float" office:value="0" calcext:value-type="float">
            <text:p>0</text:p>
          </table:table-cell>
          <table:table-cell table:formula="of:=IF([.AR15]=&quot;&quot;;0;IF([.AR15]&lt;&gt;4;[.AR15]*-1;[.AR15]))" office:value-type="float" office:value="0" calcext:value-type="float">
            <text:p>0</text:p>
          </table:table-cell>
          <table:table-cell table:formula="of:=IF([.AS15]=&quot;&quot;;0;IF([.AS15]&lt;&gt;4;[.AS15]*-1;[.AS15]))" office:value-type="float" office:value="0" calcext:value-type="float">
            <text:p>0</text:p>
          </table:table-cell>
          <table:table-cell table:formula="of:=IF([.AT15]=&quot;&quot;;0;IF([.AT15]&lt;&gt;4;[.AT15]*-1;[.AT15]))" office:value-type="float" office:value="0" calcext:value-type="float">
            <text:p>0</text:p>
          </table:table-cell>
          <table:table-cell table:formula="of:=IF([.AU15]=&quot;&quot;;0;IF([.AU15]&lt;&gt;4;[.AU15]*-1;[.AU15]))" office:value-type="float" office:value="0" calcext:value-type="float">
            <text:p>0</text:p>
          </table:table-cell>
          <table:table-cell table:formula="of:=IF([.AV15]=&quot;&quot;;0;IF([.AV15]&lt;&gt;4;[.AV15]*-1;[.AV1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IF([.B16]=&quot;&quot;;0;IF([.B16]&lt;&gt;4;[.B16]*-1;[.B16]))" office:value-type="float" office:value="0" calcext:value-type="float">
            <text:p>0</text:p>
          </table:table-cell>
          <table:table-cell table:formula="of:=IF([.C16]=&quot;&quot;;0;IF([.C16]&lt;&gt;4;[.C16]*-1;[.C16]))" office:value-type="float" office:value="0" calcext:value-type="float">
            <text:p>0</text:p>
          </table:table-cell>
          <table:table-cell table:formula="of:=IF([.D16]=&quot;&quot;;0;IF([.D16]&lt;&gt;4;[.D16]*-1;[.D16]))" office:value-type="float" office:value="-1" calcext:value-type="float">
            <text:p>-1</text:p>
          </table:table-cell>
          <table:table-cell table:formula="of:=IF([.E16]=&quot;&quot;;0;IF([.E16]&lt;&gt;4;[.E16]*-1;[.E16]))" office:value-type="float" office:value="0" calcext:value-type="float">
            <text:p>0</text:p>
          </table:table-cell>
          <table:table-cell table:formula="of:=IF([.F16]=&quot;&quot;;0;IF([.F16]&lt;&gt;4;[.F16]*-1;[.F16]))" office:value-type="float" office:value="0" calcext:value-type="float">
            <text:p>0</text:p>
          </table:table-cell>
          <table:table-cell table:formula="of:=IF([.G16]=&quot;&quot;;0;IF([.G16]&lt;&gt;4;[.G16]*-1;[.G16]))" office:value-type="float" office:value="0" calcext:value-type="float">
            <text:p>0</text:p>
          </table:table-cell>
          <table:table-cell table:formula="of:=IF([.H16]=&quot;&quot;;0;IF([.H16]&lt;&gt;4;[.H16]*-1;[.H16]))" office:value-type="float" office:value="0" calcext:value-type="float">
            <text:p>0</text:p>
          </table:table-cell>
          <table:table-cell table:formula="of:=IF([.I16]=&quot;&quot;;0;IF([.I16]&lt;&gt;4;[.I16]*-1;[.I16]))" office:value-type="float" office:value="0" calcext:value-type="float">
            <text:p>0</text:p>
          </table:table-cell>
          <table:table-cell table:formula="of:=IF([.J16]=&quot;&quot;;0;IF([.J16]&lt;&gt;4;[.J16]*-1;[.J16]))" office:value-type="float" office:value="0" calcext:value-type="float">
            <text:p>0</text:p>
          </table:table-cell>
          <table:table-cell table:formula="of:=IF([.K16]=&quot;&quot;;0;IF([.K16]&lt;&gt;4;[.K16]*-1;[.K16]))" office:value-type="float" office:value="0" calcext:value-type="float">
            <text:p>0</text:p>
          </table:table-cell>
          <table:table-cell table:formula="of:=IF([.L16]=&quot;&quot;;0;IF([.L16]&lt;&gt;4;[.L16]*-1;[.L16]))" office:value-type="float" office:value="0" calcext:value-type="float">
            <text:p>0</text:p>
          </table:table-cell>
          <table:table-cell table:formula="of:=IF([.M16]=&quot;&quot;;0;IF([.M16]&lt;&gt;4;[.M16]*-1;[.M16]))" office:value-type="float" office:value="0" calcext:value-type="float">
            <text:p>0</text:p>
          </table:table-cell>
          <table:table-cell table:formula="of:=IF([.N16]=&quot;&quot;;0;IF([.N16]&lt;&gt;4;[.N16]*-1;[.N16]))" office:value-type="float" office:value="0" calcext:value-type="float">
            <text:p>0</text:p>
          </table:table-cell>
          <table:table-cell table:formula="of:=IF([.O16]=&quot;&quot;;0;IF([.O16]&lt;&gt;4;[.O16]*-1;[.O16]))" office:value-type="float" office:value="-1" calcext:value-type="float">
            <text:p>-1</text:p>
          </table:table-cell>
          <table:table-cell table:formula="of:=IF([.P16]=&quot;&quot;;0;IF([.P16]&lt;&gt;4;[.P16]*-1;[.P16]))" office:value-type="float" office:value="4" calcext:value-type="float">
            <text:p>4</text:p>
          </table:table-cell>
          <table:table-cell table:formula="of:=IF([.Q16]=&quot;&quot;;0;IF([.Q16]&lt;&gt;4;[.Q16]*-1;[.Q16]))" office:value-type="float" office:value="-1" calcext:value-type="float">
            <text:p>-1</text:p>
          </table:table-cell>
          <table:table-cell table:formula="of:=IF([.R16]=&quot;&quot;;0;IF([.R16]&lt;&gt;4;[.R16]*-1;[.R16]))" office:value-type="float" office:value="0" calcext:value-type="float">
            <text:p>0</text:p>
          </table:table-cell>
          <table:table-cell table:formula="of:=IF([.S16]=&quot;&quot;;0;IF([.S16]&lt;&gt;4;[.S16]*-1;[.S16]))" office:value-type="float" office:value="0" calcext:value-type="float">
            <text:p>0</text:p>
          </table:table-cell>
          <table:table-cell table:formula="of:=IF([.T16]=&quot;&quot;;0;IF([.T16]&lt;&gt;4;[.T16]*-1;[.T16]))" office:value-type="float" office:value="0" calcext:value-type="float">
            <text:p>0</text:p>
          </table:table-cell>
          <table:table-cell table:formula="of:=IF([.U16]=&quot;&quot;;0;IF([.U16]&lt;&gt;4;[.U16]*-1;[.U16]))" office:value-type="float" office:value="0" calcext:value-type="float">
            <text:p>0</text:p>
          </table:table-cell>
          <table:table-cell table:formula="of:=IF([.V16]=&quot;&quot;;0;IF([.V16]&lt;&gt;4;[.V16]*-1;[.V16]))" office:value-type="float" office:value="0" calcext:value-type="float">
            <text:p>0</text:p>
          </table:table-cell>
          <table:table-cell table:formula="of:=IF([.W16]=&quot;&quot;;0;IF([.W16]&lt;&gt;4;[.W16]*-1;[.W16]))" office:value-type="float" office:value="0" calcext:value-type="float">
            <text:p>0</text:p>
          </table:table-cell>
          <table:table-cell table:formula="of:=IF([.X16]=&quot;&quot;;0;IF([.X16]&lt;&gt;4;[.X16]*-1;[.X16]))" office:value-type="float" office:value="0" calcext:value-type="float">
            <text:p>0</text:p>
          </table:table-cell>
          <table:table-cell table:formula="of:=IF([.Y16]=&quot;&quot;;0;IF([.Y16]&lt;&gt;4;[.Y16]*-1;[.Y16]))" office:value-type="float" office:value="0" calcext:value-type="float">
            <text:p>0</text:p>
          </table:table-cell>
          <table:table-cell table:formula="of:=IF([.Z16]=&quot;&quot;;0;IF([.Z16]&lt;&gt;4;[.Z16]*-1;[.Z16]))" office:value-type="float" office:value="0" calcext:value-type="float">
            <text:p>0</text:p>
          </table:table-cell>
          <table:table-cell table:formula="of:=IF([.AA16]=&quot;&quot;;0;IF([.AA16]&lt;&gt;4;[.AA16]*-1;[.AA16]))" office:value-type="float" office:value="0" calcext:value-type="float">
            <text:p>0</text:p>
          </table:table-cell>
          <table:table-cell table:formula="of:=IF([.AB16]=&quot;&quot;;0;IF([.AB16]&lt;&gt;4;[.AB16]*-1;[.AB16]))" office:value-type="float" office:value="-1" calcext:value-type="float">
            <text:p>-1</text:p>
          </table:table-cell>
          <table:table-cell table:formula="of:=IF([.AC16]=&quot;&quot;;0;IF([.AC16]&lt;&gt;4;[.AC16]*-1;[.AC16]))" office:value-type="float" office:value="0" calcext:value-type="float">
            <text:p>0</text:p>
          </table:table-cell>
          <table:table-cell table:formula="of:=IF([.AD16]=&quot;&quot;;0;IF([.AD16]&lt;&gt;4;[.AD16]*-1;[.AD16]))" office:value-type="float" office:value="0" calcext:value-type="float">
            <text:p>0</text:p>
          </table:table-cell>
          <table:table-cell table:formula="of:=IF([.AE16]=&quot;&quot;;0;IF([.AE16]&lt;&gt;4;[.AE16]*-1;[.AE16]))" office:value-type="float" office:value="0" calcext:value-type="float">
            <text:p>0</text:p>
          </table:table-cell>
          <table:table-cell table:formula="of:=IF([.AF16]=&quot;&quot;;0;IF([.AF16]&lt;&gt;4;[.AF16]*-1;[.AF16]))" office:value-type="float" office:value="0" calcext:value-type="float">
            <text:p>0</text:p>
          </table:table-cell>
          <table:table-cell table:formula="of:=IF([.AG16]=&quot;&quot;;0;IF([.AG16]&lt;&gt;4;[.AG16]*-1;[.AG16]))" office:value-type="float" office:value="0" calcext:value-type="float">
            <text:p>0</text:p>
          </table:table-cell>
          <table:table-cell table:formula="of:=IF([.AH16]=&quot;&quot;;0;IF([.AH16]&lt;&gt;4;[.AH16]*-1;[.AH16]))" office:value-type="float" office:value="0" calcext:value-type="float">
            <text:p>0</text:p>
          </table:table-cell>
          <table:table-cell table:formula="of:=IF([.AI16]=&quot;&quot;;0;IF([.AI16]&lt;&gt;4;[.AI16]*-1;[.AI16]))" office:value-type="float" office:value="0" calcext:value-type="float">
            <text:p>0</text:p>
          </table:table-cell>
          <table:table-cell table:formula="of:=IF([.AJ16]=&quot;&quot;;0;IF([.AJ16]&lt;&gt;4;[.AJ16]*-1;[.AJ16]))" office:value-type="float" office:value="0" calcext:value-type="float">
            <text:p>0</text:p>
          </table:table-cell>
          <table:table-cell table:formula="of:=IF([.AK16]=&quot;&quot;;0;IF([.AK16]&lt;&gt;4;[.AK16]*-1;[.AK16]))" office:value-type="float" office:value="0" calcext:value-type="float">
            <text:p>0</text:p>
          </table:table-cell>
          <table:table-cell table:formula="of:=IF([.AL16]=&quot;&quot;;0;IF([.AL16]&lt;&gt;4;[.AL16]*-1;[.AL16]))" office:value-type="float" office:value="0" calcext:value-type="float">
            <text:p>0</text:p>
          </table:table-cell>
          <table:table-cell table:formula="of:=IF([.AM16]=&quot;&quot;;0;IF([.AM16]&lt;&gt;4;[.AM16]*-1;[.AM16]))" office:value-type="float" office:value="0" calcext:value-type="float">
            <text:p>0</text:p>
          </table:table-cell>
          <table:table-cell table:formula="of:=IF([.AN16]=&quot;&quot;;0;IF([.AN16]&lt;&gt;4;[.AN16]*-1;[.AN16]))" office:value-type="float" office:value="0" calcext:value-type="float">
            <text:p>0</text:p>
          </table:table-cell>
          <table:table-cell table:formula="of:=IF([.AO16]=&quot;&quot;;0;IF([.AO16]&lt;&gt;4;[.AO16]*-1;[.AO16]))" office:value-type="float" office:value="0" calcext:value-type="float">
            <text:p>0</text:p>
          </table:table-cell>
          <table:table-cell table:formula="of:=IF([.AP16]=&quot;&quot;;0;IF([.AP16]&lt;&gt;4;[.AP16]*-1;[.AP16]))" office:value-type="float" office:value="0" calcext:value-type="float">
            <text:p>0</text:p>
          </table:table-cell>
          <table:table-cell table:formula="of:=IF([.AQ16]=&quot;&quot;;0;IF([.AQ16]&lt;&gt;4;[.AQ16]*-1;[.AQ16]))" office:value-type="float" office:value="0" calcext:value-type="float">
            <text:p>0</text:p>
          </table:table-cell>
          <table:table-cell table:formula="of:=IF([.AR16]=&quot;&quot;;0;IF([.AR16]&lt;&gt;4;[.AR16]*-1;[.AR16]))" office:value-type="float" office:value="0" calcext:value-type="float">
            <text:p>0</text:p>
          </table:table-cell>
          <table:table-cell table:formula="of:=IF([.AS16]=&quot;&quot;;0;IF([.AS16]&lt;&gt;4;[.AS16]*-1;[.AS16]))" office:value-type="float" office:value="0" calcext:value-type="float">
            <text:p>0</text:p>
          </table:table-cell>
          <table:table-cell table:formula="of:=IF([.AT16]=&quot;&quot;;0;IF([.AT16]&lt;&gt;4;[.AT16]*-1;[.AT16]))" office:value-type="float" office:value="0" calcext:value-type="float">
            <text:p>0</text:p>
          </table:table-cell>
          <table:table-cell table:formula="of:=IF([.AU16]=&quot;&quot;;0;IF([.AU16]&lt;&gt;4;[.AU16]*-1;[.AU16]))" office:value-type="float" office:value="0" calcext:value-type="float">
            <text:p>0</text:p>
          </table:table-cell>
          <table:table-cell table:formula="of:=IF([.AV16]=&quot;&quot;;0;IF([.AV16]&lt;&gt;4;[.AV16]*-1;[.AV1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IF([.B17]=&quot;&quot;;0;IF([.B17]&lt;&gt;4;[.B17]*-1;[.B17]))" office:value-type="float" office:value="0" calcext:value-type="float">
            <text:p>0</text:p>
          </table:table-cell>
          <table:table-cell table:formula="of:=IF([.C17]=&quot;&quot;;0;IF([.C17]&lt;&gt;4;[.C17]*-1;[.C17]))" office:value-type="float" office:value="0" calcext:value-type="float">
            <text:p>0</text:p>
          </table:table-cell>
          <table:table-cell table:formula="of:=IF([.D17]=&quot;&quot;;0;IF([.D17]&lt;&gt;4;[.D17]*-1;[.D17]))" office:value-type="float" office:value="0" calcext:value-type="float">
            <text:p>0</text:p>
          </table:table-cell>
          <table:table-cell table:formula="of:=IF([.E17]=&quot;&quot;;0;IF([.E17]&lt;&gt;4;[.E17]*-1;[.E17]))" office:value-type="float" office:value="-1" calcext:value-type="float">
            <text:p>-1</text:p>
          </table:table-cell>
          <table:table-cell table:formula="of:=IF([.F17]=&quot;&quot;;0;IF([.F17]&lt;&gt;4;[.F17]*-1;[.F17]))" office:value-type="float" office:value="0" calcext:value-type="float">
            <text:p>0</text:p>
          </table:table-cell>
          <table:table-cell table:formula="of:=IF([.G17]=&quot;&quot;;0;IF([.G17]&lt;&gt;4;[.G17]*-1;[.G17]))" office:value-type="float" office:value="0" calcext:value-type="float">
            <text:p>0</text:p>
          </table:table-cell>
          <table:table-cell table:formula="of:=IF([.H17]=&quot;&quot;;0;IF([.H17]&lt;&gt;4;[.H17]*-1;[.H17]))" office:value-type="float" office:value="0" calcext:value-type="float">
            <text:p>0</text:p>
          </table:table-cell>
          <table:table-cell table:formula="of:=IF([.I17]=&quot;&quot;;0;IF([.I17]&lt;&gt;4;[.I17]*-1;[.I17]))" office:value-type="float" office:value="0" calcext:value-type="float">
            <text:p>0</text:p>
          </table:table-cell>
          <table:table-cell table:formula="of:=IF([.J17]=&quot;&quot;;0;IF([.J17]&lt;&gt;4;[.J17]*-1;[.J17]))" office:value-type="float" office:value="0" calcext:value-type="float">
            <text:p>0</text:p>
          </table:table-cell>
          <table:table-cell table:formula="of:=IF([.K17]=&quot;&quot;;0;IF([.K17]&lt;&gt;4;[.K17]*-1;[.K17]))" office:value-type="float" office:value="0" calcext:value-type="float">
            <text:p>0</text:p>
          </table:table-cell>
          <table:table-cell table:formula="of:=IF([.L17]=&quot;&quot;;0;IF([.L17]&lt;&gt;4;[.L17]*-1;[.L17]))" office:value-type="float" office:value="0" calcext:value-type="float">
            <text:p>0</text:p>
          </table:table-cell>
          <table:table-cell table:formula="of:=IF([.M17]=&quot;&quot;;0;IF([.M17]&lt;&gt;4;[.M17]*-1;[.M17]))" office:value-type="float" office:value="0" calcext:value-type="float">
            <text:p>0</text:p>
          </table:table-cell>
          <table:table-cell table:formula="of:=IF([.N17]=&quot;&quot;;0;IF([.N17]&lt;&gt;4;[.N17]*-1;[.N17]))" office:value-type="float" office:value="0" calcext:value-type="float">
            <text:p>0</text:p>
          </table:table-cell>
          <table:table-cell table:formula="of:=IF([.O17]=&quot;&quot;;0;IF([.O17]&lt;&gt;4;[.O17]*-1;[.O17]))" office:value-type="float" office:value="0" calcext:value-type="float">
            <text:p>0</text:p>
          </table:table-cell>
          <table:table-cell table:formula="of:=IF([.P17]=&quot;&quot;;0;IF([.P17]&lt;&gt;4;[.P17]*-1;[.P17]))" office:value-type="float" office:value="-1" calcext:value-type="float">
            <text:p>-1</text:p>
          </table:table-cell>
          <table:table-cell table:formula="of:=IF([.Q17]=&quot;&quot;;0;IF([.Q17]&lt;&gt;4;[.Q17]*-1;[.Q17]))" office:value-type="float" office:value="4" calcext:value-type="float">
            <text:p>4</text:p>
          </table:table-cell>
          <table:table-cell table:formula="of:=IF([.R17]=&quot;&quot;;0;IF([.R17]&lt;&gt;4;[.R17]*-1;[.R17]))" office:value-type="float" office:value="-1" calcext:value-type="float">
            <text:p>-1</text:p>
          </table:table-cell>
          <table:table-cell table:formula="of:=IF([.S17]=&quot;&quot;;0;IF([.S17]&lt;&gt;4;[.S17]*-1;[.S17]))" office:value-type="float" office:value="0" calcext:value-type="float">
            <text:p>0</text:p>
          </table:table-cell>
          <table:table-cell table:formula="of:=IF([.T17]=&quot;&quot;;0;IF([.T17]&lt;&gt;4;[.T17]*-1;[.T17]))" office:value-type="float" office:value="0" calcext:value-type="float">
            <text:p>0</text:p>
          </table:table-cell>
          <table:table-cell table:formula="of:=IF([.U17]=&quot;&quot;;0;IF([.U17]&lt;&gt;4;[.U17]*-1;[.U17]))" office:value-type="float" office:value="0" calcext:value-type="float">
            <text:p>0</text:p>
          </table:table-cell>
          <table:table-cell table:formula="of:=IF([.V17]=&quot;&quot;;0;IF([.V17]&lt;&gt;4;[.V17]*-1;[.V17]))" office:value-type="float" office:value="0" calcext:value-type="float">
            <text:p>0</text:p>
          </table:table-cell>
          <table:table-cell table:formula="of:=IF([.W17]=&quot;&quot;;0;IF([.W17]&lt;&gt;4;[.W17]*-1;[.W17]))" office:value-type="float" office:value="0" calcext:value-type="float">
            <text:p>0</text:p>
          </table:table-cell>
          <table:table-cell table:formula="of:=IF([.X17]=&quot;&quot;;0;IF([.X17]&lt;&gt;4;[.X17]*-1;[.X17]))" office:value-type="float" office:value="0" calcext:value-type="float">
            <text:p>0</text:p>
          </table:table-cell>
          <table:table-cell table:formula="of:=IF([.Y17]=&quot;&quot;;0;IF([.Y17]&lt;&gt;4;[.Y17]*-1;[.Y17]))" office:value-type="float" office:value="0" calcext:value-type="float">
            <text:p>0</text:p>
          </table:table-cell>
          <table:table-cell table:formula="of:=IF([.Z17]=&quot;&quot;;0;IF([.Z17]&lt;&gt;4;[.Z17]*-1;[.Z17]))" office:value-type="float" office:value="0" calcext:value-type="float">
            <text:p>0</text:p>
          </table:table-cell>
          <table:table-cell table:formula="of:=IF([.AA17]=&quot;&quot;;0;IF([.AA17]&lt;&gt;4;[.AA17]*-1;[.AA17]))" office:value-type="float" office:value="0" calcext:value-type="float">
            <text:p>0</text:p>
          </table:table-cell>
          <table:table-cell table:formula="of:=IF([.AB17]=&quot;&quot;;0;IF([.AB17]&lt;&gt;4;[.AB17]*-1;[.AB17]))" office:value-type="float" office:value="0" calcext:value-type="float">
            <text:p>0</text:p>
          </table:table-cell>
          <table:table-cell table:formula="of:=IF([.AC17]=&quot;&quot;;0;IF([.AC17]&lt;&gt;4;[.AC17]*-1;[.AC17]))" office:value-type="float" office:value="-1" calcext:value-type="float">
            <text:p>-1</text:p>
          </table:table-cell>
          <table:table-cell table:formula="of:=IF([.AD17]=&quot;&quot;;0;IF([.AD17]&lt;&gt;4;[.AD17]*-1;[.AD17]))" office:value-type="float" office:value="0" calcext:value-type="float">
            <text:p>0</text:p>
          </table:table-cell>
          <table:table-cell table:formula="of:=IF([.AE17]=&quot;&quot;;0;IF([.AE17]&lt;&gt;4;[.AE17]*-1;[.AE17]))" office:value-type="float" office:value="0" calcext:value-type="float">
            <text:p>0</text:p>
          </table:table-cell>
          <table:table-cell table:formula="of:=IF([.AF17]=&quot;&quot;;0;IF([.AF17]&lt;&gt;4;[.AF17]*-1;[.AF17]))" office:value-type="float" office:value="0" calcext:value-type="float">
            <text:p>0</text:p>
          </table:table-cell>
          <table:table-cell table:formula="of:=IF([.AG17]=&quot;&quot;;0;IF([.AG17]&lt;&gt;4;[.AG17]*-1;[.AG17]))" office:value-type="float" office:value="0" calcext:value-type="float">
            <text:p>0</text:p>
          </table:table-cell>
          <table:table-cell table:formula="of:=IF([.AH17]=&quot;&quot;;0;IF([.AH17]&lt;&gt;4;[.AH17]*-1;[.AH17]))" office:value-type="float" office:value="0" calcext:value-type="float">
            <text:p>0</text:p>
          </table:table-cell>
          <table:table-cell table:formula="of:=IF([.AI17]=&quot;&quot;;0;IF([.AI17]&lt;&gt;4;[.AI17]*-1;[.AI17]))" office:value-type="float" office:value="0" calcext:value-type="float">
            <text:p>0</text:p>
          </table:table-cell>
          <table:table-cell table:formula="of:=IF([.AJ17]=&quot;&quot;;0;IF([.AJ17]&lt;&gt;4;[.AJ17]*-1;[.AJ17]))" office:value-type="float" office:value="0" calcext:value-type="float">
            <text:p>0</text:p>
          </table:table-cell>
          <table:table-cell table:formula="of:=IF([.AK17]=&quot;&quot;;0;IF([.AK17]&lt;&gt;4;[.AK17]*-1;[.AK17]))" office:value-type="float" office:value="0" calcext:value-type="float">
            <text:p>0</text:p>
          </table:table-cell>
          <table:table-cell table:formula="of:=IF([.AL17]=&quot;&quot;;0;IF([.AL17]&lt;&gt;4;[.AL17]*-1;[.AL17]))" office:value-type="float" office:value="0" calcext:value-type="float">
            <text:p>0</text:p>
          </table:table-cell>
          <table:table-cell table:formula="of:=IF([.AM17]=&quot;&quot;;0;IF([.AM17]&lt;&gt;4;[.AM17]*-1;[.AM17]))" office:value-type="float" office:value="0" calcext:value-type="float">
            <text:p>0</text:p>
          </table:table-cell>
          <table:table-cell table:formula="of:=IF([.AN17]=&quot;&quot;;0;IF([.AN17]&lt;&gt;4;[.AN17]*-1;[.AN17]))" office:value-type="float" office:value="0" calcext:value-type="float">
            <text:p>0</text:p>
          </table:table-cell>
          <table:table-cell table:formula="of:=IF([.AO17]=&quot;&quot;;0;IF([.AO17]&lt;&gt;4;[.AO17]*-1;[.AO17]))" office:value-type="float" office:value="0" calcext:value-type="float">
            <text:p>0</text:p>
          </table:table-cell>
          <table:table-cell table:formula="of:=IF([.AP17]=&quot;&quot;;0;IF([.AP17]&lt;&gt;4;[.AP17]*-1;[.AP17]))" office:value-type="float" office:value="0" calcext:value-type="float">
            <text:p>0</text:p>
          </table:table-cell>
          <table:table-cell table:formula="of:=IF([.AQ17]=&quot;&quot;;0;IF([.AQ17]&lt;&gt;4;[.AQ17]*-1;[.AQ17]))" office:value-type="float" office:value="0" calcext:value-type="float">
            <text:p>0</text:p>
          </table:table-cell>
          <table:table-cell table:formula="of:=IF([.AR17]=&quot;&quot;;0;IF([.AR17]&lt;&gt;4;[.AR17]*-1;[.AR17]))" office:value-type="float" office:value="0" calcext:value-type="float">
            <text:p>0</text:p>
          </table:table-cell>
          <table:table-cell table:formula="of:=IF([.AS17]=&quot;&quot;;0;IF([.AS17]&lt;&gt;4;[.AS17]*-1;[.AS17]))" office:value-type="float" office:value="0" calcext:value-type="float">
            <text:p>0</text:p>
          </table:table-cell>
          <table:table-cell table:formula="of:=IF([.AT17]=&quot;&quot;;0;IF([.AT17]&lt;&gt;4;[.AT17]*-1;[.AT17]))" office:value-type="float" office:value="0" calcext:value-type="float">
            <text:p>0</text:p>
          </table:table-cell>
          <table:table-cell table:formula="of:=IF([.AU17]=&quot;&quot;;0;IF([.AU17]&lt;&gt;4;[.AU17]*-1;[.AU17]))" office:value-type="float" office:value="0" calcext:value-type="float">
            <text:p>0</text:p>
          </table:table-cell>
          <table:table-cell table:formula="of:=IF([.AV17]=&quot;&quot;;0;IF([.AV17]&lt;&gt;4;[.AV17]*-1;[.AV1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IF([.B18]=&quot;&quot;;0;IF([.B18]&lt;&gt;4;[.B18]*-1;[.B18]))" office:value-type="float" office:value="0" calcext:value-type="float">
            <text:p>0</text:p>
          </table:table-cell>
          <table:table-cell table:formula="of:=IF([.C18]=&quot;&quot;;0;IF([.C18]&lt;&gt;4;[.C18]*-1;[.C18]))" office:value-type="float" office:value="0" calcext:value-type="float">
            <text:p>0</text:p>
          </table:table-cell>
          <table:table-cell table:formula="of:=IF([.D18]=&quot;&quot;;0;IF([.D18]&lt;&gt;4;[.D18]*-1;[.D18]))" office:value-type="float" office:value="0" calcext:value-type="float">
            <text:p>0</text:p>
          </table:table-cell>
          <table:table-cell table:formula="of:=IF([.E18]=&quot;&quot;;0;IF([.E18]&lt;&gt;4;[.E18]*-1;[.E18]))" office:value-type="float" office:value="0" calcext:value-type="float">
            <text:p>0</text:p>
          </table:table-cell>
          <table:table-cell table:formula="of:=IF([.F18]=&quot;&quot;;0;IF([.F18]&lt;&gt;4;[.F18]*-1;[.F18]))" office:value-type="float" office:value="-1" calcext:value-type="float">
            <text:p>-1</text:p>
          </table:table-cell>
          <table:table-cell table:formula="of:=IF([.G18]=&quot;&quot;;0;IF([.G18]&lt;&gt;4;[.G18]*-1;[.G18]))" office:value-type="float" office:value="0" calcext:value-type="float">
            <text:p>0</text:p>
          </table:table-cell>
          <table:table-cell table:formula="of:=IF([.H18]=&quot;&quot;;0;IF([.H18]&lt;&gt;4;[.H18]*-1;[.H18]))" office:value-type="float" office:value="0" calcext:value-type="float">
            <text:p>0</text:p>
          </table:table-cell>
          <table:table-cell table:formula="of:=IF([.I18]=&quot;&quot;;0;IF([.I18]&lt;&gt;4;[.I18]*-1;[.I18]))" office:value-type="float" office:value="0" calcext:value-type="float">
            <text:p>0</text:p>
          </table:table-cell>
          <table:table-cell table:formula="of:=IF([.J18]=&quot;&quot;;0;IF([.J18]&lt;&gt;4;[.J18]*-1;[.J18]))" office:value-type="float" office:value="0" calcext:value-type="float">
            <text:p>0</text:p>
          </table:table-cell>
          <table:table-cell table:formula="of:=IF([.K18]=&quot;&quot;;0;IF([.K18]&lt;&gt;4;[.K18]*-1;[.K18]))" office:value-type="float" office:value="0" calcext:value-type="float">
            <text:p>0</text:p>
          </table:table-cell>
          <table:table-cell table:formula="of:=IF([.L18]=&quot;&quot;;0;IF([.L18]&lt;&gt;4;[.L18]*-1;[.L18]))" office:value-type="float" office:value="0" calcext:value-type="float">
            <text:p>0</text:p>
          </table:table-cell>
          <table:table-cell table:formula="of:=IF([.M18]=&quot;&quot;;0;IF([.M18]&lt;&gt;4;[.M18]*-1;[.M18]))" office:value-type="float" office:value="0" calcext:value-type="float">
            <text:p>0</text:p>
          </table:table-cell>
          <table:table-cell table:formula="of:=IF([.N18]=&quot;&quot;;0;IF([.N18]&lt;&gt;4;[.N18]*-1;[.N18]))" office:value-type="float" office:value="0" calcext:value-type="float">
            <text:p>0</text:p>
          </table:table-cell>
          <table:table-cell table:formula="of:=IF([.O18]=&quot;&quot;;0;IF([.O18]&lt;&gt;4;[.O18]*-1;[.O18]))" office:value-type="float" office:value="0" calcext:value-type="float">
            <text:p>0</text:p>
          </table:table-cell>
          <table:table-cell table:formula="of:=IF([.P18]=&quot;&quot;;0;IF([.P18]&lt;&gt;4;[.P18]*-1;[.P18]))" office:value-type="float" office:value="0" calcext:value-type="float">
            <text:p>0</text:p>
          </table:table-cell>
          <table:table-cell table:formula="of:=IF([.Q18]=&quot;&quot;;0;IF([.Q18]&lt;&gt;4;[.Q18]*-1;[.Q18]))" office:value-type="float" office:value="-1" calcext:value-type="float">
            <text:p>-1</text:p>
          </table:table-cell>
          <table:table-cell table:formula="of:=IF([.R18]=&quot;&quot;;0;IF([.R18]&lt;&gt;4;[.R18]*-1;[.R18]))" office:value-type="float" office:value="4" calcext:value-type="float">
            <text:p>4</text:p>
          </table:table-cell>
          <table:table-cell table:formula="of:=IF([.S18]=&quot;&quot;;0;IF([.S18]&lt;&gt;4;[.S18]*-1;[.S18]))" office:value-type="float" office:value="-1" calcext:value-type="float">
            <text:p>-1</text:p>
          </table:table-cell>
          <table:table-cell table:formula="of:=IF([.T18]=&quot;&quot;;0;IF([.T18]&lt;&gt;4;[.T18]*-1;[.T18]))" office:value-type="float" office:value="0" calcext:value-type="float">
            <text:p>0</text:p>
          </table:table-cell>
          <table:table-cell table:formula="of:=IF([.U18]=&quot;&quot;;0;IF([.U18]&lt;&gt;4;[.U18]*-1;[.U18]))" office:value-type="float" office:value="0" calcext:value-type="float">
            <text:p>0</text:p>
          </table:table-cell>
          <table:table-cell table:formula="of:=IF([.V18]=&quot;&quot;;0;IF([.V18]&lt;&gt;4;[.V18]*-1;[.V18]))" office:value-type="float" office:value="0" calcext:value-type="float">
            <text:p>0</text:p>
          </table:table-cell>
          <table:table-cell table:formula="of:=IF([.W18]=&quot;&quot;;0;IF([.W18]&lt;&gt;4;[.W18]*-1;[.W18]))" office:value-type="float" office:value="0" calcext:value-type="float">
            <text:p>0</text:p>
          </table:table-cell>
          <table:table-cell table:formula="of:=IF([.X18]=&quot;&quot;;0;IF([.X18]&lt;&gt;4;[.X18]*-1;[.X18]))" office:value-type="float" office:value="0" calcext:value-type="float">
            <text:p>0</text:p>
          </table:table-cell>
          <table:table-cell table:formula="of:=IF([.Y18]=&quot;&quot;;0;IF([.Y18]&lt;&gt;4;[.Y18]*-1;[.Y18]))" office:value-type="float" office:value="0" calcext:value-type="float">
            <text:p>0</text:p>
          </table:table-cell>
          <table:table-cell table:formula="of:=IF([.Z18]=&quot;&quot;;0;IF([.Z18]&lt;&gt;4;[.Z18]*-1;[.Z18]))" office:value-type="float" office:value="0" calcext:value-type="float">
            <text:p>0</text:p>
          </table:table-cell>
          <table:table-cell table:formula="of:=IF([.AA18]=&quot;&quot;;0;IF([.AA18]&lt;&gt;4;[.AA18]*-1;[.AA18]))" office:value-type="float" office:value="0" calcext:value-type="float">
            <text:p>0</text:p>
          </table:table-cell>
          <table:table-cell table:formula="of:=IF([.AB18]=&quot;&quot;;0;IF([.AB18]&lt;&gt;4;[.AB18]*-1;[.AB18]))" office:value-type="float" office:value="0" calcext:value-type="float">
            <text:p>0</text:p>
          </table:table-cell>
          <table:table-cell table:formula="of:=IF([.AC18]=&quot;&quot;;0;IF([.AC18]&lt;&gt;4;[.AC18]*-1;[.AC18]))" office:value-type="float" office:value="0" calcext:value-type="float">
            <text:p>0</text:p>
          </table:table-cell>
          <table:table-cell table:formula="of:=IF([.AD18]=&quot;&quot;;0;IF([.AD18]&lt;&gt;4;[.AD18]*-1;[.AD18]))" office:value-type="float" office:value="-1" calcext:value-type="float">
            <text:p>-1</text:p>
          </table:table-cell>
          <table:table-cell table:formula="of:=IF([.AE18]=&quot;&quot;;0;IF([.AE18]&lt;&gt;4;[.AE18]*-1;[.AE18]))" office:value-type="float" office:value="0" calcext:value-type="float">
            <text:p>0</text:p>
          </table:table-cell>
          <table:table-cell table:formula="of:=IF([.AF18]=&quot;&quot;;0;IF([.AF18]&lt;&gt;4;[.AF18]*-1;[.AF18]))" office:value-type="float" office:value="0" calcext:value-type="float">
            <text:p>0</text:p>
          </table:table-cell>
          <table:table-cell table:formula="of:=IF([.AG18]=&quot;&quot;;0;IF([.AG18]&lt;&gt;4;[.AG18]*-1;[.AG18]))" office:value-type="float" office:value="0" calcext:value-type="float">
            <text:p>0</text:p>
          </table:table-cell>
          <table:table-cell table:formula="of:=IF([.AH18]=&quot;&quot;;0;IF([.AH18]&lt;&gt;4;[.AH18]*-1;[.AH18]))" office:value-type="float" office:value="0" calcext:value-type="float">
            <text:p>0</text:p>
          </table:table-cell>
          <table:table-cell table:formula="of:=IF([.AI18]=&quot;&quot;;0;IF([.AI18]&lt;&gt;4;[.AI18]*-1;[.AI18]))" office:value-type="float" office:value="0" calcext:value-type="float">
            <text:p>0</text:p>
          </table:table-cell>
          <table:table-cell table:formula="of:=IF([.AJ18]=&quot;&quot;;0;IF([.AJ18]&lt;&gt;4;[.AJ18]*-1;[.AJ18]))" office:value-type="float" office:value="0" calcext:value-type="float">
            <text:p>0</text:p>
          </table:table-cell>
          <table:table-cell table:formula="of:=IF([.AK18]=&quot;&quot;;0;IF([.AK18]&lt;&gt;4;[.AK18]*-1;[.AK18]))" office:value-type="float" office:value="0" calcext:value-type="float">
            <text:p>0</text:p>
          </table:table-cell>
          <table:table-cell table:formula="of:=IF([.AL18]=&quot;&quot;;0;IF([.AL18]&lt;&gt;4;[.AL18]*-1;[.AL18]))" office:value-type="float" office:value="0" calcext:value-type="float">
            <text:p>0</text:p>
          </table:table-cell>
          <table:table-cell table:formula="of:=IF([.AM18]=&quot;&quot;;0;IF([.AM18]&lt;&gt;4;[.AM18]*-1;[.AM18]))" office:value-type="float" office:value="0" calcext:value-type="float">
            <text:p>0</text:p>
          </table:table-cell>
          <table:table-cell table:formula="of:=IF([.AN18]=&quot;&quot;;0;IF([.AN18]&lt;&gt;4;[.AN18]*-1;[.AN18]))" office:value-type="float" office:value="0" calcext:value-type="float">
            <text:p>0</text:p>
          </table:table-cell>
          <table:table-cell table:formula="of:=IF([.AO18]=&quot;&quot;;0;IF([.AO18]&lt;&gt;4;[.AO18]*-1;[.AO18]))" office:value-type="float" office:value="0" calcext:value-type="float">
            <text:p>0</text:p>
          </table:table-cell>
          <table:table-cell table:formula="of:=IF([.AP18]=&quot;&quot;;0;IF([.AP18]&lt;&gt;4;[.AP18]*-1;[.AP18]))" office:value-type="float" office:value="0" calcext:value-type="float">
            <text:p>0</text:p>
          </table:table-cell>
          <table:table-cell table:formula="of:=IF([.AQ18]=&quot;&quot;;0;IF([.AQ18]&lt;&gt;4;[.AQ18]*-1;[.AQ18]))" office:value-type="float" office:value="0" calcext:value-type="float">
            <text:p>0</text:p>
          </table:table-cell>
          <table:table-cell table:formula="of:=IF([.AR18]=&quot;&quot;;0;IF([.AR18]&lt;&gt;4;[.AR18]*-1;[.AR18]))" office:value-type="float" office:value="0" calcext:value-type="float">
            <text:p>0</text:p>
          </table:table-cell>
          <table:table-cell table:formula="of:=IF([.AS18]=&quot;&quot;;0;IF([.AS18]&lt;&gt;4;[.AS18]*-1;[.AS18]))" office:value-type="float" office:value="0" calcext:value-type="float">
            <text:p>0</text:p>
          </table:table-cell>
          <table:table-cell table:formula="of:=IF([.AT18]=&quot;&quot;;0;IF([.AT18]&lt;&gt;4;[.AT18]*-1;[.AT18]))" office:value-type="float" office:value="0" calcext:value-type="float">
            <text:p>0</text:p>
          </table:table-cell>
          <table:table-cell table:formula="of:=IF([.AU18]=&quot;&quot;;0;IF([.AU18]&lt;&gt;4;[.AU18]*-1;[.AU18]))" office:value-type="float" office:value="0" calcext:value-type="float">
            <text:p>0</text:p>
          </table:table-cell>
          <table:table-cell table:formula="of:=IF([.AV18]=&quot;&quot;;0;IF([.AV18]&lt;&gt;4;[.AV18]*-1;[.AV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19]=&quot;&quot;;0;IF([.B19]&lt;&gt;4;[.B19]*-1;[.B19]))" office:value-type="float" office:value="0" calcext:value-type="float">
            <text:p>0</text:p>
          </table:table-cell>
          <table:table-cell table:formula="of:=IF([.C19]=&quot;&quot;;0;IF([.C19]&lt;&gt;4;[.C19]*-1;[.C19]))" office:value-type="float" office:value="0" calcext:value-type="float">
            <text:p>0</text:p>
          </table:table-cell>
          <table:table-cell table:formula="of:=IF([.D19]=&quot;&quot;;0;IF([.D19]&lt;&gt;4;[.D19]*-1;[.D19]))" office:value-type="float" office:value="0" calcext:value-type="float">
            <text:p>0</text:p>
          </table:table-cell>
          <table:table-cell table:formula="of:=IF([.E19]=&quot;&quot;;0;IF([.E19]&lt;&gt;4;[.E19]*-1;[.E19]))" office:value-type="float" office:value="0" calcext:value-type="float">
            <text:p>0</text:p>
          </table:table-cell>
          <table:table-cell table:formula="of:=IF([.F19]=&quot;&quot;;0;IF([.F19]&lt;&gt;4;[.F19]*-1;[.F19]))" office:value-type="float" office:value="0" calcext:value-type="float">
            <text:p>0</text:p>
          </table:table-cell>
          <table:table-cell table:formula="of:=IF([.G19]=&quot;&quot;;0;IF([.G19]&lt;&gt;4;[.G19]*-1;[.G19]))" office:value-type="float" office:value="-1" calcext:value-type="float">
            <text:p>-1</text:p>
          </table:table-cell>
          <table:table-cell table:formula="of:=IF([.H19]=&quot;&quot;;0;IF([.H19]&lt;&gt;4;[.H19]*-1;[.H19]))" office:value-type="float" office:value="0" calcext:value-type="float">
            <text:p>0</text:p>
          </table:table-cell>
          <table:table-cell table:formula="of:=IF([.I19]=&quot;&quot;;0;IF([.I19]&lt;&gt;4;[.I19]*-1;[.I19]))" office:value-type="float" office:value="0" calcext:value-type="float">
            <text:p>0</text:p>
          </table:table-cell>
          <table:table-cell table:formula="of:=IF([.J19]=&quot;&quot;;0;IF([.J19]&lt;&gt;4;[.J19]*-1;[.J19]))" office:value-type="float" office:value="0" calcext:value-type="float">
            <text:p>0</text:p>
          </table:table-cell>
          <table:table-cell table:formula="of:=IF([.K19]=&quot;&quot;;0;IF([.K19]&lt;&gt;4;[.K19]*-1;[.K19]))" office:value-type="float" office:value="0" calcext:value-type="float">
            <text:p>0</text:p>
          </table:table-cell>
          <table:table-cell table:formula="of:=IF([.L19]=&quot;&quot;;0;IF([.L19]&lt;&gt;4;[.L19]*-1;[.L19]))" office:value-type="float" office:value="0" calcext:value-type="float">
            <text:p>0</text:p>
          </table:table-cell>
          <table:table-cell table:formula="of:=IF([.M19]=&quot;&quot;;0;IF([.M19]&lt;&gt;4;[.M19]*-1;[.M19]))" office:value-type="float" office:value="0" calcext:value-type="float">
            <text:p>0</text:p>
          </table:table-cell>
          <table:table-cell table:formula="of:=IF([.N19]=&quot;&quot;;0;IF([.N19]&lt;&gt;4;[.N19]*-1;[.N19]))" office:value-type="float" office:value="0" calcext:value-type="float">
            <text:p>0</text:p>
          </table:table-cell>
          <table:table-cell table:formula="of:=IF([.O19]=&quot;&quot;;0;IF([.O19]&lt;&gt;4;[.O19]*-1;[.O19]))" office:value-type="float" office:value="0" calcext:value-type="float">
            <text:p>0</text:p>
          </table:table-cell>
          <table:table-cell table:formula="of:=IF([.P19]=&quot;&quot;;0;IF([.P19]&lt;&gt;4;[.P19]*-1;[.P19]))" office:value-type="float" office:value="0" calcext:value-type="float">
            <text:p>0</text:p>
          </table:table-cell>
          <table:table-cell table:formula="of:=IF([.Q19]=&quot;&quot;;0;IF([.Q19]&lt;&gt;4;[.Q19]*-1;[.Q19]))" office:value-type="float" office:value="0" calcext:value-type="float">
            <text:p>0</text:p>
          </table:table-cell>
          <table:table-cell table:formula="of:=IF([.R19]=&quot;&quot;;0;IF([.R19]&lt;&gt;4;[.R19]*-1;[.R19]))" office:value-type="float" office:value="-1" calcext:value-type="float">
            <text:p>-1</text:p>
          </table:table-cell>
          <table:table-cell table:formula="of:=IF([.S19]=&quot;&quot;;0;IF([.S19]&lt;&gt;4;[.S19]*-1;[.S19]))" office:value-type="float" office:value="4" calcext:value-type="float">
            <text:p>4</text:p>
          </table:table-cell>
          <table:table-cell table:formula="of:=IF([.T19]=&quot;&quot;;0;IF([.T19]&lt;&gt;4;[.T19]*-1;[.T19]))" office:value-type="float" office:value="-1" calcext:value-type="float">
            <text:p>-1</text:p>
          </table:table-cell>
          <table:table-cell table:formula="of:=IF([.U19]=&quot;&quot;;0;IF([.U19]&lt;&gt;4;[.U19]*-1;[.U19]))" office:value-type="float" office:value="0" calcext:value-type="float">
            <text:p>0</text:p>
          </table:table-cell>
          <table:table-cell table:formula="of:=IF([.V19]=&quot;&quot;;0;IF([.V19]&lt;&gt;4;[.V19]*-1;[.V19]))" office:value-type="float" office:value="0" calcext:value-type="float">
            <text:p>0</text:p>
          </table:table-cell>
          <table:table-cell table:formula="of:=IF([.W19]=&quot;&quot;;0;IF([.W19]&lt;&gt;4;[.W19]*-1;[.W19]))" office:value-type="float" office:value="0" calcext:value-type="float">
            <text:p>0</text:p>
          </table:table-cell>
          <table:table-cell table:formula="of:=IF([.X19]=&quot;&quot;;0;IF([.X19]&lt;&gt;4;[.X19]*-1;[.X19]))" office:value-type="float" office:value="0" calcext:value-type="float">
            <text:p>0</text:p>
          </table:table-cell>
          <table:table-cell table:formula="of:=IF([.Y19]=&quot;&quot;;0;IF([.Y19]&lt;&gt;4;[.Y19]*-1;[.Y19]))" office:value-type="float" office:value="0" calcext:value-type="float">
            <text:p>0</text:p>
          </table:table-cell>
          <table:table-cell table:formula="of:=IF([.Z19]=&quot;&quot;;0;IF([.Z19]&lt;&gt;4;[.Z19]*-1;[.Z19]))" office:value-type="float" office:value="0" calcext:value-type="float">
            <text:p>0</text:p>
          </table:table-cell>
          <table:table-cell table:formula="of:=IF([.AA19]=&quot;&quot;;0;IF([.AA19]&lt;&gt;4;[.AA19]*-1;[.AA19]))" office:value-type="float" office:value="0" calcext:value-type="float">
            <text:p>0</text:p>
          </table:table-cell>
          <table:table-cell table:formula="of:=IF([.AB19]=&quot;&quot;;0;IF([.AB19]&lt;&gt;4;[.AB19]*-1;[.AB19]))" office:value-type="float" office:value="0" calcext:value-type="float">
            <text:p>0</text:p>
          </table:table-cell>
          <table:table-cell table:formula="of:=IF([.AC19]=&quot;&quot;;0;IF([.AC19]&lt;&gt;4;[.AC19]*-1;[.AC19]))" office:value-type="float" office:value="0" calcext:value-type="float">
            <text:p>0</text:p>
          </table:table-cell>
          <table:table-cell table:formula="of:=IF([.AD19]=&quot;&quot;;0;IF([.AD19]&lt;&gt;4;[.AD19]*-1;[.AD19]))" office:value-type="float" office:value="0" calcext:value-type="float">
            <text:p>0</text:p>
          </table:table-cell>
          <table:table-cell table:formula="of:=IF([.AE19]=&quot;&quot;;0;IF([.AE19]&lt;&gt;4;[.AE19]*-1;[.AE19]))" office:value-type="float" office:value="-1" calcext:value-type="float">
            <text:p>-1</text:p>
          </table:table-cell>
          <table:table-cell table:formula="of:=IF([.AF19]=&quot;&quot;;0;IF([.AF19]&lt;&gt;4;[.AF19]*-1;[.AF19]))" office:value-type="float" office:value="0" calcext:value-type="float">
            <text:p>0</text:p>
          </table:table-cell>
          <table:table-cell table:formula="of:=IF([.AG19]=&quot;&quot;;0;IF([.AG19]&lt;&gt;4;[.AG19]*-1;[.AG19]))" office:value-type="float" office:value="0" calcext:value-type="float">
            <text:p>0</text:p>
          </table:table-cell>
          <table:table-cell table:formula="of:=IF([.AH19]=&quot;&quot;;0;IF([.AH19]&lt;&gt;4;[.AH19]*-1;[.AH19]))" office:value-type="float" office:value="0" calcext:value-type="float">
            <text:p>0</text:p>
          </table:table-cell>
          <table:table-cell table:formula="of:=IF([.AI19]=&quot;&quot;;0;IF([.AI19]&lt;&gt;4;[.AI19]*-1;[.AI19]))" office:value-type="float" office:value="0" calcext:value-type="float">
            <text:p>0</text:p>
          </table:table-cell>
          <table:table-cell table:formula="of:=IF([.AJ19]=&quot;&quot;;0;IF([.AJ19]&lt;&gt;4;[.AJ19]*-1;[.AJ19]))" office:value-type="float" office:value="0" calcext:value-type="float">
            <text:p>0</text:p>
          </table:table-cell>
          <table:table-cell table:formula="of:=IF([.AK19]=&quot;&quot;;0;IF([.AK19]&lt;&gt;4;[.AK19]*-1;[.AK19]))" office:value-type="float" office:value="0" calcext:value-type="float">
            <text:p>0</text:p>
          </table:table-cell>
          <table:table-cell table:formula="of:=IF([.AL19]=&quot;&quot;;0;IF([.AL19]&lt;&gt;4;[.AL19]*-1;[.AL19]))" office:value-type="float" office:value="0" calcext:value-type="float">
            <text:p>0</text:p>
          </table:table-cell>
          <table:table-cell table:formula="of:=IF([.AM19]=&quot;&quot;;0;IF([.AM19]&lt;&gt;4;[.AM19]*-1;[.AM19]))" office:value-type="float" office:value="0" calcext:value-type="float">
            <text:p>0</text:p>
          </table:table-cell>
          <table:table-cell table:formula="of:=IF([.AN19]=&quot;&quot;;0;IF([.AN19]&lt;&gt;4;[.AN19]*-1;[.AN19]))" office:value-type="float" office:value="0" calcext:value-type="float">
            <text:p>0</text:p>
          </table:table-cell>
          <table:table-cell table:formula="of:=IF([.AO19]=&quot;&quot;;0;IF([.AO19]&lt;&gt;4;[.AO19]*-1;[.AO19]))" office:value-type="float" office:value="0" calcext:value-type="float">
            <text:p>0</text:p>
          </table:table-cell>
          <table:table-cell table:formula="of:=IF([.AP19]=&quot;&quot;;0;IF([.AP19]&lt;&gt;4;[.AP19]*-1;[.AP19]))" office:value-type="float" office:value="0" calcext:value-type="float">
            <text:p>0</text:p>
          </table:table-cell>
          <table:table-cell table:formula="of:=IF([.AQ19]=&quot;&quot;;0;IF([.AQ19]&lt;&gt;4;[.AQ19]*-1;[.AQ19]))" office:value-type="float" office:value="0" calcext:value-type="float">
            <text:p>0</text:p>
          </table:table-cell>
          <table:table-cell table:formula="of:=IF([.AR19]=&quot;&quot;;0;IF([.AR19]&lt;&gt;4;[.AR19]*-1;[.AR19]))" office:value-type="float" office:value="0" calcext:value-type="float">
            <text:p>0</text:p>
          </table:table-cell>
          <table:table-cell table:formula="of:=IF([.AS19]=&quot;&quot;;0;IF([.AS19]&lt;&gt;4;[.AS19]*-1;[.AS19]))" office:value-type="float" office:value="0" calcext:value-type="float">
            <text:p>0</text:p>
          </table:table-cell>
          <table:table-cell table:formula="of:=IF([.AT19]=&quot;&quot;;0;IF([.AT19]&lt;&gt;4;[.AT19]*-1;[.AT19]))" office:value-type="float" office:value="0" calcext:value-type="float">
            <text:p>0</text:p>
          </table:table-cell>
          <table:table-cell table:formula="of:=IF([.AU19]=&quot;&quot;;0;IF([.AU19]&lt;&gt;4;[.AU19]*-1;[.AU19]))" office:value-type="float" office:value="0" calcext:value-type="float">
            <text:p>0</text:p>
          </table:table-cell>
          <table:table-cell table:formula="of:=IF([.AV19]=&quot;&quot;;0;IF([.AV19]&lt;&gt;4;[.AV19]*-1;[.AV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IF([.B20]=&quot;&quot;;0;IF([.B20]&lt;&gt;4;[.B20]*-1;[.B20]))" office:value-type="float" office:value="0" calcext:value-type="float">
            <text:p>0</text:p>
          </table:table-cell>
          <table:table-cell table:formula="of:=IF([.C20]=&quot;&quot;;0;IF([.C20]&lt;&gt;4;[.C20]*-1;[.C20]))" office:value-type="float" office:value="0" calcext:value-type="float">
            <text:p>0</text:p>
          </table:table-cell>
          <table:table-cell table:formula="of:=IF([.D20]=&quot;&quot;;0;IF([.D20]&lt;&gt;4;[.D20]*-1;[.D20]))" office:value-type="float" office:value="0" calcext:value-type="float">
            <text:p>0</text:p>
          </table:table-cell>
          <table:table-cell table:formula="of:=IF([.E20]=&quot;&quot;;0;IF([.E20]&lt;&gt;4;[.E20]*-1;[.E20]))" office:value-type="float" office:value="0" calcext:value-type="float">
            <text:p>0</text:p>
          </table:table-cell>
          <table:table-cell table:formula="of:=IF([.F20]=&quot;&quot;;0;IF([.F20]&lt;&gt;4;[.F20]*-1;[.F20]))" office:value-type="float" office:value="0" calcext:value-type="float">
            <text:p>0</text:p>
          </table:table-cell>
          <table:table-cell table:formula="of:=IF([.G20]=&quot;&quot;;0;IF([.G20]&lt;&gt;4;[.G20]*-1;[.G20]))" office:value-type="float" office:value="0" calcext:value-type="float">
            <text:p>0</text:p>
          </table:table-cell>
          <table:table-cell table:formula="of:=IF([.H20]=&quot;&quot;;0;IF([.H20]&lt;&gt;4;[.H20]*-1;[.H20]))" office:value-type="float" office:value="-1" calcext:value-type="float">
            <text:p>-1</text:p>
          </table:table-cell>
          <table:table-cell table:formula="of:=IF([.I20]=&quot;&quot;;0;IF([.I20]&lt;&gt;4;[.I20]*-1;[.I20]))" office:value-type="float" office:value="0" calcext:value-type="float">
            <text:p>0</text:p>
          </table:table-cell>
          <table:table-cell table:formula="of:=IF([.J20]=&quot;&quot;;0;IF([.J20]&lt;&gt;4;[.J20]*-1;[.J20]))" office:value-type="float" office:value="0" calcext:value-type="float">
            <text:p>0</text:p>
          </table:table-cell>
          <table:table-cell table:formula="of:=IF([.K20]=&quot;&quot;;0;IF([.K20]&lt;&gt;4;[.K20]*-1;[.K20]))" office:value-type="float" office:value="0" calcext:value-type="float">
            <text:p>0</text:p>
          </table:table-cell>
          <table:table-cell table:formula="of:=IF([.L20]=&quot;&quot;;0;IF([.L20]&lt;&gt;4;[.L20]*-1;[.L20]))" office:value-type="float" office:value="0" calcext:value-type="float">
            <text:p>0</text:p>
          </table:table-cell>
          <table:table-cell table:formula="of:=IF([.M20]=&quot;&quot;;0;IF([.M20]&lt;&gt;4;[.M20]*-1;[.M20]))" office:value-type="float" office:value="0" calcext:value-type="float">
            <text:p>0</text:p>
          </table:table-cell>
          <table:table-cell table:formula="of:=IF([.N20]=&quot;&quot;;0;IF([.N20]&lt;&gt;4;[.N20]*-1;[.N20]))" office:value-type="float" office:value="0" calcext:value-type="float">
            <text:p>0</text:p>
          </table:table-cell>
          <table:table-cell table:formula="of:=IF([.O20]=&quot;&quot;;0;IF([.O20]&lt;&gt;4;[.O20]*-1;[.O20]))" office:value-type="float" office:value="0" calcext:value-type="float">
            <text:p>0</text:p>
          </table:table-cell>
          <table:table-cell table:formula="of:=IF([.P20]=&quot;&quot;;0;IF([.P20]&lt;&gt;4;[.P20]*-1;[.P20]))" office:value-type="float" office:value="0" calcext:value-type="float">
            <text:p>0</text:p>
          </table:table-cell>
          <table:table-cell table:formula="of:=IF([.Q20]=&quot;&quot;;0;IF([.Q20]&lt;&gt;4;[.Q20]*-1;[.Q20]))" office:value-type="float" office:value="0" calcext:value-type="float">
            <text:p>0</text:p>
          </table:table-cell>
          <table:table-cell table:formula="of:=IF([.R20]=&quot;&quot;;0;IF([.R20]&lt;&gt;4;[.R20]*-1;[.R20]))" office:value-type="float" office:value="0" calcext:value-type="float">
            <text:p>0</text:p>
          </table:table-cell>
          <table:table-cell table:formula="of:=IF([.S20]=&quot;&quot;;0;IF([.S20]&lt;&gt;4;[.S20]*-1;[.S20]))" office:value-type="float" office:value="-1" calcext:value-type="float">
            <text:p>-1</text:p>
          </table:table-cell>
          <table:table-cell table:formula="of:=IF([.T20]=&quot;&quot;;0;IF([.T20]&lt;&gt;4;[.T20]*-1;[.T20]))" office:value-type="float" office:value="4" calcext:value-type="float">
            <text:p>4</text:p>
          </table:table-cell>
          <table:table-cell table:formula="of:=IF([.U20]=&quot;&quot;;0;IF([.U20]&lt;&gt;4;[.U20]*-1;[.U20]))" office:value-type="float" office:value="-1" calcext:value-type="float">
            <text:p>-1</text:p>
          </table:table-cell>
          <table:table-cell table:formula="of:=IF([.V20]=&quot;&quot;;0;IF([.V20]&lt;&gt;4;[.V20]*-1;[.V20]))" office:value-type="float" office:value="0" calcext:value-type="float">
            <text:p>0</text:p>
          </table:table-cell>
          <table:table-cell table:formula="of:=IF([.W20]=&quot;&quot;;0;IF([.W20]&lt;&gt;4;[.W20]*-1;[.W20]))" office:value-type="float" office:value="0" calcext:value-type="float">
            <text:p>0</text:p>
          </table:table-cell>
          <table:table-cell table:formula="of:=IF([.X20]=&quot;&quot;;0;IF([.X20]&lt;&gt;4;[.X20]*-1;[.X20]))" office:value-type="float" office:value="0" calcext:value-type="float">
            <text:p>0</text:p>
          </table:table-cell>
          <table:table-cell table:formula="of:=IF([.Y20]=&quot;&quot;;0;IF([.Y20]&lt;&gt;4;[.Y20]*-1;[.Y20]))" office:value-type="float" office:value="0" calcext:value-type="float">
            <text:p>0</text:p>
          </table:table-cell>
          <table:table-cell table:formula="of:=IF([.Z20]=&quot;&quot;;0;IF([.Z20]&lt;&gt;4;[.Z20]*-1;[.Z20]))" office:value-type="float" office:value="0" calcext:value-type="float">
            <text:p>0</text:p>
          </table:table-cell>
          <table:table-cell table:formula="of:=IF([.AA20]=&quot;&quot;;0;IF([.AA20]&lt;&gt;4;[.AA20]*-1;[.AA20]))" office:value-type="float" office:value="0" calcext:value-type="float">
            <text:p>0</text:p>
          </table:table-cell>
          <table:table-cell table:formula="of:=IF([.AB20]=&quot;&quot;;0;IF([.AB20]&lt;&gt;4;[.AB20]*-1;[.AB20]))" office:value-type="float" office:value="0" calcext:value-type="float">
            <text:p>0</text:p>
          </table:table-cell>
          <table:table-cell table:formula="of:=IF([.AC20]=&quot;&quot;;0;IF([.AC20]&lt;&gt;4;[.AC20]*-1;[.AC20]))" office:value-type="float" office:value="0" calcext:value-type="float">
            <text:p>0</text:p>
          </table:table-cell>
          <table:table-cell table:formula="of:=IF([.AD20]=&quot;&quot;;0;IF([.AD20]&lt;&gt;4;[.AD20]*-1;[.AD20]))" office:value-type="float" office:value="0" calcext:value-type="float">
            <text:p>0</text:p>
          </table:table-cell>
          <table:table-cell table:formula="of:=IF([.AE20]=&quot;&quot;;0;IF([.AE20]&lt;&gt;4;[.AE20]*-1;[.AE20]))" office:value-type="float" office:value="0" calcext:value-type="float">
            <text:p>0</text:p>
          </table:table-cell>
          <table:table-cell table:formula="of:=IF([.AF20]=&quot;&quot;;0;IF([.AF20]&lt;&gt;4;[.AF20]*-1;[.AF20]))" office:value-type="float" office:value="-1" calcext:value-type="float">
            <text:p>-1</text:p>
          </table:table-cell>
          <table:table-cell table:formula="of:=IF([.AG20]=&quot;&quot;;0;IF([.AG20]&lt;&gt;4;[.AG20]*-1;[.AG20]))" office:value-type="float" office:value="0" calcext:value-type="float">
            <text:p>0</text:p>
          </table:table-cell>
          <table:table-cell table:formula="of:=IF([.AH20]=&quot;&quot;;0;IF([.AH20]&lt;&gt;4;[.AH20]*-1;[.AH20]))" office:value-type="float" office:value="0" calcext:value-type="float">
            <text:p>0</text:p>
          </table:table-cell>
          <table:table-cell table:formula="of:=IF([.AI20]=&quot;&quot;;0;IF([.AI20]&lt;&gt;4;[.AI20]*-1;[.AI20]))" office:value-type="float" office:value="0" calcext:value-type="float">
            <text:p>0</text:p>
          </table:table-cell>
          <table:table-cell table:formula="of:=IF([.AJ20]=&quot;&quot;;0;IF([.AJ20]&lt;&gt;4;[.AJ20]*-1;[.AJ20]))" office:value-type="float" office:value="0" calcext:value-type="float">
            <text:p>0</text:p>
          </table:table-cell>
          <table:table-cell table:formula="of:=IF([.AK20]=&quot;&quot;;0;IF([.AK20]&lt;&gt;4;[.AK20]*-1;[.AK20]))" office:value-type="float" office:value="0" calcext:value-type="float">
            <text:p>0</text:p>
          </table:table-cell>
          <table:table-cell table:formula="of:=IF([.AL20]=&quot;&quot;;0;IF([.AL20]&lt;&gt;4;[.AL20]*-1;[.AL20]))" office:value-type="float" office:value="0" calcext:value-type="float">
            <text:p>0</text:p>
          </table:table-cell>
          <table:table-cell table:formula="of:=IF([.AM20]=&quot;&quot;;0;IF([.AM20]&lt;&gt;4;[.AM20]*-1;[.AM20]))" office:value-type="float" office:value="0" calcext:value-type="float">
            <text:p>0</text:p>
          </table:table-cell>
          <table:table-cell table:formula="of:=IF([.AN20]=&quot;&quot;;0;IF([.AN20]&lt;&gt;4;[.AN20]*-1;[.AN20]))" office:value-type="float" office:value="0" calcext:value-type="float">
            <text:p>0</text:p>
          </table:table-cell>
          <table:table-cell table:formula="of:=IF([.AO20]=&quot;&quot;;0;IF([.AO20]&lt;&gt;4;[.AO20]*-1;[.AO20]))" office:value-type="float" office:value="0" calcext:value-type="float">
            <text:p>0</text:p>
          </table:table-cell>
          <table:table-cell table:formula="of:=IF([.AP20]=&quot;&quot;;0;IF([.AP20]&lt;&gt;4;[.AP20]*-1;[.AP20]))" office:value-type="float" office:value="0" calcext:value-type="float">
            <text:p>0</text:p>
          </table:table-cell>
          <table:table-cell table:formula="of:=IF([.AQ20]=&quot;&quot;;0;IF([.AQ20]&lt;&gt;4;[.AQ20]*-1;[.AQ20]))" office:value-type="float" office:value="0" calcext:value-type="float">
            <text:p>0</text:p>
          </table:table-cell>
          <table:table-cell table:formula="of:=IF([.AR20]=&quot;&quot;;0;IF([.AR20]&lt;&gt;4;[.AR20]*-1;[.AR20]))" office:value-type="float" office:value="0" calcext:value-type="float">
            <text:p>0</text:p>
          </table:table-cell>
          <table:table-cell table:formula="of:=IF([.AS20]=&quot;&quot;;0;IF([.AS20]&lt;&gt;4;[.AS20]*-1;[.AS20]))" office:value-type="float" office:value="0" calcext:value-type="float">
            <text:p>0</text:p>
          </table:table-cell>
          <table:table-cell table:formula="of:=IF([.AT20]=&quot;&quot;;0;IF([.AT20]&lt;&gt;4;[.AT20]*-1;[.AT20]))" office:value-type="float" office:value="0" calcext:value-type="float">
            <text:p>0</text:p>
          </table:table-cell>
          <table:table-cell table:formula="of:=IF([.AU20]=&quot;&quot;;0;IF([.AU20]&lt;&gt;4;[.AU20]*-1;[.AU20]))" office:value-type="float" office:value="0" calcext:value-type="float">
            <text:p>0</text:p>
          </table:table-cell>
          <table:table-cell table:formula="of:=IF([.AV20]=&quot;&quot;;0;IF([.AV20]&lt;&gt;4;[.AV20]*-1;[.AV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IF([.B21]=&quot;&quot;;0;IF([.B21]&lt;&gt;4;[.B21]*-1;[.B21]))" office:value-type="float" office:value="0" calcext:value-type="float">
            <text:p>0</text:p>
          </table:table-cell>
          <table:table-cell table:formula="of:=IF([.C21]=&quot;&quot;;0;IF([.C21]&lt;&gt;4;[.C21]*-1;[.C21]))" office:value-type="float" office:value="0" calcext:value-type="float">
            <text:p>0</text:p>
          </table:table-cell>
          <table:table-cell table:formula="of:=IF([.D21]=&quot;&quot;;0;IF([.D21]&lt;&gt;4;[.D21]*-1;[.D21]))" office:value-type="float" office:value="0" calcext:value-type="float">
            <text:p>0</text:p>
          </table:table-cell>
          <table:table-cell table:formula="of:=IF([.E21]=&quot;&quot;;0;IF([.E21]&lt;&gt;4;[.E21]*-1;[.E21]))" office:value-type="float" office:value="0" calcext:value-type="float">
            <text:p>0</text:p>
          </table:table-cell>
          <table:table-cell table:formula="of:=IF([.F21]=&quot;&quot;;0;IF([.F21]&lt;&gt;4;[.F21]*-1;[.F21]))" office:value-type="float" office:value="0" calcext:value-type="float">
            <text:p>0</text:p>
          </table:table-cell>
          <table:table-cell table:formula="of:=IF([.G21]=&quot;&quot;;0;IF([.G21]&lt;&gt;4;[.G21]*-1;[.G21]))" office:value-type="float" office:value="0" calcext:value-type="float">
            <text:p>0</text:p>
          </table:table-cell>
          <table:table-cell table:formula="of:=IF([.H21]=&quot;&quot;;0;IF([.H21]&lt;&gt;4;[.H21]*-1;[.H21]))" office:value-type="float" office:value="0" calcext:value-type="float">
            <text:p>0</text:p>
          </table:table-cell>
          <table:table-cell table:formula="of:=IF([.I21]=&quot;&quot;;0;IF([.I21]&lt;&gt;4;[.I21]*-1;[.I21]))" office:value-type="float" office:value="-1" calcext:value-type="float">
            <text:p>-1</text:p>
          </table:table-cell>
          <table:table-cell table:formula="of:=IF([.J21]=&quot;&quot;;0;IF([.J21]&lt;&gt;4;[.J21]*-1;[.J21]))" office:value-type="float" office:value="0" calcext:value-type="float">
            <text:p>0</text:p>
          </table:table-cell>
          <table:table-cell table:formula="of:=IF([.K21]=&quot;&quot;;0;IF([.K21]&lt;&gt;4;[.K21]*-1;[.K21]))" office:value-type="float" office:value="0" calcext:value-type="float">
            <text:p>0</text:p>
          </table:table-cell>
          <table:table-cell table:formula="of:=IF([.L21]=&quot;&quot;;0;IF([.L21]&lt;&gt;4;[.L21]*-1;[.L21]))" office:value-type="float" office:value="0" calcext:value-type="float">
            <text:p>0</text:p>
          </table:table-cell>
          <table:table-cell table:formula="of:=IF([.M21]=&quot;&quot;;0;IF([.M21]&lt;&gt;4;[.M21]*-1;[.M21]))" office:value-type="float" office:value="0" calcext:value-type="float">
            <text:p>0</text:p>
          </table:table-cell>
          <table:table-cell table:formula="of:=IF([.N21]=&quot;&quot;;0;IF([.N21]&lt;&gt;4;[.N21]*-1;[.N21]))" office:value-type="float" office:value="0" calcext:value-type="float">
            <text:p>0</text:p>
          </table:table-cell>
          <table:table-cell table:formula="of:=IF([.O21]=&quot;&quot;;0;IF([.O21]&lt;&gt;4;[.O21]*-1;[.O21]))" office:value-type="float" office:value="0" calcext:value-type="float">
            <text:p>0</text:p>
          </table:table-cell>
          <table:table-cell table:formula="of:=IF([.P21]=&quot;&quot;;0;IF([.P21]&lt;&gt;4;[.P21]*-1;[.P21]))" office:value-type="float" office:value="0" calcext:value-type="float">
            <text:p>0</text:p>
          </table:table-cell>
          <table:table-cell table:formula="of:=IF([.Q21]=&quot;&quot;;0;IF([.Q21]&lt;&gt;4;[.Q21]*-1;[.Q21]))" office:value-type="float" office:value="0" calcext:value-type="float">
            <text:p>0</text:p>
          </table:table-cell>
          <table:table-cell table:formula="of:=IF([.R21]=&quot;&quot;;0;IF([.R21]&lt;&gt;4;[.R21]*-1;[.R21]))" office:value-type="float" office:value="0" calcext:value-type="float">
            <text:p>0</text:p>
          </table:table-cell>
          <table:table-cell table:formula="of:=IF([.S21]=&quot;&quot;;0;IF([.S21]&lt;&gt;4;[.S21]*-1;[.S21]))" office:value-type="float" office:value="0" calcext:value-type="float">
            <text:p>0</text:p>
          </table:table-cell>
          <table:table-cell table:formula="of:=IF([.T21]=&quot;&quot;;0;IF([.T21]&lt;&gt;4;[.T21]*-1;[.T21]))" office:value-type="float" office:value="-1" calcext:value-type="float">
            <text:p>-1</text:p>
          </table:table-cell>
          <table:table-cell table:formula="of:=IF([.U21]=&quot;&quot;;0;IF([.U21]&lt;&gt;4;[.U21]*-1;[.U21]))" office:value-type="float" office:value="4" calcext:value-type="float">
            <text:p>4</text:p>
          </table:table-cell>
          <table:table-cell table:formula="of:=IF([.V21]=&quot;&quot;;0;IF([.V21]&lt;&gt;4;[.V21]*-1;[.V21]))" office:value-type="float" office:value="-1" calcext:value-type="float">
            <text:p>-1</text:p>
          </table:table-cell>
          <table:table-cell table:formula="of:=IF([.W21]=&quot;&quot;;0;IF([.W21]&lt;&gt;4;[.W21]*-1;[.W21]))" office:value-type="float" office:value="0" calcext:value-type="float">
            <text:p>0</text:p>
          </table:table-cell>
          <table:table-cell table:formula="of:=IF([.X21]=&quot;&quot;;0;IF([.X21]&lt;&gt;4;[.X21]*-1;[.X21]))" office:value-type="float" office:value="0" calcext:value-type="float">
            <text:p>0</text:p>
          </table:table-cell>
          <table:table-cell table:formula="of:=IF([.Y21]=&quot;&quot;;0;IF([.Y21]&lt;&gt;4;[.Y21]*-1;[.Y21]))" office:value-type="float" office:value="0" calcext:value-type="float">
            <text:p>0</text:p>
          </table:table-cell>
          <table:table-cell table:formula="of:=IF([.Z21]=&quot;&quot;;0;IF([.Z21]&lt;&gt;4;[.Z21]*-1;[.Z21]))" office:value-type="float" office:value="0" calcext:value-type="float">
            <text:p>0</text:p>
          </table:table-cell>
          <table:table-cell table:formula="of:=IF([.AA21]=&quot;&quot;;0;IF([.AA21]&lt;&gt;4;[.AA21]*-1;[.AA21]))" office:value-type="float" office:value="0" calcext:value-type="float">
            <text:p>0</text:p>
          </table:table-cell>
          <table:table-cell table:formula="of:=IF([.AB21]=&quot;&quot;;0;IF([.AB21]&lt;&gt;4;[.AB21]*-1;[.AB21]))" office:value-type="float" office:value="0" calcext:value-type="float">
            <text:p>0</text:p>
          </table:table-cell>
          <table:table-cell table:formula="of:=IF([.AC21]=&quot;&quot;;0;IF([.AC21]&lt;&gt;4;[.AC21]*-1;[.AC21]))" office:value-type="float" office:value="0" calcext:value-type="float">
            <text:p>0</text:p>
          </table:table-cell>
          <table:table-cell table:formula="of:=IF([.AD21]=&quot;&quot;;0;IF([.AD21]&lt;&gt;4;[.AD21]*-1;[.AD21]))" office:value-type="float" office:value="0" calcext:value-type="float">
            <text:p>0</text:p>
          </table:table-cell>
          <table:table-cell table:formula="of:=IF([.AE21]=&quot;&quot;;0;IF([.AE21]&lt;&gt;4;[.AE21]*-1;[.AE21]))" office:value-type="float" office:value="0" calcext:value-type="float">
            <text:p>0</text:p>
          </table:table-cell>
          <table:table-cell table:formula="of:=IF([.AF21]=&quot;&quot;;0;IF([.AF21]&lt;&gt;4;[.AF21]*-1;[.AF21]))" office:value-type="float" office:value="0" calcext:value-type="float">
            <text:p>0</text:p>
          </table:table-cell>
          <table:table-cell table:formula="of:=IF([.AG21]=&quot;&quot;;0;IF([.AG21]&lt;&gt;4;[.AG21]*-1;[.AG21]))" office:value-type="float" office:value="-1" calcext:value-type="float">
            <text:p>-1</text:p>
          </table:table-cell>
          <table:table-cell table:formula="of:=IF([.AH21]=&quot;&quot;;0;IF([.AH21]&lt;&gt;4;[.AH21]*-1;[.AH21]))" office:value-type="float" office:value="0" calcext:value-type="float">
            <text:p>0</text:p>
          </table:table-cell>
          <table:table-cell table:formula="of:=IF([.AI21]=&quot;&quot;;0;IF([.AI21]&lt;&gt;4;[.AI21]*-1;[.AI21]))" office:value-type="float" office:value="0" calcext:value-type="float">
            <text:p>0</text:p>
          </table:table-cell>
          <table:table-cell table:formula="of:=IF([.AJ21]=&quot;&quot;;0;IF([.AJ21]&lt;&gt;4;[.AJ21]*-1;[.AJ21]))" office:value-type="float" office:value="0" calcext:value-type="float">
            <text:p>0</text:p>
          </table:table-cell>
          <table:table-cell table:formula="of:=IF([.AK21]=&quot;&quot;;0;IF([.AK21]&lt;&gt;4;[.AK21]*-1;[.AK21]))" office:value-type="float" office:value="0" calcext:value-type="float">
            <text:p>0</text:p>
          </table:table-cell>
          <table:table-cell table:formula="of:=IF([.AL21]=&quot;&quot;;0;IF([.AL21]&lt;&gt;4;[.AL21]*-1;[.AL21]))" office:value-type="float" office:value="0" calcext:value-type="float">
            <text:p>0</text:p>
          </table:table-cell>
          <table:table-cell table:formula="of:=IF([.AM21]=&quot;&quot;;0;IF([.AM21]&lt;&gt;4;[.AM21]*-1;[.AM21]))" office:value-type="float" office:value="0" calcext:value-type="float">
            <text:p>0</text:p>
          </table:table-cell>
          <table:table-cell table:formula="of:=IF([.AN21]=&quot;&quot;;0;IF([.AN21]&lt;&gt;4;[.AN21]*-1;[.AN21]))" office:value-type="float" office:value="0" calcext:value-type="float">
            <text:p>0</text:p>
          </table:table-cell>
          <table:table-cell table:formula="of:=IF([.AO21]=&quot;&quot;;0;IF([.AO21]&lt;&gt;4;[.AO21]*-1;[.AO21]))" office:value-type="float" office:value="0" calcext:value-type="float">
            <text:p>0</text:p>
          </table:table-cell>
          <table:table-cell table:formula="of:=IF([.AP21]=&quot;&quot;;0;IF([.AP21]&lt;&gt;4;[.AP21]*-1;[.AP21]))" office:value-type="float" office:value="0" calcext:value-type="float">
            <text:p>0</text:p>
          </table:table-cell>
          <table:table-cell table:formula="of:=IF([.AQ21]=&quot;&quot;;0;IF([.AQ21]&lt;&gt;4;[.AQ21]*-1;[.AQ21]))" office:value-type="float" office:value="0" calcext:value-type="float">
            <text:p>0</text:p>
          </table:table-cell>
          <table:table-cell table:formula="of:=IF([.AR21]=&quot;&quot;;0;IF([.AR21]&lt;&gt;4;[.AR21]*-1;[.AR21]))" office:value-type="float" office:value="0" calcext:value-type="float">
            <text:p>0</text:p>
          </table:table-cell>
          <table:table-cell table:formula="of:=IF([.AS21]=&quot;&quot;;0;IF([.AS21]&lt;&gt;4;[.AS21]*-1;[.AS21]))" office:value-type="float" office:value="0" calcext:value-type="float">
            <text:p>0</text:p>
          </table:table-cell>
          <table:table-cell table:formula="of:=IF([.AT21]=&quot;&quot;;0;IF([.AT21]&lt;&gt;4;[.AT21]*-1;[.AT21]))" office:value-type="float" office:value="0" calcext:value-type="float">
            <text:p>0</text:p>
          </table:table-cell>
          <table:table-cell table:formula="of:=IF([.AU21]=&quot;&quot;;0;IF([.AU21]&lt;&gt;4;[.AU21]*-1;[.AU21]))" office:value-type="float" office:value="0" calcext:value-type="float">
            <text:p>0</text:p>
          </table:table-cell>
          <table:table-cell table:formula="of:=IF([.AV21]=&quot;&quot;;0;IF([.AV21]&lt;&gt;4;[.AV21]*-1;[.AV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22]=&quot;&quot;;0;IF([.B22]&lt;&gt;4;[.B22]*-1;[.B22]))" office:value-type="float" office:value="0" calcext:value-type="float">
            <text:p>0</text:p>
          </table:table-cell>
          <table:table-cell table:formula="of:=IF([.C22]=&quot;&quot;;0;IF([.C22]&lt;&gt;4;[.C22]*-1;[.C22]))" office:value-type="float" office:value="0" calcext:value-type="float">
            <text:p>0</text:p>
          </table:table-cell>
          <table:table-cell table:formula="of:=IF([.D22]=&quot;&quot;;0;IF([.D22]&lt;&gt;4;[.D22]*-1;[.D22]))" office:value-type="float" office:value="0" calcext:value-type="float">
            <text:p>0</text:p>
          </table:table-cell>
          <table:table-cell table:formula="of:=IF([.E22]=&quot;&quot;;0;IF([.E22]&lt;&gt;4;[.E22]*-1;[.E22]))" office:value-type="float" office:value="0" calcext:value-type="float">
            <text:p>0</text:p>
          </table:table-cell>
          <table:table-cell table:formula="of:=IF([.F22]=&quot;&quot;;0;IF([.F22]&lt;&gt;4;[.F22]*-1;[.F22]))" office:value-type="float" office:value="0" calcext:value-type="float">
            <text:p>0</text:p>
          </table:table-cell>
          <table:table-cell table:formula="of:=IF([.G22]=&quot;&quot;;0;IF([.G22]&lt;&gt;4;[.G22]*-1;[.G22]))" office:value-type="float" office:value="0" calcext:value-type="float">
            <text:p>0</text:p>
          </table:table-cell>
          <table:table-cell table:formula="of:=IF([.H22]=&quot;&quot;;0;IF([.H22]&lt;&gt;4;[.H22]*-1;[.H22]))" office:value-type="float" office:value="0" calcext:value-type="float">
            <text:p>0</text:p>
          </table:table-cell>
          <table:table-cell table:formula="of:=IF([.I22]=&quot;&quot;;0;IF([.I22]&lt;&gt;4;[.I22]*-1;[.I22]))" office:value-type="float" office:value="0" calcext:value-type="float">
            <text:p>0</text:p>
          </table:table-cell>
          <table:table-cell table:formula="of:=IF([.J22]=&quot;&quot;;0;IF([.J22]&lt;&gt;4;[.J22]*-1;[.J22]))" office:value-type="float" office:value="-1" calcext:value-type="float">
            <text:p>-1</text:p>
          </table:table-cell>
          <table:table-cell table:formula="of:=IF([.K22]=&quot;&quot;;0;IF([.K22]&lt;&gt;4;[.K22]*-1;[.K22]))" office:value-type="float" office:value="0" calcext:value-type="float">
            <text:p>0</text:p>
          </table:table-cell>
          <table:table-cell table:formula="of:=IF([.L22]=&quot;&quot;;0;IF([.L22]&lt;&gt;4;[.L22]*-1;[.L22]))" office:value-type="float" office:value="0" calcext:value-type="float">
            <text:p>0</text:p>
          </table:table-cell>
          <table:table-cell table:formula="of:=IF([.M22]=&quot;&quot;;0;IF([.M22]&lt;&gt;4;[.M22]*-1;[.M22]))" office:value-type="float" office:value="0" calcext:value-type="float">
            <text:p>0</text:p>
          </table:table-cell>
          <table:table-cell table:formula="of:=IF([.N22]=&quot;&quot;;0;IF([.N22]&lt;&gt;4;[.N22]*-1;[.N22]))" office:value-type="float" office:value="0" calcext:value-type="float">
            <text:p>0</text:p>
          </table:table-cell>
          <table:table-cell table:formula="of:=IF([.O22]=&quot;&quot;;0;IF([.O22]&lt;&gt;4;[.O22]*-1;[.O22]))" office:value-type="float" office:value="0" calcext:value-type="float">
            <text:p>0</text:p>
          </table:table-cell>
          <table:table-cell table:formula="of:=IF([.P22]=&quot;&quot;;0;IF([.P22]&lt;&gt;4;[.P22]*-1;[.P22]))" office:value-type="float" office:value="0" calcext:value-type="float">
            <text:p>0</text:p>
          </table:table-cell>
          <table:table-cell table:formula="of:=IF([.Q22]=&quot;&quot;;0;IF([.Q22]&lt;&gt;4;[.Q22]*-1;[.Q22]))" office:value-type="float" office:value="0" calcext:value-type="float">
            <text:p>0</text:p>
          </table:table-cell>
          <table:table-cell table:formula="of:=IF([.R22]=&quot;&quot;;0;IF([.R22]&lt;&gt;4;[.R22]*-1;[.R22]))" office:value-type="float" office:value="0" calcext:value-type="float">
            <text:p>0</text:p>
          </table:table-cell>
          <table:table-cell table:formula="of:=IF([.S22]=&quot;&quot;;0;IF([.S22]&lt;&gt;4;[.S22]*-1;[.S22]))" office:value-type="float" office:value="0" calcext:value-type="float">
            <text:p>0</text:p>
          </table:table-cell>
          <table:table-cell table:formula="of:=IF([.T22]=&quot;&quot;;0;IF([.T22]&lt;&gt;4;[.T22]*-1;[.T22]))" office:value-type="float" office:value="0" calcext:value-type="float">
            <text:p>0</text:p>
          </table:table-cell>
          <table:table-cell table:formula="of:=IF([.U22]=&quot;&quot;;0;IF([.U22]&lt;&gt;4;[.U22]*-1;[.U22]))" office:value-type="float" office:value="-1" calcext:value-type="float">
            <text:p>-1</text:p>
          </table:table-cell>
          <table:table-cell table:formula="of:=IF([.V22]=&quot;&quot;;0;IF([.V22]&lt;&gt;4;[.V22]*-1;[.V22]))" office:value-type="float" office:value="4" calcext:value-type="float">
            <text:p>4</text:p>
          </table:table-cell>
          <table:table-cell table:formula="of:=IF([.W22]=&quot;&quot;;0;IF([.W22]&lt;&gt;4;[.W22]*-1;[.W22]))" office:value-type="float" office:value="-1" calcext:value-type="float">
            <text:p>-1</text:p>
          </table:table-cell>
          <table:table-cell table:formula="of:=IF([.X22]=&quot;&quot;;0;IF([.X22]&lt;&gt;4;[.X22]*-1;[.X22]))" office:value-type="float" office:value="0" calcext:value-type="float">
            <text:p>0</text:p>
          </table:table-cell>
          <table:table-cell table:formula="of:=IF([.Y22]=&quot;&quot;;0;IF([.Y22]&lt;&gt;4;[.Y22]*-1;[.Y22]))" office:value-type="float" office:value="0" calcext:value-type="float">
            <text:p>0</text:p>
          </table:table-cell>
          <table:table-cell table:formula="of:=IF([.Z22]=&quot;&quot;;0;IF([.Z22]&lt;&gt;4;[.Z22]*-1;[.Z22]))" office:value-type="float" office:value="0" calcext:value-type="float">
            <text:p>0</text:p>
          </table:table-cell>
          <table:table-cell table:formula="of:=IF([.AA22]=&quot;&quot;;0;IF([.AA22]&lt;&gt;4;[.AA22]*-1;[.AA22]))" office:value-type="float" office:value="0" calcext:value-type="float">
            <text:p>0</text:p>
          </table:table-cell>
          <table:table-cell table:formula="of:=IF([.AB22]=&quot;&quot;;0;IF([.AB22]&lt;&gt;4;[.AB22]*-1;[.AB22]))" office:value-type="float" office:value="0" calcext:value-type="float">
            <text:p>0</text:p>
          </table:table-cell>
          <table:table-cell table:formula="of:=IF([.AC22]=&quot;&quot;;0;IF([.AC22]&lt;&gt;4;[.AC22]*-1;[.AC22]))" office:value-type="float" office:value="0" calcext:value-type="float">
            <text:p>0</text:p>
          </table:table-cell>
          <table:table-cell table:formula="of:=IF([.AD22]=&quot;&quot;;0;IF([.AD22]&lt;&gt;4;[.AD22]*-1;[.AD22]))" office:value-type="float" office:value="0" calcext:value-type="float">
            <text:p>0</text:p>
          </table:table-cell>
          <table:table-cell table:formula="of:=IF([.AE22]=&quot;&quot;;0;IF([.AE22]&lt;&gt;4;[.AE22]*-1;[.AE22]))" office:value-type="float" office:value="0" calcext:value-type="float">
            <text:p>0</text:p>
          </table:table-cell>
          <table:table-cell table:formula="of:=IF([.AF22]=&quot;&quot;;0;IF([.AF22]&lt;&gt;4;[.AF22]*-1;[.AF22]))" office:value-type="float" office:value="0" calcext:value-type="float">
            <text:p>0</text:p>
          </table:table-cell>
          <table:table-cell table:formula="of:=IF([.AG22]=&quot;&quot;;0;IF([.AG22]&lt;&gt;4;[.AG22]*-1;[.AG22]))" office:value-type="float" office:value="0" calcext:value-type="float">
            <text:p>0</text:p>
          </table:table-cell>
          <table:table-cell table:formula="of:=IF([.AH22]=&quot;&quot;;0;IF([.AH22]&lt;&gt;4;[.AH22]*-1;[.AH22]))" office:value-type="float" office:value="-1" calcext:value-type="float">
            <text:p>-1</text:p>
          </table:table-cell>
          <table:table-cell table:formula="of:=IF([.AI22]=&quot;&quot;;0;IF([.AI22]&lt;&gt;4;[.AI22]*-1;[.AI22]))" office:value-type="float" office:value="0" calcext:value-type="float">
            <text:p>0</text:p>
          </table:table-cell>
          <table:table-cell table:formula="of:=IF([.AJ22]=&quot;&quot;;0;IF([.AJ22]&lt;&gt;4;[.AJ22]*-1;[.AJ22]))" office:value-type="float" office:value="0" calcext:value-type="float">
            <text:p>0</text:p>
          </table:table-cell>
          <table:table-cell table:formula="of:=IF([.AK22]=&quot;&quot;;0;IF([.AK22]&lt;&gt;4;[.AK22]*-1;[.AK22]))" office:value-type="float" office:value="0" calcext:value-type="float">
            <text:p>0</text:p>
          </table:table-cell>
          <table:table-cell table:formula="of:=IF([.AL22]=&quot;&quot;;0;IF([.AL22]&lt;&gt;4;[.AL22]*-1;[.AL22]))" office:value-type="float" office:value="0" calcext:value-type="float">
            <text:p>0</text:p>
          </table:table-cell>
          <table:table-cell table:formula="of:=IF([.AM22]=&quot;&quot;;0;IF([.AM22]&lt;&gt;4;[.AM22]*-1;[.AM22]))" office:value-type="float" office:value="0" calcext:value-type="float">
            <text:p>0</text:p>
          </table:table-cell>
          <table:table-cell table:formula="of:=IF([.AN22]=&quot;&quot;;0;IF([.AN22]&lt;&gt;4;[.AN22]*-1;[.AN22]))" office:value-type="float" office:value="0" calcext:value-type="float">
            <text:p>0</text:p>
          </table:table-cell>
          <table:table-cell table:formula="of:=IF([.AO22]=&quot;&quot;;0;IF([.AO22]&lt;&gt;4;[.AO22]*-1;[.AO22]))" office:value-type="float" office:value="0" calcext:value-type="float">
            <text:p>0</text:p>
          </table:table-cell>
          <table:table-cell table:formula="of:=IF([.AP22]=&quot;&quot;;0;IF([.AP22]&lt;&gt;4;[.AP22]*-1;[.AP22]))" office:value-type="float" office:value="0" calcext:value-type="float">
            <text:p>0</text:p>
          </table:table-cell>
          <table:table-cell table:formula="of:=IF([.AQ22]=&quot;&quot;;0;IF([.AQ22]&lt;&gt;4;[.AQ22]*-1;[.AQ22]))" office:value-type="float" office:value="0" calcext:value-type="float">
            <text:p>0</text:p>
          </table:table-cell>
          <table:table-cell table:formula="of:=IF([.AR22]=&quot;&quot;;0;IF([.AR22]&lt;&gt;4;[.AR22]*-1;[.AR22]))" office:value-type="float" office:value="0" calcext:value-type="float">
            <text:p>0</text:p>
          </table:table-cell>
          <table:table-cell table:formula="of:=IF([.AS22]=&quot;&quot;;0;IF([.AS22]&lt;&gt;4;[.AS22]*-1;[.AS22]))" office:value-type="float" office:value="0" calcext:value-type="float">
            <text:p>0</text:p>
          </table:table-cell>
          <table:table-cell table:formula="of:=IF([.AT22]=&quot;&quot;;0;IF([.AT22]&lt;&gt;4;[.AT22]*-1;[.AT22]))" office:value-type="float" office:value="0" calcext:value-type="float">
            <text:p>0</text:p>
          </table:table-cell>
          <table:table-cell table:formula="of:=IF([.AU22]=&quot;&quot;;0;IF([.AU22]&lt;&gt;4;[.AU22]*-1;[.AU22]))" office:value-type="float" office:value="0" calcext:value-type="float">
            <text:p>0</text:p>
          </table:table-cell>
          <table:table-cell table:formula="of:=IF([.AV22]=&quot;&quot;;0;IF([.AV22]&lt;&gt;4;[.AV22]*-1;[.AV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IF([.B23]=&quot;&quot;;0;IF([.B23]&lt;&gt;4;[.B23]*-1;[.B23]))" office:value-type="float" office:value="0" calcext:value-type="float">
            <text:p>0</text:p>
          </table:table-cell>
          <table:table-cell table:formula="of:=IF([.C23]=&quot;&quot;;0;IF([.C23]&lt;&gt;4;[.C23]*-1;[.C23]))" office:value-type="float" office:value="0" calcext:value-type="float">
            <text:p>0</text:p>
          </table:table-cell>
          <table:table-cell table:formula="of:=IF([.D23]=&quot;&quot;;0;IF([.D23]&lt;&gt;4;[.D23]*-1;[.D23]))" office:value-type="float" office:value="0" calcext:value-type="float">
            <text:p>0</text:p>
          </table:table-cell>
          <table:table-cell table:formula="of:=IF([.E23]=&quot;&quot;;0;IF([.E23]&lt;&gt;4;[.E23]*-1;[.E23]))" office:value-type="float" office:value="0" calcext:value-type="float">
            <text:p>0</text:p>
          </table:table-cell>
          <table:table-cell table:formula="of:=IF([.F23]=&quot;&quot;;0;IF([.F23]&lt;&gt;4;[.F23]*-1;[.F23]))" office:value-type="float" office:value="0" calcext:value-type="float">
            <text:p>0</text:p>
          </table:table-cell>
          <table:table-cell table:formula="of:=IF([.G23]=&quot;&quot;;0;IF([.G23]&lt;&gt;4;[.G23]*-1;[.G23]))" office:value-type="float" office:value="0" calcext:value-type="float">
            <text:p>0</text:p>
          </table:table-cell>
          <table:table-cell table:formula="of:=IF([.H23]=&quot;&quot;;0;IF([.H23]&lt;&gt;4;[.H23]*-1;[.H23]))" office:value-type="float" office:value="0" calcext:value-type="float">
            <text:p>0</text:p>
          </table:table-cell>
          <table:table-cell table:formula="of:=IF([.I23]=&quot;&quot;;0;IF([.I23]&lt;&gt;4;[.I23]*-1;[.I23]))" office:value-type="float" office:value="0" calcext:value-type="float">
            <text:p>0</text:p>
          </table:table-cell>
          <table:table-cell table:formula="of:=IF([.J23]=&quot;&quot;;0;IF([.J23]&lt;&gt;4;[.J23]*-1;[.J23]))" office:value-type="float" office:value="0" calcext:value-type="float">
            <text:p>0</text:p>
          </table:table-cell>
          <table:table-cell table:formula="of:=IF([.K23]=&quot;&quot;;0;IF([.K23]&lt;&gt;4;[.K23]*-1;[.K23]))" office:value-type="float" office:value="-2" calcext:value-type="float">
            <text:p>-2</text:p>
          </table:table-cell>
          <table:table-cell table:formula="of:=IF([.L23]=&quot;&quot;;0;IF([.L23]&lt;&gt;4;[.L23]*-1;[.L23]))" office:value-type="float" office:value="0" calcext:value-type="float">
            <text:p>0</text:p>
          </table:table-cell>
          <table:table-cell table:formula="of:=IF([.M23]=&quot;&quot;;0;IF([.M23]&lt;&gt;4;[.M23]*-1;[.M23]))" office:value-type="float" office:value="0" calcext:value-type="float">
            <text:p>0</text:p>
          </table:table-cell>
          <table:table-cell table:formula="of:=IF([.N23]=&quot;&quot;;0;IF([.N23]&lt;&gt;4;[.N23]*-1;[.N23]))" office:value-type="float" office:value="0" calcext:value-type="float">
            <text:p>0</text:p>
          </table:table-cell>
          <table:table-cell table:formula="of:=IF([.O23]=&quot;&quot;;0;IF([.O23]&lt;&gt;4;[.O23]*-1;[.O23]))" office:value-type="float" office:value="0" calcext:value-type="float">
            <text:p>0</text:p>
          </table:table-cell>
          <table:table-cell table:formula="of:=IF([.P23]=&quot;&quot;;0;IF([.P23]&lt;&gt;4;[.P23]*-1;[.P23]))" office:value-type="float" office:value="0" calcext:value-type="float">
            <text:p>0</text:p>
          </table:table-cell>
          <table:table-cell table:formula="of:=IF([.Q23]=&quot;&quot;;0;IF([.Q23]&lt;&gt;4;[.Q23]*-1;[.Q23]))" office:value-type="float" office:value="0" calcext:value-type="float">
            <text:p>0</text:p>
          </table:table-cell>
          <table:table-cell table:formula="of:=IF([.R23]=&quot;&quot;;0;IF([.R23]&lt;&gt;4;[.R23]*-1;[.R23]))" office:value-type="float" office:value="0" calcext:value-type="float">
            <text:p>0</text:p>
          </table:table-cell>
          <table:table-cell table:formula="of:=IF([.S23]=&quot;&quot;;0;IF([.S23]&lt;&gt;4;[.S23]*-1;[.S23]))" office:value-type="float" office:value="0" calcext:value-type="float">
            <text:p>0</text:p>
          </table:table-cell>
          <table:table-cell table:formula="of:=IF([.T23]=&quot;&quot;;0;IF([.T23]&lt;&gt;4;[.T23]*-1;[.T23]))" office:value-type="float" office:value="0" calcext:value-type="float">
            <text:p>0</text:p>
          </table:table-cell>
          <table:table-cell table:formula="of:=IF([.U23]=&quot;&quot;;0;IF([.U23]&lt;&gt;4;[.U23]*-1;[.U23]))" office:value-type="float" office:value="0" calcext:value-type="float">
            <text:p>0</text:p>
          </table:table-cell>
          <table:table-cell table:formula="of:=IF([.V23]=&quot;&quot;;0;IF([.V23]&lt;&gt;4;[.V23]*-1;[.V23]))" office:value-type="float" office:value="-1" calcext:value-type="float">
            <text:p>-1</text:p>
          </table:table-cell>
          <table:table-cell table:formula="of:=IF([.W23]=&quot;&quot;;0;IF([.W23]&lt;&gt;4;[.W23]*-1;[.W23]))" office:value-type="float" office:value="4" calcext:value-type="float">
            <text:p>4</text:p>
          </table:table-cell>
          <table:table-cell table:formula="of:=IF([.X23]=&quot;&quot;;0;IF([.X23]&lt;&gt;4;[.X23]*-1;[.X23]))" office:value-type="float" office:value="-1" calcext:value-type="float">
            <text:p>-1</text:p>
          </table:table-cell>
          <table:table-cell table:formula="of:=IF([.Y23]=&quot;&quot;;0;IF([.Y23]&lt;&gt;4;[.Y23]*-1;[.Y23]))" office:value-type="float" office:value="0" calcext:value-type="float">
            <text:p>0</text:p>
          </table:table-cell>
          <table:table-cell table:formula="of:=IF([.Z23]=&quot;&quot;;0;IF([.Z23]&lt;&gt;4;[.Z23]*-1;[.Z23]))" office:value-type="float" office:value="0" calcext:value-type="float">
            <text:p>0</text:p>
          </table:table-cell>
          <table:table-cell table:formula="of:=IF([.AA23]=&quot;&quot;;0;IF([.AA23]&lt;&gt;4;[.AA23]*-1;[.AA23]))" office:value-type="float" office:value="0" calcext:value-type="float">
            <text:p>0</text:p>
          </table:table-cell>
          <table:table-cell table:formula="of:=IF([.AB23]=&quot;&quot;;0;IF([.AB23]&lt;&gt;4;[.AB23]*-1;[.AB23]))" office:value-type="float" office:value="0" calcext:value-type="float">
            <text:p>0</text:p>
          </table:table-cell>
          <table:table-cell table:formula="of:=IF([.AC23]=&quot;&quot;;0;IF([.AC23]&lt;&gt;4;[.AC23]*-1;[.AC23]))" office:value-type="float" office:value="0" calcext:value-type="float">
            <text:p>0</text:p>
          </table:table-cell>
          <table:table-cell table:formula="of:=IF([.AD23]=&quot;&quot;;0;IF([.AD23]&lt;&gt;4;[.AD23]*-1;[.AD23]))" office:value-type="float" office:value="0" calcext:value-type="float">
            <text:p>0</text:p>
          </table:table-cell>
          <table:table-cell table:formula="of:=IF([.AE23]=&quot;&quot;;0;IF([.AE23]&lt;&gt;4;[.AE23]*-1;[.AE23]))" office:value-type="float" office:value="0" calcext:value-type="float">
            <text:p>0</text:p>
          </table:table-cell>
          <table:table-cell table:formula="of:=IF([.AF23]=&quot;&quot;;0;IF([.AF23]&lt;&gt;4;[.AF23]*-1;[.AF23]))" office:value-type="float" office:value="0" calcext:value-type="float">
            <text:p>0</text:p>
          </table:table-cell>
          <table:table-cell table:formula="of:=IF([.AG23]=&quot;&quot;;0;IF([.AG23]&lt;&gt;4;[.AG23]*-1;[.AG23]))" office:value-type="float" office:value="0" calcext:value-type="float">
            <text:p>0</text:p>
          </table:table-cell>
          <table:table-cell table:formula="of:=IF([.AH23]=&quot;&quot;;0;IF([.AH23]&lt;&gt;4;[.AH23]*-1;[.AH23]))" office:value-type="float" office:value="0" calcext:value-type="float">
            <text:p>0</text:p>
          </table:table-cell>
          <table:table-cell table:formula="of:=IF([.AI23]=&quot;&quot;;0;IF([.AI23]&lt;&gt;4;[.AI23]*-1;[.AI23]))" office:value-type="float" office:value="0" calcext:value-type="float">
            <text:p>0</text:p>
          </table:table-cell>
          <table:table-cell table:formula="of:=IF([.AJ23]=&quot;&quot;;0;IF([.AJ23]&lt;&gt;4;[.AJ23]*-1;[.AJ23]))" office:value-type="float" office:value="0" calcext:value-type="float">
            <text:p>0</text:p>
          </table:table-cell>
          <table:table-cell table:formula="of:=IF([.AK23]=&quot;&quot;;0;IF([.AK23]&lt;&gt;4;[.AK23]*-1;[.AK23]))" office:value-type="float" office:value="0" calcext:value-type="float">
            <text:p>0</text:p>
          </table:table-cell>
          <table:table-cell table:formula="of:=IF([.AL23]=&quot;&quot;;0;IF([.AL23]&lt;&gt;4;[.AL23]*-1;[.AL23]))" office:value-type="float" office:value="0" calcext:value-type="float">
            <text:p>0</text:p>
          </table:table-cell>
          <table:table-cell table:formula="of:=IF([.AM23]=&quot;&quot;;0;IF([.AM23]&lt;&gt;4;[.AM23]*-1;[.AM23]))" office:value-type="float" office:value="0" calcext:value-type="float">
            <text:p>0</text:p>
          </table:table-cell>
          <table:table-cell table:formula="of:=IF([.AN23]=&quot;&quot;;0;IF([.AN23]&lt;&gt;4;[.AN23]*-1;[.AN23]))" office:value-type="float" office:value="0" calcext:value-type="float">
            <text:p>0</text:p>
          </table:table-cell>
          <table:table-cell table:formula="of:=IF([.AO23]=&quot;&quot;;0;IF([.AO23]&lt;&gt;4;[.AO23]*-1;[.AO23]))" office:value-type="float" office:value="0" calcext:value-type="float">
            <text:p>0</text:p>
          </table:table-cell>
          <table:table-cell table:formula="of:=IF([.AP23]=&quot;&quot;;0;IF([.AP23]&lt;&gt;4;[.AP23]*-1;[.AP23]))" office:value-type="float" office:value="0" calcext:value-type="float">
            <text:p>0</text:p>
          </table:table-cell>
          <table:table-cell table:formula="of:=IF([.AQ23]=&quot;&quot;;0;IF([.AQ23]&lt;&gt;4;[.AQ23]*-1;[.AQ23]))" office:value-type="float" office:value="0" calcext:value-type="float">
            <text:p>0</text:p>
          </table:table-cell>
          <table:table-cell table:formula="of:=IF([.AR23]=&quot;&quot;;0;IF([.AR23]&lt;&gt;4;[.AR23]*-1;[.AR23]))" office:value-type="float" office:value="0" calcext:value-type="float">
            <text:p>0</text:p>
          </table:table-cell>
          <table:table-cell table:formula="of:=IF([.AS23]=&quot;&quot;;0;IF([.AS23]&lt;&gt;4;[.AS23]*-1;[.AS23]))" office:value-type="float" office:value="0" calcext:value-type="float">
            <text:p>0</text:p>
          </table:table-cell>
          <table:table-cell table:formula="of:=IF([.AT23]=&quot;&quot;;0;IF([.AT23]&lt;&gt;4;[.AT23]*-1;[.AT23]))" office:value-type="float" office:value="0" calcext:value-type="float">
            <text:p>0</text:p>
          </table:table-cell>
          <table:table-cell table:formula="of:=IF([.AU23]=&quot;&quot;;0;IF([.AU23]&lt;&gt;4;[.AU23]*-1;[.AU23]))" office:value-type="float" office:value="0" calcext:value-type="float">
            <text:p>0</text:p>
          </table:table-cell>
          <table:table-cell table:formula="of:=IF([.AV23]=&quot;&quot;;0;IF([.AV23]&lt;&gt;4;[.AV23]*-1;[.AV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IF([.B24]=&quot;&quot;;0;IF([.B24]&lt;&gt;4;[.B24]*-1;[.B24]))" office:value-type="float" office:value="0" calcext:value-type="float">
            <text:p>0</text:p>
          </table:table-cell>
          <table:table-cell table:formula="of:=IF([.C24]=&quot;&quot;;0;IF([.C24]&lt;&gt;4;[.C24]*-1;[.C24]))" office:value-type="float" office:value="0" calcext:value-type="float">
            <text:p>0</text:p>
          </table:table-cell>
          <table:table-cell table:formula="of:=IF([.D24]=&quot;&quot;;0;IF([.D24]&lt;&gt;4;[.D24]*-1;[.D24]))" office:value-type="float" office:value="0" calcext:value-type="float">
            <text:p>0</text:p>
          </table:table-cell>
          <table:table-cell table:formula="of:=IF([.E24]=&quot;&quot;;0;IF([.E24]&lt;&gt;4;[.E24]*-1;[.E24]))" office:value-type="float" office:value="0" calcext:value-type="float">
            <text:p>0</text:p>
          </table:table-cell>
          <table:table-cell table:formula="of:=IF([.F24]=&quot;&quot;;0;IF([.F24]&lt;&gt;4;[.F24]*-1;[.F24]))" office:value-type="float" office:value="0" calcext:value-type="float">
            <text:p>0</text:p>
          </table:table-cell>
          <table:table-cell table:formula="of:=IF([.G24]=&quot;&quot;;0;IF([.G24]&lt;&gt;4;[.G24]*-1;[.G24]))" office:value-type="float" office:value="0" calcext:value-type="float">
            <text:p>0</text:p>
          </table:table-cell>
          <table:table-cell table:formula="of:=IF([.H24]=&quot;&quot;;0;IF([.H24]&lt;&gt;4;[.H24]*-1;[.H24]))" office:value-type="float" office:value="0" calcext:value-type="float">
            <text:p>0</text:p>
          </table:table-cell>
          <table:table-cell table:formula="of:=IF([.I24]=&quot;&quot;;0;IF([.I24]&lt;&gt;4;[.I24]*-1;[.I24]))" office:value-type="float" office:value="0" calcext:value-type="float">
            <text:p>0</text:p>
          </table:table-cell>
          <table:table-cell table:formula="of:=IF([.J24]=&quot;&quot;;0;IF([.J24]&lt;&gt;4;[.J24]*-1;[.J24]))" office:value-type="float" office:value="0" calcext:value-type="float">
            <text:p>0</text:p>
          </table:table-cell>
          <table:table-cell table:formula="of:=IF([.K24]=&quot;&quot;;0;IF([.K24]&lt;&gt;4;[.K24]*-1;[.K24]))" office:value-type="float" office:value="0" calcext:value-type="float">
            <text:p>0</text:p>
          </table:table-cell>
          <table:table-cell table:formula="of:=IF([.L24]=&quot;&quot;;0;IF([.L24]&lt;&gt;4;[.L24]*-1;[.L24]))" office:value-type="float" office:value="-2" calcext:value-type="float">
            <text:p>-2</text:p>
          </table:table-cell>
          <table:table-cell table:formula="of:=IF([.M24]=&quot;&quot;;0;IF([.M24]&lt;&gt;4;[.M24]*-1;[.M24]))" office:value-type="float" office:value="0" calcext:value-type="float">
            <text:p>0</text:p>
          </table:table-cell>
          <table:table-cell table:formula="of:=IF([.N24]=&quot;&quot;;0;IF([.N24]&lt;&gt;4;[.N24]*-1;[.N24]))" office:value-type="float" office:value="0" calcext:value-type="float">
            <text:p>0</text:p>
          </table:table-cell>
          <table:table-cell table:formula="of:=IF([.O24]=&quot;&quot;;0;IF([.O24]&lt;&gt;4;[.O24]*-1;[.O24]))" office:value-type="float" office:value="0" calcext:value-type="float">
            <text:p>0</text:p>
          </table:table-cell>
          <table:table-cell table:formula="of:=IF([.P24]=&quot;&quot;;0;IF([.P24]&lt;&gt;4;[.P24]*-1;[.P24]))" office:value-type="float" office:value="0" calcext:value-type="float">
            <text:p>0</text:p>
          </table:table-cell>
          <table:table-cell table:formula="of:=IF([.Q24]=&quot;&quot;;0;IF([.Q24]&lt;&gt;4;[.Q24]*-1;[.Q24]))" office:value-type="float" office:value="0" calcext:value-type="float">
            <text:p>0</text:p>
          </table:table-cell>
          <table:table-cell table:formula="of:=IF([.R24]=&quot;&quot;;0;IF([.R24]&lt;&gt;4;[.R24]*-1;[.R24]))" office:value-type="float" office:value="0" calcext:value-type="float">
            <text:p>0</text:p>
          </table:table-cell>
          <table:table-cell table:formula="of:=IF([.S24]=&quot;&quot;;0;IF([.S24]&lt;&gt;4;[.S24]*-1;[.S24]))" office:value-type="float" office:value="0" calcext:value-type="float">
            <text:p>0</text:p>
          </table:table-cell>
          <table:table-cell table:formula="of:=IF([.T24]=&quot;&quot;;0;IF([.T24]&lt;&gt;4;[.T24]*-1;[.T24]))" office:value-type="float" office:value="0" calcext:value-type="float">
            <text:p>0</text:p>
          </table:table-cell>
          <table:table-cell table:formula="of:=IF([.U24]=&quot;&quot;;0;IF([.U24]&lt;&gt;4;[.U24]*-1;[.U24]))" office:value-type="float" office:value="0" calcext:value-type="float">
            <text:p>0</text:p>
          </table:table-cell>
          <table:table-cell table:formula="of:=IF([.V24]=&quot;&quot;;0;IF([.V24]&lt;&gt;4;[.V24]*-1;[.V24]))" office:value-type="float" office:value="0" calcext:value-type="float">
            <text:p>0</text:p>
          </table:table-cell>
          <table:table-cell table:formula="of:=IF([.W24]=&quot;&quot;;0;IF([.W24]&lt;&gt;4;[.W24]*-1;[.W24]))" office:value-type="float" office:value="-1" calcext:value-type="float">
            <text:p>-1</text:p>
          </table:table-cell>
          <table:table-cell table:formula="of:=IF([.X24]=&quot;&quot;;0;IF([.X24]&lt;&gt;4;[.X24]*-1;[.X24]))" office:value-type="float" office:value="4" calcext:value-type="float">
            <text:p>4</text:p>
          </table:table-cell>
          <table:table-cell table:formula="of:=IF([.Y24]=&quot;&quot;;0;IF([.Y24]&lt;&gt;4;[.Y24]*-1;[.Y24]))" office:value-type="float" office:value="-1" calcext:value-type="float">
            <text:p>-1</text:p>
          </table:table-cell>
          <table:table-cell table:formula="of:=IF([.Z24]=&quot;&quot;;0;IF([.Z24]&lt;&gt;4;[.Z24]*-1;[.Z24]))" office:value-type="float" office:value="0" calcext:value-type="float">
            <text:p>0</text:p>
          </table:table-cell>
          <table:table-cell table:formula="of:=IF([.AA24]=&quot;&quot;;0;IF([.AA24]&lt;&gt;4;[.AA24]*-1;[.AA24]))" office:value-type="float" office:value="0" calcext:value-type="float">
            <text:p>0</text:p>
          </table:table-cell>
          <table:table-cell table:formula="of:=IF([.AB24]=&quot;&quot;;0;IF([.AB24]&lt;&gt;4;[.AB24]*-1;[.AB24]))" office:value-type="float" office:value="0" calcext:value-type="float">
            <text:p>0</text:p>
          </table:table-cell>
          <table:table-cell table:formula="of:=IF([.AC24]=&quot;&quot;;0;IF([.AC24]&lt;&gt;4;[.AC24]*-1;[.AC24]))" office:value-type="float" office:value="0" calcext:value-type="float">
            <text:p>0</text:p>
          </table:table-cell>
          <table:table-cell table:formula="of:=IF([.AD24]=&quot;&quot;;0;IF([.AD24]&lt;&gt;4;[.AD24]*-1;[.AD24]))" office:value-type="float" office:value="0" calcext:value-type="float">
            <text:p>0</text:p>
          </table:table-cell>
          <table:table-cell table:formula="of:=IF([.AE24]=&quot;&quot;;0;IF([.AE24]&lt;&gt;4;[.AE24]*-1;[.AE24]))" office:value-type="float" office:value="0" calcext:value-type="float">
            <text:p>0</text:p>
          </table:table-cell>
          <table:table-cell table:formula="of:=IF([.AF24]=&quot;&quot;;0;IF([.AF24]&lt;&gt;4;[.AF24]*-1;[.AF24]))" office:value-type="float" office:value="0" calcext:value-type="float">
            <text:p>0</text:p>
          </table:table-cell>
          <table:table-cell table:formula="of:=IF([.AG24]=&quot;&quot;;0;IF([.AG24]&lt;&gt;4;[.AG24]*-1;[.AG24]))" office:value-type="float" office:value="0" calcext:value-type="float">
            <text:p>0</text:p>
          </table:table-cell>
          <table:table-cell table:formula="of:=IF([.AH24]=&quot;&quot;;0;IF([.AH24]&lt;&gt;4;[.AH24]*-1;[.AH24]))" office:value-type="float" office:value="0" calcext:value-type="float">
            <text:p>0</text:p>
          </table:table-cell>
          <table:table-cell table:formula="of:=IF([.AI24]=&quot;&quot;;0;IF([.AI24]&lt;&gt;4;[.AI24]*-1;[.AI24]))" office:value-type="float" office:value="0" calcext:value-type="float">
            <text:p>0</text:p>
          </table:table-cell>
          <table:table-cell table:formula="of:=IF([.AJ24]=&quot;&quot;;0;IF([.AJ24]&lt;&gt;4;[.AJ24]*-1;[.AJ24]))" office:value-type="float" office:value="0" calcext:value-type="float">
            <text:p>0</text:p>
          </table:table-cell>
          <table:table-cell table:formula="of:=IF([.AK24]=&quot;&quot;;0;IF([.AK24]&lt;&gt;4;[.AK24]*-1;[.AK24]))" office:value-type="float" office:value="0" calcext:value-type="float">
            <text:p>0</text:p>
          </table:table-cell>
          <table:table-cell table:formula="of:=IF([.AL24]=&quot;&quot;;0;IF([.AL24]&lt;&gt;4;[.AL24]*-1;[.AL24]))" office:value-type="float" office:value="0" calcext:value-type="float">
            <text:p>0</text:p>
          </table:table-cell>
          <table:table-cell table:formula="of:=IF([.AM24]=&quot;&quot;;0;IF([.AM24]&lt;&gt;4;[.AM24]*-1;[.AM24]))" office:value-type="float" office:value="0" calcext:value-type="float">
            <text:p>0</text:p>
          </table:table-cell>
          <table:table-cell table:formula="of:=IF([.AN24]=&quot;&quot;;0;IF([.AN24]&lt;&gt;4;[.AN24]*-1;[.AN24]))" office:value-type="float" office:value="0" calcext:value-type="float">
            <text:p>0</text:p>
          </table:table-cell>
          <table:table-cell table:formula="of:=IF([.AO24]=&quot;&quot;;0;IF([.AO24]&lt;&gt;4;[.AO24]*-1;[.AO24]))" office:value-type="float" office:value="0" calcext:value-type="float">
            <text:p>0</text:p>
          </table:table-cell>
          <table:table-cell table:formula="of:=IF([.AP24]=&quot;&quot;;0;IF([.AP24]&lt;&gt;4;[.AP24]*-1;[.AP24]))" office:value-type="float" office:value="0" calcext:value-type="float">
            <text:p>0</text:p>
          </table:table-cell>
          <table:table-cell table:formula="of:=IF([.AQ24]=&quot;&quot;;0;IF([.AQ24]&lt;&gt;4;[.AQ24]*-1;[.AQ24]))" office:value-type="float" office:value="0" calcext:value-type="float">
            <text:p>0</text:p>
          </table:table-cell>
          <table:table-cell table:formula="of:=IF([.AR24]=&quot;&quot;;0;IF([.AR24]&lt;&gt;4;[.AR24]*-1;[.AR24]))" office:value-type="float" office:value="0" calcext:value-type="float">
            <text:p>0</text:p>
          </table:table-cell>
          <table:table-cell table:formula="of:=IF([.AS24]=&quot;&quot;;0;IF([.AS24]&lt;&gt;4;[.AS24]*-1;[.AS24]))" office:value-type="float" office:value="0" calcext:value-type="float">
            <text:p>0</text:p>
          </table:table-cell>
          <table:table-cell table:formula="of:=IF([.AT24]=&quot;&quot;;0;IF([.AT24]&lt;&gt;4;[.AT24]*-1;[.AT24]))" office:value-type="float" office:value="0" calcext:value-type="float">
            <text:p>0</text:p>
          </table:table-cell>
          <table:table-cell table:formula="of:=IF([.AU24]=&quot;&quot;;0;IF([.AU24]&lt;&gt;4;[.AU24]*-1;[.AU24]))" office:value-type="float" office:value="0" calcext:value-type="float">
            <text:p>0</text:p>
          </table:table-cell>
          <table:table-cell table:formula="of:=IF([.AV24]=&quot;&quot;;0;IF([.AV24]&lt;&gt;4;[.AV24]*-1;[.AV2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IF([.B25]=&quot;&quot;;0;IF([.B25]&lt;&gt;4;[.B25]*-1;[.B25]))" office:value-type="float" office:value="0" calcext:value-type="float">
            <text:p>0</text:p>
          </table:table-cell>
          <table:table-cell table:formula="of:=IF([.C25]=&quot;&quot;;0;IF([.C25]&lt;&gt;4;[.C25]*-1;[.C25]))" office:value-type="float" office:value="0" calcext:value-type="float">
            <text:p>0</text:p>
          </table:table-cell>
          <table:table-cell table:formula="of:=IF([.D25]=&quot;&quot;;0;IF([.D25]&lt;&gt;4;[.D25]*-1;[.D25]))" office:value-type="float" office:value="0" calcext:value-type="float">
            <text:p>0</text:p>
          </table:table-cell>
          <table:table-cell table:formula="of:=IF([.E25]=&quot;&quot;;0;IF([.E25]&lt;&gt;4;[.E25]*-1;[.E25]))" office:value-type="float" office:value="0" calcext:value-type="float">
            <text:p>0</text:p>
          </table:table-cell>
          <table:table-cell table:formula="of:=IF([.F25]=&quot;&quot;;0;IF([.F25]&lt;&gt;4;[.F25]*-1;[.F25]))" office:value-type="float" office:value="0" calcext:value-type="float">
            <text:p>0</text:p>
          </table:table-cell>
          <table:table-cell table:formula="of:=IF([.G25]=&quot;&quot;;0;IF([.G25]&lt;&gt;4;[.G25]*-1;[.G25]))" office:value-type="float" office:value="0" calcext:value-type="float">
            <text:p>0</text:p>
          </table:table-cell>
          <table:table-cell table:formula="of:=IF([.H25]=&quot;&quot;;0;IF([.H25]&lt;&gt;4;[.H25]*-1;[.H25]))" office:value-type="float" office:value="0" calcext:value-type="float">
            <text:p>0</text:p>
          </table:table-cell>
          <table:table-cell table:formula="of:=IF([.I25]=&quot;&quot;;0;IF([.I25]&lt;&gt;4;[.I25]*-1;[.I25]))" office:value-type="float" office:value="0" calcext:value-type="float">
            <text:p>0</text:p>
          </table:table-cell>
          <table:table-cell table:formula="of:=IF([.J25]=&quot;&quot;;0;IF([.J25]&lt;&gt;4;[.J25]*-1;[.J25]))" office:value-type="float" office:value="0" calcext:value-type="float">
            <text:p>0</text:p>
          </table:table-cell>
          <table:table-cell table:formula="of:=IF([.K25]=&quot;&quot;;0;IF([.K25]&lt;&gt;4;[.K25]*-1;[.K25]))" office:value-type="float" office:value="0" calcext:value-type="float">
            <text:p>0</text:p>
          </table:table-cell>
          <table:table-cell table:formula="of:=IF([.L25]=&quot;&quot;;0;IF([.L25]&lt;&gt;4;[.L25]*-1;[.L25]))" office:value-type="float" office:value="0" calcext:value-type="float">
            <text:p>0</text:p>
          </table:table-cell>
          <table:table-cell table:formula="of:=IF([.M25]=&quot;&quot;;0;IF([.M25]&lt;&gt;4;[.M25]*-1;[.M25]))" office:value-type="float" office:value="-2" calcext:value-type="float">
            <text:p>-2</text:p>
          </table:table-cell>
          <table:table-cell table:formula="of:=IF([.N25]=&quot;&quot;;0;IF([.N25]&lt;&gt;4;[.N25]*-1;[.N25]))" office:value-type="float" office:value="0" calcext:value-type="float">
            <text:p>0</text:p>
          </table:table-cell>
          <table:table-cell table:formula="of:=IF([.O25]=&quot;&quot;;0;IF([.O25]&lt;&gt;4;[.O25]*-1;[.O25]))" office:value-type="float" office:value="0" calcext:value-type="float">
            <text:p>0</text:p>
          </table:table-cell>
          <table:table-cell table:formula="of:=IF([.P25]=&quot;&quot;;0;IF([.P25]&lt;&gt;4;[.P25]*-1;[.P25]))" office:value-type="float" office:value="0" calcext:value-type="float">
            <text:p>0</text:p>
          </table:table-cell>
          <table:table-cell table:formula="of:=IF([.Q25]=&quot;&quot;;0;IF([.Q25]&lt;&gt;4;[.Q25]*-1;[.Q25]))" office:value-type="float" office:value="0" calcext:value-type="float">
            <text:p>0</text:p>
          </table:table-cell>
          <table:table-cell table:formula="of:=IF([.R25]=&quot;&quot;;0;IF([.R25]&lt;&gt;4;[.R25]*-1;[.R25]))" office:value-type="float" office:value="0" calcext:value-type="float">
            <text:p>0</text:p>
          </table:table-cell>
          <table:table-cell table:formula="of:=IF([.S25]=&quot;&quot;;0;IF([.S25]&lt;&gt;4;[.S25]*-1;[.S25]))" office:value-type="float" office:value="0" calcext:value-type="float">
            <text:p>0</text:p>
          </table:table-cell>
          <table:table-cell table:formula="of:=IF([.T25]=&quot;&quot;;0;IF([.T25]&lt;&gt;4;[.T25]*-1;[.T25]))" office:value-type="float" office:value="0" calcext:value-type="float">
            <text:p>0</text:p>
          </table:table-cell>
          <table:table-cell table:formula="of:=IF([.U25]=&quot;&quot;;0;IF([.U25]&lt;&gt;4;[.U25]*-1;[.U25]))" office:value-type="float" office:value="0" calcext:value-type="float">
            <text:p>0</text:p>
          </table:table-cell>
          <table:table-cell table:formula="of:=IF([.V25]=&quot;&quot;;0;IF([.V25]&lt;&gt;4;[.V25]*-1;[.V25]))" office:value-type="float" office:value="0" calcext:value-type="float">
            <text:p>0</text:p>
          </table:table-cell>
          <table:table-cell table:formula="of:=IF([.W25]=&quot;&quot;;0;IF([.W25]&lt;&gt;4;[.W25]*-1;[.W25]))" office:value-type="float" office:value="0" calcext:value-type="float">
            <text:p>0</text:p>
          </table:table-cell>
          <table:table-cell table:formula="of:=IF([.X25]=&quot;&quot;;0;IF([.X25]&lt;&gt;4;[.X25]*-1;[.X25]))" office:value-type="float" office:value="-2" calcext:value-type="float">
            <text:p>-2</text:p>
          </table:table-cell>
          <table:table-cell table:formula="of:=IF([.Y25]=&quot;&quot;;0;IF([.Y25]&lt;&gt;4;[.Y25]*-1;[.Y25]))" office:value-type="float" office:value="4" calcext:value-type="float">
            <text:p>4</text:p>
          </table:table-cell>
          <table:table-cell table:formula="of:=IF([.Z25]=&quot;&quot;;0;IF([.Z25]&lt;&gt;4;[.Z25]*-1;[.Z25]))" office:value-type="float" office:value="0" calcext:value-type="float">
            <text:p>0</text:p>
          </table:table-cell>
          <table:table-cell table:formula="of:=IF([.AA25]=&quot;&quot;;0;IF([.AA25]&lt;&gt;4;[.AA25]*-1;[.AA25]))" office:value-type="float" office:value="0" calcext:value-type="float">
            <text:p>0</text:p>
          </table:table-cell>
          <table:table-cell table:formula="of:=IF([.AB25]=&quot;&quot;;0;IF([.AB25]&lt;&gt;4;[.AB25]*-1;[.AB25]))" office:value-type="float" office:value="0" calcext:value-type="float">
            <text:p>0</text:p>
          </table:table-cell>
          <table:table-cell table:formula="of:=IF([.AC25]=&quot;&quot;;0;IF([.AC25]&lt;&gt;4;[.AC25]*-1;[.AC25]))" office:value-type="float" office:value="0" calcext:value-type="float">
            <text:p>0</text:p>
          </table:table-cell>
          <table:table-cell table:formula="of:=IF([.AD25]=&quot;&quot;;0;IF([.AD25]&lt;&gt;4;[.AD25]*-1;[.AD25]))" office:value-type="float" office:value="0" calcext:value-type="float">
            <text:p>0</text:p>
          </table:table-cell>
          <table:table-cell table:formula="of:=IF([.AE25]=&quot;&quot;;0;IF([.AE25]&lt;&gt;4;[.AE25]*-1;[.AE25]))" office:value-type="float" office:value="0" calcext:value-type="float">
            <text:p>0</text:p>
          </table:table-cell>
          <table:table-cell table:formula="of:=IF([.AF25]=&quot;&quot;;0;IF([.AF25]&lt;&gt;4;[.AF25]*-1;[.AF25]))" office:value-type="float" office:value="0" calcext:value-type="float">
            <text:p>0</text:p>
          </table:table-cell>
          <table:table-cell table:formula="of:=IF([.AG25]=&quot;&quot;;0;IF([.AG25]&lt;&gt;4;[.AG25]*-1;[.AG25]))" office:value-type="float" office:value="0" calcext:value-type="float">
            <text:p>0</text:p>
          </table:table-cell>
          <table:table-cell table:formula="of:=IF([.AH25]=&quot;&quot;;0;IF([.AH25]&lt;&gt;4;[.AH25]*-1;[.AH25]))" office:value-type="float" office:value="0" calcext:value-type="float">
            <text:p>0</text:p>
          </table:table-cell>
          <table:table-cell table:formula="of:=IF([.AI25]=&quot;&quot;;0;IF([.AI25]&lt;&gt;4;[.AI25]*-1;[.AI25]))" office:value-type="float" office:value="0" calcext:value-type="float">
            <text:p>0</text:p>
          </table:table-cell>
          <table:table-cell table:formula="of:=IF([.AJ25]=&quot;&quot;;0;IF([.AJ25]&lt;&gt;4;[.AJ25]*-1;[.AJ25]))" office:value-type="float" office:value="0" calcext:value-type="float">
            <text:p>0</text:p>
          </table:table-cell>
          <table:table-cell table:formula="of:=IF([.AK25]=&quot;&quot;;0;IF([.AK25]&lt;&gt;4;[.AK25]*-1;[.AK25]))" office:value-type="float" office:value="0" calcext:value-type="float">
            <text:p>0</text:p>
          </table:table-cell>
          <table:table-cell table:formula="of:=IF([.AL25]=&quot;&quot;;0;IF([.AL25]&lt;&gt;4;[.AL25]*-1;[.AL25]))" office:value-type="float" office:value="0" calcext:value-type="float">
            <text:p>0</text:p>
          </table:table-cell>
          <table:table-cell table:formula="of:=IF([.AM25]=&quot;&quot;;0;IF([.AM25]&lt;&gt;4;[.AM25]*-1;[.AM25]))" office:value-type="float" office:value="0" calcext:value-type="float">
            <text:p>0</text:p>
          </table:table-cell>
          <table:table-cell table:formula="of:=IF([.AN25]=&quot;&quot;;0;IF([.AN25]&lt;&gt;4;[.AN25]*-1;[.AN25]))" office:value-type="float" office:value="0" calcext:value-type="float">
            <text:p>0</text:p>
          </table:table-cell>
          <table:table-cell table:formula="of:=IF([.AO25]=&quot;&quot;;0;IF([.AO25]&lt;&gt;4;[.AO25]*-1;[.AO25]))" office:value-type="float" office:value="0" calcext:value-type="float">
            <text:p>0</text:p>
          </table:table-cell>
          <table:table-cell table:formula="of:=IF([.AP25]=&quot;&quot;;0;IF([.AP25]&lt;&gt;4;[.AP25]*-1;[.AP25]))" office:value-type="float" office:value="0" calcext:value-type="float">
            <text:p>0</text:p>
          </table:table-cell>
          <table:table-cell table:formula="of:=IF([.AQ25]=&quot;&quot;;0;IF([.AQ25]&lt;&gt;4;[.AQ25]*-1;[.AQ25]))" office:value-type="float" office:value="0" calcext:value-type="float">
            <text:p>0</text:p>
          </table:table-cell>
          <table:table-cell table:formula="of:=IF([.AR25]=&quot;&quot;;0;IF([.AR25]&lt;&gt;4;[.AR25]*-1;[.AR25]))" office:value-type="float" office:value="0" calcext:value-type="float">
            <text:p>0</text:p>
          </table:table-cell>
          <table:table-cell table:formula="of:=IF([.AS25]=&quot;&quot;;0;IF([.AS25]&lt;&gt;4;[.AS25]*-1;[.AS25]))" office:value-type="float" office:value="0" calcext:value-type="float">
            <text:p>0</text:p>
          </table:table-cell>
          <table:table-cell table:formula="of:=IF([.AT25]=&quot;&quot;;0;IF([.AT25]&lt;&gt;4;[.AT25]*-1;[.AT25]))" office:value-type="float" office:value="0" calcext:value-type="float">
            <text:p>0</text:p>
          </table:table-cell>
          <table:table-cell table:formula="of:=IF([.AU25]=&quot;&quot;;0;IF([.AU25]&lt;&gt;4;[.AU25]*-1;[.AU25]))" office:value-type="float" office:value="0" calcext:value-type="float">
            <text:p>0</text:p>
          </table:table-cell>
          <table:table-cell table:formula="of:=IF([.AV25]=&quot;&quot;;0;IF([.AV25]&lt;&gt;4;[.AV25]*-1;[.AV2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IF([.B26]=&quot;&quot;;0;IF([.B26]&lt;&gt;4;[.B26]*-1;[.B26]))" office:value-type="float" office:value="0" calcext:value-type="float">
            <text:p>0</text:p>
          </table:table-cell>
          <table:table-cell table:formula="of:=IF([.C26]=&quot;&quot;;0;IF([.C26]&lt;&gt;4;[.C26]*-1;[.C26]))" office:value-type="float" office:value="0" calcext:value-type="float">
            <text:p>0</text:p>
          </table:table-cell>
          <table:table-cell table:formula="of:=IF([.D26]=&quot;&quot;;0;IF([.D26]&lt;&gt;4;[.D26]*-1;[.D26]))" office:value-type="float" office:value="0" calcext:value-type="float">
            <text:p>0</text:p>
          </table:table-cell>
          <table:table-cell table:formula="of:=IF([.E26]=&quot;&quot;;0;IF([.E26]&lt;&gt;4;[.E26]*-1;[.E26]))" office:value-type="float" office:value="0" calcext:value-type="float">
            <text:p>0</text:p>
          </table:table-cell>
          <table:table-cell table:formula="of:=IF([.F26]=&quot;&quot;;0;IF([.F26]&lt;&gt;4;[.F26]*-1;[.F26]))" office:value-type="float" office:value="0" calcext:value-type="float">
            <text:p>0</text:p>
          </table:table-cell>
          <table:table-cell table:formula="of:=IF([.G26]=&quot;&quot;;0;IF([.G26]&lt;&gt;4;[.G26]*-1;[.G26]))" office:value-type="float" office:value="0" calcext:value-type="float">
            <text:p>0</text:p>
          </table:table-cell>
          <table:table-cell table:formula="of:=IF([.H26]=&quot;&quot;;0;IF([.H26]&lt;&gt;4;[.H26]*-1;[.H26]))" office:value-type="float" office:value="0" calcext:value-type="float">
            <text:p>0</text:p>
          </table:table-cell>
          <table:table-cell table:formula="of:=IF([.I26]=&quot;&quot;;0;IF([.I26]&lt;&gt;4;[.I26]*-1;[.I26]))" office:value-type="float" office:value="0" calcext:value-type="float">
            <text:p>0</text:p>
          </table:table-cell>
          <table:table-cell table:formula="of:=IF([.J26]=&quot;&quot;;0;IF([.J26]&lt;&gt;4;[.J26]*-1;[.J26]))" office:value-type="float" office:value="0" calcext:value-type="float">
            <text:p>0</text:p>
          </table:table-cell>
          <table:table-cell table:formula="of:=IF([.K26]=&quot;&quot;;0;IF([.K26]&lt;&gt;4;[.K26]*-1;[.K26]))" office:value-type="float" office:value="0" calcext:value-type="float">
            <text:p>0</text:p>
          </table:table-cell>
          <table:table-cell table:formula="of:=IF([.L26]=&quot;&quot;;0;IF([.L26]&lt;&gt;4;[.L26]*-1;[.L26]))" office:value-type="float" office:value="0" calcext:value-type="float">
            <text:p>0</text:p>
          </table:table-cell>
          <table:table-cell table:formula="of:=IF([.M26]=&quot;&quot;;0;IF([.M26]&lt;&gt;4;[.M26]*-1;[.M26]))" office:value-type="float" office:value="0" calcext:value-type="float">
            <text:p>0</text:p>
          </table:table-cell>
          <table:table-cell table:formula="of:=IF([.N26]=&quot;&quot;;0;IF([.N26]&lt;&gt;4;[.N26]*-1;[.N26]))" office:value-type="float" office:value="-1" calcext:value-type="float">
            <text:p>-1</text:p>
          </table:table-cell>
          <table:table-cell table:formula="of:=IF([.O26]=&quot;&quot;;0;IF([.O26]&lt;&gt;4;[.O26]*-1;[.O26]))" office:value-type="float" office:value="0" calcext:value-type="float">
            <text:p>0</text:p>
          </table:table-cell>
          <table:table-cell table:formula="of:=IF([.P26]=&quot;&quot;;0;IF([.P26]&lt;&gt;4;[.P26]*-1;[.P26]))" office:value-type="float" office:value="0" calcext:value-type="float">
            <text:p>0</text:p>
          </table:table-cell>
          <table:table-cell table:formula="of:=IF([.Q26]=&quot;&quot;;0;IF([.Q26]&lt;&gt;4;[.Q26]*-1;[.Q26]))" office:value-type="float" office:value="0" calcext:value-type="float">
            <text:p>0</text:p>
          </table:table-cell>
          <table:table-cell table:formula="of:=IF([.R26]=&quot;&quot;;0;IF([.R26]&lt;&gt;4;[.R26]*-1;[.R26]))" office:value-type="float" office:value="0" calcext:value-type="float">
            <text:p>0</text:p>
          </table:table-cell>
          <table:table-cell table:formula="of:=IF([.S26]=&quot;&quot;;0;IF([.S26]&lt;&gt;4;[.S26]*-1;[.S26]))" office:value-type="float" office:value="0" calcext:value-type="float">
            <text:p>0</text:p>
          </table:table-cell>
          <table:table-cell table:formula="of:=IF([.T26]=&quot;&quot;;0;IF([.T26]&lt;&gt;4;[.T26]*-1;[.T26]))" office:value-type="float" office:value="0" calcext:value-type="float">
            <text:p>0</text:p>
          </table:table-cell>
          <table:table-cell table:formula="of:=IF([.U26]=&quot;&quot;;0;IF([.U26]&lt;&gt;4;[.U26]*-1;[.U26]))" office:value-type="float" office:value="0" calcext:value-type="float">
            <text:p>0</text:p>
          </table:table-cell>
          <table:table-cell table:formula="of:=IF([.V26]=&quot;&quot;;0;IF([.V26]&lt;&gt;4;[.V26]*-1;[.V26]))" office:value-type="float" office:value="0" calcext:value-type="float">
            <text:p>0</text:p>
          </table:table-cell>
          <table:table-cell table:formula="of:=IF([.W26]=&quot;&quot;;0;IF([.W26]&lt;&gt;4;[.W26]*-1;[.W26]))" office:value-type="float" office:value="0" calcext:value-type="float">
            <text:p>0</text:p>
          </table:table-cell>
          <table:table-cell table:formula="of:=IF([.X26]=&quot;&quot;;0;IF([.X26]&lt;&gt;4;[.X26]*-1;[.X26]))" office:value-type="float" office:value="0" calcext:value-type="float">
            <text:p>0</text:p>
          </table:table-cell>
          <table:table-cell table:formula="of:=IF([.Y26]=&quot;&quot;;0;IF([.Y26]&lt;&gt;4;[.Y26]*-1;[.Y26]))" office:value-type="float" office:value="0" calcext:value-type="float">
            <text:p>0</text:p>
          </table:table-cell>
          <table:table-cell table:formula="of:=IF([.Z26]=&quot;&quot;;0;IF([.Z26]&lt;&gt;4;[.Z26]*-1;[.Z26]))" office:value-type="float" office:value="4" calcext:value-type="float">
            <text:p>4</text:p>
          </table:table-cell>
          <table:table-cell table:formula="of:=IF([.AA26]=&quot;&quot;;0;IF([.AA26]&lt;&gt;4;[.AA26]*-1;[.AA26]))" office:value-type="float" office:value="-1" calcext:value-type="float">
            <text:p>-1</text:p>
          </table:table-cell>
          <table:table-cell table:formula="of:=IF([.AB26]=&quot;&quot;;0;IF([.AB26]&lt;&gt;4;[.AB26]*-1;[.AB26]))" office:value-type="float" office:value="0" calcext:value-type="float">
            <text:p>0</text:p>
          </table:table-cell>
          <table:table-cell table:formula="of:=IF([.AC26]=&quot;&quot;;0;IF([.AC26]&lt;&gt;4;[.AC26]*-1;[.AC26]))" office:value-type="float" office:value="0" calcext:value-type="float">
            <text:p>0</text:p>
          </table:table-cell>
          <table:table-cell table:formula="of:=IF([.AD26]=&quot;&quot;;0;IF([.AD26]&lt;&gt;4;[.AD26]*-1;[.AD26]))" office:value-type="float" office:value="0" calcext:value-type="float">
            <text:p>0</text:p>
          </table:table-cell>
          <table:table-cell table:formula="of:=IF([.AE26]=&quot;&quot;;0;IF([.AE26]&lt;&gt;4;[.AE26]*-1;[.AE26]))" office:value-type="float" office:value="0" calcext:value-type="float">
            <text:p>0</text:p>
          </table:table-cell>
          <table:table-cell table:formula="of:=IF([.AF26]=&quot;&quot;;0;IF([.AF26]&lt;&gt;4;[.AF26]*-1;[.AF26]))" office:value-type="float" office:value="0" calcext:value-type="float">
            <text:p>0</text:p>
          </table:table-cell>
          <table:table-cell table:formula="of:=IF([.AG26]=&quot;&quot;;0;IF([.AG26]&lt;&gt;4;[.AG26]*-1;[.AG26]))" office:value-type="float" office:value="0" calcext:value-type="float">
            <text:p>0</text:p>
          </table:table-cell>
          <table:table-cell table:formula="of:=IF([.AH26]=&quot;&quot;;0;IF([.AH26]&lt;&gt;4;[.AH26]*-1;[.AH26]))" office:value-type="float" office:value="0" calcext:value-type="float">
            <text:p>0</text:p>
          </table:table-cell>
          <table:table-cell table:formula="of:=IF([.AI26]=&quot;&quot;;0;IF([.AI26]&lt;&gt;4;[.AI26]*-1;[.AI26]))" office:value-type="float" office:value="-1" calcext:value-type="float">
            <text:p>-1</text:p>
          </table:table-cell>
          <table:table-cell table:formula="of:=IF([.AJ26]=&quot;&quot;;0;IF([.AJ26]&lt;&gt;4;[.AJ26]*-1;[.AJ26]))" office:value-type="float" office:value="0" calcext:value-type="float">
            <text:p>0</text:p>
          </table:table-cell>
          <table:table-cell table:formula="of:=IF([.AK26]=&quot;&quot;;0;IF([.AK26]&lt;&gt;4;[.AK26]*-1;[.AK26]))" office:value-type="float" office:value="0" calcext:value-type="float">
            <text:p>0</text:p>
          </table:table-cell>
          <table:table-cell table:formula="of:=IF([.AL26]=&quot;&quot;;0;IF([.AL26]&lt;&gt;4;[.AL26]*-1;[.AL26]))" office:value-type="float" office:value="0" calcext:value-type="float">
            <text:p>0</text:p>
          </table:table-cell>
          <table:table-cell table:formula="of:=IF([.AM26]=&quot;&quot;;0;IF([.AM26]&lt;&gt;4;[.AM26]*-1;[.AM26]))" office:value-type="float" office:value="0" calcext:value-type="float">
            <text:p>0</text:p>
          </table:table-cell>
          <table:table-cell table:formula="of:=IF([.AN26]=&quot;&quot;;0;IF([.AN26]&lt;&gt;4;[.AN26]*-1;[.AN26]))" office:value-type="float" office:value="0" calcext:value-type="float">
            <text:p>0</text:p>
          </table:table-cell>
          <table:table-cell table:formula="of:=IF([.AO26]=&quot;&quot;;0;IF([.AO26]&lt;&gt;4;[.AO26]*-1;[.AO26]))" office:value-type="float" office:value="0" calcext:value-type="float">
            <text:p>0</text:p>
          </table:table-cell>
          <table:table-cell table:formula="of:=IF([.AP26]=&quot;&quot;;0;IF([.AP26]&lt;&gt;4;[.AP26]*-1;[.AP26]))" office:value-type="float" office:value="0" calcext:value-type="float">
            <text:p>0</text:p>
          </table:table-cell>
          <table:table-cell table:formula="of:=IF([.AQ26]=&quot;&quot;;0;IF([.AQ26]&lt;&gt;4;[.AQ26]*-1;[.AQ26]))" office:value-type="float" office:value="0" calcext:value-type="float">
            <text:p>0</text:p>
          </table:table-cell>
          <table:table-cell table:formula="of:=IF([.AR26]=&quot;&quot;;0;IF([.AR26]&lt;&gt;4;[.AR26]*-1;[.AR26]))" office:value-type="float" office:value="0" calcext:value-type="float">
            <text:p>0</text:p>
          </table:table-cell>
          <table:table-cell table:formula="of:=IF([.AS26]=&quot;&quot;;0;IF([.AS26]&lt;&gt;4;[.AS26]*-1;[.AS26]))" office:value-type="float" office:value="0" calcext:value-type="float">
            <text:p>0</text:p>
          </table:table-cell>
          <table:table-cell table:formula="of:=IF([.AT26]=&quot;&quot;;0;IF([.AT26]&lt;&gt;4;[.AT26]*-1;[.AT26]))" office:value-type="float" office:value="0" calcext:value-type="float">
            <text:p>0</text:p>
          </table:table-cell>
          <table:table-cell table:formula="of:=IF([.AU26]=&quot;&quot;;0;IF([.AU26]&lt;&gt;4;[.AU26]*-1;[.AU26]))" office:value-type="float" office:value="0" calcext:value-type="float">
            <text:p>0</text:p>
          </table:table-cell>
          <table:table-cell table:formula="of:=IF([.AV26]=&quot;&quot;;0;IF([.AV26]&lt;&gt;4;[.AV26]*-1;[.AV2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IF([.B27]=&quot;&quot;;0;IF([.B27]&lt;&gt;4;[.B27]*-1;[.B27]))" office:value-type="float" office:value="0" calcext:value-type="float">
            <text:p>0</text:p>
          </table:table-cell>
          <table:table-cell table:formula="of:=IF([.C27]=&quot;&quot;;0;IF([.C27]&lt;&gt;4;[.C27]*-1;[.C27]))" office:value-type="float" office:value="0" calcext:value-type="float">
            <text:p>0</text:p>
          </table:table-cell>
          <table:table-cell table:formula="of:=IF([.D27]=&quot;&quot;;0;IF([.D27]&lt;&gt;4;[.D27]*-1;[.D27]))" office:value-type="float" office:value="0" calcext:value-type="float">
            <text:p>0</text:p>
          </table:table-cell>
          <table:table-cell table:formula="of:=IF([.E27]=&quot;&quot;;0;IF([.E27]&lt;&gt;4;[.E27]*-1;[.E27]))" office:value-type="float" office:value="0" calcext:value-type="float">
            <text:p>0</text:p>
          </table:table-cell>
          <table:table-cell table:formula="of:=IF([.F27]=&quot;&quot;;0;IF([.F27]&lt;&gt;4;[.F27]*-1;[.F27]))" office:value-type="float" office:value="0" calcext:value-type="float">
            <text:p>0</text:p>
          </table:table-cell>
          <table:table-cell table:formula="of:=IF([.G27]=&quot;&quot;;0;IF([.G27]&lt;&gt;4;[.G27]*-1;[.G27]))" office:value-type="float" office:value="0" calcext:value-type="float">
            <text:p>0</text:p>
          </table:table-cell>
          <table:table-cell table:formula="of:=IF([.H27]=&quot;&quot;;0;IF([.H27]&lt;&gt;4;[.H27]*-1;[.H27]))" office:value-type="float" office:value="0" calcext:value-type="float">
            <text:p>0</text:p>
          </table:table-cell>
          <table:table-cell table:formula="of:=IF([.I27]=&quot;&quot;;0;IF([.I27]&lt;&gt;4;[.I27]*-1;[.I27]))" office:value-type="float" office:value="0" calcext:value-type="float">
            <text:p>0</text:p>
          </table:table-cell>
          <table:table-cell table:formula="of:=IF([.J27]=&quot;&quot;;0;IF([.J27]&lt;&gt;4;[.J27]*-1;[.J27]))" office:value-type="float" office:value="0" calcext:value-type="float">
            <text:p>0</text:p>
          </table:table-cell>
          <table:table-cell table:formula="of:=IF([.K27]=&quot;&quot;;0;IF([.K27]&lt;&gt;4;[.K27]*-1;[.K27]))" office:value-type="float" office:value="0" calcext:value-type="float">
            <text:p>0</text:p>
          </table:table-cell>
          <table:table-cell table:formula="of:=IF([.L27]=&quot;&quot;;0;IF([.L27]&lt;&gt;4;[.L27]*-1;[.L27]))" office:value-type="float" office:value="0" calcext:value-type="float">
            <text:p>0</text:p>
          </table:table-cell>
          <table:table-cell table:formula="of:=IF([.M27]=&quot;&quot;;0;IF([.M27]&lt;&gt;4;[.M27]*-1;[.M27]))" office:value-type="float" office:value="0" calcext:value-type="float">
            <text:p>0</text:p>
          </table:table-cell>
          <table:table-cell table:formula="of:=IF([.N27]=&quot;&quot;;0;IF([.N27]&lt;&gt;4;[.N27]*-1;[.N27]))" office:value-type="float" office:value="0" calcext:value-type="float">
            <text:p>0</text:p>
          </table:table-cell>
          <table:table-cell table:formula="of:=IF([.O27]=&quot;&quot;;0;IF([.O27]&lt;&gt;4;[.O27]*-1;[.O27]))" office:value-type="float" office:value="-1" calcext:value-type="float">
            <text:p>-1</text:p>
          </table:table-cell>
          <table:table-cell table:formula="of:=IF([.P27]=&quot;&quot;;0;IF([.P27]&lt;&gt;4;[.P27]*-1;[.P27]))" office:value-type="float" office:value="0" calcext:value-type="float">
            <text:p>0</text:p>
          </table:table-cell>
          <table:table-cell table:formula="of:=IF([.Q27]=&quot;&quot;;0;IF([.Q27]&lt;&gt;4;[.Q27]*-1;[.Q27]))" office:value-type="float" office:value="0" calcext:value-type="float">
            <text:p>0</text:p>
          </table:table-cell>
          <table:table-cell table:formula="of:=IF([.R27]=&quot;&quot;;0;IF([.R27]&lt;&gt;4;[.R27]*-1;[.R27]))" office:value-type="float" office:value="0" calcext:value-type="float">
            <text:p>0</text:p>
          </table:table-cell>
          <table:table-cell table:formula="of:=IF([.S27]=&quot;&quot;;0;IF([.S27]&lt;&gt;4;[.S27]*-1;[.S27]))" office:value-type="float" office:value="0" calcext:value-type="float">
            <text:p>0</text:p>
          </table:table-cell>
          <table:table-cell table:formula="of:=IF([.T27]=&quot;&quot;;0;IF([.T27]&lt;&gt;4;[.T27]*-1;[.T27]))" office:value-type="float" office:value="0" calcext:value-type="float">
            <text:p>0</text:p>
          </table:table-cell>
          <table:table-cell table:formula="of:=IF([.U27]=&quot;&quot;;0;IF([.U27]&lt;&gt;4;[.U27]*-1;[.U27]))" office:value-type="float" office:value="0" calcext:value-type="float">
            <text:p>0</text:p>
          </table:table-cell>
          <table:table-cell table:formula="of:=IF([.V27]=&quot;&quot;;0;IF([.V27]&lt;&gt;4;[.V27]*-1;[.V27]))" office:value-type="float" office:value="0" calcext:value-type="float">
            <text:p>0</text:p>
          </table:table-cell>
          <table:table-cell table:formula="of:=IF([.W27]=&quot;&quot;;0;IF([.W27]&lt;&gt;4;[.W27]*-1;[.W27]))" office:value-type="float" office:value="0" calcext:value-type="float">
            <text:p>0</text:p>
          </table:table-cell>
          <table:table-cell table:formula="of:=IF([.X27]=&quot;&quot;;0;IF([.X27]&lt;&gt;4;[.X27]*-1;[.X27]))" office:value-type="float" office:value="0" calcext:value-type="float">
            <text:p>0</text:p>
          </table:table-cell>
          <table:table-cell table:formula="of:=IF([.Y27]=&quot;&quot;;0;IF([.Y27]&lt;&gt;4;[.Y27]*-1;[.Y27]))" office:value-type="float" office:value="0" calcext:value-type="float">
            <text:p>0</text:p>
          </table:table-cell>
          <table:table-cell table:formula="of:=IF([.Z27]=&quot;&quot;;0;IF([.Z27]&lt;&gt;4;[.Z27]*-1;[.Z27]))" office:value-type="float" office:value="-1" calcext:value-type="float">
            <text:p>-1</text:p>
          </table:table-cell>
          <table:table-cell table:formula="of:=IF([.AA27]=&quot;&quot;;0;IF([.AA27]&lt;&gt;4;[.AA27]*-1;[.AA27]))" office:value-type="float" office:value="4" calcext:value-type="float">
            <text:p>4</text:p>
          </table:table-cell>
          <table:table-cell table:formula="of:=IF([.AB27]=&quot;&quot;;0;IF([.AB27]&lt;&gt;4;[.AB27]*-1;[.AB27]))" office:value-type="float" office:value="-1" calcext:value-type="float">
            <text:p>-1</text:p>
          </table:table-cell>
          <table:table-cell table:formula="of:=IF([.AC27]=&quot;&quot;;0;IF([.AC27]&lt;&gt;4;[.AC27]*-1;[.AC27]))" office:value-type="float" office:value="0" calcext:value-type="float">
            <text:p>0</text:p>
          </table:table-cell>
          <table:table-cell table:formula="of:=IF([.AD27]=&quot;&quot;;0;IF([.AD27]&lt;&gt;4;[.AD27]*-1;[.AD27]))" office:value-type="float" office:value="0" calcext:value-type="float">
            <text:p>0</text:p>
          </table:table-cell>
          <table:table-cell table:formula="of:=IF([.AE27]=&quot;&quot;;0;IF([.AE27]&lt;&gt;4;[.AE27]*-1;[.AE27]))" office:value-type="float" office:value="0" calcext:value-type="float">
            <text:p>0</text:p>
          </table:table-cell>
          <table:table-cell table:formula="of:=IF([.AF27]=&quot;&quot;;0;IF([.AF27]&lt;&gt;4;[.AF27]*-1;[.AF27]))" office:value-type="float" office:value="0" calcext:value-type="float">
            <text:p>0</text:p>
          </table:table-cell>
          <table:table-cell table:formula="of:=IF([.AG27]=&quot;&quot;;0;IF([.AG27]&lt;&gt;4;[.AG27]*-1;[.AG27]))" office:value-type="float" office:value="0" calcext:value-type="float">
            <text:p>0</text:p>
          </table:table-cell>
          <table:table-cell table:formula="of:=IF([.AH27]=&quot;&quot;;0;IF([.AH27]&lt;&gt;4;[.AH27]*-1;[.AH27]))" office:value-type="float" office:value="0" calcext:value-type="float">
            <text:p>0</text:p>
          </table:table-cell>
          <table:table-cell table:formula="of:=IF([.AI27]=&quot;&quot;;0;IF([.AI27]&lt;&gt;4;[.AI27]*-1;[.AI27]))" office:value-type="float" office:value="0" calcext:value-type="float">
            <text:p>0</text:p>
          </table:table-cell>
          <table:table-cell table:formula="of:=IF([.AJ27]=&quot;&quot;;0;IF([.AJ27]&lt;&gt;4;[.AJ27]*-1;[.AJ27]))" office:value-type="float" office:value="-1" calcext:value-type="float">
            <text:p>-1</text:p>
          </table:table-cell>
          <table:table-cell table:formula="of:=IF([.AK27]=&quot;&quot;;0;IF([.AK27]&lt;&gt;4;[.AK27]*-1;[.AK27]))" office:value-type="float" office:value="0" calcext:value-type="float">
            <text:p>0</text:p>
          </table:table-cell>
          <table:table-cell table:formula="of:=IF([.AL27]=&quot;&quot;;0;IF([.AL27]&lt;&gt;4;[.AL27]*-1;[.AL27]))" office:value-type="float" office:value="0" calcext:value-type="float">
            <text:p>0</text:p>
          </table:table-cell>
          <table:table-cell table:formula="of:=IF([.AM27]=&quot;&quot;;0;IF([.AM27]&lt;&gt;4;[.AM27]*-1;[.AM27]))" office:value-type="float" office:value="0" calcext:value-type="float">
            <text:p>0</text:p>
          </table:table-cell>
          <table:table-cell table:formula="of:=IF([.AN27]=&quot;&quot;;0;IF([.AN27]&lt;&gt;4;[.AN27]*-1;[.AN27]))" office:value-type="float" office:value="0" calcext:value-type="float">
            <text:p>0</text:p>
          </table:table-cell>
          <table:table-cell table:formula="of:=IF([.AO27]=&quot;&quot;;0;IF([.AO27]&lt;&gt;4;[.AO27]*-1;[.AO27]))" office:value-type="float" office:value="0" calcext:value-type="float">
            <text:p>0</text:p>
          </table:table-cell>
          <table:table-cell table:formula="of:=IF([.AP27]=&quot;&quot;;0;IF([.AP27]&lt;&gt;4;[.AP27]*-1;[.AP27]))" office:value-type="float" office:value="0" calcext:value-type="float">
            <text:p>0</text:p>
          </table:table-cell>
          <table:table-cell table:formula="of:=IF([.AQ27]=&quot;&quot;;0;IF([.AQ27]&lt;&gt;4;[.AQ27]*-1;[.AQ27]))" office:value-type="float" office:value="0" calcext:value-type="float">
            <text:p>0</text:p>
          </table:table-cell>
          <table:table-cell table:formula="of:=IF([.AR27]=&quot;&quot;;0;IF([.AR27]&lt;&gt;4;[.AR27]*-1;[.AR27]))" office:value-type="float" office:value="0" calcext:value-type="float">
            <text:p>0</text:p>
          </table:table-cell>
          <table:table-cell table:formula="of:=IF([.AS27]=&quot;&quot;;0;IF([.AS27]&lt;&gt;4;[.AS27]*-1;[.AS27]))" office:value-type="float" office:value="0" calcext:value-type="float">
            <text:p>0</text:p>
          </table:table-cell>
          <table:table-cell table:formula="of:=IF([.AT27]=&quot;&quot;;0;IF([.AT27]&lt;&gt;4;[.AT27]*-1;[.AT27]))" office:value-type="float" office:value="0" calcext:value-type="float">
            <text:p>0</text:p>
          </table:table-cell>
          <table:table-cell table:formula="of:=IF([.AU27]=&quot;&quot;;0;IF([.AU27]&lt;&gt;4;[.AU27]*-1;[.AU27]))" office:value-type="float" office:value="0" calcext:value-type="float">
            <text:p>0</text:p>
          </table:table-cell>
          <table:table-cell table:formula="of:=IF([.AV27]=&quot;&quot;;0;IF([.AV27]&lt;&gt;4;[.AV27]*-1;[.AV2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IF([.B28]=&quot;&quot;;0;IF([.B28]&lt;&gt;4;[.B28]*-1;[.B28]))" office:value-type="float" office:value="0" calcext:value-type="float">
            <text:p>0</text:p>
          </table:table-cell>
          <table:table-cell table:formula="of:=IF([.C28]=&quot;&quot;;0;IF([.C28]&lt;&gt;4;[.C28]*-1;[.C28]))" office:value-type="float" office:value="0" calcext:value-type="float">
            <text:p>0</text:p>
          </table:table-cell>
          <table:table-cell table:formula="of:=IF([.D28]=&quot;&quot;;0;IF([.D28]&lt;&gt;4;[.D28]*-1;[.D28]))" office:value-type="float" office:value="0" calcext:value-type="float">
            <text:p>0</text:p>
          </table:table-cell>
          <table:table-cell table:formula="of:=IF([.E28]=&quot;&quot;;0;IF([.E28]&lt;&gt;4;[.E28]*-1;[.E28]))" office:value-type="float" office:value="0" calcext:value-type="float">
            <text:p>0</text:p>
          </table:table-cell>
          <table:table-cell table:formula="of:=IF([.F28]=&quot;&quot;;0;IF([.F28]&lt;&gt;4;[.F28]*-1;[.F28]))" office:value-type="float" office:value="0" calcext:value-type="float">
            <text:p>0</text:p>
          </table:table-cell>
          <table:table-cell table:formula="of:=IF([.G28]=&quot;&quot;;0;IF([.G28]&lt;&gt;4;[.G28]*-1;[.G28]))" office:value-type="float" office:value="0" calcext:value-type="float">
            <text:p>0</text:p>
          </table:table-cell>
          <table:table-cell table:formula="of:=IF([.H28]=&quot;&quot;;0;IF([.H28]&lt;&gt;4;[.H28]*-1;[.H28]))" office:value-type="float" office:value="0" calcext:value-type="float">
            <text:p>0</text:p>
          </table:table-cell>
          <table:table-cell table:formula="of:=IF([.I28]=&quot;&quot;;0;IF([.I28]&lt;&gt;4;[.I28]*-1;[.I28]))" office:value-type="float" office:value="0" calcext:value-type="float">
            <text:p>0</text:p>
          </table:table-cell>
          <table:table-cell table:formula="of:=IF([.J28]=&quot;&quot;;0;IF([.J28]&lt;&gt;4;[.J28]*-1;[.J28]))" office:value-type="float" office:value="0" calcext:value-type="float">
            <text:p>0</text:p>
          </table:table-cell>
          <table:table-cell table:formula="of:=IF([.K28]=&quot;&quot;;0;IF([.K28]&lt;&gt;4;[.K28]*-1;[.K28]))" office:value-type="float" office:value="0" calcext:value-type="float">
            <text:p>0</text:p>
          </table:table-cell>
          <table:table-cell table:formula="of:=IF([.L28]=&quot;&quot;;0;IF([.L28]&lt;&gt;4;[.L28]*-1;[.L28]))" office:value-type="float" office:value="0" calcext:value-type="float">
            <text:p>0</text:p>
          </table:table-cell>
          <table:table-cell table:formula="of:=IF([.M28]=&quot;&quot;;0;IF([.M28]&lt;&gt;4;[.M28]*-1;[.M28]))" office:value-type="float" office:value="0" calcext:value-type="float">
            <text:p>0</text:p>
          </table:table-cell>
          <table:table-cell table:formula="of:=IF([.N28]=&quot;&quot;;0;IF([.N28]&lt;&gt;4;[.N28]*-1;[.N28]))" office:value-type="float" office:value="0" calcext:value-type="float">
            <text:p>0</text:p>
          </table:table-cell>
          <table:table-cell table:formula="of:=IF([.O28]=&quot;&quot;;0;IF([.O28]&lt;&gt;4;[.O28]*-1;[.O28]))" office:value-type="float" office:value="0" calcext:value-type="float">
            <text:p>0</text:p>
          </table:table-cell>
          <table:table-cell table:formula="of:=IF([.P28]=&quot;&quot;;0;IF([.P28]&lt;&gt;4;[.P28]*-1;[.P28]))" office:value-type="float" office:value="-1" calcext:value-type="float">
            <text:p>-1</text:p>
          </table:table-cell>
          <table:table-cell table:formula="of:=IF([.Q28]=&quot;&quot;;0;IF([.Q28]&lt;&gt;4;[.Q28]*-1;[.Q28]))" office:value-type="float" office:value="0" calcext:value-type="float">
            <text:p>0</text:p>
          </table:table-cell>
          <table:table-cell table:formula="of:=IF([.R28]=&quot;&quot;;0;IF([.R28]&lt;&gt;4;[.R28]*-1;[.R28]))" office:value-type="float" office:value="0" calcext:value-type="float">
            <text:p>0</text:p>
          </table:table-cell>
          <table:table-cell table:formula="of:=IF([.S28]=&quot;&quot;;0;IF([.S28]&lt;&gt;4;[.S28]*-1;[.S28]))" office:value-type="float" office:value="0" calcext:value-type="float">
            <text:p>0</text:p>
          </table:table-cell>
          <table:table-cell table:formula="of:=IF([.T28]=&quot;&quot;;0;IF([.T28]&lt;&gt;4;[.T28]*-1;[.T28]))" office:value-type="float" office:value="0" calcext:value-type="float">
            <text:p>0</text:p>
          </table:table-cell>
          <table:table-cell table:formula="of:=IF([.U28]=&quot;&quot;;0;IF([.U28]&lt;&gt;4;[.U28]*-1;[.U28]))" office:value-type="float" office:value="0" calcext:value-type="float">
            <text:p>0</text:p>
          </table:table-cell>
          <table:table-cell table:formula="of:=IF([.V28]=&quot;&quot;;0;IF([.V28]&lt;&gt;4;[.V28]*-1;[.V28]))" office:value-type="float" office:value="0" calcext:value-type="float">
            <text:p>0</text:p>
          </table:table-cell>
          <table:table-cell table:formula="of:=IF([.W28]=&quot;&quot;;0;IF([.W28]&lt;&gt;4;[.W28]*-1;[.W28]))" office:value-type="float" office:value="0" calcext:value-type="float">
            <text:p>0</text:p>
          </table:table-cell>
          <table:table-cell table:formula="of:=IF([.X28]=&quot;&quot;;0;IF([.X28]&lt;&gt;4;[.X28]*-1;[.X28]))" office:value-type="float" office:value="0" calcext:value-type="float">
            <text:p>0</text:p>
          </table:table-cell>
          <table:table-cell table:formula="of:=IF([.Y28]=&quot;&quot;;0;IF([.Y28]&lt;&gt;4;[.Y28]*-1;[.Y28]))" office:value-type="float" office:value="0" calcext:value-type="float">
            <text:p>0</text:p>
          </table:table-cell>
          <table:table-cell table:formula="of:=IF([.Z28]=&quot;&quot;;0;IF([.Z28]&lt;&gt;4;[.Z28]*-1;[.Z28]))" office:value-type="float" office:value="0" calcext:value-type="float">
            <text:p>0</text:p>
          </table:table-cell>
          <table:table-cell table:formula="of:=IF([.AA28]=&quot;&quot;;0;IF([.AA28]&lt;&gt;4;[.AA28]*-1;[.AA28]))" office:value-type="float" office:value="-1" calcext:value-type="float">
            <text:p>-1</text:p>
          </table:table-cell>
          <table:table-cell table:formula="of:=IF([.AB28]=&quot;&quot;;0;IF([.AB28]&lt;&gt;4;[.AB28]*-1;[.AB28]))" office:value-type="float" office:value="4" calcext:value-type="float">
            <text:p>4</text:p>
          </table:table-cell>
          <table:table-cell table:formula="of:=IF([.AC28]=&quot;&quot;;0;IF([.AC28]&lt;&gt;4;[.AC28]*-1;[.AC28]))" office:value-type="float" office:value="-1" calcext:value-type="float">
            <text:p>-1</text:p>
          </table:table-cell>
          <table:table-cell table:formula="of:=IF([.AD28]=&quot;&quot;;0;IF([.AD28]&lt;&gt;4;[.AD28]*-1;[.AD28]))" office:value-type="float" office:value="0" calcext:value-type="float">
            <text:p>0</text:p>
          </table:table-cell>
          <table:table-cell table:formula="of:=IF([.AE28]=&quot;&quot;;0;IF([.AE28]&lt;&gt;4;[.AE28]*-1;[.AE28]))" office:value-type="float" office:value="0" calcext:value-type="float">
            <text:p>0</text:p>
          </table:table-cell>
          <table:table-cell table:formula="of:=IF([.AF28]=&quot;&quot;;0;IF([.AF28]&lt;&gt;4;[.AF28]*-1;[.AF28]))" office:value-type="float" office:value="0" calcext:value-type="float">
            <text:p>0</text:p>
          </table:table-cell>
          <table:table-cell table:formula="of:=IF([.AG28]=&quot;&quot;;0;IF([.AG28]&lt;&gt;4;[.AG28]*-1;[.AG28]))" office:value-type="float" office:value="0" calcext:value-type="float">
            <text:p>0</text:p>
          </table:table-cell>
          <table:table-cell table:formula="of:=IF([.AH28]=&quot;&quot;;0;IF([.AH28]&lt;&gt;4;[.AH28]*-1;[.AH28]))" office:value-type="float" office:value="0" calcext:value-type="float">
            <text:p>0</text:p>
          </table:table-cell>
          <table:table-cell table:formula="of:=IF([.AI28]=&quot;&quot;;0;IF([.AI28]&lt;&gt;4;[.AI28]*-1;[.AI28]))" office:value-type="float" office:value="0" calcext:value-type="float">
            <text:p>0</text:p>
          </table:table-cell>
          <table:table-cell table:formula="of:=IF([.AJ28]=&quot;&quot;;0;IF([.AJ28]&lt;&gt;4;[.AJ28]*-1;[.AJ28]))" office:value-type="float" office:value="0" calcext:value-type="float">
            <text:p>0</text:p>
          </table:table-cell>
          <table:table-cell table:formula="of:=IF([.AK28]=&quot;&quot;;0;IF([.AK28]&lt;&gt;4;[.AK28]*-1;[.AK28]))" office:value-type="float" office:value="-1" calcext:value-type="float">
            <text:p>-1</text:p>
          </table:table-cell>
          <table:table-cell table:formula="of:=IF([.AL28]=&quot;&quot;;0;IF([.AL28]&lt;&gt;4;[.AL28]*-1;[.AL28]))" office:value-type="float" office:value="0" calcext:value-type="float">
            <text:p>0</text:p>
          </table:table-cell>
          <table:table-cell table:formula="of:=IF([.AM28]=&quot;&quot;;0;IF([.AM28]&lt;&gt;4;[.AM28]*-1;[.AM28]))" office:value-type="float" office:value="0" calcext:value-type="float">
            <text:p>0</text:p>
          </table:table-cell>
          <table:table-cell table:formula="of:=IF([.AN28]=&quot;&quot;;0;IF([.AN28]&lt;&gt;4;[.AN28]*-1;[.AN28]))" office:value-type="float" office:value="0" calcext:value-type="float">
            <text:p>0</text:p>
          </table:table-cell>
          <table:table-cell table:formula="of:=IF([.AO28]=&quot;&quot;;0;IF([.AO28]&lt;&gt;4;[.AO28]*-1;[.AO28]))" office:value-type="float" office:value="0" calcext:value-type="float">
            <text:p>0</text:p>
          </table:table-cell>
          <table:table-cell table:formula="of:=IF([.AP28]=&quot;&quot;;0;IF([.AP28]&lt;&gt;4;[.AP28]*-1;[.AP28]))" office:value-type="float" office:value="0" calcext:value-type="float">
            <text:p>0</text:p>
          </table:table-cell>
          <table:table-cell table:formula="of:=IF([.AQ28]=&quot;&quot;;0;IF([.AQ28]&lt;&gt;4;[.AQ28]*-1;[.AQ28]))" office:value-type="float" office:value="0" calcext:value-type="float">
            <text:p>0</text:p>
          </table:table-cell>
          <table:table-cell table:formula="of:=IF([.AR28]=&quot;&quot;;0;IF([.AR28]&lt;&gt;4;[.AR28]*-1;[.AR28]))" office:value-type="float" office:value="0" calcext:value-type="float">
            <text:p>0</text:p>
          </table:table-cell>
          <table:table-cell table:formula="of:=IF([.AS28]=&quot;&quot;;0;IF([.AS28]&lt;&gt;4;[.AS28]*-1;[.AS28]))" office:value-type="float" office:value="0" calcext:value-type="float">
            <text:p>0</text:p>
          </table:table-cell>
          <table:table-cell table:formula="of:=IF([.AT28]=&quot;&quot;;0;IF([.AT28]&lt;&gt;4;[.AT28]*-1;[.AT28]))" office:value-type="float" office:value="0" calcext:value-type="float">
            <text:p>0</text:p>
          </table:table-cell>
          <table:table-cell table:formula="of:=IF([.AU28]=&quot;&quot;;0;IF([.AU28]&lt;&gt;4;[.AU28]*-1;[.AU28]))" office:value-type="float" office:value="0" calcext:value-type="float">
            <text:p>0</text:p>
          </table:table-cell>
          <table:table-cell table:formula="of:=IF([.AV28]=&quot;&quot;;0;IF([.AV28]&lt;&gt;4;[.AV28]*-1;[.AV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IF([.B29]=&quot;&quot;;0;IF([.B29]&lt;&gt;4;[.B29]*-1;[.B29]))" office:value-type="float" office:value="0" calcext:value-type="float">
            <text:p>0</text:p>
          </table:table-cell>
          <table:table-cell table:formula="of:=IF([.C29]=&quot;&quot;;0;IF([.C29]&lt;&gt;4;[.C29]*-1;[.C29]))" office:value-type="float" office:value="0" calcext:value-type="float">
            <text:p>0</text:p>
          </table:table-cell>
          <table:table-cell table:formula="of:=IF([.D29]=&quot;&quot;;0;IF([.D29]&lt;&gt;4;[.D29]*-1;[.D29]))" office:value-type="float" office:value="0" calcext:value-type="float">
            <text:p>0</text:p>
          </table:table-cell>
          <table:table-cell table:formula="of:=IF([.E29]=&quot;&quot;;0;IF([.E29]&lt;&gt;4;[.E29]*-1;[.E29]))" office:value-type="float" office:value="0" calcext:value-type="float">
            <text:p>0</text:p>
          </table:table-cell>
          <table:table-cell table:formula="of:=IF([.F29]=&quot;&quot;;0;IF([.F29]&lt;&gt;4;[.F29]*-1;[.F29]))" office:value-type="float" office:value="0" calcext:value-type="float">
            <text:p>0</text:p>
          </table:table-cell>
          <table:table-cell table:formula="of:=IF([.G29]=&quot;&quot;;0;IF([.G29]&lt;&gt;4;[.G29]*-1;[.G29]))" office:value-type="float" office:value="0" calcext:value-type="float">
            <text:p>0</text:p>
          </table:table-cell>
          <table:table-cell table:formula="of:=IF([.H29]=&quot;&quot;;0;IF([.H29]&lt;&gt;4;[.H29]*-1;[.H29]))" office:value-type="float" office:value="0" calcext:value-type="float">
            <text:p>0</text:p>
          </table:table-cell>
          <table:table-cell table:formula="of:=IF([.I29]=&quot;&quot;;0;IF([.I29]&lt;&gt;4;[.I29]*-1;[.I29]))" office:value-type="float" office:value="0" calcext:value-type="float">
            <text:p>0</text:p>
          </table:table-cell>
          <table:table-cell table:formula="of:=IF([.J29]=&quot;&quot;;0;IF([.J29]&lt;&gt;4;[.J29]*-1;[.J29]))" office:value-type="float" office:value="0" calcext:value-type="float">
            <text:p>0</text:p>
          </table:table-cell>
          <table:table-cell table:formula="of:=IF([.K29]=&quot;&quot;;0;IF([.K29]&lt;&gt;4;[.K29]*-1;[.K29]))" office:value-type="float" office:value="0" calcext:value-type="float">
            <text:p>0</text:p>
          </table:table-cell>
          <table:table-cell table:formula="of:=IF([.L29]=&quot;&quot;;0;IF([.L29]&lt;&gt;4;[.L29]*-1;[.L29]))" office:value-type="float" office:value="0" calcext:value-type="float">
            <text:p>0</text:p>
          </table:table-cell>
          <table:table-cell table:formula="of:=IF([.M29]=&quot;&quot;;0;IF([.M29]&lt;&gt;4;[.M29]*-1;[.M29]))" office:value-type="float" office:value="0" calcext:value-type="float">
            <text:p>0</text:p>
          </table:table-cell>
          <table:table-cell table:formula="of:=IF([.N29]=&quot;&quot;;0;IF([.N29]&lt;&gt;4;[.N29]*-1;[.N29]))" office:value-type="float" office:value="0" calcext:value-type="float">
            <text:p>0</text:p>
          </table:table-cell>
          <table:table-cell table:formula="of:=IF([.O29]=&quot;&quot;;0;IF([.O29]&lt;&gt;4;[.O29]*-1;[.O29]))" office:value-type="float" office:value="0" calcext:value-type="float">
            <text:p>0</text:p>
          </table:table-cell>
          <table:table-cell table:formula="of:=IF([.P29]=&quot;&quot;;0;IF([.P29]&lt;&gt;4;[.P29]*-1;[.P29]))" office:value-type="float" office:value="0" calcext:value-type="float">
            <text:p>0</text:p>
          </table:table-cell>
          <table:table-cell table:formula="of:=IF([.Q29]=&quot;&quot;;0;IF([.Q29]&lt;&gt;4;[.Q29]*-1;[.Q29]))" office:value-type="float" office:value="-1" calcext:value-type="float">
            <text:p>-1</text:p>
          </table:table-cell>
          <table:table-cell table:formula="of:=IF([.R29]=&quot;&quot;;0;IF([.R29]&lt;&gt;4;[.R29]*-1;[.R29]))" office:value-type="float" office:value="0" calcext:value-type="float">
            <text:p>0</text:p>
          </table:table-cell>
          <table:table-cell table:formula="of:=IF([.S29]=&quot;&quot;;0;IF([.S29]&lt;&gt;4;[.S29]*-1;[.S29]))" office:value-type="float" office:value="0" calcext:value-type="float">
            <text:p>0</text:p>
          </table:table-cell>
          <table:table-cell table:formula="of:=IF([.T29]=&quot;&quot;;0;IF([.T29]&lt;&gt;4;[.T29]*-1;[.T29]))" office:value-type="float" office:value="0" calcext:value-type="float">
            <text:p>0</text:p>
          </table:table-cell>
          <table:table-cell table:formula="of:=IF([.U29]=&quot;&quot;;0;IF([.U29]&lt;&gt;4;[.U29]*-1;[.U29]))" office:value-type="float" office:value="0" calcext:value-type="float">
            <text:p>0</text:p>
          </table:table-cell>
          <table:table-cell table:formula="of:=IF([.V29]=&quot;&quot;;0;IF([.V29]&lt;&gt;4;[.V29]*-1;[.V29]))" office:value-type="float" office:value="0" calcext:value-type="float">
            <text:p>0</text:p>
          </table:table-cell>
          <table:table-cell table:formula="of:=IF([.W29]=&quot;&quot;;0;IF([.W29]&lt;&gt;4;[.W29]*-1;[.W29]))" office:value-type="float" office:value="0" calcext:value-type="float">
            <text:p>0</text:p>
          </table:table-cell>
          <table:table-cell table:formula="of:=IF([.X29]=&quot;&quot;;0;IF([.X29]&lt;&gt;4;[.X29]*-1;[.X29]))" office:value-type="float" office:value="0" calcext:value-type="float">
            <text:p>0</text:p>
          </table:table-cell>
          <table:table-cell table:formula="of:=IF([.Y29]=&quot;&quot;;0;IF([.Y29]&lt;&gt;4;[.Y29]*-1;[.Y29]))" office:value-type="float" office:value="0" calcext:value-type="float">
            <text:p>0</text:p>
          </table:table-cell>
          <table:table-cell table:formula="of:=IF([.Z29]=&quot;&quot;;0;IF([.Z29]&lt;&gt;4;[.Z29]*-1;[.Z29]))" office:value-type="float" office:value="0" calcext:value-type="float">
            <text:p>0</text:p>
          </table:table-cell>
          <table:table-cell table:formula="of:=IF([.AA29]=&quot;&quot;;0;IF([.AA29]&lt;&gt;4;[.AA29]*-1;[.AA29]))" office:value-type="float" office:value="0" calcext:value-type="float">
            <text:p>0</text:p>
          </table:table-cell>
          <table:table-cell table:formula="of:=IF([.AB29]=&quot;&quot;;0;IF([.AB29]&lt;&gt;4;[.AB29]*-1;[.AB29]))" office:value-type="float" office:value="-1" calcext:value-type="float">
            <text:p>-1</text:p>
          </table:table-cell>
          <table:table-cell table:formula="of:=IF([.AC29]=&quot;&quot;;0;IF([.AC29]&lt;&gt;4;[.AC29]*-1;[.AC29]))" office:value-type="float" office:value="4" calcext:value-type="float">
            <text:p>4</text:p>
          </table:table-cell>
          <table:table-cell table:formula="of:=IF([.AD29]=&quot;&quot;;0;IF([.AD29]&lt;&gt;4;[.AD29]*-1;[.AD29]))" office:value-type="float" office:value="-1" calcext:value-type="float">
            <text:p>-1</text:p>
          </table:table-cell>
          <table:table-cell table:formula="of:=IF([.AE29]=&quot;&quot;;0;IF([.AE29]&lt;&gt;4;[.AE29]*-1;[.AE29]))" office:value-type="float" office:value="0" calcext:value-type="float">
            <text:p>0</text:p>
          </table:table-cell>
          <table:table-cell table:formula="of:=IF([.AF29]=&quot;&quot;;0;IF([.AF29]&lt;&gt;4;[.AF29]*-1;[.AF29]))" office:value-type="float" office:value="0" calcext:value-type="float">
            <text:p>0</text:p>
          </table:table-cell>
          <table:table-cell table:formula="of:=IF([.AG29]=&quot;&quot;;0;IF([.AG29]&lt;&gt;4;[.AG29]*-1;[.AG29]))" office:value-type="float" office:value="0" calcext:value-type="float">
            <text:p>0</text:p>
          </table:table-cell>
          <table:table-cell table:formula="of:=IF([.AH29]=&quot;&quot;;0;IF([.AH29]&lt;&gt;4;[.AH29]*-1;[.AH29]))" office:value-type="float" office:value="0" calcext:value-type="float">
            <text:p>0</text:p>
          </table:table-cell>
          <table:table-cell table:formula="of:=IF([.AI29]=&quot;&quot;;0;IF([.AI29]&lt;&gt;4;[.AI29]*-1;[.AI29]))" office:value-type="float" office:value="0" calcext:value-type="float">
            <text:p>0</text:p>
          </table:table-cell>
          <table:table-cell table:formula="of:=IF([.AJ29]=&quot;&quot;;0;IF([.AJ29]&lt;&gt;4;[.AJ29]*-1;[.AJ29]))" office:value-type="float" office:value="0" calcext:value-type="float">
            <text:p>0</text:p>
          </table:table-cell>
          <table:table-cell table:formula="of:=IF([.AK29]=&quot;&quot;;0;IF([.AK29]&lt;&gt;4;[.AK29]*-1;[.AK29]))" office:value-type="float" office:value="0" calcext:value-type="float">
            <text:p>0</text:p>
          </table:table-cell>
          <table:table-cell table:formula="of:=IF([.AL29]=&quot;&quot;;0;IF([.AL29]&lt;&gt;4;[.AL29]*-1;[.AL29]))" office:value-type="float" office:value="-1" calcext:value-type="float">
            <text:p>-1</text:p>
          </table:table-cell>
          <table:table-cell table:formula="of:=IF([.AM29]=&quot;&quot;;0;IF([.AM29]&lt;&gt;4;[.AM29]*-1;[.AM29]))" office:value-type="float" office:value="0" calcext:value-type="float">
            <text:p>0</text:p>
          </table:table-cell>
          <table:table-cell table:formula="of:=IF([.AN29]=&quot;&quot;;0;IF([.AN29]&lt;&gt;4;[.AN29]*-1;[.AN29]))" office:value-type="float" office:value="0" calcext:value-type="float">
            <text:p>0</text:p>
          </table:table-cell>
          <table:table-cell table:formula="of:=IF([.AO29]=&quot;&quot;;0;IF([.AO29]&lt;&gt;4;[.AO29]*-1;[.AO29]))" office:value-type="float" office:value="0" calcext:value-type="float">
            <text:p>0</text:p>
          </table:table-cell>
          <table:table-cell table:formula="of:=IF([.AP29]=&quot;&quot;;0;IF([.AP29]&lt;&gt;4;[.AP29]*-1;[.AP29]))" office:value-type="float" office:value="0" calcext:value-type="float">
            <text:p>0</text:p>
          </table:table-cell>
          <table:table-cell table:formula="of:=IF([.AQ29]=&quot;&quot;;0;IF([.AQ29]&lt;&gt;4;[.AQ29]*-1;[.AQ29]))" office:value-type="float" office:value="0" calcext:value-type="float">
            <text:p>0</text:p>
          </table:table-cell>
          <table:table-cell table:formula="of:=IF([.AR29]=&quot;&quot;;0;IF([.AR29]&lt;&gt;4;[.AR29]*-1;[.AR29]))" office:value-type="float" office:value="0" calcext:value-type="float">
            <text:p>0</text:p>
          </table:table-cell>
          <table:table-cell table:formula="of:=IF([.AS29]=&quot;&quot;;0;IF([.AS29]&lt;&gt;4;[.AS29]*-1;[.AS29]))" office:value-type="float" office:value="0" calcext:value-type="float">
            <text:p>0</text:p>
          </table:table-cell>
          <table:table-cell table:formula="of:=IF([.AT29]=&quot;&quot;;0;IF([.AT29]&lt;&gt;4;[.AT29]*-1;[.AT29]))" office:value-type="float" office:value="0" calcext:value-type="float">
            <text:p>0</text:p>
          </table:table-cell>
          <table:table-cell table:formula="of:=IF([.AU29]=&quot;&quot;;0;IF([.AU29]&lt;&gt;4;[.AU29]*-1;[.AU29]))" office:value-type="float" office:value="0" calcext:value-type="float">
            <text:p>0</text:p>
          </table:table-cell>
          <table:table-cell table:formula="of:=IF([.AV29]=&quot;&quot;;0;IF([.AV29]&lt;&gt;4;[.AV29]*-1;[.AV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IF([.B30]=&quot;&quot;;0;IF([.B30]&lt;&gt;4;[.B30]*-1;[.B30]))" office:value-type="float" office:value="0" calcext:value-type="float">
            <text:p>0</text:p>
          </table:table-cell>
          <table:table-cell table:formula="of:=IF([.C30]=&quot;&quot;;0;IF([.C30]&lt;&gt;4;[.C30]*-1;[.C30]))" office:value-type="float" office:value="0" calcext:value-type="float">
            <text:p>0</text:p>
          </table:table-cell>
          <table:table-cell table:formula="of:=IF([.D30]=&quot;&quot;;0;IF([.D30]&lt;&gt;4;[.D30]*-1;[.D30]))" office:value-type="float" office:value="0" calcext:value-type="float">
            <text:p>0</text:p>
          </table:table-cell>
          <table:table-cell table:formula="of:=IF([.E30]=&quot;&quot;;0;IF([.E30]&lt;&gt;4;[.E30]*-1;[.E30]))" office:value-type="float" office:value="0" calcext:value-type="float">
            <text:p>0</text:p>
          </table:table-cell>
          <table:table-cell table:formula="of:=IF([.F30]=&quot;&quot;;0;IF([.F30]&lt;&gt;4;[.F30]*-1;[.F30]))" office:value-type="float" office:value="0" calcext:value-type="float">
            <text:p>0</text:p>
          </table:table-cell>
          <table:table-cell table:formula="of:=IF([.G30]=&quot;&quot;;0;IF([.G30]&lt;&gt;4;[.G30]*-1;[.G30]))" office:value-type="float" office:value="0" calcext:value-type="float">
            <text:p>0</text:p>
          </table:table-cell>
          <table:table-cell table:formula="of:=IF([.H30]=&quot;&quot;;0;IF([.H30]&lt;&gt;4;[.H30]*-1;[.H30]))" office:value-type="float" office:value="0" calcext:value-type="float">
            <text:p>0</text:p>
          </table:table-cell>
          <table:table-cell table:formula="of:=IF([.I30]=&quot;&quot;;0;IF([.I30]&lt;&gt;4;[.I30]*-1;[.I30]))" office:value-type="float" office:value="0" calcext:value-type="float">
            <text:p>0</text:p>
          </table:table-cell>
          <table:table-cell table:formula="of:=IF([.J30]=&quot;&quot;;0;IF([.J30]&lt;&gt;4;[.J30]*-1;[.J30]))" office:value-type="float" office:value="0" calcext:value-type="float">
            <text:p>0</text:p>
          </table:table-cell>
          <table:table-cell table:formula="of:=IF([.K30]=&quot;&quot;;0;IF([.K30]&lt;&gt;4;[.K30]*-1;[.K30]))" office:value-type="float" office:value="0" calcext:value-type="float">
            <text:p>0</text:p>
          </table:table-cell>
          <table:table-cell table:formula="of:=IF([.L30]=&quot;&quot;;0;IF([.L30]&lt;&gt;4;[.L30]*-1;[.L30]))" office:value-type="float" office:value="0" calcext:value-type="float">
            <text:p>0</text:p>
          </table:table-cell>
          <table:table-cell table:formula="of:=IF([.M30]=&quot;&quot;;0;IF([.M30]&lt;&gt;4;[.M30]*-1;[.M30]))" office:value-type="float" office:value="0" calcext:value-type="float">
            <text:p>0</text:p>
          </table:table-cell>
          <table:table-cell table:formula="of:=IF([.N30]=&quot;&quot;;0;IF([.N30]&lt;&gt;4;[.N30]*-1;[.N30]))" office:value-type="float" office:value="0" calcext:value-type="float">
            <text:p>0</text:p>
          </table:table-cell>
          <table:table-cell table:formula="of:=IF([.O30]=&quot;&quot;;0;IF([.O30]&lt;&gt;4;[.O30]*-1;[.O30]))" office:value-type="float" office:value="0" calcext:value-type="float">
            <text:p>0</text:p>
          </table:table-cell>
          <table:table-cell table:formula="of:=IF([.P30]=&quot;&quot;;0;IF([.P30]&lt;&gt;4;[.P30]*-1;[.P30]))" office:value-type="float" office:value="0" calcext:value-type="float">
            <text:p>0</text:p>
          </table:table-cell>
          <table:table-cell table:formula="of:=IF([.Q30]=&quot;&quot;;0;IF([.Q30]&lt;&gt;4;[.Q30]*-1;[.Q30]))" office:value-type="float" office:value="0" calcext:value-type="float">
            <text:p>0</text:p>
          </table:table-cell>
          <table:table-cell table:formula="of:=IF([.R30]=&quot;&quot;;0;IF([.R30]&lt;&gt;4;[.R30]*-1;[.R30]))" office:value-type="float" office:value="-1" calcext:value-type="float">
            <text:p>-1</text:p>
          </table:table-cell>
          <table:table-cell table:formula="of:=IF([.S30]=&quot;&quot;;0;IF([.S30]&lt;&gt;4;[.S30]*-1;[.S30]))" office:value-type="float" office:value="0" calcext:value-type="float">
            <text:p>0</text:p>
          </table:table-cell>
          <table:table-cell table:formula="of:=IF([.T30]=&quot;&quot;;0;IF([.T30]&lt;&gt;4;[.T30]*-1;[.T30]))" office:value-type="float" office:value="0" calcext:value-type="float">
            <text:p>0</text:p>
          </table:table-cell>
          <table:table-cell table:formula="of:=IF([.U30]=&quot;&quot;;0;IF([.U30]&lt;&gt;4;[.U30]*-1;[.U30]))" office:value-type="float" office:value="0" calcext:value-type="float">
            <text:p>0</text:p>
          </table:table-cell>
          <table:table-cell table:formula="of:=IF([.V30]=&quot;&quot;;0;IF([.V30]&lt;&gt;4;[.V30]*-1;[.V30]))" office:value-type="float" office:value="0" calcext:value-type="float">
            <text:p>0</text:p>
          </table:table-cell>
          <table:table-cell table:formula="of:=IF([.W30]=&quot;&quot;;0;IF([.W30]&lt;&gt;4;[.W30]*-1;[.W30]))" office:value-type="float" office:value="0" calcext:value-type="float">
            <text:p>0</text:p>
          </table:table-cell>
          <table:table-cell table:formula="of:=IF([.X30]=&quot;&quot;;0;IF([.X30]&lt;&gt;4;[.X30]*-1;[.X30]))" office:value-type="float" office:value="0" calcext:value-type="float">
            <text:p>0</text:p>
          </table:table-cell>
          <table:table-cell table:formula="of:=IF([.Y30]=&quot;&quot;;0;IF([.Y30]&lt;&gt;4;[.Y30]*-1;[.Y30]))" office:value-type="float" office:value="0" calcext:value-type="float">
            <text:p>0</text:p>
          </table:table-cell>
          <table:table-cell table:formula="of:=IF([.Z30]=&quot;&quot;;0;IF([.Z30]&lt;&gt;4;[.Z30]*-1;[.Z30]))" office:value-type="float" office:value="0" calcext:value-type="float">
            <text:p>0</text:p>
          </table:table-cell>
          <table:table-cell table:formula="of:=IF([.AA30]=&quot;&quot;;0;IF([.AA30]&lt;&gt;4;[.AA30]*-1;[.AA30]))" office:value-type="float" office:value="0" calcext:value-type="float">
            <text:p>0</text:p>
          </table:table-cell>
          <table:table-cell table:formula="of:=IF([.AB30]=&quot;&quot;;0;IF([.AB30]&lt;&gt;4;[.AB30]*-1;[.AB30]))" office:value-type="float" office:value="0" calcext:value-type="float">
            <text:p>0</text:p>
          </table:table-cell>
          <table:table-cell table:formula="of:=IF([.AC30]=&quot;&quot;;0;IF([.AC30]&lt;&gt;4;[.AC30]*-1;[.AC30]))" office:value-type="float" office:value="-1" calcext:value-type="float">
            <text:p>-1</text:p>
          </table:table-cell>
          <table:table-cell table:formula="of:=IF([.AD30]=&quot;&quot;;0;IF([.AD30]&lt;&gt;4;[.AD30]*-1;[.AD30]))" office:value-type="float" office:value="4" calcext:value-type="float">
            <text:p>4</text:p>
          </table:table-cell>
          <table:table-cell table:formula="of:=IF([.AE30]=&quot;&quot;;0;IF([.AE30]&lt;&gt;4;[.AE30]*-1;[.AE30]))" office:value-type="float" office:value="-1" calcext:value-type="float">
            <text:p>-1</text:p>
          </table:table-cell>
          <table:table-cell table:formula="of:=IF([.AF30]=&quot;&quot;;0;IF([.AF30]&lt;&gt;4;[.AF30]*-1;[.AF30]))" office:value-type="float" office:value="0" calcext:value-type="float">
            <text:p>0</text:p>
          </table:table-cell>
          <table:table-cell table:formula="of:=IF([.AG30]=&quot;&quot;;0;IF([.AG30]&lt;&gt;4;[.AG30]*-1;[.AG30]))" office:value-type="float" office:value="0" calcext:value-type="float">
            <text:p>0</text:p>
          </table:table-cell>
          <table:table-cell table:formula="of:=IF([.AH30]=&quot;&quot;;0;IF([.AH30]&lt;&gt;4;[.AH30]*-1;[.AH30]))" office:value-type="float" office:value="0" calcext:value-type="float">
            <text:p>0</text:p>
          </table:table-cell>
          <table:table-cell table:formula="of:=IF([.AI30]=&quot;&quot;;0;IF([.AI30]&lt;&gt;4;[.AI30]*-1;[.AI30]))" office:value-type="float" office:value="0" calcext:value-type="float">
            <text:p>0</text:p>
          </table:table-cell>
          <table:table-cell table:formula="of:=IF([.AJ30]=&quot;&quot;;0;IF([.AJ30]&lt;&gt;4;[.AJ30]*-1;[.AJ30]))" office:value-type="float" office:value="0" calcext:value-type="float">
            <text:p>0</text:p>
          </table:table-cell>
          <table:table-cell table:formula="of:=IF([.AK30]=&quot;&quot;;0;IF([.AK30]&lt;&gt;4;[.AK30]*-1;[.AK30]))" office:value-type="float" office:value="0" calcext:value-type="float">
            <text:p>0</text:p>
          </table:table-cell>
          <table:table-cell table:formula="of:=IF([.AL30]=&quot;&quot;;0;IF([.AL30]&lt;&gt;4;[.AL30]*-1;[.AL30]))" office:value-type="float" office:value="0" calcext:value-type="float">
            <text:p>0</text:p>
          </table:table-cell>
          <table:table-cell table:formula="of:=IF([.AM30]=&quot;&quot;;0;IF([.AM30]&lt;&gt;4;[.AM30]*-1;[.AM30]))" office:value-type="float" office:value="-1" calcext:value-type="float">
            <text:p>-1</text:p>
          </table:table-cell>
          <table:table-cell table:formula="of:=IF([.AN30]=&quot;&quot;;0;IF([.AN30]&lt;&gt;4;[.AN30]*-1;[.AN30]))" office:value-type="float" office:value="0" calcext:value-type="float">
            <text:p>0</text:p>
          </table:table-cell>
          <table:table-cell table:formula="of:=IF([.AO30]=&quot;&quot;;0;IF([.AO30]&lt;&gt;4;[.AO30]*-1;[.AO30]))" office:value-type="float" office:value="0" calcext:value-type="float">
            <text:p>0</text:p>
          </table:table-cell>
          <table:table-cell table:formula="of:=IF([.AP30]=&quot;&quot;;0;IF([.AP30]&lt;&gt;4;[.AP30]*-1;[.AP30]))" office:value-type="float" office:value="0" calcext:value-type="float">
            <text:p>0</text:p>
          </table:table-cell>
          <table:table-cell table:formula="of:=IF([.AQ30]=&quot;&quot;;0;IF([.AQ30]&lt;&gt;4;[.AQ30]*-1;[.AQ30]))" office:value-type="float" office:value="0" calcext:value-type="float">
            <text:p>0</text:p>
          </table:table-cell>
          <table:table-cell table:formula="of:=IF([.AR30]=&quot;&quot;;0;IF([.AR30]&lt;&gt;4;[.AR30]*-1;[.AR30]))" office:value-type="float" office:value="0" calcext:value-type="float">
            <text:p>0</text:p>
          </table:table-cell>
          <table:table-cell table:formula="of:=IF([.AS30]=&quot;&quot;;0;IF([.AS30]&lt;&gt;4;[.AS30]*-1;[.AS30]))" office:value-type="float" office:value="0" calcext:value-type="float">
            <text:p>0</text:p>
          </table:table-cell>
          <table:table-cell table:formula="of:=IF([.AT30]=&quot;&quot;;0;IF([.AT30]&lt;&gt;4;[.AT30]*-1;[.AT30]))" office:value-type="float" office:value="0" calcext:value-type="float">
            <text:p>0</text:p>
          </table:table-cell>
          <table:table-cell table:formula="of:=IF([.AU30]=&quot;&quot;;0;IF([.AU30]&lt;&gt;4;[.AU30]*-1;[.AU30]))" office:value-type="float" office:value="0" calcext:value-type="float">
            <text:p>0</text:p>
          </table:table-cell>
          <table:table-cell table:formula="of:=IF([.AV30]=&quot;&quot;;0;IF([.AV30]&lt;&gt;4;[.AV30]*-1;[.AV3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IF([.B31]=&quot;&quot;;0;IF([.B31]&lt;&gt;4;[.B31]*-1;[.B31]))" office:value-type="float" office:value="0" calcext:value-type="float">
            <text:p>0</text:p>
          </table:table-cell>
          <table:table-cell table:formula="of:=IF([.C31]=&quot;&quot;;0;IF([.C31]&lt;&gt;4;[.C31]*-1;[.C31]))" office:value-type="float" office:value="0" calcext:value-type="float">
            <text:p>0</text:p>
          </table:table-cell>
          <table:table-cell table:formula="of:=IF([.D31]=&quot;&quot;;0;IF([.D31]&lt;&gt;4;[.D31]*-1;[.D31]))" office:value-type="float" office:value="0" calcext:value-type="float">
            <text:p>0</text:p>
          </table:table-cell>
          <table:table-cell table:formula="of:=IF([.E31]=&quot;&quot;;0;IF([.E31]&lt;&gt;4;[.E31]*-1;[.E31]))" office:value-type="float" office:value="0" calcext:value-type="float">
            <text:p>0</text:p>
          </table:table-cell>
          <table:table-cell table:formula="of:=IF([.F31]=&quot;&quot;;0;IF([.F31]&lt;&gt;4;[.F31]*-1;[.F31]))" office:value-type="float" office:value="0" calcext:value-type="float">
            <text:p>0</text:p>
          </table:table-cell>
          <table:table-cell table:formula="of:=IF([.G31]=&quot;&quot;;0;IF([.G31]&lt;&gt;4;[.G31]*-1;[.G31]))" office:value-type="float" office:value="0" calcext:value-type="float">
            <text:p>0</text:p>
          </table:table-cell>
          <table:table-cell table:formula="of:=IF([.H31]=&quot;&quot;;0;IF([.H31]&lt;&gt;4;[.H31]*-1;[.H31]))" office:value-type="float" office:value="0" calcext:value-type="float">
            <text:p>0</text:p>
          </table:table-cell>
          <table:table-cell table:formula="of:=IF([.I31]=&quot;&quot;;0;IF([.I31]&lt;&gt;4;[.I31]*-1;[.I31]))" office:value-type="float" office:value="0" calcext:value-type="float">
            <text:p>0</text:p>
          </table:table-cell>
          <table:table-cell table:formula="of:=IF([.J31]=&quot;&quot;;0;IF([.J31]&lt;&gt;4;[.J31]*-1;[.J31]))" office:value-type="float" office:value="0" calcext:value-type="float">
            <text:p>0</text:p>
          </table:table-cell>
          <table:table-cell table:formula="of:=IF([.K31]=&quot;&quot;;0;IF([.K31]&lt;&gt;4;[.K31]*-1;[.K31]))" office:value-type="float" office:value="0" calcext:value-type="float">
            <text:p>0</text:p>
          </table:table-cell>
          <table:table-cell table:formula="of:=IF([.L31]=&quot;&quot;;0;IF([.L31]&lt;&gt;4;[.L31]*-1;[.L31]))" office:value-type="float" office:value="0" calcext:value-type="float">
            <text:p>0</text:p>
          </table:table-cell>
          <table:table-cell table:formula="of:=IF([.M31]=&quot;&quot;;0;IF([.M31]&lt;&gt;4;[.M31]*-1;[.M31]))" office:value-type="float" office:value="0" calcext:value-type="float">
            <text:p>0</text:p>
          </table:table-cell>
          <table:table-cell table:formula="of:=IF([.N31]=&quot;&quot;;0;IF([.N31]&lt;&gt;4;[.N31]*-1;[.N31]))" office:value-type="float" office:value="0" calcext:value-type="float">
            <text:p>0</text:p>
          </table:table-cell>
          <table:table-cell table:formula="of:=IF([.O31]=&quot;&quot;;0;IF([.O31]&lt;&gt;4;[.O31]*-1;[.O31]))" office:value-type="float" office:value="0" calcext:value-type="float">
            <text:p>0</text:p>
          </table:table-cell>
          <table:table-cell table:formula="of:=IF([.P31]=&quot;&quot;;0;IF([.P31]&lt;&gt;4;[.P31]*-1;[.P31]))" office:value-type="float" office:value="0" calcext:value-type="float">
            <text:p>0</text:p>
          </table:table-cell>
          <table:table-cell table:formula="of:=IF([.Q31]=&quot;&quot;;0;IF([.Q31]&lt;&gt;4;[.Q31]*-1;[.Q31]))" office:value-type="float" office:value="0" calcext:value-type="float">
            <text:p>0</text:p>
          </table:table-cell>
          <table:table-cell table:formula="of:=IF([.R31]=&quot;&quot;;0;IF([.R31]&lt;&gt;4;[.R31]*-1;[.R31]))" office:value-type="float" office:value="0" calcext:value-type="float">
            <text:p>0</text:p>
          </table:table-cell>
          <table:table-cell table:formula="of:=IF([.S31]=&quot;&quot;;0;IF([.S31]&lt;&gt;4;[.S31]*-1;[.S31]))" office:value-type="float" office:value="-1" calcext:value-type="float">
            <text:p>-1</text:p>
          </table:table-cell>
          <table:table-cell table:formula="of:=IF([.T31]=&quot;&quot;;0;IF([.T31]&lt;&gt;4;[.T31]*-1;[.T31]))" office:value-type="float" office:value="0" calcext:value-type="float">
            <text:p>0</text:p>
          </table:table-cell>
          <table:table-cell table:formula="of:=IF([.U31]=&quot;&quot;;0;IF([.U31]&lt;&gt;4;[.U31]*-1;[.U31]))" office:value-type="float" office:value="0" calcext:value-type="float">
            <text:p>0</text:p>
          </table:table-cell>
          <table:table-cell table:formula="of:=IF([.V31]=&quot;&quot;;0;IF([.V31]&lt;&gt;4;[.V31]*-1;[.V31]))" office:value-type="float" office:value="0" calcext:value-type="float">
            <text:p>0</text:p>
          </table:table-cell>
          <table:table-cell table:formula="of:=IF([.W31]=&quot;&quot;;0;IF([.W31]&lt;&gt;4;[.W31]*-1;[.W31]))" office:value-type="float" office:value="0" calcext:value-type="float">
            <text:p>0</text:p>
          </table:table-cell>
          <table:table-cell table:formula="of:=IF([.X31]=&quot;&quot;;0;IF([.X31]&lt;&gt;4;[.X31]*-1;[.X31]))" office:value-type="float" office:value="0" calcext:value-type="float">
            <text:p>0</text:p>
          </table:table-cell>
          <table:table-cell table:formula="of:=IF([.Y31]=&quot;&quot;;0;IF([.Y31]&lt;&gt;4;[.Y31]*-1;[.Y31]))" office:value-type="float" office:value="0" calcext:value-type="float">
            <text:p>0</text:p>
          </table:table-cell>
          <table:table-cell table:formula="of:=IF([.Z31]=&quot;&quot;;0;IF([.Z31]&lt;&gt;4;[.Z31]*-1;[.Z31]))" office:value-type="float" office:value="0" calcext:value-type="float">
            <text:p>0</text:p>
          </table:table-cell>
          <table:table-cell table:formula="of:=IF([.AA31]=&quot;&quot;;0;IF([.AA31]&lt;&gt;4;[.AA31]*-1;[.AA31]))" office:value-type="float" office:value="0" calcext:value-type="float">
            <text:p>0</text:p>
          </table:table-cell>
          <table:table-cell table:formula="of:=IF([.AB31]=&quot;&quot;;0;IF([.AB31]&lt;&gt;4;[.AB31]*-1;[.AB31]))" office:value-type="float" office:value="0" calcext:value-type="float">
            <text:p>0</text:p>
          </table:table-cell>
          <table:table-cell table:formula="of:=IF([.AC31]=&quot;&quot;;0;IF([.AC31]&lt;&gt;4;[.AC31]*-1;[.AC31]))" office:value-type="float" office:value="0" calcext:value-type="float">
            <text:p>0</text:p>
          </table:table-cell>
          <table:table-cell table:formula="of:=IF([.AD31]=&quot;&quot;;0;IF([.AD31]&lt;&gt;4;[.AD31]*-1;[.AD31]))" office:value-type="float" office:value="-1" calcext:value-type="float">
            <text:p>-1</text:p>
          </table:table-cell>
          <table:table-cell table:formula="of:=IF([.AE31]=&quot;&quot;;0;IF([.AE31]&lt;&gt;4;[.AE31]*-1;[.AE31]))" office:value-type="float" office:value="4" calcext:value-type="float">
            <text:p>4</text:p>
          </table:table-cell>
          <table:table-cell table:formula="of:=IF([.AF31]=&quot;&quot;;0;IF([.AF31]&lt;&gt;4;[.AF31]*-1;[.AF31]))" office:value-type="float" office:value="-1" calcext:value-type="float">
            <text:p>-1</text:p>
          </table:table-cell>
          <table:table-cell table:formula="of:=IF([.AG31]=&quot;&quot;;0;IF([.AG31]&lt;&gt;4;[.AG31]*-1;[.AG31]))" office:value-type="float" office:value="0" calcext:value-type="float">
            <text:p>0</text:p>
          </table:table-cell>
          <table:table-cell table:formula="of:=IF([.AH31]=&quot;&quot;;0;IF([.AH31]&lt;&gt;4;[.AH31]*-1;[.AH31]))" office:value-type="float" office:value="0" calcext:value-type="float">
            <text:p>0</text:p>
          </table:table-cell>
          <table:table-cell table:formula="of:=IF([.AI31]=&quot;&quot;;0;IF([.AI31]&lt;&gt;4;[.AI31]*-1;[.AI31]))" office:value-type="float" office:value="0" calcext:value-type="float">
            <text:p>0</text:p>
          </table:table-cell>
          <table:table-cell table:formula="of:=IF([.AJ31]=&quot;&quot;;0;IF([.AJ31]&lt;&gt;4;[.AJ31]*-1;[.AJ31]))" office:value-type="float" office:value="0" calcext:value-type="float">
            <text:p>0</text:p>
          </table:table-cell>
          <table:table-cell table:formula="of:=IF([.AK31]=&quot;&quot;;0;IF([.AK31]&lt;&gt;4;[.AK31]*-1;[.AK31]))" office:value-type="float" office:value="0" calcext:value-type="float">
            <text:p>0</text:p>
          </table:table-cell>
          <table:table-cell table:formula="of:=IF([.AL31]=&quot;&quot;;0;IF([.AL31]&lt;&gt;4;[.AL31]*-1;[.AL31]))" office:value-type="float" office:value="0" calcext:value-type="float">
            <text:p>0</text:p>
          </table:table-cell>
          <table:table-cell table:formula="of:=IF([.AM31]=&quot;&quot;;0;IF([.AM31]&lt;&gt;4;[.AM31]*-1;[.AM31]))" office:value-type="float" office:value="0" calcext:value-type="float">
            <text:p>0</text:p>
          </table:table-cell>
          <table:table-cell table:formula="of:=IF([.AN31]=&quot;&quot;;0;IF([.AN31]&lt;&gt;4;[.AN31]*-1;[.AN31]))" office:value-type="float" office:value="-1" calcext:value-type="float">
            <text:p>-1</text:p>
          </table:table-cell>
          <table:table-cell table:formula="of:=IF([.AO31]=&quot;&quot;;0;IF([.AO31]&lt;&gt;4;[.AO31]*-1;[.AO31]))" office:value-type="float" office:value="0" calcext:value-type="float">
            <text:p>0</text:p>
          </table:table-cell>
          <table:table-cell table:formula="of:=IF([.AP31]=&quot;&quot;;0;IF([.AP31]&lt;&gt;4;[.AP31]*-1;[.AP31]))" office:value-type="float" office:value="0" calcext:value-type="float">
            <text:p>0</text:p>
          </table:table-cell>
          <table:table-cell table:formula="of:=IF([.AQ31]=&quot;&quot;;0;IF([.AQ31]&lt;&gt;4;[.AQ31]*-1;[.AQ31]))" office:value-type="float" office:value="0" calcext:value-type="float">
            <text:p>0</text:p>
          </table:table-cell>
          <table:table-cell table:formula="of:=IF([.AR31]=&quot;&quot;;0;IF([.AR31]&lt;&gt;4;[.AR31]*-1;[.AR31]))" office:value-type="float" office:value="0" calcext:value-type="float">
            <text:p>0</text:p>
          </table:table-cell>
          <table:table-cell table:formula="of:=IF([.AS31]=&quot;&quot;;0;IF([.AS31]&lt;&gt;4;[.AS31]*-1;[.AS31]))" office:value-type="float" office:value="0" calcext:value-type="float">
            <text:p>0</text:p>
          </table:table-cell>
          <table:table-cell table:formula="of:=IF([.AT31]=&quot;&quot;;0;IF([.AT31]&lt;&gt;4;[.AT31]*-1;[.AT31]))" office:value-type="float" office:value="0" calcext:value-type="float">
            <text:p>0</text:p>
          </table:table-cell>
          <table:table-cell table:formula="of:=IF([.AU31]=&quot;&quot;;0;IF([.AU31]&lt;&gt;4;[.AU31]*-1;[.AU31]))" office:value-type="float" office:value="0" calcext:value-type="float">
            <text:p>0</text:p>
          </table:table-cell>
          <table:table-cell table:formula="of:=IF([.AV31]=&quot;&quot;;0;IF([.AV31]&lt;&gt;4;[.AV31]*-1;[.AV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IF([.B32]=&quot;&quot;;0;IF([.B32]&lt;&gt;4;[.B32]*-1;[.B32]))" office:value-type="float" office:value="0" calcext:value-type="float">
            <text:p>0</text:p>
          </table:table-cell>
          <table:table-cell table:formula="of:=IF([.C32]=&quot;&quot;;0;IF([.C32]&lt;&gt;4;[.C32]*-1;[.C32]))" office:value-type="float" office:value="0" calcext:value-type="float">
            <text:p>0</text:p>
          </table:table-cell>
          <table:table-cell table:formula="of:=IF([.D32]=&quot;&quot;;0;IF([.D32]&lt;&gt;4;[.D32]*-1;[.D32]))" office:value-type="float" office:value="0" calcext:value-type="float">
            <text:p>0</text:p>
          </table:table-cell>
          <table:table-cell table:formula="of:=IF([.E32]=&quot;&quot;;0;IF([.E32]&lt;&gt;4;[.E32]*-1;[.E32]))" office:value-type="float" office:value="0" calcext:value-type="float">
            <text:p>0</text:p>
          </table:table-cell>
          <table:table-cell table:formula="of:=IF([.F32]=&quot;&quot;;0;IF([.F32]&lt;&gt;4;[.F32]*-1;[.F32]))" office:value-type="float" office:value="0" calcext:value-type="float">
            <text:p>0</text:p>
          </table:table-cell>
          <table:table-cell table:formula="of:=IF([.G32]=&quot;&quot;;0;IF([.G32]&lt;&gt;4;[.G32]*-1;[.G32]))" office:value-type="float" office:value="0" calcext:value-type="float">
            <text:p>0</text:p>
          </table:table-cell>
          <table:table-cell table:formula="of:=IF([.H32]=&quot;&quot;;0;IF([.H32]&lt;&gt;4;[.H32]*-1;[.H32]))" office:value-type="float" office:value="0" calcext:value-type="float">
            <text:p>0</text:p>
          </table:table-cell>
          <table:table-cell table:formula="of:=IF([.I32]=&quot;&quot;;0;IF([.I32]&lt;&gt;4;[.I32]*-1;[.I32]))" office:value-type="float" office:value="0" calcext:value-type="float">
            <text:p>0</text:p>
          </table:table-cell>
          <table:table-cell table:formula="of:=IF([.J32]=&quot;&quot;;0;IF([.J32]&lt;&gt;4;[.J32]*-1;[.J32]))" office:value-type="float" office:value="0" calcext:value-type="float">
            <text:p>0</text:p>
          </table:table-cell>
          <table:table-cell table:formula="of:=IF([.K32]=&quot;&quot;;0;IF([.K32]&lt;&gt;4;[.K32]*-1;[.K32]))" office:value-type="float" office:value="0" calcext:value-type="float">
            <text:p>0</text:p>
          </table:table-cell>
          <table:table-cell table:formula="of:=IF([.L32]=&quot;&quot;;0;IF([.L32]&lt;&gt;4;[.L32]*-1;[.L32]))" office:value-type="float" office:value="0" calcext:value-type="float">
            <text:p>0</text:p>
          </table:table-cell>
          <table:table-cell table:formula="of:=IF([.M32]=&quot;&quot;;0;IF([.M32]&lt;&gt;4;[.M32]*-1;[.M32]))" office:value-type="float" office:value="0" calcext:value-type="float">
            <text:p>0</text:p>
          </table:table-cell>
          <table:table-cell table:formula="of:=IF([.N32]=&quot;&quot;;0;IF([.N32]&lt;&gt;4;[.N32]*-1;[.N32]))" office:value-type="float" office:value="0" calcext:value-type="float">
            <text:p>0</text:p>
          </table:table-cell>
          <table:table-cell table:formula="of:=IF([.O32]=&quot;&quot;;0;IF([.O32]&lt;&gt;4;[.O32]*-1;[.O32]))" office:value-type="float" office:value="0" calcext:value-type="float">
            <text:p>0</text:p>
          </table:table-cell>
          <table:table-cell table:formula="of:=IF([.P32]=&quot;&quot;;0;IF([.P32]&lt;&gt;4;[.P32]*-1;[.P32]))" office:value-type="float" office:value="0" calcext:value-type="float">
            <text:p>0</text:p>
          </table:table-cell>
          <table:table-cell table:formula="of:=IF([.Q32]=&quot;&quot;;0;IF([.Q32]&lt;&gt;4;[.Q32]*-1;[.Q32]))" office:value-type="float" office:value="0" calcext:value-type="float">
            <text:p>0</text:p>
          </table:table-cell>
          <table:table-cell table:formula="of:=IF([.R32]=&quot;&quot;;0;IF([.R32]&lt;&gt;4;[.R32]*-1;[.R32]))" office:value-type="float" office:value="0" calcext:value-type="float">
            <text:p>0</text:p>
          </table:table-cell>
          <table:table-cell table:formula="of:=IF([.S32]=&quot;&quot;;0;IF([.S32]&lt;&gt;4;[.S32]*-1;[.S32]))" office:value-type="float" office:value="0" calcext:value-type="float">
            <text:p>0</text:p>
          </table:table-cell>
          <table:table-cell table:formula="of:=IF([.T32]=&quot;&quot;;0;IF([.T32]&lt;&gt;4;[.T32]*-1;[.T32]))" office:value-type="float" office:value="-1" calcext:value-type="float">
            <text:p>-1</text:p>
          </table:table-cell>
          <table:table-cell table:formula="of:=IF([.U32]=&quot;&quot;;0;IF([.U32]&lt;&gt;4;[.U32]*-1;[.U32]))" office:value-type="float" office:value="0" calcext:value-type="float">
            <text:p>0</text:p>
          </table:table-cell>
          <table:table-cell table:formula="of:=IF([.V32]=&quot;&quot;;0;IF([.V32]&lt;&gt;4;[.V32]*-1;[.V32]))" office:value-type="float" office:value="0" calcext:value-type="float">
            <text:p>0</text:p>
          </table:table-cell>
          <table:table-cell table:formula="of:=IF([.W32]=&quot;&quot;;0;IF([.W32]&lt;&gt;4;[.W32]*-1;[.W32]))" office:value-type="float" office:value="0" calcext:value-type="float">
            <text:p>0</text:p>
          </table:table-cell>
          <table:table-cell table:formula="of:=IF([.X32]=&quot;&quot;;0;IF([.X32]&lt;&gt;4;[.X32]*-1;[.X32]))" office:value-type="float" office:value="0" calcext:value-type="float">
            <text:p>0</text:p>
          </table:table-cell>
          <table:table-cell table:formula="of:=IF([.Y32]=&quot;&quot;;0;IF([.Y32]&lt;&gt;4;[.Y32]*-1;[.Y32]))" office:value-type="float" office:value="0" calcext:value-type="float">
            <text:p>0</text:p>
          </table:table-cell>
          <table:table-cell table:formula="of:=IF([.Z32]=&quot;&quot;;0;IF([.Z32]&lt;&gt;4;[.Z32]*-1;[.Z32]))" office:value-type="float" office:value="0" calcext:value-type="float">
            <text:p>0</text:p>
          </table:table-cell>
          <table:table-cell table:formula="of:=IF([.AA32]=&quot;&quot;;0;IF([.AA32]&lt;&gt;4;[.AA32]*-1;[.AA32]))" office:value-type="float" office:value="0" calcext:value-type="float">
            <text:p>0</text:p>
          </table:table-cell>
          <table:table-cell table:formula="of:=IF([.AB32]=&quot;&quot;;0;IF([.AB32]&lt;&gt;4;[.AB32]*-1;[.AB32]))" office:value-type="float" office:value="0" calcext:value-type="float">
            <text:p>0</text:p>
          </table:table-cell>
          <table:table-cell table:formula="of:=IF([.AC32]=&quot;&quot;;0;IF([.AC32]&lt;&gt;4;[.AC32]*-1;[.AC32]))" office:value-type="float" office:value="0" calcext:value-type="float">
            <text:p>0</text:p>
          </table:table-cell>
          <table:table-cell table:formula="of:=IF([.AD32]=&quot;&quot;;0;IF([.AD32]&lt;&gt;4;[.AD32]*-1;[.AD32]))" office:value-type="float" office:value="0" calcext:value-type="float">
            <text:p>0</text:p>
          </table:table-cell>
          <table:table-cell table:formula="of:=IF([.AE32]=&quot;&quot;;0;IF([.AE32]&lt;&gt;4;[.AE32]*-1;[.AE32]))" office:value-type="float" office:value="-1" calcext:value-type="float">
            <text:p>-1</text:p>
          </table:table-cell>
          <table:table-cell table:formula="of:=IF([.AF32]=&quot;&quot;;0;IF([.AF32]&lt;&gt;4;[.AF32]*-1;[.AF32]))" office:value-type="float" office:value="4" calcext:value-type="float">
            <text:p>4</text:p>
          </table:table-cell>
          <table:table-cell table:formula="of:=IF([.AG32]=&quot;&quot;;0;IF([.AG32]&lt;&gt;4;[.AG32]*-1;[.AG32]))" office:value-type="float" office:value="-1" calcext:value-type="float">
            <text:p>-1</text:p>
          </table:table-cell>
          <table:table-cell table:formula="of:=IF([.AH32]=&quot;&quot;;0;IF([.AH32]&lt;&gt;4;[.AH32]*-1;[.AH32]))" office:value-type="float" office:value="0" calcext:value-type="float">
            <text:p>0</text:p>
          </table:table-cell>
          <table:table-cell table:formula="of:=IF([.AI32]=&quot;&quot;;0;IF([.AI32]&lt;&gt;4;[.AI32]*-1;[.AI32]))" office:value-type="float" office:value="0" calcext:value-type="float">
            <text:p>0</text:p>
          </table:table-cell>
          <table:table-cell table:formula="of:=IF([.AJ32]=&quot;&quot;;0;IF([.AJ32]&lt;&gt;4;[.AJ32]*-1;[.AJ32]))" office:value-type="float" office:value="0" calcext:value-type="float">
            <text:p>0</text:p>
          </table:table-cell>
          <table:table-cell table:formula="of:=IF([.AK32]=&quot;&quot;;0;IF([.AK32]&lt;&gt;4;[.AK32]*-1;[.AK32]))" office:value-type="float" office:value="0" calcext:value-type="float">
            <text:p>0</text:p>
          </table:table-cell>
          <table:table-cell table:formula="of:=IF([.AL32]=&quot;&quot;;0;IF([.AL32]&lt;&gt;4;[.AL32]*-1;[.AL32]))" office:value-type="float" office:value="0" calcext:value-type="float">
            <text:p>0</text:p>
          </table:table-cell>
          <table:table-cell table:formula="of:=IF([.AM32]=&quot;&quot;;0;IF([.AM32]&lt;&gt;4;[.AM32]*-1;[.AM32]))" office:value-type="float" office:value="0" calcext:value-type="float">
            <text:p>0</text:p>
          </table:table-cell>
          <table:table-cell table:formula="of:=IF([.AN32]=&quot;&quot;;0;IF([.AN32]&lt;&gt;4;[.AN32]*-1;[.AN32]))" office:value-type="float" office:value="0" calcext:value-type="float">
            <text:p>0</text:p>
          </table:table-cell>
          <table:table-cell table:formula="of:=IF([.AO32]=&quot;&quot;;0;IF([.AO32]&lt;&gt;4;[.AO32]*-1;[.AO32]))" office:value-type="float" office:value="-1" calcext:value-type="float">
            <text:p>-1</text:p>
          </table:table-cell>
          <table:table-cell table:formula="of:=IF([.AP32]=&quot;&quot;;0;IF([.AP32]&lt;&gt;4;[.AP32]*-1;[.AP32]))" office:value-type="float" office:value="0" calcext:value-type="float">
            <text:p>0</text:p>
          </table:table-cell>
          <table:table-cell table:formula="of:=IF([.AQ32]=&quot;&quot;;0;IF([.AQ32]&lt;&gt;4;[.AQ32]*-1;[.AQ32]))" office:value-type="float" office:value="0" calcext:value-type="float">
            <text:p>0</text:p>
          </table:table-cell>
          <table:table-cell table:formula="of:=IF([.AR32]=&quot;&quot;;0;IF([.AR32]&lt;&gt;4;[.AR32]*-1;[.AR32]))" office:value-type="float" office:value="0" calcext:value-type="float">
            <text:p>0</text:p>
          </table:table-cell>
          <table:table-cell table:formula="of:=IF([.AS32]=&quot;&quot;;0;IF([.AS32]&lt;&gt;4;[.AS32]*-1;[.AS32]))" office:value-type="float" office:value="0" calcext:value-type="float">
            <text:p>0</text:p>
          </table:table-cell>
          <table:table-cell table:formula="of:=IF([.AT32]=&quot;&quot;;0;IF([.AT32]&lt;&gt;4;[.AT32]*-1;[.AT32]))" office:value-type="float" office:value="0" calcext:value-type="float">
            <text:p>0</text:p>
          </table:table-cell>
          <table:table-cell table:formula="of:=IF([.AU32]=&quot;&quot;;0;IF([.AU32]&lt;&gt;4;[.AU32]*-1;[.AU32]))" office:value-type="float" office:value="0" calcext:value-type="float">
            <text:p>0</text:p>
          </table:table-cell>
          <table:table-cell table:formula="of:=IF([.AV32]=&quot;&quot;;0;IF([.AV32]&lt;&gt;4;[.AV32]*-1;[.AV3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IF([.B33]=&quot;&quot;;0;IF([.B33]&lt;&gt;4;[.B33]*-1;[.B33]))" office:value-type="float" office:value="0" calcext:value-type="float">
            <text:p>0</text:p>
          </table:table-cell>
          <table:table-cell table:formula="of:=IF([.C33]=&quot;&quot;;0;IF([.C33]&lt;&gt;4;[.C33]*-1;[.C33]))" office:value-type="float" office:value="0" calcext:value-type="float">
            <text:p>0</text:p>
          </table:table-cell>
          <table:table-cell table:formula="of:=IF([.D33]=&quot;&quot;;0;IF([.D33]&lt;&gt;4;[.D33]*-1;[.D33]))" office:value-type="float" office:value="0" calcext:value-type="float">
            <text:p>0</text:p>
          </table:table-cell>
          <table:table-cell table:formula="of:=IF([.E33]=&quot;&quot;;0;IF([.E33]&lt;&gt;4;[.E33]*-1;[.E33]))" office:value-type="float" office:value="0" calcext:value-type="float">
            <text:p>0</text:p>
          </table:table-cell>
          <table:table-cell table:formula="of:=IF([.F33]=&quot;&quot;;0;IF([.F33]&lt;&gt;4;[.F33]*-1;[.F33]))" office:value-type="float" office:value="0" calcext:value-type="float">
            <text:p>0</text:p>
          </table:table-cell>
          <table:table-cell table:formula="of:=IF([.G33]=&quot;&quot;;0;IF([.G33]&lt;&gt;4;[.G33]*-1;[.G33]))" office:value-type="float" office:value="0" calcext:value-type="float">
            <text:p>0</text:p>
          </table:table-cell>
          <table:table-cell table:formula="of:=IF([.H33]=&quot;&quot;;0;IF([.H33]&lt;&gt;4;[.H33]*-1;[.H33]))" office:value-type="float" office:value="0" calcext:value-type="float">
            <text:p>0</text:p>
          </table:table-cell>
          <table:table-cell table:formula="of:=IF([.I33]=&quot;&quot;;0;IF([.I33]&lt;&gt;4;[.I33]*-1;[.I33]))" office:value-type="float" office:value="0" calcext:value-type="float">
            <text:p>0</text:p>
          </table:table-cell>
          <table:table-cell table:formula="of:=IF([.J33]=&quot;&quot;;0;IF([.J33]&lt;&gt;4;[.J33]*-1;[.J33]))" office:value-type="float" office:value="0" calcext:value-type="float">
            <text:p>0</text:p>
          </table:table-cell>
          <table:table-cell table:formula="of:=IF([.K33]=&quot;&quot;;0;IF([.K33]&lt;&gt;4;[.K33]*-1;[.K33]))" office:value-type="float" office:value="0" calcext:value-type="float">
            <text:p>0</text:p>
          </table:table-cell>
          <table:table-cell table:formula="of:=IF([.L33]=&quot;&quot;;0;IF([.L33]&lt;&gt;4;[.L33]*-1;[.L33]))" office:value-type="float" office:value="0" calcext:value-type="float">
            <text:p>0</text:p>
          </table:table-cell>
          <table:table-cell table:formula="of:=IF([.M33]=&quot;&quot;;0;IF([.M33]&lt;&gt;4;[.M33]*-1;[.M33]))" office:value-type="float" office:value="0" calcext:value-type="float">
            <text:p>0</text:p>
          </table:table-cell>
          <table:table-cell table:formula="of:=IF([.N33]=&quot;&quot;;0;IF([.N33]&lt;&gt;4;[.N33]*-1;[.N33]))" office:value-type="float" office:value="0" calcext:value-type="float">
            <text:p>0</text:p>
          </table:table-cell>
          <table:table-cell table:formula="of:=IF([.O33]=&quot;&quot;;0;IF([.O33]&lt;&gt;4;[.O33]*-1;[.O33]))" office:value-type="float" office:value="0" calcext:value-type="float">
            <text:p>0</text:p>
          </table:table-cell>
          <table:table-cell table:formula="of:=IF([.P33]=&quot;&quot;;0;IF([.P33]&lt;&gt;4;[.P33]*-1;[.P33]))" office:value-type="float" office:value="0" calcext:value-type="float">
            <text:p>0</text:p>
          </table:table-cell>
          <table:table-cell table:formula="of:=IF([.Q33]=&quot;&quot;;0;IF([.Q33]&lt;&gt;4;[.Q33]*-1;[.Q33]))" office:value-type="float" office:value="0" calcext:value-type="float">
            <text:p>0</text:p>
          </table:table-cell>
          <table:table-cell table:formula="of:=IF([.R33]=&quot;&quot;;0;IF([.R33]&lt;&gt;4;[.R33]*-1;[.R33]))" office:value-type="float" office:value="0" calcext:value-type="float">
            <text:p>0</text:p>
          </table:table-cell>
          <table:table-cell table:formula="of:=IF([.S33]=&quot;&quot;;0;IF([.S33]&lt;&gt;4;[.S33]*-1;[.S33]))" office:value-type="float" office:value="0" calcext:value-type="float">
            <text:p>0</text:p>
          </table:table-cell>
          <table:table-cell table:formula="of:=IF([.T33]=&quot;&quot;;0;IF([.T33]&lt;&gt;4;[.T33]*-1;[.T33]))" office:value-type="float" office:value="0" calcext:value-type="float">
            <text:p>0</text:p>
          </table:table-cell>
          <table:table-cell table:formula="of:=IF([.U33]=&quot;&quot;;0;IF([.U33]&lt;&gt;4;[.U33]*-1;[.U33]))" office:value-type="float" office:value="-1" calcext:value-type="float">
            <text:p>-1</text:p>
          </table:table-cell>
          <table:table-cell table:formula="of:=IF([.V33]=&quot;&quot;;0;IF([.V33]&lt;&gt;4;[.V33]*-1;[.V33]))" office:value-type="float" office:value="0" calcext:value-type="float">
            <text:p>0</text:p>
          </table:table-cell>
          <table:table-cell table:formula="of:=IF([.W33]=&quot;&quot;;0;IF([.W33]&lt;&gt;4;[.W33]*-1;[.W33]))" office:value-type="float" office:value="0" calcext:value-type="float">
            <text:p>0</text:p>
          </table:table-cell>
          <table:table-cell table:formula="of:=IF([.X33]=&quot;&quot;;0;IF([.X33]&lt;&gt;4;[.X33]*-1;[.X33]))" office:value-type="float" office:value="0" calcext:value-type="float">
            <text:p>0</text:p>
          </table:table-cell>
          <table:table-cell table:formula="of:=IF([.Y33]=&quot;&quot;;0;IF([.Y33]&lt;&gt;4;[.Y33]*-1;[.Y33]))" office:value-type="float" office:value="0" calcext:value-type="float">
            <text:p>0</text:p>
          </table:table-cell>
          <table:table-cell table:formula="of:=IF([.Z33]=&quot;&quot;;0;IF([.Z33]&lt;&gt;4;[.Z33]*-1;[.Z33]))" office:value-type="float" office:value="0" calcext:value-type="float">
            <text:p>0</text:p>
          </table:table-cell>
          <table:table-cell table:formula="of:=IF([.AA33]=&quot;&quot;;0;IF([.AA33]&lt;&gt;4;[.AA33]*-1;[.AA33]))" office:value-type="float" office:value="0" calcext:value-type="float">
            <text:p>0</text:p>
          </table:table-cell>
          <table:table-cell table:formula="of:=IF([.AB33]=&quot;&quot;;0;IF([.AB33]&lt;&gt;4;[.AB33]*-1;[.AB33]))" office:value-type="float" office:value="0" calcext:value-type="float">
            <text:p>0</text:p>
          </table:table-cell>
          <table:table-cell table:formula="of:=IF([.AC33]=&quot;&quot;;0;IF([.AC33]&lt;&gt;4;[.AC33]*-1;[.AC33]))" office:value-type="float" office:value="0" calcext:value-type="float">
            <text:p>0</text:p>
          </table:table-cell>
          <table:table-cell table:formula="of:=IF([.AD33]=&quot;&quot;;0;IF([.AD33]&lt;&gt;4;[.AD33]*-1;[.AD33]))" office:value-type="float" office:value="0" calcext:value-type="float">
            <text:p>0</text:p>
          </table:table-cell>
          <table:table-cell table:formula="of:=IF([.AE33]=&quot;&quot;;0;IF([.AE33]&lt;&gt;4;[.AE33]*-1;[.AE33]))" office:value-type="float" office:value="0" calcext:value-type="float">
            <text:p>0</text:p>
          </table:table-cell>
          <table:table-cell table:formula="of:=IF([.AF33]=&quot;&quot;;0;IF([.AF33]&lt;&gt;4;[.AF33]*-1;[.AF33]))" office:value-type="float" office:value="-1" calcext:value-type="float">
            <text:p>-1</text:p>
          </table:table-cell>
          <table:table-cell table:formula="of:=IF([.AG33]=&quot;&quot;;0;IF([.AG33]&lt;&gt;4;[.AG33]*-1;[.AG33]))" office:value-type="float" office:value="4" calcext:value-type="float">
            <text:p>4</text:p>
          </table:table-cell>
          <table:table-cell table:formula="of:=IF([.AH33]=&quot;&quot;;0;IF([.AH33]&lt;&gt;4;[.AH33]*-1;[.AH33]))" office:value-type="float" office:value="-1" calcext:value-type="float">
            <text:p>-1</text:p>
          </table:table-cell>
          <table:table-cell table:formula="of:=IF([.AI33]=&quot;&quot;;0;IF([.AI33]&lt;&gt;4;[.AI33]*-1;[.AI33]))" office:value-type="float" office:value="0" calcext:value-type="float">
            <text:p>0</text:p>
          </table:table-cell>
          <table:table-cell table:formula="of:=IF([.AJ33]=&quot;&quot;;0;IF([.AJ33]&lt;&gt;4;[.AJ33]*-1;[.AJ33]))" office:value-type="float" office:value="0" calcext:value-type="float">
            <text:p>0</text:p>
          </table:table-cell>
          <table:table-cell table:formula="of:=IF([.AK33]=&quot;&quot;;0;IF([.AK33]&lt;&gt;4;[.AK33]*-1;[.AK33]))" office:value-type="float" office:value="0" calcext:value-type="float">
            <text:p>0</text:p>
          </table:table-cell>
          <table:table-cell table:formula="of:=IF([.AL33]=&quot;&quot;;0;IF([.AL33]&lt;&gt;4;[.AL33]*-1;[.AL33]))" office:value-type="float" office:value="0" calcext:value-type="float">
            <text:p>0</text:p>
          </table:table-cell>
          <table:table-cell table:formula="of:=IF([.AM33]=&quot;&quot;;0;IF([.AM33]&lt;&gt;4;[.AM33]*-1;[.AM33]))" office:value-type="float" office:value="0" calcext:value-type="float">
            <text:p>0</text:p>
          </table:table-cell>
          <table:table-cell table:formula="of:=IF([.AN33]=&quot;&quot;;0;IF([.AN33]&lt;&gt;4;[.AN33]*-1;[.AN33]))" office:value-type="float" office:value="0" calcext:value-type="float">
            <text:p>0</text:p>
          </table:table-cell>
          <table:table-cell table:formula="of:=IF([.AO33]=&quot;&quot;;0;IF([.AO33]&lt;&gt;4;[.AO33]*-1;[.AO33]))" office:value-type="float" office:value="0" calcext:value-type="float">
            <text:p>0</text:p>
          </table:table-cell>
          <table:table-cell table:formula="of:=IF([.AP33]=&quot;&quot;;0;IF([.AP33]&lt;&gt;4;[.AP33]*-1;[.AP33]))" office:value-type="float" office:value="-1" calcext:value-type="float">
            <text:p>-1</text:p>
          </table:table-cell>
          <table:table-cell table:formula="of:=IF([.AQ33]=&quot;&quot;;0;IF([.AQ33]&lt;&gt;4;[.AQ33]*-1;[.AQ33]))" office:value-type="float" office:value="0" calcext:value-type="float">
            <text:p>0</text:p>
          </table:table-cell>
          <table:table-cell table:formula="of:=IF([.AR33]=&quot;&quot;;0;IF([.AR33]&lt;&gt;4;[.AR33]*-1;[.AR33]))" office:value-type="float" office:value="0" calcext:value-type="float">
            <text:p>0</text:p>
          </table:table-cell>
          <table:table-cell table:formula="of:=IF([.AS33]=&quot;&quot;;0;IF([.AS33]&lt;&gt;4;[.AS33]*-1;[.AS33]))" office:value-type="float" office:value="0" calcext:value-type="float">
            <text:p>0</text:p>
          </table:table-cell>
          <table:table-cell table:formula="of:=IF([.AT33]=&quot;&quot;;0;IF([.AT33]&lt;&gt;4;[.AT33]*-1;[.AT33]))" office:value-type="float" office:value="0" calcext:value-type="float">
            <text:p>0</text:p>
          </table:table-cell>
          <table:table-cell table:formula="of:=IF([.AU33]=&quot;&quot;;0;IF([.AU33]&lt;&gt;4;[.AU33]*-1;[.AU33]))" office:value-type="float" office:value="0" calcext:value-type="float">
            <text:p>0</text:p>
          </table:table-cell>
          <table:table-cell table:formula="of:=IF([.AV33]=&quot;&quot;;0;IF([.AV33]&lt;&gt;4;[.AV33]*-1;[.AV3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IF([.B34]=&quot;&quot;;0;IF([.B34]&lt;&gt;4;[.B34]*-1;[.B34]))" office:value-type="float" office:value="0" calcext:value-type="float">
            <text:p>0</text:p>
          </table:table-cell>
          <table:table-cell table:formula="of:=IF([.C34]=&quot;&quot;;0;IF([.C34]&lt;&gt;4;[.C34]*-1;[.C34]))" office:value-type="float" office:value="0" calcext:value-type="float">
            <text:p>0</text:p>
          </table:table-cell>
          <table:table-cell table:formula="of:=IF([.D34]=&quot;&quot;;0;IF([.D34]&lt;&gt;4;[.D34]*-1;[.D34]))" office:value-type="float" office:value="0" calcext:value-type="float">
            <text:p>0</text:p>
          </table:table-cell>
          <table:table-cell table:formula="of:=IF([.E34]=&quot;&quot;;0;IF([.E34]&lt;&gt;4;[.E34]*-1;[.E34]))" office:value-type="float" office:value="0" calcext:value-type="float">
            <text:p>0</text:p>
          </table:table-cell>
          <table:table-cell table:formula="of:=IF([.F34]=&quot;&quot;;0;IF([.F34]&lt;&gt;4;[.F34]*-1;[.F34]))" office:value-type="float" office:value="0" calcext:value-type="float">
            <text:p>0</text:p>
          </table:table-cell>
          <table:table-cell table:formula="of:=IF([.G34]=&quot;&quot;;0;IF([.G34]&lt;&gt;4;[.G34]*-1;[.G34]))" office:value-type="float" office:value="0" calcext:value-type="float">
            <text:p>0</text:p>
          </table:table-cell>
          <table:table-cell table:formula="of:=IF([.H34]=&quot;&quot;;0;IF([.H34]&lt;&gt;4;[.H34]*-1;[.H34]))" office:value-type="float" office:value="0" calcext:value-type="float">
            <text:p>0</text:p>
          </table:table-cell>
          <table:table-cell table:formula="of:=IF([.I34]=&quot;&quot;;0;IF([.I34]&lt;&gt;4;[.I34]*-1;[.I34]))" office:value-type="float" office:value="0" calcext:value-type="float">
            <text:p>0</text:p>
          </table:table-cell>
          <table:table-cell table:formula="of:=IF([.J34]=&quot;&quot;;0;IF([.J34]&lt;&gt;4;[.J34]*-1;[.J34]))" office:value-type="float" office:value="0" calcext:value-type="float">
            <text:p>0</text:p>
          </table:table-cell>
          <table:table-cell table:formula="of:=IF([.K34]=&quot;&quot;;0;IF([.K34]&lt;&gt;4;[.K34]*-1;[.K34]))" office:value-type="float" office:value="0" calcext:value-type="float">
            <text:p>0</text:p>
          </table:table-cell>
          <table:table-cell table:formula="of:=IF([.L34]=&quot;&quot;;0;IF([.L34]&lt;&gt;4;[.L34]*-1;[.L34]))" office:value-type="float" office:value="0" calcext:value-type="float">
            <text:p>0</text:p>
          </table:table-cell>
          <table:table-cell table:formula="of:=IF([.M34]=&quot;&quot;;0;IF([.M34]&lt;&gt;4;[.M34]*-1;[.M34]))" office:value-type="float" office:value="0" calcext:value-type="float">
            <text:p>0</text:p>
          </table:table-cell>
          <table:table-cell table:formula="of:=IF([.N34]=&quot;&quot;;0;IF([.N34]&lt;&gt;4;[.N34]*-1;[.N34]))" office:value-type="float" office:value="0" calcext:value-type="float">
            <text:p>0</text:p>
          </table:table-cell>
          <table:table-cell table:formula="of:=IF([.O34]=&quot;&quot;;0;IF([.O34]&lt;&gt;4;[.O34]*-1;[.O34]))" office:value-type="float" office:value="0" calcext:value-type="float">
            <text:p>0</text:p>
          </table:table-cell>
          <table:table-cell table:formula="of:=IF([.P34]=&quot;&quot;;0;IF([.P34]&lt;&gt;4;[.P34]*-1;[.P34]))" office:value-type="float" office:value="0" calcext:value-type="float">
            <text:p>0</text:p>
          </table:table-cell>
          <table:table-cell table:formula="of:=IF([.Q34]=&quot;&quot;;0;IF([.Q34]&lt;&gt;4;[.Q34]*-1;[.Q34]))" office:value-type="float" office:value="0" calcext:value-type="float">
            <text:p>0</text:p>
          </table:table-cell>
          <table:table-cell table:formula="of:=IF([.R34]=&quot;&quot;;0;IF([.R34]&lt;&gt;4;[.R34]*-1;[.R34]))" office:value-type="float" office:value="0" calcext:value-type="float">
            <text:p>0</text:p>
          </table:table-cell>
          <table:table-cell table:formula="of:=IF([.S34]=&quot;&quot;;0;IF([.S34]&lt;&gt;4;[.S34]*-1;[.S34]))" office:value-type="float" office:value="0" calcext:value-type="float">
            <text:p>0</text:p>
          </table:table-cell>
          <table:table-cell table:formula="of:=IF([.T34]=&quot;&quot;;0;IF([.T34]&lt;&gt;4;[.T34]*-1;[.T34]))" office:value-type="float" office:value="0" calcext:value-type="float">
            <text:p>0</text:p>
          </table:table-cell>
          <table:table-cell table:formula="of:=IF([.U34]=&quot;&quot;;0;IF([.U34]&lt;&gt;4;[.U34]*-1;[.U34]))" office:value-type="float" office:value="0" calcext:value-type="float">
            <text:p>0</text:p>
          </table:table-cell>
          <table:table-cell table:formula="of:=IF([.V34]=&quot;&quot;;0;IF([.V34]&lt;&gt;4;[.V34]*-1;[.V34]))" office:value-type="float" office:value="-2" calcext:value-type="float">
            <text:p>-2</text:p>
          </table:table-cell>
          <table:table-cell table:formula="of:=IF([.W34]=&quot;&quot;;0;IF([.W34]&lt;&gt;4;[.W34]*-1;[.W34]))" office:value-type="float" office:value="0" calcext:value-type="float">
            <text:p>0</text:p>
          </table:table-cell>
          <table:table-cell table:formula="of:=IF([.X34]=&quot;&quot;;0;IF([.X34]&lt;&gt;4;[.X34]*-1;[.X34]))" office:value-type="float" office:value="0" calcext:value-type="float">
            <text:p>0</text:p>
          </table:table-cell>
          <table:table-cell table:formula="of:=IF([.Y34]=&quot;&quot;;0;IF([.Y34]&lt;&gt;4;[.Y34]*-1;[.Y34]))" office:value-type="float" office:value="0" calcext:value-type="float">
            <text:p>0</text:p>
          </table:table-cell>
          <table:table-cell table:formula="of:=IF([.Z34]=&quot;&quot;;0;IF([.Z34]&lt;&gt;4;[.Z34]*-1;[.Z34]))" office:value-type="float" office:value="0" calcext:value-type="float">
            <text:p>0</text:p>
          </table:table-cell>
          <table:table-cell table:formula="of:=IF([.AA34]=&quot;&quot;;0;IF([.AA34]&lt;&gt;4;[.AA34]*-1;[.AA34]))" office:value-type="float" office:value="0" calcext:value-type="float">
            <text:p>0</text:p>
          </table:table-cell>
          <table:table-cell table:formula="of:=IF([.AB34]=&quot;&quot;;0;IF([.AB34]&lt;&gt;4;[.AB34]*-1;[.AB34]))" office:value-type="float" office:value="0" calcext:value-type="float">
            <text:p>0</text:p>
          </table:table-cell>
          <table:table-cell table:formula="of:=IF([.AC34]=&quot;&quot;;0;IF([.AC34]&lt;&gt;4;[.AC34]*-1;[.AC34]))" office:value-type="float" office:value="0" calcext:value-type="float">
            <text:p>0</text:p>
          </table:table-cell>
          <table:table-cell table:formula="of:=IF([.AD34]=&quot;&quot;;0;IF([.AD34]&lt;&gt;4;[.AD34]*-1;[.AD34]))" office:value-type="float" office:value="0" calcext:value-type="float">
            <text:p>0</text:p>
          </table:table-cell>
          <table:table-cell table:formula="of:=IF([.AE34]=&quot;&quot;;0;IF([.AE34]&lt;&gt;4;[.AE34]*-1;[.AE34]))" office:value-type="float" office:value="0" calcext:value-type="float">
            <text:p>0</text:p>
          </table:table-cell>
          <table:table-cell table:formula="of:=IF([.AF34]=&quot;&quot;;0;IF([.AF34]&lt;&gt;4;[.AF34]*-1;[.AF34]))" office:value-type="float" office:value="0" calcext:value-type="float">
            <text:p>0</text:p>
          </table:table-cell>
          <table:table-cell table:formula="of:=IF([.AG34]=&quot;&quot;;0;IF([.AG34]&lt;&gt;4;[.AG34]*-1;[.AG34]))" office:value-type="float" office:value="-2" calcext:value-type="float">
            <text:p>-2</text:p>
          </table:table-cell>
          <table:table-cell table:formula="of:=IF([.AH34]=&quot;&quot;;0;IF([.AH34]&lt;&gt;4;[.AH34]*-1;[.AH34]))" office:value-type="float" office:value="4" calcext:value-type="float">
            <text:p>4</text:p>
          </table:table-cell>
          <table:table-cell table:formula="of:=IF([.AI34]=&quot;&quot;;0;IF([.AI34]&lt;&gt;4;[.AI34]*-1;[.AI34]))" office:value-type="float" office:value="0" calcext:value-type="float">
            <text:p>0</text:p>
          </table:table-cell>
          <table:table-cell table:formula="of:=IF([.AJ34]=&quot;&quot;;0;IF([.AJ34]&lt;&gt;4;[.AJ34]*-1;[.AJ34]))" office:value-type="float" office:value="0" calcext:value-type="float">
            <text:p>0</text:p>
          </table:table-cell>
          <table:table-cell table:formula="of:=IF([.AK34]=&quot;&quot;;0;IF([.AK34]&lt;&gt;4;[.AK34]*-1;[.AK34]))" office:value-type="float" office:value="0" calcext:value-type="float">
            <text:p>0</text:p>
          </table:table-cell>
          <table:table-cell table:formula="of:=IF([.AL34]=&quot;&quot;;0;IF([.AL34]&lt;&gt;4;[.AL34]*-1;[.AL34]))" office:value-type="float" office:value="0" calcext:value-type="float">
            <text:p>0</text:p>
          </table:table-cell>
          <table:table-cell table:formula="of:=IF([.AM34]=&quot;&quot;;0;IF([.AM34]&lt;&gt;4;[.AM34]*-1;[.AM34]))" office:value-type="float" office:value="0" calcext:value-type="float">
            <text:p>0</text:p>
          </table:table-cell>
          <table:table-cell table:formula="of:=IF([.AN34]=&quot;&quot;;0;IF([.AN34]&lt;&gt;4;[.AN34]*-1;[.AN34]))" office:value-type="float" office:value="0" calcext:value-type="float">
            <text:p>0</text:p>
          </table:table-cell>
          <table:table-cell table:formula="of:=IF([.AO34]=&quot;&quot;;0;IF([.AO34]&lt;&gt;4;[.AO34]*-1;[.AO34]))" office:value-type="float" office:value="0" calcext:value-type="float">
            <text:p>0</text:p>
          </table:table-cell>
          <table:table-cell table:formula="of:=IF([.AP34]=&quot;&quot;;0;IF([.AP34]&lt;&gt;4;[.AP34]*-1;[.AP34]))" office:value-type="float" office:value="0" calcext:value-type="float">
            <text:p>0</text:p>
          </table:table-cell>
          <table:table-cell table:formula="of:=IF([.AQ34]=&quot;&quot;;0;IF([.AQ34]&lt;&gt;4;[.AQ34]*-1;[.AQ34]))" office:value-type="float" office:value="0" calcext:value-type="float">
            <text:p>0</text:p>
          </table:table-cell>
          <table:table-cell table:formula="of:=IF([.AR34]=&quot;&quot;;0;IF([.AR34]&lt;&gt;4;[.AR34]*-1;[.AR34]))" office:value-type="float" office:value="0" calcext:value-type="float">
            <text:p>0</text:p>
          </table:table-cell>
          <table:table-cell table:formula="of:=IF([.AS34]=&quot;&quot;;0;IF([.AS34]&lt;&gt;4;[.AS34]*-1;[.AS34]))" office:value-type="float" office:value="0" calcext:value-type="float">
            <text:p>0</text:p>
          </table:table-cell>
          <table:table-cell table:formula="of:=IF([.AT34]=&quot;&quot;;0;IF([.AT34]&lt;&gt;4;[.AT34]*-1;[.AT34]))" office:value-type="float" office:value="0" calcext:value-type="float">
            <text:p>0</text:p>
          </table:table-cell>
          <table:table-cell table:formula="of:=IF([.AU34]=&quot;&quot;;0;IF([.AU34]&lt;&gt;4;[.AU34]*-1;[.AU34]))" office:value-type="float" office:value="0" calcext:value-type="float">
            <text:p>0</text:p>
          </table:table-cell>
          <table:table-cell table:formula="of:=IF([.AV34]=&quot;&quot;;0;IF([.AV34]&lt;&gt;4;[.AV34]*-1;[.AV3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IF([.B35]=&quot;&quot;;0;IF([.B35]&lt;&gt;4;[.B35]*-1;[.B35]))" office:value-type="float" office:value="0" calcext:value-type="float">
            <text:p>0</text:p>
          </table:table-cell>
          <table:table-cell table:formula="of:=IF([.C35]=&quot;&quot;;0;IF([.C35]&lt;&gt;4;[.C35]*-1;[.C35]))" office:value-type="float" office:value="0" calcext:value-type="float">
            <text:p>0</text:p>
          </table:table-cell>
          <table:table-cell table:formula="of:=IF([.D35]=&quot;&quot;;0;IF([.D35]&lt;&gt;4;[.D35]*-1;[.D35]))" office:value-type="float" office:value="0" calcext:value-type="float">
            <text:p>0</text:p>
          </table:table-cell>
          <table:table-cell table:formula="of:=IF([.E35]=&quot;&quot;;0;IF([.E35]&lt;&gt;4;[.E35]*-1;[.E35]))" office:value-type="float" office:value="0" calcext:value-type="float">
            <text:p>0</text:p>
          </table:table-cell>
          <table:table-cell table:formula="of:=IF([.F35]=&quot;&quot;;0;IF([.F35]&lt;&gt;4;[.F35]*-1;[.F35]))" office:value-type="float" office:value="0" calcext:value-type="float">
            <text:p>0</text:p>
          </table:table-cell>
          <table:table-cell table:formula="of:=IF([.G35]=&quot;&quot;;0;IF([.G35]&lt;&gt;4;[.G35]*-1;[.G35]))" office:value-type="float" office:value="0" calcext:value-type="float">
            <text:p>0</text:p>
          </table:table-cell>
          <table:table-cell table:formula="of:=IF([.H35]=&quot;&quot;;0;IF([.H35]&lt;&gt;4;[.H35]*-1;[.H35]))" office:value-type="float" office:value="0" calcext:value-type="float">
            <text:p>0</text:p>
          </table:table-cell>
          <table:table-cell table:formula="of:=IF([.I35]=&quot;&quot;;0;IF([.I35]&lt;&gt;4;[.I35]*-1;[.I35]))" office:value-type="float" office:value="0" calcext:value-type="float">
            <text:p>0</text:p>
          </table:table-cell>
          <table:table-cell table:formula="of:=IF([.J35]=&quot;&quot;;0;IF([.J35]&lt;&gt;4;[.J35]*-1;[.J35]))" office:value-type="float" office:value="0" calcext:value-type="float">
            <text:p>0</text:p>
          </table:table-cell>
          <table:table-cell table:formula="of:=IF([.K35]=&quot;&quot;;0;IF([.K35]&lt;&gt;4;[.K35]*-1;[.K35]))" office:value-type="float" office:value="0" calcext:value-type="float">
            <text:p>0</text:p>
          </table:table-cell>
          <table:table-cell table:formula="of:=IF([.L35]=&quot;&quot;;0;IF([.L35]&lt;&gt;4;[.L35]*-1;[.L35]))" office:value-type="float" office:value="0" calcext:value-type="float">
            <text:p>0</text:p>
          </table:table-cell>
          <table:table-cell table:formula="of:=IF([.M35]=&quot;&quot;;0;IF([.M35]&lt;&gt;4;[.M35]*-1;[.M35]))" office:value-type="float" office:value="0" calcext:value-type="float">
            <text:p>0</text:p>
          </table:table-cell>
          <table:table-cell table:formula="of:=IF([.N35]=&quot;&quot;;0;IF([.N35]&lt;&gt;4;[.N35]*-1;[.N35]))" office:value-type="float" office:value="0" calcext:value-type="float">
            <text:p>0</text:p>
          </table:table-cell>
          <table:table-cell table:formula="of:=IF([.O35]=&quot;&quot;;0;IF([.O35]&lt;&gt;4;[.O35]*-1;[.O35]))" office:value-type="float" office:value="0" calcext:value-type="float">
            <text:p>0</text:p>
          </table:table-cell>
          <table:table-cell table:formula="of:=IF([.P35]=&quot;&quot;;0;IF([.P35]&lt;&gt;4;[.P35]*-1;[.P35]))" office:value-type="float" office:value="0" calcext:value-type="float">
            <text:p>0</text:p>
          </table:table-cell>
          <table:table-cell table:formula="of:=IF([.Q35]=&quot;&quot;;0;IF([.Q35]&lt;&gt;4;[.Q35]*-1;[.Q35]))" office:value-type="float" office:value="0" calcext:value-type="float">
            <text:p>0</text:p>
          </table:table-cell>
          <table:table-cell table:formula="of:=IF([.R35]=&quot;&quot;;0;IF([.R35]&lt;&gt;4;[.R35]*-1;[.R35]))" office:value-type="float" office:value="0" calcext:value-type="float">
            <text:p>0</text:p>
          </table:table-cell>
          <table:table-cell table:formula="of:=IF([.S35]=&quot;&quot;;0;IF([.S35]&lt;&gt;4;[.S35]*-1;[.S35]))" office:value-type="float" office:value="0" calcext:value-type="float">
            <text:p>0</text:p>
          </table:table-cell>
          <table:table-cell table:formula="of:=IF([.T35]=&quot;&quot;;0;IF([.T35]&lt;&gt;4;[.T35]*-1;[.T35]))" office:value-type="float" office:value="0" calcext:value-type="float">
            <text:p>0</text:p>
          </table:table-cell>
          <table:table-cell table:formula="of:=IF([.U35]=&quot;&quot;;0;IF([.U35]&lt;&gt;4;[.U35]*-1;[.U35]))" office:value-type="float" office:value="0" calcext:value-type="float">
            <text:p>0</text:p>
          </table:table-cell>
          <table:table-cell table:formula="of:=IF([.V35]=&quot;&quot;;0;IF([.V35]&lt;&gt;4;[.V35]*-1;[.V35]))" office:value-type="float" office:value="0" calcext:value-type="float">
            <text:p>0</text:p>
          </table:table-cell>
          <table:table-cell table:formula="of:=IF([.W35]=&quot;&quot;;0;IF([.W35]&lt;&gt;4;[.W35]*-1;[.W35]))" office:value-type="float" office:value="0" calcext:value-type="float">
            <text:p>0</text:p>
          </table:table-cell>
          <table:table-cell table:formula="of:=IF([.X35]=&quot;&quot;;0;IF([.X35]&lt;&gt;4;[.X35]*-1;[.X35]))" office:value-type="float" office:value="0" calcext:value-type="float">
            <text:p>0</text:p>
          </table:table-cell>
          <table:table-cell table:formula="of:=IF([.Y35]=&quot;&quot;;0;IF([.Y35]&lt;&gt;4;[.Y35]*-1;[.Y35]))" office:value-type="float" office:value="0" calcext:value-type="float">
            <text:p>0</text:p>
          </table:table-cell>
          <table:table-cell table:formula="of:=IF([.Z35]=&quot;&quot;;0;IF([.Z35]&lt;&gt;4;[.Z35]*-1;[.Z35]))" office:value-type="float" office:value="-1" calcext:value-type="float">
            <text:p>-1</text:p>
          </table:table-cell>
          <table:table-cell table:formula="of:=IF([.AA35]=&quot;&quot;;0;IF([.AA35]&lt;&gt;4;[.AA35]*-1;[.AA35]))" office:value-type="float" office:value="0" calcext:value-type="float">
            <text:p>0</text:p>
          </table:table-cell>
          <table:table-cell table:formula="of:=IF([.AB35]=&quot;&quot;;0;IF([.AB35]&lt;&gt;4;[.AB35]*-1;[.AB35]))" office:value-type="float" office:value="0" calcext:value-type="float">
            <text:p>0</text:p>
          </table:table-cell>
          <table:table-cell table:formula="of:=IF([.AC35]=&quot;&quot;;0;IF([.AC35]&lt;&gt;4;[.AC35]*-1;[.AC35]))" office:value-type="float" office:value="0" calcext:value-type="float">
            <text:p>0</text:p>
          </table:table-cell>
          <table:table-cell table:formula="of:=IF([.AD35]=&quot;&quot;;0;IF([.AD35]&lt;&gt;4;[.AD35]*-1;[.AD35]))" office:value-type="float" office:value="0" calcext:value-type="float">
            <text:p>0</text:p>
          </table:table-cell>
          <table:table-cell table:formula="of:=IF([.AE35]=&quot;&quot;;0;IF([.AE35]&lt;&gt;4;[.AE35]*-1;[.AE35]))" office:value-type="float" office:value="0" calcext:value-type="float">
            <text:p>0</text:p>
          </table:table-cell>
          <table:table-cell table:formula="of:=IF([.AF35]=&quot;&quot;;0;IF([.AF35]&lt;&gt;4;[.AF35]*-1;[.AF35]))" office:value-type="float" office:value="0" calcext:value-type="float">
            <text:p>0</text:p>
          </table:table-cell>
          <table:table-cell table:formula="of:=IF([.AG35]=&quot;&quot;;0;IF([.AG35]&lt;&gt;4;[.AG35]*-1;[.AG35]))" office:value-type="float" office:value="0" calcext:value-type="float">
            <text:p>0</text:p>
          </table:table-cell>
          <table:table-cell table:formula="of:=IF([.AH35]=&quot;&quot;;0;IF([.AH35]&lt;&gt;4;[.AH35]*-1;[.AH35]))" office:value-type="float" office:value="0" calcext:value-type="float">
            <text:p>0</text:p>
          </table:table-cell>
          <table:table-cell table:formula="of:=IF([.AI35]=&quot;&quot;;0;IF([.AI35]&lt;&gt;4;[.AI35]*-1;[.AI35]))" office:value-type="float" office:value="4" calcext:value-type="float">
            <text:p>4</text:p>
          </table:table-cell>
          <table:table-cell table:formula="of:=IF([.AJ35]=&quot;&quot;;0;IF([.AJ35]&lt;&gt;4;[.AJ35]*-1;[.AJ35]))" office:value-type="float" office:value="-1" calcext:value-type="float">
            <text:p>-1</text:p>
          </table:table-cell>
          <table:table-cell table:formula="of:=IF([.AK35]=&quot;&quot;;0;IF([.AK35]&lt;&gt;4;[.AK35]*-1;[.AK35]))" office:value-type="float" office:value="0" calcext:value-type="float">
            <text:p>0</text:p>
          </table:table-cell>
          <table:table-cell table:formula="of:=IF([.AL35]=&quot;&quot;;0;IF([.AL35]&lt;&gt;4;[.AL35]*-1;[.AL35]))" office:value-type="float" office:value="0" calcext:value-type="float">
            <text:p>0</text:p>
          </table:table-cell>
          <table:table-cell table:formula="of:=IF([.AM35]=&quot;&quot;;0;IF([.AM35]&lt;&gt;4;[.AM35]*-1;[.AM35]))" office:value-type="float" office:value="0" calcext:value-type="float">
            <text:p>0</text:p>
          </table:table-cell>
          <table:table-cell table:formula="of:=IF([.AN35]=&quot;&quot;;0;IF([.AN35]&lt;&gt;4;[.AN35]*-1;[.AN35]))" office:value-type="float" office:value="0" calcext:value-type="float">
            <text:p>0</text:p>
          </table:table-cell>
          <table:table-cell table:formula="of:=IF([.AO35]=&quot;&quot;;0;IF([.AO35]&lt;&gt;4;[.AO35]*-1;[.AO35]))" office:value-type="float" office:value="0" calcext:value-type="float">
            <text:p>0</text:p>
          </table:table-cell>
          <table:table-cell table:formula="of:=IF([.AP35]=&quot;&quot;;0;IF([.AP35]&lt;&gt;4;[.AP35]*-1;[.AP35]))" office:value-type="float" office:value="0" calcext:value-type="float">
            <text:p>0</text:p>
          </table:table-cell>
          <table:table-cell table:formula="of:=IF([.AQ35]=&quot;&quot;;0;IF([.AQ35]&lt;&gt;4;[.AQ35]*-1;[.AQ35]))" office:value-type="float" office:value="-1" calcext:value-type="float">
            <text:p>-1</text:p>
          </table:table-cell>
          <table:table-cell table:formula="of:=IF([.AR35]=&quot;&quot;;0;IF([.AR35]&lt;&gt;4;[.AR35]*-1;[.AR35]))" office:value-type="float" office:value="0" calcext:value-type="float">
            <text:p>0</text:p>
          </table:table-cell>
          <table:table-cell table:formula="of:=IF([.AS35]=&quot;&quot;;0;IF([.AS35]&lt;&gt;4;[.AS35]*-1;[.AS35]))" office:value-type="float" office:value="0" calcext:value-type="float">
            <text:p>0</text:p>
          </table:table-cell>
          <table:table-cell table:formula="of:=IF([.AT35]=&quot;&quot;;0;IF([.AT35]&lt;&gt;4;[.AT35]*-1;[.AT35]))" office:value-type="float" office:value="0" calcext:value-type="float">
            <text:p>0</text:p>
          </table:table-cell>
          <table:table-cell table:formula="of:=IF([.AU35]=&quot;&quot;;0;IF([.AU35]&lt;&gt;4;[.AU35]*-1;[.AU35]))" office:value-type="float" office:value="0" calcext:value-type="float">
            <text:p>0</text:p>
          </table:table-cell>
          <table:table-cell table:formula="of:=IF([.AV35]=&quot;&quot;;0;IF([.AV35]&lt;&gt;4;[.AV35]*-1;[.AV3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IF([.B36]=&quot;&quot;;0;IF([.B36]&lt;&gt;4;[.B36]*-1;[.B36]))" office:value-type="float" office:value="0" calcext:value-type="float">
            <text:p>0</text:p>
          </table:table-cell>
          <table:table-cell table:formula="of:=IF([.C36]=&quot;&quot;;0;IF([.C36]&lt;&gt;4;[.C36]*-1;[.C36]))" office:value-type="float" office:value="0" calcext:value-type="float">
            <text:p>0</text:p>
          </table:table-cell>
          <table:table-cell table:formula="of:=IF([.D36]=&quot;&quot;;0;IF([.D36]&lt;&gt;4;[.D36]*-1;[.D36]))" office:value-type="float" office:value="0" calcext:value-type="float">
            <text:p>0</text:p>
          </table:table-cell>
          <table:table-cell table:formula="of:=IF([.E36]=&quot;&quot;;0;IF([.E36]&lt;&gt;4;[.E36]*-1;[.E36]))" office:value-type="float" office:value="0" calcext:value-type="float">
            <text:p>0</text:p>
          </table:table-cell>
          <table:table-cell table:formula="of:=IF([.F36]=&quot;&quot;;0;IF([.F36]&lt;&gt;4;[.F36]*-1;[.F36]))" office:value-type="float" office:value="0" calcext:value-type="float">
            <text:p>0</text:p>
          </table:table-cell>
          <table:table-cell table:formula="of:=IF([.G36]=&quot;&quot;;0;IF([.G36]&lt;&gt;4;[.G36]*-1;[.G36]))" office:value-type="float" office:value="0" calcext:value-type="float">
            <text:p>0</text:p>
          </table:table-cell>
          <table:table-cell table:formula="of:=IF([.H36]=&quot;&quot;;0;IF([.H36]&lt;&gt;4;[.H36]*-1;[.H36]))" office:value-type="float" office:value="0" calcext:value-type="float">
            <text:p>0</text:p>
          </table:table-cell>
          <table:table-cell table:formula="of:=IF([.I36]=&quot;&quot;;0;IF([.I36]&lt;&gt;4;[.I36]*-1;[.I36]))" office:value-type="float" office:value="0" calcext:value-type="float">
            <text:p>0</text:p>
          </table:table-cell>
          <table:table-cell table:formula="of:=IF([.J36]=&quot;&quot;;0;IF([.J36]&lt;&gt;4;[.J36]*-1;[.J36]))" office:value-type="float" office:value="0" calcext:value-type="float">
            <text:p>0</text:p>
          </table:table-cell>
          <table:table-cell table:formula="of:=IF([.K36]=&quot;&quot;;0;IF([.K36]&lt;&gt;4;[.K36]*-1;[.K36]))" office:value-type="float" office:value="0" calcext:value-type="float">
            <text:p>0</text:p>
          </table:table-cell>
          <table:table-cell table:formula="of:=IF([.L36]=&quot;&quot;;0;IF([.L36]&lt;&gt;4;[.L36]*-1;[.L36]))" office:value-type="float" office:value="0" calcext:value-type="float">
            <text:p>0</text:p>
          </table:table-cell>
          <table:table-cell table:formula="of:=IF([.M36]=&quot;&quot;;0;IF([.M36]&lt;&gt;4;[.M36]*-1;[.M36]))" office:value-type="float" office:value="0" calcext:value-type="float">
            <text:p>0</text:p>
          </table:table-cell>
          <table:table-cell table:formula="of:=IF([.N36]=&quot;&quot;;0;IF([.N36]&lt;&gt;4;[.N36]*-1;[.N36]))" office:value-type="float" office:value="0" calcext:value-type="float">
            <text:p>0</text:p>
          </table:table-cell>
          <table:table-cell table:formula="of:=IF([.O36]=&quot;&quot;;0;IF([.O36]&lt;&gt;4;[.O36]*-1;[.O36]))" office:value-type="float" office:value="0" calcext:value-type="float">
            <text:p>0</text:p>
          </table:table-cell>
          <table:table-cell table:formula="of:=IF([.P36]=&quot;&quot;;0;IF([.P36]&lt;&gt;4;[.P36]*-1;[.P36]))" office:value-type="float" office:value="0" calcext:value-type="float">
            <text:p>0</text:p>
          </table:table-cell>
          <table:table-cell table:formula="of:=IF([.Q36]=&quot;&quot;;0;IF([.Q36]&lt;&gt;4;[.Q36]*-1;[.Q36]))" office:value-type="float" office:value="0" calcext:value-type="float">
            <text:p>0</text:p>
          </table:table-cell>
          <table:table-cell table:formula="of:=IF([.R36]=&quot;&quot;;0;IF([.R36]&lt;&gt;4;[.R36]*-1;[.R36]))" office:value-type="float" office:value="0" calcext:value-type="float">
            <text:p>0</text:p>
          </table:table-cell>
          <table:table-cell table:formula="of:=IF([.S36]=&quot;&quot;;0;IF([.S36]&lt;&gt;4;[.S36]*-1;[.S36]))" office:value-type="float" office:value="0" calcext:value-type="float">
            <text:p>0</text:p>
          </table:table-cell>
          <table:table-cell table:formula="of:=IF([.T36]=&quot;&quot;;0;IF([.T36]&lt;&gt;4;[.T36]*-1;[.T36]))" office:value-type="float" office:value="0" calcext:value-type="float">
            <text:p>0</text:p>
          </table:table-cell>
          <table:table-cell table:formula="of:=IF([.U36]=&quot;&quot;;0;IF([.U36]&lt;&gt;4;[.U36]*-1;[.U36]))" office:value-type="float" office:value="0" calcext:value-type="float">
            <text:p>0</text:p>
          </table:table-cell>
          <table:table-cell table:formula="of:=IF([.V36]=&quot;&quot;;0;IF([.V36]&lt;&gt;4;[.V36]*-1;[.V36]))" office:value-type="float" office:value="0" calcext:value-type="float">
            <text:p>0</text:p>
          </table:table-cell>
          <table:table-cell table:formula="of:=IF([.W36]=&quot;&quot;;0;IF([.W36]&lt;&gt;4;[.W36]*-1;[.W36]))" office:value-type="float" office:value="0" calcext:value-type="float">
            <text:p>0</text:p>
          </table:table-cell>
          <table:table-cell table:formula="of:=IF([.X36]=&quot;&quot;;0;IF([.X36]&lt;&gt;4;[.X36]*-1;[.X36]))" office:value-type="float" office:value="0" calcext:value-type="float">
            <text:p>0</text:p>
          </table:table-cell>
          <table:table-cell table:formula="of:=IF([.Y36]=&quot;&quot;;0;IF([.Y36]&lt;&gt;4;[.Y36]*-1;[.Y36]))" office:value-type="float" office:value="0" calcext:value-type="float">
            <text:p>0</text:p>
          </table:table-cell>
          <table:table-cell table:formula="of:=IF([.Z36]=&quot;&quot;;0;IF([.Z36]&lt;&gt;4;[.Z36]*-1;[.Z36]))" office:value-type="float" office:value="0" calcext:value-type="float">
            <text:p>0</text:p>
          </table:table-cell>
          <table:table-cell table:formula="of:=IF([.AA36]=&quot;&quot;;0;IF([.AA36]&lt;&gt;4;[.AA36]*-1;[.AA36]))" office:value-type="float" office:value="-1" calcext:value-type="float">
            <text:p>-1</text:p>
          </table:table-cell>
          <table:table-cell table:formula="of:=IF([.AB36]=&quot;&quot;;0;IF([.AB36]&lt;&gt;4;[.AB36]*-1;[.AB36]))" office:value-type="float" office:value="0" calcext:value-type="float">
            <text:p>0</text:p>
          </table:table-cell>
          <table:table-cell table:formula="of:=IF([.AC36]=&quot;&quot;;0;IF([.AC36]&lt;&gt;4;[.AC36]*-1;[.AC36]))" office:value-type="float" office:value="0" calcext:value-type="float">
            <text:p>0</text:p>
          </table:table-cell>
          <table:table-cell table:formula="of:=IF([.AD36]=&quot;&quot;;0;IF([.AD36]&lt;&gt;4;[.AD36]*-1;[.AD36]))" office:value-type="float" office:value="0" calcext:value-type="float">
            <text:p>0</text:p>
          </table:table-cell>
          <table:table-cell table:formula="of:=IF([.AE36]=&quot;&quot;;0;IF([.AE36]&lt;&gt;4;[.AE36]*-1;[.AE36]))" office:value-type="float" office:value="0" calcext:value-type="float">
            <text:p>0</text:p>
          </table:table-cell>
          <table:table-cell table:formula="of:=IF([.AF36]=&quot;&quot;;0;IF([.AF36]&lt;&gt;4;[.AF36]*-1;[.AF36]))" office:value-type="float" office:value="0" calcext:value-type="float">
            <text:p>0</text:p>
          </table:table-cell>
          <table:table-cell table:formula="of:=IF([.AG36]=&quot;&quot;;0;IF([.AG36]&lt;&gt;4;[.AG36]*-1;[.AG36]))" office:value-type="float" office:value="0" calcext:value-type="float">
            <text:p>0</text:p>
          </table:table-cell>
          <table:table-cell table:formula="of:=IF([.AH36]=&quot;&quot;;0;IF([.AH36]&lt;&gt;4;[.AH36]*-1;[.AH36]))" office:value-type="float" office:value="0" calcext:value-type="float">
            <text:p>0</text:p>
          </table:table-cell>
          <table:table-cell table:formula="of:=IF([.AI36]=&quot;&quot;;0;IF([.AI36]&lt;&gt;4;[.AI36]*-1;[.AI36]))" office:value-type="float" office:value="-1" calcext:value-type="float">
            <text:p>-1</text:p>
          </table:table-cell>
          <table:table-cell table:formula="of:=IF([.AJ36]=&quot;&quot;;0;IF([.AJ36]&lt;&gt;4;[.AJ36]*-1;[.AJ36]))" office:value-type="float" office:value="4" calcext:value-type="float">
            <text:p>4</text:p>
          </table:table-cell>
          <table:table-cell table:formula="of:=IF([.AK36]=&quot;&quot;;0;IF([.AK36]&lt;&gt;4;[.AK36]*-1;[.AK36]))" office:value-type="float" office:value="-1" calcext:value-type="float">
            <text:p>-1</text:p>
          </table:table-cell>
          <table:table-cell table:formula="of:=IF([.AL36]=&quot;&quot;;0;IF([.AL36]&lt;&gt;4;[.AL36]*-1;[.AL36]))" office:value-type="float" office:value="0" calcext:value-type="float">
            <text:p>0</text:p>
          </table:table-cell>
          <table:table-cell table:formula="of:=IF([.AM36]=&quot;&quot;;0;IF([.AM36]&lt;&gt;4;[.AM36]*-1;[.AM36]))" office:value-type="float" office:value="0" calcext:value-type="float">
            <text:p>0</text:p>
          </table:table-cell>
          <table:table-cell table:formula="of:=IF([.AN36]=&quot;&quot;;0;IF([.AN36]&lt;&gt;4;[.AN36]*-1;[.AN36]))" office:value-type="float" office:value="0" calcext:value-type="float">
            <text:p>0</text:p>
          </table:table-cell>
          <table:table-cell table:formula="of:=IF([.AO36]=&quot;&quot;;0;IF([.AO36]&lt;&gt;4;[.AO36]*-1;[.AO36]))" office:value-type="float" office:value="0" calcext:value-type="float">
            <text:p>0</text:p>
          </table:table-cell>
          <table:table-cell table:formula="of:=IF([.AP36]=&quot;&quot;;0;IF([.AP36]&lt;&gt;4;[.AP36]*-1;[.AP36]))" office:value-type="float" office:value="0" calcext:value-type="float">
            <text:p>0</text:p>
          </table:table-cell>
          <table:table-cell table:formula="of:=IF([.AQ36]=&quot;&quot;;0;IF([.AQ36]&lt;&gt;4;[.AQ36]*-1;[.AQ36]))" office:value-type="float" office:value="0" calcext:value-type="float">
            <text:p>0</text:p>
          </table:table-cell>
          <table:table-cell table:formula="of:=IF([.AR36]=&quot;&quot;;0;IF([.AR36]&lt;&gt;4;[.AR36]*-1;[.AR36]))" office:value-type="float" office:value="-1" calcext:value-type="float">
            <text:p>-1</text:p>
          </table:table-cell>
          <table:table-cell table:formula="of:=IF([.AS36]=&quot;&quot;;0;IF([.AS36]&lt;&gt;4;[.AS36]*-1;[.AS36]))" office:value-type="float" office:value="0" calcext:value-type="float">
            <text:p>0</text:p>
          </table:table-cell>
          <table:table-cell table:formula="of:=IF([.AT36]=&quot;&quot;;0;IF([.AT36]&lt;&gt;4;[.AT36]*-1;[.AT36]))" office:value-type="float" office:value="0" calcext:value-type="float">
            <text:p>0</text:p>
          </table:table-cell>
          <table:table-cell table:formula="of:=IF([.AU36]=&quot;&quot;;0;IF([.AU36]&lt;&gt;4;[.AU36]*-1;[.AU36]))" office:value-type="float" office:value="0" calcext:value-type="float">
            <text:p>0</text:p>
          </table:table-cell>
          <table:table-cell table:formula="of:=IF([.AV36]=&quot;&quot;;0;IF([.AV36]&lt;&gt;4;[.AV36]*-1;[.AV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IF([.B37]=&quot;&quot;;0;IF([.B37]&lt;&gt;4;[.B37]*-1;[.B37]))" office:value-type="float" office:value="0" calcext:value-type="float">
            <text:p>0</text:p>
          </table:table-cell>
          <table:table-cell table:formula="of:=IF([.C37]=&quot;&quot;;0;IF([.C37]&lt;&gt;4;[.C37]*-1;[.C37]))" office:value-type="float" office:value="0" calcext:value-type="float">
            <text:p>0</text:p>
          </table:table-cell>
          <table:table-cell table:formula="of:=IF([.D37]=&quot;&quot;;0;IF([.D37]&lt;&gt;4;[.D37]*-1;[.D37]))" office:value-type="float" office:value="0" calcext:value-type="float">
            <text:p>0</text:p>
          </table:table-cell>
          <table:table-cell table:formula="of:=IF([.E37]=&quot;&quot;;0;IF([.E37]&lt;&gt;4;[.E37]*-1;[.E37]))" office:value-type="float" office:value="0" calcext:value-type="float">
            <text:p>0</text:p>
          </table:table-cell>
          <table:table-cell table:formula="of:=IF([.F37]=&quot;&quot;;0;IF([.F37]&lt;&gt;4;[.F37]*-1;[.F37]))" office:value-type="float" office:value="0" calcext:value-type="float">
            <text:p>0</text:p>
          </table:table-cell>
          <table:table-cell table:formula="of:=IF([.G37]=&quot;&quot;;0;IF([.G37]&lt;&gt;4;[.G37]*-1;[.G37]))" office:value-type="float" office:value="0" calcext:value-type="float">
            <text:p>0</text:p>
          </table:table-cell>
          <table:table-cell table:formula="of:=IF([.H37]=&quot;&quot;;0;IF([.H37]&lt;&gt;4;[.H37]*-1;[.H37]))" office:value-type="float" office:value="0" calcext:value-type="float">
            <text:p>0</text:p>
          </table:table-cell>
          <table:table-cell table:formula="of:=IF([.I37]=&quot;&quot;;0;IF([.I37]&lt;&gt;4;[.I37]*-1;[.I37]))" office:value-type="float" office:value="0" calcext:value-type="float">
            <text:p>0</text:p>
          </table:table-cell>
          <table:table-cell table:formula="of:=IF([.J37]=&quot;&quot;;0;IF([.J37]&lt;&gt;4;[.J37]*-1;[.J37]))" office:value-type="float" office:value="0" calcext:value-type="float">
            <text:p>0</text:p>
          </table:table-cell>
          <table:table-cell table:formula="of:=IF([.K37]=&quot;&quot;;0;IF([.K37]&lt;&gt;4;[.K37]*-1;[.K37]))" office:value-type="float" office:value="0" calcext:value-type="float">
            <text:p>0</text:p>
          </table:table-cell>
          <table:table-cell table:formula="of:=IF([.L37]=&quot;&quot;;0;IF([.L37]&lt;&gt;4;[.L37]*-1;[.L37]))" office:value-type="float" office:value="0" calcext:value-type="float">
            <text:p>0</text:p>
          </table:table-cell>
          <table:table-cell table:formula="of:=IF([.M37]=&quot;&quot;;0;IF([.M37]&lt;&gt;4;[.M37]*-1;[.M37]))" office:value-type="float" office:value="0" calcext:value-type="float">
            <text:p>0</text:p>
          </table:table-cell>
          <table:table-cell table:formula="of:=IF([.N37]=&quot;&quot;;0;IF([.N37]&lt;&gt;4;[.N37]*-1;[.N37]))" office:value-type="float" office:value="0" calcext:value-type="float">
            <text:p>0</text:p>
          </table:table-cell>
          <table:table-cell table:formula="of:=IF([.O37]=&quot;&quot;;0;IF([.O37]&lt;&gt;4;[.O37]*-1;[.O37]))" office:value-type="float" office:value="0" calcext:value-type="float">
            <text:p>0</text:p>
          </table:table-cell>
          <table:table-cell table:formula="of:=IF([.P37]=&quot;&quot;;0;IF([.P37]&lt;&gt;4;[.P37]*-1;[.P37]))" office:value-type="float" office:value="0" calcext:value-type="float">
            <text:p>0</text:p>
          </table:table-cell>
          <table:table-cell table:formula="of:=IF([.Q37]=&quot;&quot;;0;IF([.Q37]&lt;&gt;4;[.Q37]*-1;[.Q37]))" office:value-type="float" office:value="0" calcext:value-type="float">
            <text:p>0</text:p>
          </table:table-cell>
          <table:table-cell table:formula="of:=IF([.R37]=&quot;&quot;;0;IF([.R37]&lt;&gt;4;[.R37]*-1;[.R37]))" office:value-type="float" office:value="0" calcext:value-type="float">
            <text:p>0</text:p>
          </table:table-cell>
          <table:table-cell table:formula="of:=IF([.S37]=&quot;&quot;;0;IF([.S37]&lt;&gt;4;[.S37]*-1;[.S37]))" office:value-type="float" office:value="0" calcext:value-type="float">
            <text:p>0</text:p>
          </table:table-cell>
          <table:table-cell table:formula="of:=IF([.T37]=&quot;&quot;;0;IF([.T37]&lt;&gt;4;[.T37]*-1;[.T37]))" office:value-type="float" office:value="0" calcext:value-type="float">
            <text:p>0</text:p>
          </table:table-cell>
          <table:table-cell table:formula="of:=IF([.U37]=&quot;&quot;;0;IF([.U37]&lt;&gt;4;[.U37]*-1;[.U37]))" office:value-type="float" office:value="0" calcext:value-type="float">
            <text:p>0</text:p>
          </table:table-cell>
          <table:table-cell table:formula="of:=IF([.V37]=&quot;&quot;;0;IF([.V37]&lt;&gt;4;[.V37]*-1;[.V37]))" office:value-type="float" office:value="0" calcext:value-type="float">
            <text:p>0</text:p>
          </table:table-cell>
          <table:table-cell table:formula="of:=IF([.W37]=&quot;&quot;;0;IF([.W37]&lt;&gt;4;[.W37]*-1;[.W37]))" office:value-type="float" office:value="0" calcext:value-type="float">
            <text:p>0</text:p>
          </table:table-cell>
          <table:table-cell table:formula="of:=IF([.X37]=&quot;&quot;;0;IF([.X37]&lt;&gt;4;[.X37]*-1;[.X37]))" office:value-type="float" office:value="0" calcext:value-type="float">
            <text:p>0</text:p>
          </table:table-cell>
          <table:table-cell table:formula="of:=IF([.Y37]=&quot;&quot;;0;IF([.Y37]&lt;&gt;4;[.Y37]*-1;[.Y37]))" office:value-type="float" office:value="0" calcext:value-type="float">
            <text:p>0</text:p>
          </table:table-cell>
          <table:table-cell table:formula="of:=IF([.Z37]=&quot;&quot;;0;IF([.Z37]&lt;&gt;4;[.Z37]*-1;[.Z37]))" office:value-type="float" office:value="0" calcext:value-type="float">
            <text:p>0</text:p>
          </table:table-cell>
          <table:table-cell table:formula="of:=IF([.AA37]=&quot;&quot;;0;IF([.AA37]&lt;&gt;4;[.AA37]*-1;[.AA37]))" office:value-type="float" office:value="0" calcext:value-type="float">
            <text:p>0</text:p>
          </table:table-cell>
          <table:table-cell table:formula="of:=IF([.AB37]=&quot;&quot;;0;IF([.AB37]&lt;&gt;4;[.AB37]*-1;[.AB37]))" office:value-type="float" office:value="-1" calcext:value-type="float">
            <text:p>-1</text:p>
          </table:table-cell>
          <table:table-cell table:formula="of:=IF([.AC37]=&quot;&quot;;0;IF([.AC37]&lt;&gt;4;[.AC37]*-1;[.AC37]))" office:value-type="float" office:value="0" calcext:value-type="float">
            <text:p>0</text:p>
          </table:table-cell>
          <table:table-cell table:formula="of:=IF([.AD37]=&quot;&quot;;0;IF([.AD37]&lt;&gt;4;[.AD37]*-1;[.AD37]))" office:value-type="float" office:value="0" calcext:value-type="float">
            <text:p>0</text:p>
          </table:table-cell>
          <table:table-cell table:formula="of:=IF([.AE37]=&quot;&quot;;0;IF([.AE37]&lt;&gt;4;[.AE37]*-1;[.AE37]))" office:value-type="float" office:value="0" calcext:value-type="float">
            <text:p>0</text:p>
          </table:table-cell>
          <table:table-cell table:formula="of:=IF([.AF37]=&quot;&quot;;0;IF([.AF37]&lt;&gt;4;[.AF37]*-1;[.AF37]))" office:value-type="float" office:value="0" calcext:value-type="float">
            <text:p>0</text:p>
          </table:table-cell>
          <table:table-cell table:formula="of:=IF([.AG37]=&quot;&quot;;0;IF([.AG37]&lt;&gt;4;[.AG37]*-1;[.AG37]))" office:value-type="float" office:value="0" calcext:value-type="float">
            <text:p>0</text:p>
          </table:table-cell>
          <table:table-cell table:formula="of:=IF([.AH37]=&quot;&quot;;0;IF([.AH37]&lt;&gt;4;[.AH37]*-1;[.AH37]))" office:value-type="float" office:value="0" calcext:value-type="float">
            <text:p>0</text:p>
          </table:table-cell>
          <table:table-cell table:formula="of:=IF([.AI37]=&quot;&quot;;0;IF([.AI37]&lt;&gt;4;[.AI37]*-1;[.AI37]))" office:value-type="float" office:value="0" calcext:value-type="float">
            <text:p>0</text:p>
          </table:table-cell>
          <table:table-cell table:formula="of:=IF([.AJ37]=&quot;&quot;;0;IF([.AJ37]&lt;&gt;4;[.AJ37]*-1;[.AJ37]))" office:value-type="float" office:value="-1" calcext:value-type="float">
            <text:p>-1</text:p>
          </table:table-cell>
          <table:table-cell table:formula="of:=IF([.AK37]=&quot;&quot;;0;IF([.AK37]&lt;&gt;4;[.AK37]*-1;[.AK37]))" office:value-type="float" office:value="4" calcext:value-type="float">
            <text:p>4</text:p>
          </table:table-cell>
          <table:table-cell table:formula="of:=IF([.AL37]=&quot;&quot;;0;IF([.AL37]&lt;&gt;4;[.AL37]*-1;[.AL37]))" office:value-type="float" office:value="-1" calcext:value-type="float">
            <text:p>-1</text:p>
          </table:table-cell>
          <table:table-cell table:formula="of:=IF([.AM37]=&quot;&quot;;0;IF([.AM37]&lt;&gt;4;[.AM37]*-1;[.AM37]))" office:value-type="float" office:value="0" calcext:value-type="float">
            <text:p>0</text:p>
          </table:table-cell>
          <table:table-cell table:formula="of:=IF([.AN37]=&quot;&quot;;0;IF([.AN37]&lt;&gt;4;[.AN37]*-1;[.AN37]))" office:value-type="float" office:value="0" calcext:value-type="float">
            <text:p>0</text:p>
          </table:table-cell>
          <table:table-cell table:formula="of:=IF([.AO37]=&quot;&quot;;0;IF([.AO37]&lt;&gt;4;[.AO37]*-1;[.AO37]))" office:value-type="float" office:value="0" calcext:value-type="float">
            <text:p>0</text:p>
          </table:table-cell>
          <table:table-cell table:formula="of:=IF([.AP37]=&quot;&quot;;0;IF([.AP37]&lt;&gt;4;[.AP37]*-1;[.AP37]))" office:value-type="float" office:value="0" calcext:value-type="float">
            <text:p>0</text:p>
          </table:table-cell>
          <table:table-cell table:formula="of:=IF([.AQ37]=&quot;&quot;;0;IF([.AQ37]&lt;&gt;4;[.AQ37]*-1;[.AQ37]))" office:value-type="float" office:value="0" calcext:value-type="float">
            <text:p>0</text:p>
          </table:table-cell>
          <table:table-cell table:formula="of:=IF([.AR37]=&quot;&quot;;0;IF([.AR37]&lt;&gt;4;[.AR37]*-1;[.AR37]))" office:value-type="float" office:value="0" calcext:value-type="float">
            <text:p>0</text:p>
          </table:table-cell>
          <table:table-cell table:formula="of:=IF([.AS37]=&quot;&quot;;0;IF([.AS37]&lt;&gt;4;[.AS37]*-1;[.AS37]))" office:value-type="float" office:value="-1" calcext:value-type="float">
            <text:p>-1</text:p>
          </table:table-cell>
          <table:table-cell table:formula="of:=IF([.AT37]=&quot;&quot;;0;IF([.AT37]&lt;&gt;4;[.AT37]*-1;[.AT37]))" office:value-type="float" office:value="0" calcext:value-type="float">
            <text:p>0</text:p>
          </table:table-cell>
          <table:table-cell table:formula="of:=IF([.AU37]=&quot;&quot;;0;IF([.AU37]&lt;&gt;4;[.AU37]*-1;[.AU37]))" office:value-type="float" office:value="0" calcext:value-type="float">
            <text:p>0</text:p>
          </table:table-cell>
          <table:table-cell table:formula="of:=IF([.AV37]=&quot;&quot;;0;IF([.AV37]&lt;&gt;4;[.AV37]*-1;[.AV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IF([.B38]=&quot;&quot;;0;IF([.B38]&lt;&gt;4;[.B38]*-1;[.B38]))" office:value-type="float" office:value="0" calcext:value-type="float">
            <text:p>0</text:p>
          </table:table-cell>
          <table:table-cell table:formula="of:=IF([.C38]=&quot;&quot;;0;IF([.C38]&lt;&gt;4;[.C38]*-1;[.C38]))" office:value-type="float" office:value="0" calcext:value-type="float">
            <text:p>0</text:p>
          </table:table-cell>
          <table:table-cell table:formula="of:=IF([.D38]=&quot;&quot;;0;IF([.D38]&lt;&gt;4;[.D38]*-1;[.D38]))" office:value-type="float" office:value="0" calcext:value-type="float">
            <text:p>0</text:p>
          </table:table-cell>
          <table:table-cell table:formula="of:=IF([.E38]=&quot;&quot;;0;IF([.E38]&lt;&gt;4;[.E38]*-1;[.E38]))" office:value-type="float" office:value="0" calcext:value-type="float">
            <text:p>0</text:p>
          </table:table-cell>
          <table:table-cell table:formula="of:=IF([.F38]=&quot;&quot;;0;IF([.F38]&lt;&gt;4;[.F38]*-1;[.F38]))" office:value-type="float" office:value="0" calcext:value-type="float">
            <text:p>0</text:p>
          </table:table-cell>
          <table:table-cell table:formula="of:=IF([.G38]=&quot;&quot;;0;IF([.G38]&lt;&gt;4;[.G38]*-1;[.G38]))" office:value-type="float" office:value="0" calcext:value-type="float">
            <text:p>0</text:p>
          </table:table-cell>
          <table:table-cell table:formula="of:=IF([.H38]=&quot;&quot;;0;IF([.H38]&lt;&gt;4;[.H38]*-1;[.H38]))" office:value-type="float" office:value="0" calcext:value-type="float">
            <text:p>0</text:p>
          </table:table-cell>
          <table:table-cell table:formula="of:=IF([.I38]=&quot;&quot;;0;IF([.I38]&lt;&gt;4;[.I38]*-1;[.I38]))" office:value-type="float" office:value="0" calcext:value-type="float">
            <text:p>0</text:p>
          </table:table-cell>
          <table:table-cell table:formula="of:=IF([.J38]=&quot;&quot;;0;IF([.J38]&lt;&gt;4;[.J38]*-1;[.J38]))" office:value-type="float" office:value="0" calcext:value-type="float">
            <text:p>0</text:p>
          </table:table-cell>
          <table:table-cell table:formula="of:=IF([.K38]=&quot;&quot;;0;IF([.K38]&lt;&gt;4;[.K38]*-1;[.K38]))" office:value-type="float" office:value="0" calcext:value-type="float">
            <text:p>0</text:p>
          </table:table-cell>
          <table:table-cell table:formula="of:=IF([.L38]=&quot;&quot;;0;IF([.L38]&lt;&gt;4;[.L38]*-1;[.L38]))" office:value-type="float" office:value="0" calcext:value-type="float">
            <text:p>0</text:p>
          </table:table-cell>
          <table:table-cell table:formula="of:=IF([.M38]=&quot;&quot;;0;IF([.M38]&lt;&gt;4;[.M38]*-1;[.M38]))" office:value-type="float" office:value="0" calcext:value-type="float">
            <text:p>0</text:p>
          </table:table-cell>
          <table:table-cell table:formula="of:=IF([.N38]=&quot;&quot;;0;IF([.N38]&lt;&gt;4;[.N38]*-1;[.N38]))" office:value-type="float" office:value="0" calcext:value-type="float">
            <text:p>0</text:p>
          </table:table-cell>
          <table:table-cell table:formula="of:=IF([.O38]=&quot;&quot;;0;IF([.O38]&lt;&gt;4;[.O38]*-1;[.O38]))" office:value-type="float" office:value="0" calcext:value-type="float">
            <text:p>0</text:p>
          </table:table-cell>
          <table:table-cell table:formula="of:=IF([.P38]=&quot;&quot;;0;IF([.P38]&lt;&gt;4;[.P38]*-1;[.P38]))" office:value-type="float" office:value="0" calcext:value-type="float">
            <text:p>0</text:p>
          </table:table-cell>
          <table:table-cell table:formula="of:=IF([.Q38]=&quot;&quot;;0;IF([.Q38]&lt;&gt;4;[.Q38]*-1;[.Q38]))" office:value-type="float" office:value="0" calcext:value-type="float">
            <text:p>0</text:p>
          </table:table-cell>
          <table:table-cell table:formula="of:=IF([.R38]=&quot;&quot;;0;IF([.R38]&lt;&gt;4;[.R38]*-1;[.R38]))" office:value-type="float" office:value="0" calcext:value-type="float">
            <text:p>0</text:p>
          </table:table-cell>
          <table:table-cell table:formula="of:=IF([.S38]=&quot;&quot;;0;IF([.S38]&lt;&gt;4;[.S38]*-1;[.S38]))" office:value-type="float" office:value="0" calcext:value-type="float">
            <text:p>0</text:p>
          </table:table-cell>
          <table:table-cell table:formula="of:=IF([.T38]=&quot;&quot;;0;IF([.T38]&lt;&gt;4;[.T38]*-1;[.T38]))" office:value-type="float" office:value="0" calcext:value-type="float">
            <text:p>0</text:p>
          </table:table-cell>
          <table:table-cell table:formula="of:=IF([.U38]=&quot;&quot;;0;IF([.U38]&lt;&gt;4;[.U38]*-1;[.U38]))" office:value-type="float" office:value="0" calcext:value-type="float">
            <text:p>0</text:p>
          </table:table-cell>
          <table:table-cell table:formula="of:=IF([.V38]=&quot;&quot;;0;IF([.V38]&lt;&gt;4;[.V38]*-1;[.V38]))" office:value-type="float" office:value="0" calcext:value-type="float">
            <text:p>0</text:p>
          </table:table-cell>
          <table:table-cell table:formula="of:=IF([.W38]=&quot;&quot;;0;IF([.W38]&lt;&gt;4;[.W38]*-1;[.W38]))" office:value-type="float" office:value="0" calcext:value-type="float">
            <text:p>0</text:p>
          </table:table-cell>
          <table:table-cell table:formula="of:=IF([.X38]=&quot;&quot;;0;IF([.X38]&lt;&gt;4;[.X38]*-1;[.X38]))" office:value-type="float" office:value="0" calcext:value-type="float">
            <text:p>0</text:p>
          </table:table-cell>
          <table:table-cell table:formula="of:=IF([.Y38]=&quot;&quot;;0;IF([.Y38]&lt;&gt;4;[.Y38]*-1;[.Y38]))" office:value-type="float" office:value="0" calcext:value-type="float">
            <text:p>0</text:p>
          </table:table-cell>
          <table:table-cell table:formula="of:=IF([.Z38]=&quot;&quot;;0;IF([.Z38]&lt;&gt;4;[.Z38]*-1;[.Z38]))" office:value-type="float" office:value="0" calcext:value-type="float">
            <text:p>0</text:p>
          </table:table-cell>
          <table:table-cell table:formula="of:=IF([.AA38]=&quot;&quot;;0;IF([.AA38]&lt;&gt;4;[.AA38]*-1;[.AA38]))" office:value-type="float" office:value="0" calcext:value-type="float">
            <text:p>0</text:p>
          </table:table-cell>
          <table:table-cell table:formula="of:=IF([.AB38]=&quot;&quot;;0;IF([.AB38]&lt;&gt;4;[.AB38]*-1;[.AB38]))" office:value-type="float" office:value="0" calcext:value-type="float">
            <text:p>0</text:p>
          </table:table-cell>
          <table:table-cell table:formula="of:=IF([.AC38]=&quot;&quot;;0;IF([.AC38]&lt;&gt;4;[.AC38]*-1;[.AC38]))" office:value-type="float" office:value="-2" calcext:value-type="float">
            <text:p>-2</text:p>
          </table:table-cell>
          <table:table-cell table:formula="of:=IF([.AD38]=&quot;&quot;;0;IF([.AD38]&lt;&gt;4;[.AD38]*-1;[.AD38]))" office:value-type="float" office:value="0" calcext:value-type="float">
            <text:p>0</text:p>
          </table:table-cell>
          <table:table-cell table:formula="of:=IF([.AE38]=&quot;&quot;;0;IF([.AE38]&lt;&gt;4;[.AE38]*-1;[.AE38]))" office:value-type="float" office:value="0" calcext:value-type="float">
            <text:p>0</text:p>
          </table:table-cell>
          <table:table-cell table:formula="of:=IF([.AF38]=&quot;&quot;;0;IF([.AF38]&lt;&gt;4;[.AF38]*-1;[.AF38]))" office:value-type="float" office:value="0" calcext:value-type="float">
            <text:p>0</text:p>
          </table:table-cell>
          <table:table-cell table:formula="of:=IF([.AG38]=&quot;&quot;;0;IF([.AG38]&lt;&gt;4;[.AG38]*-1;[.AG38]))" office:value-type="float" office:value="0" calcext:value-type="float">
            <text:p>0</text:p>
          </table:table-cell>
          <table:table-cell table:formula="of:=IF([.AH38]=&quot;&quot;;0;IF([.AH38]&lt;&gt;4;[.AH38]*-1;[.AH38]))" office:value-type="float" office:value="0" calcext:value-type="float">
            <text:p>0</text:p>
          </table:table-cell>
          <table:table-cell table:formula="of:=IF([.AI38]=&quot;&quot;;0;IF([.AI38]&lt;&gt;4;[.AI38]*-1;[.AI38]))" office:value-type="float" office:value="0" calcext:value-type="float">
            <text:p>0</text:p>
          </table:table-cell>
          <table:table-cell table:formula="of:=IF([.AJ38]=&quot;&quot;;0;IF([.AJ38]&lt;&gt;4;[.AJ38]*-1;[.AJ38]))" office:value-type="float" office:value="0" calcext:value-type="float">
            <text:p>0</text:p>
          </table:table-cell>
          <table:table-cell table:formula="of:=IF([.AK38]=&quot;&quot;;0;IF([.AK38]&lt;&gt;4;[.AK38]*-1;[.AK38]))" office:value-type="float" office:value="-1" calcext:value-type="float">
            <text:p>-1</text:p>
          </table:table-cell>
          <table:table-cell table:formula="of:=IF([.AL38]=&quot;&quot;;0;IF([.AL38]&lt;&gt;4;[.AL38]*-1;[.AL38]))" office:value-type="float" office:value="4" calcext:value-type="float">
            <text:p>4</text:p>
          </table:table-cell>
          <table:table-cell table:formula="of:=IF([.AM38]=&quot;&quot;;0;IF([.AM38]&lt;&gt;4;[.AM38]*-1;[.AM38]))" office:value-type="float" office:value="-1" calcext:value-type="float">
            <text:p>-1</text:p>
          </table:table-cell>
          <table:table-cell table:formula="of:=IF([.AN38]=&quot;&quot;;0;IF([.AN38]&lt;&gt;4;[.AN38]*-1;[.AN38]))" office:value-type="float" office:value="0" calcext:value-type="float">
            <text:p>0</text:p>
          </table:table-cell>
          <table:table-cell table:formula="of:=IF([.AO38]=&quot;&quot;;0;IF([.AO38]&lt;&gt;4;[.AO38]*-1;[.AO38]))" office:value-type="float" office:value="0" calcext:value-type="float">
            <text:p>0</text:p>
          </table:table-cell>
          <table:table-cell table:formula="of:=IF([.AP38]=&quot;&quot;;0;IF([.AP38]&lt;&gt;4;[.AP38]*-1;[.AP38]))" office:value-type="float" office:value="0" calcext:value-type="float">
            <text:p>0</text:p>
          </table:table-cell>
          <table:table-cell table:formula="of:=IF([.AQ38]=&quot;&quot;;0;IF([.AQ38]&lt;&gt;4;[.AQ38]*-1;[.AQ38]))" office:value-type="float" office:value="0" calcext:value-type="float">
            <text:p>0</text:p>
          </table:table-cell>
          <table:table-cell table:formula="of:=IF([.AR38]=&quot;&quot;;0;IF([.AR38]&lt;&gt;4;[.AR38]*-1;[.AR38]))" office:value-type="float" office:value="0" calcext:value-type="float">
            <text:p>0</text:p>
          </table:table-cell>
          <table:table-cell table:formula="of:=IF([.AS38]=&quot;&quot;;0;IF([.AS38]&lt;&gt;4;[.AS38]*-1;[.AS38]))" office:value-type="float" office:value="0" calcext:value-type="float">
            <text:p>0</text:p>
          </table:table-cell>
          <table:table-cell table:formula="of:=IF([.AT38]=&quot;&quot;;0;IF([.AT38]&lt;&gt;4;[.AT38]*-1;[.AT38]))" office:value-type="float" office:value="0" calcext:value-type="float">
            <text:p>0</text:p>
          </table:table-cell>
          <table:table-cell table:formula="of:=IF([.AU38]=&quot;&quot;;0;IF([.AU38]&lt;&gt;4;[.AU38]*-1;[.AU38]))" office:value-type="float" office:value="0" calcext:value-type="float">
            <text:p>0</text:p>
          </table:table-cell>
          <table:table-cell table:formula="of:=IF([.AV38]=&quot;&quot;;0;IF([.AV38]&lt;&gt;4;[.AV38]*-1;[.AV3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IF([.B39]=&quot;&quot;;0;IF([.B39]&lt;&gt;4;[.B39]*-1;[.B39]))" office:value-type="float" office:value="0" calcext:value-type="float">
            <text:p>0</text:p>
          </table:table-cell>
          <table:table-cell table:formula="of:=IF([.C39]=&quot;&quot;;0;IF([.C39]&lt;&gt;4;[.C39]*-1;[.C39]))" office:value-type="float" office:value="0" calcext:value-type="float">
            <text:p>0</text:p>
          </table:table-cell>
          <table:table-cell table:formula="of:=IF([.D39]=&quot;&quot;;0;IF([.D39]&lt;&gt;4;[.D39]*-1;[.D39]))" office:value-type="float" office:value="0" calcext:value-type="float">
            <text:p>0</text:p>
          </table:table-cell>
          <table:table-cell table:formula="of:=IF([.E39]=&quot;&quot;;0;IF([.E39]&lt;&gt;4;[.E39]*-1;[.E39]))" office:value-type="float" office:value="0" calcext:value-type="float">
            <text:p>0</text:p>
          </table:table-cell>
          <table:table-cell table:formula="of:=IF([.F39]=&quot;&quot;;0;IF([.F39]&lt;&gt;4;[.F39]*-1;[.F39]))" office:value-type="float" office:value="0" calcext:value-type="float">
            <text:p>0</text:p>
          </table:table-cell>
          <table:table-cell table:formula="of:=IF([.G39]=&quot;&quot;;0;IF([.G39]&lt;&gt;4;[.G39]*-1;[.G39]))" office:value-type="float" office:value="0" calcext:value-type="float">
            <text:p>0</text:p>
          </table:table-cell>
          <table:table-cell table:formula="of:=IF([.H39]=&quot;&quot;;0;IF([.H39]&lt;&gt;4;[.H39]*-1;[.H39]))" office:value-type="float" office:value="0" calcext:value-type="float">
            <text:p>0</text:p>
          </table:table-cell>
          <table:table-cell table:formula="of:=IF([.I39]=&quot;&quot;;0;IF([.I39]&lt;&gt;4;[.I39]*-1;[.I39]))" office:value-type="float" office:value="0" calcext:value-type="float">
            <text:p>0</text:p>
          </table:table-cell>
          <table:table-cell table:formula="of:=IF([.J39]=&quot;&quot;;0;IF([.J39]&lt;&gt;4;[.J39]*-1;[.J39]))" office:value-type="float" office:value="0" calcext:value-type="float">
            <text:p>0</text:p>
          </table:table-cell>
          <table:table-cell table:formula="of:=IF([.K39]=&quot;&quot;;0;IF([.K39]&lt;&gt;4;[.K39]*-1;[.K39]))" office:value-type="float" office:value="0" calcext:value-type="float">
            <text:p>0</text:p>
          </table:table-cell>
          <table:table-cell table:formula="of:=IF([.L39]=&quot;&quot;;0;IF([.L39]&lt;&gt;4;[.L39]*-1;[.L39]))" office:value-type="float" office:value="0" calcext:value-type="float">
            <text:p>0</text:p>
          </table:table-cell>
          <table:table-cell table:formula="of:=IF([.M39]=&quot;&quot;;0;IF([.M39]&lt;&gt;4;[.M39]*-1;[.M39]))" office:value-type="float" office:value="0" calcext:value-type="float">
            <text:p>0</text:p>
          </table:table-cell>
          <table:table-cell table:formula="of:=IF([.N39]=&quot;&quot;;0;IF([.N39]&lt;&gt;4;[.N39]*-1;[.N39]))" office:value-type="float" office:value="0" calcext:value-type="float">
            <text:p>0</text:p>
          </table:table-cell>
          <table:table-cell table:formula="of:=IF([.O39]=&quot;&quot;;0;IF([.O39]&lt;&gt;4;[.O39]*-1;[.O39]))" office:value-type="float" office:value="0" calcext:value-type="float">
            <text:p>0</text:p>
          </table:table-cell>
          <table:table-cell table:formula="of:=IF([.P39]=&quot;&quot;;0;IF([.P39]&lt;&gt;4;[.P39]*-1;[.P39]))" office:value-type="float" office:value="0" calcext:value-type="float">
            <text:p>0</text:p>
          </table:table-cell>
          <table:table-cell table:formula="of:=IF([.Q39]=&quot;&quot;;0;IF([.Q39]&lt;&gt;4;[.Q39]*-1;[.Q39]))" office:value-type="float" office:value="0" calcext:value-type="float">
            <text:p>0</text:p>
          </table:table-cell>
          <table:table-cell table:formula="of:=IF([.R39]=&quot;&quot;;0;IF([.R39]&lt;&gt;4;[.R39]*-1;[.R39]))" office:value-type="float" office:value="0" calcext:value-type="float">
            <text:p>0</text:p>
          </table:table-cell>
          <table:table-cell table:formula="of:=IF([.S39]=&quot;&quot;;0;IF([.S39]&lt;&gt;4;[.S39]*-1;[.S39]))" office:value-type="float" office:value="0" calcext:value-type="float">
            <text:p>0</text:p>
          </table:table-cell>
          <table:table-cell table:formula="of:=IF([.T39]=&quot;&quot;;0;IF([.T39]&lt;&gt;4;[.T39]*-1;[.T39]))" office:value-type="float" office:value="0" calcext:value-type="float">
            <text:p>0</text:p>
          </table:table-cell>
          <table:table-cell table:formula="of:=IF([.U39]=&quot;&quot;;0;IF([.U39]&lt;&gt;4;[.U39]*-1;[.U39]))" office:value-type="float" office:value="0" calcext:value-type="float">
            <text:p>0</text:p>
          </table:table-cell>
          <table:table-cell table:formula="of:=IF([.V39]=&quot;&quot;;0;IF([.V39]&lt;&gt;4;[.V39]*-1;[.V39]))" office:value-type="float" office:value="0" calcext:value-type="float">
            <text:p>0</text:p>
          </table:table-cell>
          <table:table-cell table:formula="of:=IF([.W39]=&quot;&quot;;0;IF([.W39]&lt;&gt;4;[.W39]*-1;[.W39]))" office:value-type="float" office:value="0" calcext:value-type="float">
            <text:p>0</text:p>
          </table:table-cell>
          <table:table-cell table:formula="of:=IF([.X39]=&quot;&quot;;0;IF([.X39]&lt;&gt;4;[.X39]*-1;[.X39]))" office:value-type="float" office:value="0" calcext:value-type="float">
            <text:p>0</text:p>
          </table:table-cell>
          <table:table-cell table:formula="of:=IF([.Y39]=&quot;&quot;;0;IF([.Y39]&lt;&gt;4;[.Y39]*-1;[.Y39]))" office:value-type="float" office:value="0" calcext:value-type="float">
            <text:p>0</text:p>
          </table:table-cell>
          <table:table-cell table:formula="of:=IF([.Z39]=&quot;&quot;;0;IF([.Z39]&lt;&gt;4;[.Z39]*-1;[.Z39]))" office:value-type="float" office:value="0" calcext:value-type="float">
            <text:p>0</text:p>
          </table:table-cell>
          <table:table-cell table:formula="of:=IF([.AA39]=&quot;&quot;;0;IF([.AA39]&lt;&gt;4;[.AA39]*-1;[.AA39]))" office:value-type="float" office:value="0" calcext:value-type="float">
            <text:p>0</text:p>
          </table:table-cell>
          <table:table-cell table:formula="of:=IF([.AB39]=&quot;&quot;;0;IF([.AB39]&lt;&gt;4;[.AB39]*-1;[.AB39]))" office:value-type="float" office:value="0" calcext:value-type="float">
            <text:p>0</text:p>
          </table:table-cell>
          <table:table-cell table:formula="of:=IF([.AC39]=&quot;&quot;;0;IF([.AC39]&lt;&gt;4;[.AC39]*-1;[.AC39]))" office:value-type="float" office:value="0" calcext:value-type="float">
            <text:p>0</text:p>
          </table:table-cell>
          <table:table-cell table:formula="of:=IF([.AD39]=&quot;&quot;;0;IF([.AD39]&lt;&gt;4;[.AD39]*-1;[.AD39]))" office:value-type="float" office:value="-2" calcext:value-type="float">
            <text:p>-2</text:p>
          </table:table-cell>
          <table:table-cell table:formula="of:=IF([.AE39]=&quot;&quot;;0;IF([.AE39]&lt;&gt;4;[.AE39]*-1;[.AE39]))" office:value-type="float" office:value="0" calcext:value-type="float">
            <text:p>0</text:p>
          </table:table-cell>
          <table:table-cell table:formula="of:=IF([.AF39]=&quot;&quot;;0;IF([.AF39]&lt;&gt;4;[.AF39]*-1;[.AF39]))" office:value-type="float" office:value="0" calcext:value-type="float">
            <text:p>0</text:p>
          </table:table-cell>
          <table:table-cell table:formula="of:=IF([.AG39]=&quot;&quot;;0;IF([.AG39]&lt;&gt;4;[.AG39]*-1;[.AG39]))" office:value-type="float" office:value="0" calcext:value-type="float">
            <text:p>0</text:p>
          </table:table-cell>
          <table:table-cell table:formula="of:=IF([.AH39]=&quot;&quot;;0;IF([.AH39]&lt;&gt;4;[.AH39]*-1;[.AH39]))" office:value-type="float" office:value="0" calcext:value-type="float">
            <text:p>0</text:p>
          </table:table-cell>
          <table:table-cell table:formula="of:=IF([.AI39]=&quot;&quot;;0;IF([.AI39]&lt;&gt;4;[.AI39]*-1;[.AI39]))" office:value-type="float" office:value="0" calcext:value-type="float">
            <text:p>0</text:p>
          </table:table-cell>
          <table:table-cell table:formula="of:=IF([.AJ39]=&quot;&quot;;0;IF([.AJ39]&lt;&gt;4;[.AJ39]*-1;[.AJ39]))" office:value-type="float" office:value="0" calcext:value-type="float">
            <text:p>0</text:p>
          </table:table-cell>
          <table:table-cell table:formula="of:=IF([.AK39]=&quot;&quot;;0;IF([.AK39]&lt;&gt;4;[.AK39]*-1;[.AK39]))" office:value-type="float" office:value="0" calcext:value-type="float">
            <text:p>0</text:p>
          </table:table-cell>
          <table:table-cell table:formula="of:=IF([.AL39]=&quot;&quot;;0;IF([.AL39]&lt;&gt;4;[.AL39]*-1;[.AL39]))" office:value-type="float" office:value="-1" calcext:value-type="float">
            <text:p>-1</text:p>
          </table:table-cell>
          <table:table-cell table:formula="of:=IF([.AM39]=&quot;&quot;;0;IF([.AM39]&lt;&gt;4;[.AM39]*-1;[.AM39]))" office:value-type="float" office:value="4" calcext:value-type="float">
            <text:p>4</text:p>
          </table:table-cell>
          <table:table-cell table:formula="of:=IF([.AN39]=&quot;&quot;;0;IF([.AN39]&lt;&gt;4;[.AN39]*-1;[.AN39]))" office:value-type="float" office:value="-1" calcext:value-type="float">
            <text:p>-1</text:p>
          </table:table-cell>
          <table:table-cell table:formula="of:=IF([.AO39]=&quot;&quot;;0;IF([.AO39]&lt;&gt;4;[.AO39]*-1;[.AO39]))" office:value-type="float" office:value="0" calcext:value-type="float">
            <text:p>0</text:p>
          </table:table-cell>
          <table:table-cell table:formula="of:=IF([.AP39]=&quot;&quot;;0;IF([.AP39]&lt;&gt;4;[.AP39]*-1;[.AP39]))" office:value-type="float" office:value="0" calcext:value-type="float">
            <text:p>0</text:p>
          </table:table-cell>
          <table:table-cell table:formula="of:=IF([.AQ39]=&quot;&quot;;0;IF([.AQ39]&lt;&gt;4;[.AQ39]*-1;[.AQ39]))" office:value-type="float" office:value="0" calcext:value-type="float">
            <text:p>0</text:p>
          </table:table-cell>
          <table:table-cell table:formula="of:=IF([.AR39]=&quot;&quot;;0;IF([.AR39]&lt;&gt;4;[.AR39]*-1;[.AR39]))" office:value-type="float" office:value="0" calcext:value-type="float">
            <text:p>0</text:p>
          </table:table-cell>
          <table:table-cell table:formula="of:=IF([.AS39]=&quot;&quot;;0;IF([.AS39]&lt;&gt;4;[.AS39]*-1;[.AS39]))" office:value-type="float" office:value="0" calcext:value-type="float">
            <text:p>0</text:p>
          </table:table-cell>
          <table:table-cell table:formula="of:=IF([.AT39]=&quot;&quot;;0;IF([.AT39]&lt;&gt;4;[.AT39]*-1;[.AT39]))" office:value-type="float" office:value="0" calcext:value-type="float">
            <text:p>0</text:p>
          </table:table-cell>
          <table:table-cell table:formula="of:=IF([.AU39]=&quot;&quot;;0;IF([.AU39]&lt;&gt;4;[.AU39]*-1;[.AU39]))" office:value-type="float" office:value="0" calcext:value-type="float">
            <text:p>0</text:p>
          </table:table-cell>
          <table:table-cell table:formula="of:=IF([.AV39]=&quot;&quot;;0;IF([.AV39]&lt;&gt;4;[.AV39]*-1;[.AV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IF([.B40]=&quot;&quot;;0;IF([.B40]&lt;&gt;4;[.B40]*-1;[.B40]))" office:value-type="float" office:value="0" calcext:value-type="float">
            <text:p>0</text:p>
          </table:table-cell>
          <table:table-cell table:formula="of:=IF([.C40]=&quot;&quot;;0;IF([.C40]&lt;&gt;4;[.C40]*-1;[.C40]))" office:value-type="float" office:value="0" calcext:value-type="float">
            <text:p>0</text:p>
          </table:table-cell>
          <table:table-cell table:formula="of:=IF([.D40]=&quot;&quot;;0;IF([.D40]&lt;&gt;4;[.D40]*-1;[.D40]))" office:value-type="float" office:value="0" calcext:value-type="float">
            <text:p>0</text:p>
          </table:table-cell>
          <table:table-cell table:formula="of:=IF([.E40]=&quot;&quot;;0;IF([.E40]&lt;&gt;4;[.E40]*-1;[.E40]))" office:value-type="float" office:value="0" calcext:value-type="float">
            <text:p>0</text:p>
          </table:table-cell>
          <table:table-cell table:formula="of:=IF([.F40]=&quot;&quot;;0;IF([.F40]&lt;&gt;4;[.F40]*-1;[.F40]))" office:value-type="float" office:value="0" calcext:value-type="float">
            <text:p>0</text:p>
          </table:table-cell>
          <table:table-cell table:formula="of:=IF([.G40]=&quot;&quot;;0;IF([.G40]&lt;&gt;4;[.G40]*-1;[.G40]))" office:value-type="float" office:value="0" calcext:value-type="float">
            <text:p>0</text:p>
          </table:table-cell>
          <table:table-cell table:formula="of:=IF([.H40]=&quot;&quot;;0;IF([.H40]&lt;&gt;4;[.H40]*-1;[.H40]))" office:value-type="float" office:value="0" calcext:value-type="float">
            <text:p>0</text:p>
          </table:table-cell>
          <table:table-cell table:formula="of:=IF([.I40]=&quot;&quot;;0;IF([.I40]&lt;&gt;4;[.I40]*-1;[.I40]))" office:value-type="float" office:value="0" calcext:value-type="float">
            <text:p>0</text:p>
          </table:table-cell>
          <table:table-cell table:formula="of:=IF([.J40]=&quot;&quot;;0;IF([.J40]&lt;&gt;4;[.J40]*-1;[.J40]))" office:value-type="float" office:value="0" calcext:value-type="float">
            <text:p>0</text:p>
          </table:table-cell>
          <table:table-cell table:formula="of:=IF([.K40]=&quot;&quot;;0;IF([.K40]&lt;&gt;4;[.K40]*-1;[.K40]))" office:value-type="float" office:value="0" calcext:value-type="float">
            <text:p>0</text:p>
          </table:table-cell>
          <table:table-cell table:formula="of:=IF([.L40]=&quot;&quot;;0;IF([.L40]&lt;&gt;4;[.L40]*-1;[.L40]))" office:value-type="float" office:value="0" calcext:value-type="float">
            <text:p>0</text:p>
          </table:table-cell>
          <table:table-cell table:formula="of:=IF([.M40]=&quot;&quot;;0;IF([.M40]&lt;&gt;4;[.M40]*-1;[.M40]))" office:value-type="float" office:value="0" calcext:value-type="float">
            <text:p>0</text:p>
          </table:table-cell>
          <table:table-cell table:formula="of:=IF([.N40]=&quot;&quot;;0;IF([.N40]&lt;&gt;4;[.N40]*-1;[.N40]))" office:value-type="float" office:value="0" calcext:value-type="float">
            <text:p>0</text:p>
          </table:table-cell>
          <table:table-cell table:formula="of:=IF([.O40]=&quot;&quot;;0;IF([.O40]&lt;&gt;4;[.O40]*-1;[.O40]))" office:value-type="float" office:value="0" calcext:value-type="float">
            <text:p>0</text:p>
          </table:table-cell>
          <table:table-cell table:formula="of:=IF([.P40]=&quot;&quot;;0;IF([.P40]&lt;&gt;4;[.P40]*-1;[.P40]))" office:value-type="float" office:value="0" calcext:value-type="float">
            <text:p>0</text:p>
          </table:table-cell>
          <table:table-cell table:formula="of:=IF([.Q40]=&quot;&quot;;0;IF([.Q40]&lt;&gt;4;[.Q40]*-1;[.Q40]))" office:value-type="float" office:value="0" calcext:value-type="float">
            <text:p>0</text:p>
          </table:table-cell>
          <table:table-cell table:formula="of:=IF([.R40]=&quot;&quot;;0;IF([.R40]&lt;&gt;4;[.R40]*-1;[.R40]))" office:value-type="float" office:value="0" calcext:value-type="float">
            <text:p>0</text:p>
          </table:table-cell>
          <table:table-cell table:formula="of:=IF([.S40]=&quot;&quot;;0;IF([.S40]&lt;&gt;4;[.S40]*-1;[.S40]))" office:value-type="float" office:value="0" calcext:value-type="float">
            <text:p>0</text:p>
          </table:table-cell>
          <table:table-cell table:formula="of:=IF([.T40]=&quot;&quot;;0;IF([.T40]&lt;&gt;4;[.T40]*-1;[.T40]))" office:value-type="float" office:value="0" calcext:value-type="float">
            <text:p>0</text:p>
          </table:table-cell>
          <table:table-cell table:formula="of:=IF([.U40]=&quot;&quot;;0;IF([.U40]&lt;&gt;4;[.U40]*-1;[.U40]))" office:value-type="float" office:value="0" calcext:value-type="float">
            <text:p>0</text:p>
          </table:table-cell>
          <table:table-cell table:formula="of:=IF([.V40]=&quot;&quot;;0;IF([.V40]&lt;&gt;4;[.V40]*-1;[.V40]))" office:value-type="float" office:value="0" calcext:value-type="float">
            <text:p>0</text:p>
          </table:table-cell>
          <table:table-cell table:formula="of:=IF([.W40]=&quot;&quot;;0;IF([.W40]&lt;&gt;4;[.W40]*-1;[.W40]))" office:value-type="float" office:value="0" calcext:value-type="float">
            <text:p>0</text:p>
          </table:table-cell>
          <table:table-cell table:formula="of:=IF([.X40]=&quot;&quot;;0;IF([.X40]&lt;&gt;4;[.X40]*-1;[.X40]))" office:value-type="float" office:value="0" calcext:value-type="float">
            <text:p>0</text:p>
          </table:table-cell>
          <table:table-cell table:formula="of:=IF([.Y40]=&quot;&quot;;0;IF([.Y40]&lt;&gt;4;[.Y40]*-1;[.Y40]))" office:value-type="float" office:value="0" calcext:value-type="float">
            <text:p>0</text:p>
          </table:table-cell>
          <table:table-cell table:formula="of:=IF([.Z40]=&quot;&quot;;0;IF([.Z40]&lt;&gt;4;[.Z40]*-1;[.Z40]))" office:value-type="float" office:value="0" calcext:value-type="float">
            <text:p>0</text:p>
          </table:table-cell>
          <table:table-cell table:formula="of:=IF([.AA40]=&quot;&quot;;0;IF([.AA40]&lt;&gt;4;[.AA40]*-1;[.AA40]))" office:value-type="float" office:value="0" calcext:value-type="float">
            <text:p>0</text:p>
          </table:table-cell>
          <table:table-cell table:formula="of:=IF([.AB40]=&quot;&quot;;0;IF([.AB40]&lt;&gt;4;[.AB40]*-1;[.AB40]))" office:value-type="float" office:value="0" calcext:value-type="float">
            <text:p>0</text:p>
          </table:table-cell>
          <table:table-cell table:formula="of:=IF([.AC40]=&quot;&quot;;0;IF([.AC40]&lt;&gt;4;[.AC40]*-1;[.AC40]))" office:value-type="float" office:value="0" calcext:value-type="float">
            <text:p>0</text:p>
          </table:table-cell>
          <table:table-cell table:formula="of:=IF([.AD40]=&quot;&quot;;0;IF([.AD40]&lt;&gt;4;[.AD40]*-1;[.AD40]))" office:value-type="float" office:value="0" calcext:value-type="float">
            <text:p>0</text:p>
          </table:table-cell>
          <table:table-cell table:formula="of:=IF([.AE40]=&quot;&quot;;0;IF([.AE40]&lt;&gt;4;[.AE40]*-1;[.AE40]))" office:value-type="float" office:value="-2" calcext:value-type="float">
            <text:p>-2</text:p>
          </table:table-cell>
          <table:table-cell table:formula="of:=IF([.AF40]=&quot;&quot;;0;IF([.AF40]&lt;&gt;4;[.AF40]*-1;[.AF40]))" office:value-type="float" office:value="0" calcext:value-type="float">
            <text:p>0</text:p>
          </table:table-cell>
          <table:table-cell table:formula="of:=IF([.AG40]=&quot;&quot;;0;IF([.AG40]&lt;&gt;4;[.AG40]*-1;[.AG40]))" office:value-type="float" office:value="0" calcext:value-type="float">
            <text:p>0</text:p>
          </table:table-cell>
          <table:table-cell table:formula="of:=IF([.AH40]=&quot;&quot;;0;IF([.AH40]&lt;&gt;4;[.AH40]*-1;[.AH40]))" office:value-type="float" office:value="0" calcext:value-type="float">
            <text:p>0</text:p>
          </table:table-cell>
          <table:table-cell table:formula="of:=IF([.AI40]=&quot;&quot;;0;IF([.AI40]&lt;&gt;4;[.AI40]*-1;[.AI40]))" office:value-type="float" office:value="0" calcext:value-type="float">
            <text:p>0</text:p>
          </table:table-cell>
          <table:table-cell table:formula="of:=IF([.AJ40]=&quot;&quot;;0;IF([.AJ40]&lt;&gt;4;[.AJ40]*-1;[.AJ40]))" office:value-type="float" office:value="0" calcext:value-type="float">
            <text:p>0</text:p>
          </table:table-cell>
          <table:table-cell table:formula="of:=IF([.AK40]=&quot;&quot;;0;IF([.AK40]&lt;&gt;4;[.AK40]*-1;[.AK40]))" office:value-type="float" office:value="0" calcext:value-type="float">
            <text:p>0</text:p>
          </table:table-cell>
          <table:table-cell table:formula="of:=IF([.AL40]=&quot;&quot;;0;IF([.AL40]&lt;&gt;4;[.AL40]*-1;[.AL40]))" office:value-type="float" office:value="0" calcext:value-type="float">
            <text:p>0</text:p>
          </table:table-cell>
          <table:table-cell table:formula="of:=IF([.AM40]=&quot;&quot;;0;IF([.AM40]&lt;&gt;4;[.AM40]*-1;[.AM40]))" office:value-type="float" office:value="-1" calcext:value-type="float">
            <text:p>-1</text:p>
          </table:table-cell>
          <table:table-cell table:formula="of:=IF([.AN40]=&quot;&quot;;0;IF([.AN40]&lt;&gt;4;[.AN40]*-1;[.AN40]))" office:value-type="float" office:value="4" calcext:value-type="float">
            <text:p>4</text:p>
          </table:table-cell>
          <table:table-cell table:formula="of:=IF([.AO40]=&quot;&quot;;0;IF([.AO40]&lt;&gt;4;[.AO40]*-1;[.AO40]))" office:value-type="float" office:value="-1" calcext:value-type="float">
            <text:p>-1</text:p>
          </table:table-cell>
          <table:table-cell table:formula="of:=IF([.AP40]=&quot;&quot;;0;IF([.AP40]&lt;&gt;4;[.AP40]*-1;[.AP40]))" office:value-type="float" office:value="0" calcext:value-type="float">
            <text:p>0</text:p>
          </table:table-cell>
          <table:table-cell table:formula="of:=IF([.AQ40]=&quot;&quot;;0;IF([.AQ40]&lt;&gt;4;[.AQ40]*-1;[.AQ40]))" office:value-type="float" office:value="0" calcext:value-type="float">
            <text:p>0</text:p>
          </table:table-cell>
          <table:table-cell table:formula="of:=IF([.AR40]=&quot;&quot;;0;IF([.AR40]&lt;&gt;4;[.AR40]*-1;[.AR40]))" office:value-type="float" office:value="0" calcext:value-type="float">
            <text:p>0</text:p>
          </table:table-cell>
          <table:table-cell table:formula="of:=IF([.AS40]=&quot;&quot;;0;IF([.AS40]&lt;&gt;4;[.AS40]*-1;[.AS40]))" office:value-type="float" office:value="0" calcext:value-type="float">
            <text:p>0</text:p>
          </table:table-cell>
          <table:table-cell table:formula="of:=IF([.AT40]=&quot;&quot;;0;IF([.AT40]&lt;&gt;4;[.AT40]*-1;[.AT40]))" office:value-type="float" office:value="0" calcext:value-type="float">
            <text:p>0</text:p>
          </table:table-cell>
          <table:table-cell table:formula="of:=IF([.AU40]=&quot;&quot;;0;IF([.AU40]&lt;&gt;4;[.AU40]*-1;[.AU40]))" office:value-type="float" office:value="0" calcext:value-type="float">
            <text:p>0</text:p>
          </table:table-cell>
          <table:table-cell table:formula="of:=IF([.AV40]=&quot;&quot;;0;IF([.AV40]&lt;&gt;4;[.AV40]*-1;[.AV4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IF([.B41]=&quot;&quot;;0;IF([.B41]&lt;&gt;4;[.B41]*-1;[.B41]))" office:value-type="float" office:value="0" calcext:value-type="float">
            <text:p>0</text:p>
          </table:table-cell>
          <table:table-cell table:formula="of:=IF([.C41]=&quot;&quot;;0;IF([.C41]&lt;&gt;4;[.C41]*-1;[.C41]))" office:value-type="float" office:value="0" calcext:value-type="float">
            <text:p>0</text:p>
          </table:table-cell>
          <table:table-cell table:formula="of:=IF([.D41]=&quot;&quot;;0;IF([.D41]&lt;&gt;4;[.D41]*-1;[.D41]))" office:value-type="float" office:value="0" calcext:value-type="float">
            <text:p>0</text:p>
          </table:table-cell>
          <table:table-cell table:formula="of:=IF([.E41]=&quot;&quot;;0;IF([.E41]&lt;&gt;4;[.E41]*-1;[.E41]))" office:value-type="float" office:value="0" calcext:value-type="float">
            <text:p>0</text:p>
          </table:table-cell>
          <table:table-cell table:formula="of:=IF([.F41]=&quot;&quot;;0;IF([.F41]&lt;&gt;4;[.F41]*-1;[.F41]))" office:value-type="float" office:value="0" calcext:value-type="float">
            <text:p>0</text:p>
          </table:table-cell>
          <table:table-cell table:formula="of:=IF([.G41]=&quot;&quot;;0;IF([.G41]&lt;&gt;4;[.G41]*-1;[.G41]))" office:value-type="float" office:value="0" calcext:value-type="float">
            <text:p>0</text:p>
          </table:table-cell>
          <table:table-cell table:formula="of:=IF([.H41]=&quot;&quot;;0;IF([.H41]&lt;&gt;4;[.H41]*-1;[.H41]))" office:value-type="float" office:value="0" calcext:value-type="float">
            <text:p>0</text:p>
          </table:table-cell>
          <table:table-cell table:formula="of:=IF([.I41]=&quot;&quot;;0;IF([.I41]&lt;&gt;4;[.I41]*-1;[.I41]))" office:value-type="float" office:value="0" calcext:value-type="float">
            <text:p>0</text:p>
          </table:table-cell>
          <table:table-cell table:formula="of:=IF([.J41]=&quot;&quot;;0;IF([.J41]&lt;&gt;4;[.J41]*-1;[.J41]))" office:value-type="float" office:value="0" calcext:value-type="float">
            <text:p>0</text:p>
          </table:table-cell>
          <table:table-cell table:formula="of:=IF([.K41]=&quot;&quot;;0;IF([.K41]&lt;&gt;4;[.K41]*-1;[.K41]))" office:value-type="float" office:value="0" calcext:value-type="float">
            <text:p>0</text:p>
          </table:table-cell>
          <table:table-cell table:formula="of:=IF([.L41]=&quot;&quot;;0;IF([.L41]&lt;&gt;4;[.L41]*-1;[.L41]))" office:value-type="float" office:value="0" calcext:value-type="float">
            <text:p>0</text:p>
          </table:table-cell>
          <table:table-cell table:formula="of:=IF([.M41]=&quot;&quot;;0;IF([.M41]&lt;&gt;4;[.M41]*-1;[.M41]))" office:value-type="float" office:value="0" calcext:value-type="float">
            <text:p>0</text:p>
          </table:table-cell>
          <table:table-cell table:formula="of:=IF([.N41]=&quot;&quot;;0;IF([.N41]&lt;&gt;4;[.N41]*-1;[.N41]))" office:value-type="float" office:value="0" calcext:value-type="float">
            <text:p>0</text:p>
          </table:table-cell>
          <table:table-cell table:formula="of:=IF([.O41]=&quot;&quot;;0;IF([.O41]&lt;&gt;4;[.O41]*-1;[.O41]))" office:value-type="float" office:value="0" calcext:value-type="float">
            <text:p>0</text:p>
          </table:table-cell>
          <table:table-cell table:formula="of:=IF([.P41]=&quot;&quot;;0;IF([.P41]&lt;&gt;4;[.P41]*-1;[.P41]))" office:value-type="float" office:value="0" calcext:value-type="float">
            <text:p>0</text:p>
          </table:table-cell>
          <table:table-cell table:formula="of:=IF([.Q41]=&quot;&quot;;0;IF([.Q41]&lt;&gt;4;[.Q41]*-1;[.Q41]))" office:value-type="float" office:value="0" calcext:value-type="float">
            <text:p>0</text:p>
          </table:table-cell>
          <table:table-cell table:formula="of:=IF([.R41]=&quot;&quot;;0;IF([.R41]&lt;&gt;4;[.R41]*-1;[.R41]))" office:value-type="float" office:value="0" calcext:value-type="float">
            <text:p>0</text:p>
          </table:table-cell>
          <table:table-cell table:formula="of:=IF([.S41]=&quot;&quot;;0;IF([.S41]&lt;&gt;4;[.S41]*-1;[.S41]))" office:value-type="float" office:value="0" calcext:value-type="float">
            <text:p>0</text:p>
          </table:table-cell>
          <table:table-cell table:formula="of:=IF([.T41]=&quot;&quot;;0;IF([.T41]&lt;&gt;4;[.T41]*-1;[.T41]))" office:value-type="float" office:value="0" calcext:value-type="float">
            <text:p>0</text:p>
          </table:table-cell>
          <table:table-cell table:formula="of:=IF([.U41]=&quot;&quot;;0;IF([.U41]&lt;&gt;4;[.U41]*-1;[.U41]))" office:value-type="float" office:value="0" calcext:value-type="float">
            <text:p>0</text:p>
          </table:table-cell>
          <table:table-cell table:formula="of:=IF([.V41]=&quot;&quot;;0;IF([.V41]&lt;&gt;4;[.V41]*-1;[.V41]))" office:value-type="float" office:value="0" calcext:value-type="float">
            <text:p>0</text:p>
          </table:table-cell>
          <table:table-cell table:formula="of:=IF([.W41]=&quot;&quot;;0;IF([.W41]&lt;&gt;4;[.W41]*-1;[.W41]))" office:value-type="float" office:value="0" calcext:value-type="float">
            <text:p>0</text:p>
          </table:table-cell>
          <table:table-cell table:formula="of:=IF([.X41]=&quot;&quot;;0;IF([.X41]&lt;&gt;4;[.X41]*-1;[.X41]))" office:value-type="float" office:value="0" calcext:value-type="float">
            <text:p>0</text:p>
          </table:table-cell>
          <table:table-cell table:formula="of:=IF([.Y41]=&quot;&quot;;0;IF([.Y41]&lt;&gt;4;[.Y41]*-1;[.Y41]))" office:value-type="float" office:value="0" calcext:value-type="float">
            <text:p>0</text:p>
          </table:table-cell>
          <table:table-cell table:formula="of:=IF([.Z41]=&quot;&quot;;0;IF([.Z41]&lt;&gt;4;[.Z41]*-1;[.Z41]))" office:value-type="float" office:value="0" calcext:value-type="float">
            <text:p>0</text:p>
          </table:table-cell>
          <table:table-cell table:formula="of:=IF([.AA41]=&quot;&quot;;0;IF([.AA41]&lt;&gt;4;[.AA41]*-1;[.AA41]))" office:value-type="float" office:value="0" calcext:value-type="float">
            <text:p>0</text:p>
          </table:table-cell>
          <table:table-cell table:formula="of:=IF([.AB41]=&quot;&quot;;0;IF([.AB41]&lt;&gt;4;[.AB41]*-1;[.AB41]))" office:value-type="float" office:value="0" calcext:value-type="float">
            <text:p>0</text:p>
          </table:table-cell>
          <table:table-cell table:formula="of:=IF([.AC41]=&quot;&quot;;0;IF([.AC41]&lt;&gt;4;[.AC41]*-1;[.AC41]))" office:value-type="float" office:value="0" calcext:value-type="float">
            <text:p>0</text:p>
          </table:table-cell>
          <table:table-cell table:formula="of:=IF([.AD41]=&quot;&quot;;0;IF([.AD41]&lt;&gt;4;[.AD41]*-1;[.AD41]))" office:value-type="float" office:value="0" calcext:value-type="float">
            <text:p>0</text:p>
          </table:table-cell>
          <table:table-cell table:formula="of:=IF([.AE41]=&quot;&quot;;0;IF([.AE41]&lt;&gt;4;[.AE41]*-1;[.AE41]))" office:value-type="float" office:value="0" calcext:value-type="float">
            <text:p>0</text:p>
          </table:table-cell>
          <table:table-cell table:formula="of:=IF([.AF41]=&quot;&quot;;0;IF([.AF41]&lt;&gt;4;[.AF41]*-1;[.AF41]))" office:value-type="float" office:value="-2" calcext:value-type="float">
            <text:p>-2</text:p>
          </table:table-cell>
          <table:table-cell table:formula="of:=IF([.AG41]=&quot;&quot;;0;IF([.AG41]&lt;&gt;4;[.AG41]*-1;[.AG41]))" office:value-type="float" office:value="0" calcext:value-type="float">
            <text:p>0</text:p>
          </table:table-cell>
          <table:table-cell table:formula="of:=IF([.AH41]=&quot;&quot;;0;IF([.AH41]&lt;&gt;4;[.AH41]*-1;[.AH41]))" office:value-type="float" office:value="0" calcext:value-type="float">
            <text:p>0</text:p>
          </table:table-cell>
          <table:table-cell table:formula="of:=IF([.AI41]=&quot;&quot;;0;IF([.AI41]&lt;&gt;4;[.AI41]*-1;[.AI41]))" office:value-type="float" office:value="0" calcext:value-type="float">
            <text:p>0</text:p>
          </table:table-cell>
          <table:table-cell table:formula="of:=IF([.AJ41]=&quot;&quot;;0;IF([.AJ41]&lt;&gt;4;[.AJ41]*-1;[.AJ41]))" office:value-type="float" office:value="0" calcext:value-type="float">
            <text:p>0</text:p>
          </table:table-cell>
          <table:table-cell table:formula="of:=IF([.AK41]=&quot;&quot;;0;IF([.AK41]&lt;&gt;4;[.AK41]*-1;[.AK41]))" office:value-type="float" office:value="0" calcext:value-type="float">
            <text:p>0</text:p>
          </table:table-cell>
          <table:table-cell table:formula="of:=IF([.AL41]=&quot;&quot;;0;IF([.AL41]&lt;&gt;4;[.AL41]*-1;[.AL41]))" office:value-type="float" office:value="0" calcext:value-type="float">
            <text:p>0</text:p>
          </table:table-cell>
          <table:table-cell table:formula="of:=IF([.AM41]=&quot;&quot;;0;IF([.AM41]&lt;&gt;4;[.AM41]*-1;[.AM41]))" office:value-type="float" office:value="0" calcext:value-type="float">
            <text:p>0</text:p>
          </table:table-cell>
          <table:table-cell table:formula="of:=IF([.AN41]=&quot;&quot;;0;IF([.AN41]&lt;&gt;4;[.AN41]*-1;[.AN41]))" office:value-type="float" office:value="-1" calcext:value-type="float">
            <text:p>-1</text:p>
          </table:table-cell>
          <table:table-cell table:formula="of:=IF([.AO41]=&quot;&quot;;0;IF([.AO41]&lt;&gt;4;[.AO41]*-1;[.AO41]))" office:value-type="float" office:value="4" calcext:value-type="float">
            <text:p>4</text:p>
          </table:table-cell>
          <table:table-cell table:formula="of:=IF([.AP41]=&quot;&quot;;0;IF([.AP41]&lt;&gt;4;[.AP41]*-1;[.AP41]))" office:value-type="float" office:value="-1" calcext:value-type="float">
            <text:p>-1</text:p>
          </table:table-cell>
          <table:table-cell table:formula="of:=IF([.AQ41]=&quot;&quot;;0;IF([.AQ41]&lt;&gt;4;[.AQ41]*-1;[.AQ41]))" office:value-type="float" office:value="0" calcext:value-type="float">
            <text:p>0</text:p>
          </table:table-cell>
          <table:table-cell table:formula="of:=IF([.AR41]=&quot;&quot;;0;IF([.AR41]&lt;&gt;4;[.AR41]*-1;[.AR41]))" office:value-type="float" office:value="0" calcext:value-type="float">
            <text:p>0</text:p>
          </table:table-cell>
          <table:table-cell table:formula="of:=IF([.AS41]=&quot;&quot;;0;IF([.AS41]&lt;&gt;4;[.AS41]*-1;[.AS41]))" office:value-type="float" office:value="0" calcext:value-type="float">
            <text:p>0</text:p>
          </table:table-cell>
          <table:table-cell table:formula="of:=IF([.AT41]=&quot;&quot;;0;IF([.AT41]&lt;&gt;4;[.AT41]*-1;[.AT41]))" office:value-type="float" office:value="0" calcext:value-type="float">
            <text:p>0</text:p>
          </table:table-cell>
          <table:table-cell table:formula="of:=IF([.AU41]=&quot;&quot;;0;IF([.AU41]&lt;&gt;4;[.AU41]*-1;[.AU41]))" office:value-type="float" office:value="0" calcext:value-type="float">
            <text:p>0</text:p>
          </table:table-cell>
          <table:table-cell table:formula="of:=IF([.AV41]=&quot;&quot;;0;IF([.AV41]&lt;&gt;4;[.AV41]*-1;[.AV4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IF([.B42]=&quot;&quot;;0;IF([.B42]&lt;&gt;4;[.B42]*-1;[.B42]))" office:value-type="float" office:value="0" calcext:value-type="float">
            <text:p>0</text:p>
          </table:table-cell>
          <table:table-cell table:formula="of:=IF([.C42]=&quot;&quot;;0;IF([.C42]&lt;&gt;4;[.C42]*-1;[.C42]))" office:value-type="float" office:value="0" calcext:value-type="float">
            <text:p>0</text:p>
          </table:table-cell>
          <table:table-cell table:formula="of:=IF([.D42]=&quot;&quot;;0;IF([.D42]&lt;&gt;4;[.D42]*-1;[.D42]))" office:value-type="float" office:value="0" calcext:value-type="float">
            <text:p>0</text:p>
          </table:table-cell>
          <table:table-cell table:formula="of:=IF([.E42]=&quot;&quot;;0;IF([.E42]&lt;&gt;4;[.E42]*-1;[.E42]))" office:value-type="float" office:value="0" calcext:value-type="float">
            <text:p>0</text:p>
          </table:table-cell>
          <table:table-cell table:formula="of:=IF([.F42]=&quot;&quot;;0;IF([.F42]&lt;&gt;4;[.F42]*-1;[.F42]))" office:value-type="float" office:value="0" calcext:value-type="float">
            <text:p>0</text:p>
          </table:table-cell>
          <table:table-cell table:formula="of:=IF([.G42]=&quot;&quot;;0;IF([.G42]&lt;&gt;4;[.G42]*-1;[.G42]))" office:value-type="float" office:value="0" calcext:value-type="float">
            <text:p>0</text:p>
          </table:table-cell>
          <table:table-cell table:formula="of:=IF([.H42]=&quot;&quot;;0;IF([.H42]&lt;&gt;4;[.H42]*-1;[.H42]))" office:value-type="float" office:value="0" calcext:value-type="float">
            <text:p>0</text:p>
          </table:table-cell>
          <table:table-cell table:formula="of:=IF([.I42]=&quot;&quot;;0;IF([.I42]&lt;&gt;4;[.I42]*-1;[.I42]))" office:value-type="float" office:value="0" calcext:value-type="float">
            <text:p>0</text:p>
          </table:table-cell>
          <table:table-cell table:formula="of:=IF([.J42]=&quot;&quot;;0;IF([.J42]&lt;&gt;4;[.J42]*-1;[.J42]))" office:value-type="float" office:value="0" calcext:value-type="float">
            <text:p>0</text:p>
          </table:table-cell>
          <table:table-cell table:formula="of:=IF([.K42]=&quot;&quot;;0;IF([.K42]&lt;&gt;4;[.K42]*-1;[.K42]))" office:value-type="float" office:value="0" calcext:value-type="float">
            <text:p>0</text:p>
          </table:table-cell>
          <table:table-cell table:formula="of:=IF([.L42]=&quot;&quot;;0;IF([.L42]&lt;&gt;4;[.L42]*-1;[.L42]))" office:value-type="float" office:value="0" calcext:value-type="float">
            <text:p>0</text:p>
          </table:table-cell>
          <table:table-cell table:formula="of:=IF([.M42]=&quot;&quot;;0;IF([.M42]&lt;&gt;4;[.M42]*-1;[.M42]))" office:value-type="float" office:value="0" calcext:value-type="float">
            <text:p>0</text:p>
          </table:table-cell>
          <table:table-cell table:formula="of:=IF([.N42]=&quot;&quot;;0;IF([.N42]&lt;&gt;4;[.N42]*-1;[.N42]))" office:value-type="float" office:value="0" calcext:value-type="float">
            <text:p>0</text:p>
          </table:table-cell>
          <table:table-cell table:formula="of:=IF([.O42]=&quot;&quot;;0;IF([.O42]&lt;&gt;4;[.O42]*-1;[.O42]))" office:value-type="float" office:value="0" calcext:value-type="float">
            <text:p>0</text:p>
          </table:table-cell>
          <table:table-cell table:formula="of:=IF([.P42]=&quot;&quot;;0;IF([.P42]&lt;&gt;4;[.P42]*-1;[.P42]))" office:value-type="float" office:value="0" calcext:value-type="float">
            <text:p>0</text:p>
          </table:table-cell>
          <table:table-cell table:formula="of:=IF([.Q42]=&quot;&quot;;0;IF([.Q42]&lt;&gt;4;[.Q42]*-1;[.Q42]))" office:value-type="float" office:value="0" calcext:value-type="float">
            <text:p>0</text:p>
          </table:table-cell>
          <table:table-cell table:formula="of:=IF([.R42]=&quot;&quot;;0;IF([.R42]&lt;&gt;4;[.R42]*-1;[.R42]))" office:value-type="float" office:value="0" calcext:value-type="float">
            <text:p>0</text:p>
          </table:table-cell>
          <table:table-cell table:formula="of:=IF([.S42]=&quot;&quot;;0;IF([.S42]&lt;&gt;4;[.S42]*-1;[.S42]))" office:value-type="float" office:value="0" calcext:value-type="float">
            <text:p>0</text:p>
          </table:table-cell>
          <table:table-cell table:formula="of:=IF([.T42]=&quot;&quot;;0;IF([.T42]&lt;&gt;4;[.T42]*-1;[.T42]))" office:value-type="float" office:value="0" calcext:value-type="float">
            <text:p>0</text:p>
          </table:table-cell>
          <table:table-cell table:formula="of:=IF([.U42]=&quot;&quot;;0;IF([.U42]&lt;&gt;4;[.U42]*-1;[.U42]))" office:value-type="float" office:value="0" calcext:value-type="float">
            <text:p>0</text:p>
          </table:table-cell>
          <table:table-cell table:formula="of:=IF([.V42]=&quot;&quot;;0;IF([.V42]&lt;&gt;4;[.V42]*-1;[.V42]))" office:value-type="float" office:value="0" calcext:value-type="float">
            <text:p>0</text:p>
          </table:table-cell>
          <table:table-cell table:formula="of:=IF([.W42]=&quot;&quot;;0;IF([.W42]&lt;&gt;4;[.W42]*-1;[.W42]))" office:value-type="float" office:value="0" calcext:value-type="float">
            <text:p>0</text:p>
          </table:table-cell>
          <table:table-cell table:formula="of:=IF([.X42]=&quot;&quot;;0;IF([.X42]&lt;&gt;4;[.X42]*-1;[.X42]))" office:value-type="float" office:value="0" calcext:value-type="float">
            <text:p>0</text:p>
          </table:table-cell>
          <table:table-cell table:formula="of:=IF([.Y42]=&quot;&quot;;0;IF([.Y42]&lt;&gt;4;[.Y42]*-1;[.Y42]))" office:value-type="float" office:value="0" calcext:value-type="float">
            <text:p>0</text:p>
          </table:table-cell>
          <table:table-cell table:formula="of:=IF([.Z42]=&quot;&quot;;0;IF([.Z42]&lt;&gt;4;[.Z42]*-1;[.Z42]))" office:value-type="float" office:value="0" calcext:value-type="float">
            <text:p>0</text:p>
          </table:table-cell>
          <table:table-cell table:formula="of:=IF([.AA42]=&quot;&quot;;0;IF([.AA42]&lt;&gt;4;[.AA42]*-1;[.AA42]))" office:value-type="float" office:value="0" calcext:value-type="float">
            <text:p>0</text:p>
          </table:table-cell>
          <table:table-cell table:formula="of:=IF([.AB42]=&quot;&quot;;0;IF([.AB42]&lt;&gt;4;[.AB42]*-1;[.AB42]))" office:value-type="float" office:value="0" calcext:value-type="float">
            <text:p>0</text:p>
          </table:table-cell>
          <table:table-cell table:formula="of:=IF([.AC42]=&quot;&quot;;0;IF([.AC42]&lt;&gt;4;[.AC42]*-1;[.AC42]))" office:value-type="float" office:value="0" calcext:value-type="float">
            <text:p>0</text:p>
          </table:table-cell>
          <table:table-cell table:formula="of:=IF([.AD42]=&quot;&quot;;0;IF([.AD42]&lt;&gt;4;[.AD42]*-1;[.AD42]))" office:value-type="float" office:value="0" calcext:value-type="float">
            <text:p>0</text:p>
          </table:table-cell>
          <table:table-cell table:formula="of:=IF([.AE42]=&quot;&quot;;0;IF([.AE42]&lt;&gt;4;[.AE42]*-1;[.AE42]))" office:value-type="float" office:value="0" calcext:value-type="float">
            <text:p>0</text:p>
          </table:table-cell>
          <table:table-cell table:formula="of:=IF([.AF42]=&quot;&quot;;0;IF([.AF42]&lt;&gt;4;[.AF42]*-1;[.AF42]))" office:value-type="float" office:value="0" calcext:value-type="float">
            <text:p>0</text:p>
          </table:table-cell>
          <table:table-cell table:formula="of:=IF([.AG42]=&quot;&quot;;0;IF([.AG42]&lt;&gt;4;[.AG42]*-1;[.AG42]))" office:value-type="float" office:value="-2" calcext:value-type="float">
            <text:p>-2</text:p>
          </table:table-cell>
          <table:table-cell table:formula="of:=IF([.AH42]=&quot;&quot;;0;IF([.AH42]&lt;&gt;4;[.AH42]*-1;[.AH42]))" office:value-type="float" office:value="0" calcext:value-type="float">
            <text:p>0</text:p>
          </table:table-cell>
          <table:table-cell table:formula="of:=IF([.AI42]=&quot;&quot;;0;IF([.AI42]&lt;&gt;4;[.AI42]*-1;[.AI42]))" office:value-type="float" office:value="0" calcext:value-type="float">
            <text:p>0</text:p>
          </table:table-cell>
          <table:table-cell table:formula="of:=IF([.AJ42]=&quot;&quot;;0;IF([.AJ42]&lt;&gt;4;[.AJ42]*-1;[.AJ42]))" office:value-type="float" office:value="0" calcext:value-type="float">
            <text:p>0</text:p>
          </table:table-cell>
          <table:table-cell table:formula="of:=IF([.AK42]=&quot;&quot;;0;IF([.AK42]&lt;&gt;4;[.AK42]*-1;[.AK42]))" office:value-type="float" office:value="0" calcext:value-type="float">
            <text:p>0</text:p>
          </table:table-cell>
          <table:table-cell table:formula="of:=IF([.AL42]=&quot;&quot;;0;IF([.AL42]&lt;&gt;4;[.AL42]*-1;[.AL42]))" office:value-type="float" office:value="0" calcext:value-type="float">
            <text:p>0</text:p>
          </table:table-cell>
          <table:table-cell table:formula="of:=IF([.AM42]=&quot;&quot;;0;IF([.AM42]&lt;&gt;4;[.AM42]*-1;[.AM42]))" office:value-type="float" office:value="0" calcext:value-type="float">
            <text:p>0</text:p>
          </table:table-cell>
          <table:table-cell table:formula="of:=IF([.AN42]=&quot;&quot;;0;IF([.AN42]&lt;&gt;4;[.AN42]*-1;[.AN42]))" office:value-type="float" office:value="0" calcext:value-type="float">
            <text:p>0</text:p>
          </table:table-cell>
          <table:table-cell table:formula="of:=IF([.AO42]=&quot;&quot;;0;IF([.AO42]&lt;&gt;4;[.AO42]*-1;[.AO42]))" office:value-type="float" office:value="-2" calcext:value-type="float">
            <text:p>-2</text:p>
          </table:table-cell>
          <table:table-cell table:formula="of:=IF([.AP42]=&quot;&quot;;0;IF([.AP42]&lt;&gt;4;[.AP42]*-1;[.AP42]))" office:value-type="float" office:value="4" calcext:value-type="float">
            <text:p>4</text:p>
          </table:table-cell>
          <table:table-cell table:formula="of:=IF([.AQ42]=&quot;&quot;;0;IF([.AQ42]&lt;&gt;4;[.AQ42]*-1;[.AQ42]))" office:value-type="float" office:value="0" calcext:value-type="float">
            <text:p>0</text:p>
          </table:table-cell>
          <table:table-cell table:formula="of:=IF([.AR42]=&quot;&quot;;0;IF([.AR42]&lt;&gt;4;[.AR42]*-1;[.AR42]))" office:value-type="float" office:value="0" calcext:value-type="float">
            <text:p>0</text:p>
          </table:table-cell>
          <table:table-cell table:formula="of:=IF([.AS42]=&quot;&quot;;0;IF([.AS42]&lt;&gt;4;[.AS42]*-1;[.AS42]))" office:value-type="float" office:value="0" calcext:value-type="float">
            <text:p>0</text:p>
          </table:table-cell>
          <table:table-cell table:formula="of:=IF([.AT42]=&quot;&quot;;0;IF([.AT42]&lt;&gt;4;[.AT42]*-1;[.AT42]))" office:value-type="float" office:value="0" calcext:value-type="float">
            <text:p>0</text:p>
          </table:table-cell>
          <table:table-cell table:formula="of:=IF([.AU42]=&quot;&quot;;0;IF([.AU42]&lt;&gt;4;[.AU42]*-1;[.AU42]))" office:value-type="float" office:value="0" calcext:value-type="float">
            <text:p>0</text:p>
          </table:table-cell>
          <table:table-cell table:formula="of:=IF([.AV42]=&quot;&quot;;0;IF([.AV42]&lt;&gt;4;[.AV42]*-1;[.AV4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IF([.B43]=&quot;&quot;;0;IF([.B43]&lt;&gt;4;[.B43]*-1;[.B43]))" office:value-type="float" office:value="0" calcext:value-type="float">
            <text:p>0</text:p>
          </table:table-cell>
          <table:table-cell table:formula="of:=IF([.C43]=&quot;&quot;;0;IF([.C43]&lt;&gt;4;[.C43]*-1;[.C43]))" office:value-type="float" office:value="0" calcext:value-type="float">
            <text:p>0</text:p>
          </table:table-cell>
          <table:table-cell table:formula="of:=IF([.D43]=&quot;&quot;;0;IF([.D43]&lt;&gt;4;[.D43]*-1;[.D43]))" office:value-type="float" office:value="0" calcext:value-type="float">
            <text:p>0</text:p>
          </table:table-cell>
          <table:table-cell table:formula="of:=IF([.E43]=&quot;&quot;;0;IF([.E43]&lt;&gt;4;[.E43]*-1;[.E43]))" office:value-type="float" office:value="0" calcext:value-type="float">
            <text:p>0</text:p>
          </table:table-cell>
          <table:table-cell table:formula="of:=IF([.F43]=&quot;&quot;;0;IF([.F43]&lt;&gt;4;[.F43]*-1;[.F43]))" office:value-type="float" office:value="0" calcext:value-type="float">
            <text:p>0</text:p>
          </table:table-cell>
          <table:table-cell table:formula="of:=IF([.G43]=&quot;&quot;;0;IF([.G43]&lt;&gt;4;[.G43]*-1;[.G43]))" office:value-type="float" office:value="0" calcext:value-type="float">
            <text:p>0</text:p>
          </table:table-cell>
          <table:table-cell table:formula="of:=IF([.H43]=&quot;&quot;;0;IF([.H43]&lt;&gt;4;[.H43]*-1;[.H43]))" office:value-type="float" office:value="0" calcext:value-type="float">
            <text:p>0</text:p>
          </table:table-cell>
          <table:table-cell table:formula="of:=IF([.I43]=&quot;&quot;;0;IF([.I43]&lt;&gt;4;[.I43]*-1;[.I43]))" office:value-type="float" office:value="0" calcext:value-type="float">
            <text:p>0</text:p>
          </table:table-cell>
          <table:table-cell table:formula="of:=IF([.J43]=&quot;&quot;;0;IF([.J43]&lt;&gt;4;[.J43]*-1;[.J43]))" office:value-type="float" office:value="0" calcext:value-type="float">
            <text:p>0</text:p>
          </table:table-cell>
          <table:table-cell table:formula="of:=IF([.K43]=&quot;&quot;;0;IF([.K43]&lt;&gt;4;[.K43]*-1;[.K43]))" office:value-type="float" office:value="0" calcext:value-type="float">
            <text:p>0</text:p>
          </table:table-cell>
          <table:table-cell table:formula="of:=IF([.L43]=&quot;&quot;;0;IF([.L43]&lt;&gt;4;[.L43]*-1;[.L43]))" office:value-type="float" office:value="0" calcext:value-type="float">
            <text:p>0</text:p>
          </table:table-cell>
          <table:table-cell table:formula="of:=IF([.M43]=&quot;&quot;;0;IF([.M43]&lt;&gt;4;[.M43]*-1;[.M43]))" office:value-type="float" office:value="0" calcext:value-type="float">
            <text:p>0</text:p>
          </table:table-cell>
          <table:table-cell table:formula="of:=IF([.N43]=&quot;&quot;;0;IF([.N43]&lt;&gt;4;[.N43]*-1;[.N43]))" office:value-type="float" office:value="0" calcext:value-type="float">
            <text:p>0</text:p>
          </table:table-cell>
          <table:table-cell table:formula="of:=IF([.O43]=&quot;&quot;;0;IF([.O43]&lt;&gt;4;[.O43]*-1;[.O43]))" office:value-type="float" office:value="0" calcext:value-type="float">
            <text:p>0</text:p>
          </table:table-cell>
          <table:table-cell table:formula="of:=IF([.P43]=&quot;&quot;;0;IF([.P43]&lt;&gt;4;[.P43]*-1;[.P43]))" office:value-type="float" office:value="0" calcext:value-type="float">
            <text:p>0</text:p>
          </table:table-cell>
          <table:table-cell table:formula="of:=IF([.Q43]=&quot;&quot;;0;IF([.Q43]&lt;&gt;4;[.Q43]*-1;[.Q43]))" office:value-type="float" office:value="0" calcext:value-type="float">
            <text:p>0</text:p>
          </table:table-cell>
          <table:table-cell table:formula="of:=IF([.R43]=&quot;&quot;;0;IF([.R43]&lt;&gt;4;[.R43]*-1;[.R43]))" office:value-type="float" office:value="0" calcext:value-type="float">
            <text:p>0</text:p>
          </table:table-cell>
          <table:table-cell table:formula="of:=IF([.S43]=&quot;&quot;;0;IF([.S43]&lt;&gt;4;[.S43]*-1;[.S43]))" office:value-type="float" office:value="0" calcext:value-type="float">
            <text:p>0</text:p>
          </table:table-cell>
          <table:table-cell table:formula="of:=IF([.T43]=&quot;&quot;;0;IF([.T43]&lt;&gt;4;[.T43]*-1;[.T43]))" office:value-type="float" office:value="0" calcext:value-type="float">
            <text:p>0</text:p>
          </table:table-cell>
          <table:table-cell table:formula="of:=IF([.U43]=&quot;&quot;;0;IF([.U43]&lt;&gt;4;[.U43]*-1;[.U43]))" office:value-type="float" office:value="0" calcext:value-type="float">
            <text:p>0</text:p>
          </table:table-cell>
          <table:table-cell table:formula="of:=IF([.V43]=&quot;&quot;;0;IF([.V43]&lt;&gt;4;[.V43]*-1;[.V43]))" office:value-type="float" office:value="0" calcext:value-type="float">
            <text:p>0</text:p>
          </table:table-cell>
          <table:table-cell table:formula="of:=IF([.W43]=&quot;&quot;;0;IF([.W43]&lt;&gt;4;[.W43]*-1;[.W43]))" office:value-type="float" office:value="0" calcext:value-type="float">
            <text:p>0</text:p>
          </table:table-cell>
          <table:table-cell table:formula="of:=IF([.X43]=&quot;&quot;;0;IF([.X43]&lt;&gt;4;[.X43]*-1;[.X43]))" office:value-type="float" office:value="0" calcext:value-type="float">
            <text:p>0</text:p>
          </table:table-cell>
          <table:table-cell table:formula="of:=IF([.Y43]=&quot;&quot;;0;IF([.Y43]&lt;&gt;4;[.Y43]*-1;[.Y43]))" office:value-type="float" office:value="0" calcext:value-type="float">
            <text:p>0</text:p>
          </table:table-cell>
          <table:table-cell table:formula="of:=IF([.Z43]=&quot;&quot;;0;IF([.Z43]&lt;&gt;4;[.Z43]*-1;[.Z43]))" office:value-type="float" office:value="0" calcext:value-type="float">
            <text:p>0</text:p>
          </table:table-cell>
          <table:table-cell table:formula="of:=IF([.AA43]=&quot;&quot;;0;IF([.AA43]&lt;&gt;4;[.AA43]*-1;[.AA43]))" office:value-type="float" office:value="0" calcext:value-type="float">
            <text:p>0</text:p>
          </table:table-cell>
          <table:table-cell table:formula="of:=IF([.AB43]=&quot;&quot;;0;IF([.AB43]&lt;&gt;4;[.AB43]*-1;[.AB43]))" office:value-type="float" office:value="0" calcext:value-type="float">
            <text:p>0</text:p>
          </table:table-cell>
          <table:table-cell table:formula="of:=IF([.AC43]=&quot;&quot;;0;IF([.AC43]&lt;&gt;4;[.AC43]*-1;[.AC43]))" office:value-type="float" office:value="0" calcext:value-type="float">
            <text:p>0</text:p>
          </table:table-cell>
          <table:table-cell table:formula="of:=IF([.AD43]=&quot;&quot;;0;IF([.AD43]&lt;&gt;4;[.AD43]*-1;[.AD43]))" office:value-type="float" office:value="0" calcext:value-type="float">
            <text:p>0</text:p>
          </table:table-cell>
          <table:table-cell table:formula="of:=IF([.AE43]=&quot;&quot;;0;IF([.AE43]&lt;&gt;4;[.AE43]*-1;[.AE43]))" office:value-type="float" office:value="0" calcext:value-type="float">
            <text:p>0</text:p>
          </table:table-cell>
          <table:table-cell table:formula="of:=IF([.AF43]=&quot;&quot;;0;IF([.AF43]&lt;&gt;4;[.AF43]*-1;[.AF43]))" office:value-type="float" office:value="0" calcext:value-type="float">
            <text:p>0</text:p>
          </table:table-cell>
          <table:table-cell table:formula="of:=IF([.AG43]=&quot;&quot;;0;IF([.AG43]&lt;&gt;4;[.AG43]*-1;[.AG43]))" office:value-type="float" office:value="0" calcext:value-type="float">
            <text:p>0</text:p>
          </table:table-cell>
          <table:table-cell table:formula="of:=IF([.AH43]=&quot;&quot;;0;IF([.AH43]&lt;&gt;4;[.AH43]*-1;[.AH43]))" office:value-type="float" office:value="0" calcext:value-type="float">
            <text:p>0</text:p>
          </table:table-cell>
          <table:table-cell table:formula="of:=IF([.AI43]=&quot;&quot;;0;IF([.AI43]&lt;&gt;4;[.AI43]*-1;[.AI43]))" office:value-type="float" office:value="-1" calcext:value-type="float">
            <text:p>-1</text:p>
          </table:table-cell>
          <table:table-cell table:formula="of:=IF([.AJ43]=&quot;&quot;;0;IF([.AJ43]&lt;&gt;4;[.AJ43]*-1;[.AJ43]))" office:value-type="float" office:value="0" calcext:value-type="float">
            <text:p>0</text:p>
          </table:table-cell>
          <table:table-cell table:formula="of:=IF([.AK43]=&quot;&quot;;0;IF([.AK43]&lt;&gt;4;[.AK43]*-1;[.AK43]))" office:value-type="float" office:value="0" calcext:value-type="float">
            <text:p>0</text:p>
          </table:table-cell>
          <table:table-cell table:formula="of:=IF([.AL43]=&quot;&quot;;0;IF([.AL43]&lt;&gt;4;[.AL43]*-1;[.AL43]))" office:value-type="float" office:value="0" calcext:value-type="float">
            <text:p>0</text:p>
          </table:table-cell>
          <table:table-cell table:formula="of:=IF([.AM43]=&quot;&quot;;0;IF([.AM43]&lt;&gt;4;[.AM43]*-1;[.AM43]))" office:value-type="float" office:value="0" calcext:value-type="float">
            <text:p>0</text:p>
          </table:table-cell>
          <table:table-cell table:formula="of:=IF([.AN43]=&quot;&quot;;0;IF([.AN43]&lt;&gt;4;[.AN43]*-1;[.AN43]))" office:value-type="float" office:value="0" calcext:value-type="float">
            <text:p>0</text:p>
          </table:table-cell>
          <table:table-cell table:formula="of:=IF([.AO43]=&quot;&quot;;0;IF([.AO43]&lt;&gt;4;[.AO43]*-1;[.AO43]))" office:value-type="float" office:value="0" calcext:value-type="float">
            <text:p>0</text:p>
          </table:table-cell>
          <table:table-cell table:formula="of:=IF([.AP43]=&quot;&quot;;0;IF([.AP43]&lt;&gt;4;[.AP43]*-1;[.AP43]))" office:value-type="float" office:value="0" calcext:value-type="float">
            <text:p>0</text:p>
          </table:table-cell>
          <table:table-cell table:formula="of:=IF([.AQ43]=&quot;&quot;;0;IF([.AQ43]&lt;&gt;4;[.AQ43]*-1;[.AQ43]))" office:value-type="float" office:value="4" calcext:value-type="float">
            <text:p>4</text:p>
          </table:table-cell>
          <table:table-cell table:formula="of:=IF([.AR43]=&quot;&quot;;0;IF([.AR43]&lt;&gt;4;[.AR43]*-1;[.AR43]))" office:value-type="float" office:value="-1" calcext:value-type="float">
            <text:p>-1</text:p>
          </table:table-cell>
          <table:table-cell table:formula="of:=IF([.AS43]=&quot;&quot;;0;IF([.AS43]&lt;&gt;4;[.AS43]*-1;[.AS43]))" office:value-type="float" office:value="0" calcext:value-type="float">
            <text:p>0</text:p>
          </table:table-cell>
          <table:table-cell table:formula="of:=IF([.AT43]=&quot;&quot;;0;IF([.AT43]&lt;&gt;4;[.AT43]*-1;[.AT43]))" office:value-type="float" office:value="-1" calcext:value-type="float">
            <text:p>-1</text:p>
          </table:table-cell>
          <table:table-cell table:formula="of:=IF([.AU43]=&quot;&quot;;0;IF([.AU43]&lt;&gt;4;[.AU43]*-1;[.AU43]))" office:value-type="float" office:value="0" calcext:value-type="float">
            <text:p>0</text:p>
          </table:table-cell>
          <table:table-cell table:formula="of:=IF([.AV43]=&quot;&quot;;0;IF([.AV43]&lt;&gt;4;[.AV43]*-1;[.AV4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IF([.B44]=&quot;&quot;;0;IF([.B44]&lt;&gt;4;[.B44]*-1;[.B44]))" office:value-type="float" office:value="0" calcext:value-type="float">
            <text:p>0</text:p>
          </table:table-cell>
          <table:table-cell table:formula="of:=IF([.C44]=&quot;&quot;;0;IF([.C44]&lt;&gt;4;[.C44]*-1;[.C44]))" office:value-type="float" office:value="0" calcext:value-type="float">
            <text:p>0</text:p>
          </table:table-cell>
          <table:table-cell table:formula="of:=IF([.D44]=&quot;&quot;;0;IF([.D44]&lt;&gt;4;[.D44]*-1;[.D44]))" office:value-type="float" office:value="0" calcext:value-type="float">
            <text:p>0</text:p>
          </table:table-cell>
          <table:table-cell table:formula="of:=IF([.E44]=&quot;&quot;;0;IF([.E44]&lt;&gt;4;[.E44]*-1;[.E44]))" office:value-type="float" office:value="0" calcext:value-type="float">
            <text:p>0</text:p>
          </table:table-cell>
          <table:table-cell table:formula="of:=IF([.F44]=&quot;&quot;;0;IF([.F44]&lt;&gt;4;[.F44]*-1;[.F44]))" office:value-type="float" office:value="0" calcext:value-type="float">
            <text:p>0</text:p>
          </table:table-cell>
          <table:table-cell table:formula="of:=IF([.G44]=&quot;&quot;;0;IF([.G44]&lt;&gt;4;[.G44]*-1;[.G44]))" office:value-type="float" office:value="0" calcext:value-type="float">
            <text:p>0</text:p>
          </table:table-cell>
          <table:table-cell table:formula="of:=IF([.H44]=&quot;&quot;;0;IF([.H44]&lt;&gt;4;[.H44]*-1;[.H44]))" office:value-type="float" office:value="0" calcext:value-type="float">
            <text:p>0</text:p>
          </table:table-cell>
          <table:table-cell table:formula="of:=IF([.I44]=&quot;&quot;;0;IF([.I44]&lt;&gt;4;[.I44]*-1;[.I44]))" office:value-type="float" office:value="0" calcext:value-type="float">
            <text:p>0</text:p>
          </table:table-cell>
          <table:table-cell table:formula="of:=IF([.J44]=&quot;&quot;;0;IF([.J44]&lt;&gt;4;[.J44]*-1;[.J44]))" office:value-type="float" office:value="0" calcext:value-type="float">
            <text:p>0</text:p>
          </table:table-cell>
          <table:table-cell table:formula="of:=IF([.K44]=&quot;&quot;;0;IF([.K44]&lt;&gt;4;[.K44]*-1;[.K44]))" office:value-type="float" office:value="0" calcext:value-type="float">
            <text:p>0</text:p>
          </table:table-cell>
          <table:table-cell table:formula="of:=IF([.L44]=&quot;&quot;;0;IF([.L44]&lt;&gt;4;[.L44]*-1;[.L44]))" office:value-type="float" office:value="0" calcext:value-type="float">
            <text:p>0</text:p>
          </table:table-cell>
          <table:table-cell table:formula="of:=IF([.M44]=&quot;&quot;;0;IF([.M44]&lt;&gt;4;[.M44]*-1;[.M44]))" office:value-type="float" office:value="0" calcext:value-type="float">
            <text:p>0</text:p>
          </table:table-cell>
          <table:table-cell table:formula="of:=IF([.N44]=&quot;&quot;;0;IF([.N44]&lt;&gt;4;[.N44]*-1;[.N44]))" office:value-type="float" office:value="0" calcext:value-type="float">
            <text:p>0</text:p>
          </table:table-cell>
          <table:table-cell table:formula="of:=IF([.O44]=&quot;&quot;;0;IF([.O44]&lt;&gt;4;[.O44]*-1;[.O44]))" office:value-type="float" office:value="0" calcext:value-type="float">
            <text:p>0</text:p>
          </table:table-cell>
          <table:table-cell table:formula="of:=IF([.P44]=&quot;&quot;;0;IF([.P44]&lt;&gt;4;[.P44]*-1;[.P44]))" office:value-type="float" office:value="0" calcext:value-type="float">
            <text:p>0</text:p>
          </table:table-cell>
          <table:table-cell table:formula="of:=IF([.Q44]=&quot;&quot;;0;IF([.Q44]&lt;&gt;4;[.Q44]*-1;[.Q44]))" office:value-type="float" office:value="0" calcext:value-type="float">
            <text:p>0</text:p>
          </table:table-cell>
          <table:table-cell table:formula="of:=IF([.R44]=&quot;&quot;;0;IF([.R44]&lt;&gt;4;[.R44]*-1;[.R44]))" office:value-type="float" office:value="0" calcext:value-type="float">
            <text:p>0</text:p>
          </table:table-cell>
          <table:table-cell table:formula="of:=IF([.S44]=&quot;&quot;;0;IF([.S44]&lt;&gt;4;[.S44]*-1;[.S44]))" office:value-type="float" office:value="0" calcext:value-type="float">
            <text:p>0</text:p>
          </table:table-cell>
          <table:table-cell table:formula="of:=IF([.T44]=&quot;&quot;;0;IF([.T44]&lt;&gt;4;[.T44]*-1;[.T44]))" office:value-type="float" office:value="0" calcext:value-type="float">
            <text:p>0</text:p>
          </table:table-cell>
          <table:table-cell table:formula="of:=IF([.U44]=&quot;&quot;;0;IF([.U44]&lt;&gt;4;[.U44]*-1;[.U44]))" office:value-type="float" office:value="0" calcext:value-type="float">
            <text:p>0</text:p>
          </table:table-cell>
          <table:table-cell table:formula="of:=IF([.V44]=&quot;&quot;;0;IF([.V44]&lt;&gt;4;[.V44]*-1;[.V44]))" office:value-type="float" office:value="0" calcext:value-type="float">
            <text:p>0</text:p>
          </table:table-cell>
          <table:table-cell table:formula="of:=IF([.W44]=&quot;&quot;;0;IF([.W44]&lt;&gt;4;[.W44]*-1;[.W44]))" office:value-type="float" office:value="0" calcext:value-type="float">
            <text:p>0</text:p>
          </table:table-cell>
          <table:table-cell table:formula="of:=IF([.X44]=&quot;&quot;;0;IF([.X44]&lt;&gt;4;[.X44]*-1;[.X44]))" office:value-type="float" office:value="0" calcext:value-type="float">
            <text:p>0</text:p>
          </table:table-cell>
          <table:table-cell table:formula="of:=IF([.Y44]=&quot;&quot;;0;IF([.Y44]&lt;&gt;4;[.Y44]*-1;[.Y44]))" office:value-type="float" office:value="0" calcext:value-type="float">
            <text:p>0</text:p>
          </table:table-cell>
          <table:table-cell table:formula="of:=IF([.Z44]=&quot;&quot;;0;IF([.Z44]&lt;&gt;4;[.Z44]*-1;[.Z44]))" office:value-type="float" office:value="0" calcext:value-type="float">
            <text:p>0</text:p>
          </table:table-cell>
          <table:table-cell table:formula="of:=IF([.AA44]=&quot;&quot;;0;IF([.AA44]&lt;&gt;4;[.AA44]*-1;[.AA44]))" office:value-type="float" office:value="0" calcext:value-type="float">
            <text:p>0</text:p>
          </table:table-cell>
          <table:table-cell table:formula="of:=IF([.AB44]=&quot;&quot;;0;IF([.AB44]&lt;&gt;4;[.AB44]*-1;[.AB44]))" office:value-type="float" office:value="0" calcext:value-type="float">
            <text:p>0</text:p>
          </table:table-cell>
          <table:table-cell table:formula="of:=IF([.AC44]=&quot;&quot;;0;IF([.AC44]&lt;&gt;4;[.AC44]*-1;[.AC44]))" office:value-type="float" office:value="0" calcext:value-type="float">
            <text:p>0</text:p>
          </table:table-cell>
          <table:table-cell table:formula="of:=IF([.AD44]=&quot;&quot;;0;IF([.AD44]&lt;&gt;4;[.AD44]*-1;[.AD44]))" office:value-type="float" office:value="0" calcext:value-type="float">
            <text:p>0</text:p>
          </table:table-cell>
          <table:table-cell table:formula="of:=IF([.AE44]=&quot;&quot;;0;IF([.AE44]&lt;&gt;4;[.AE44]*-1;[.AE44]))" office:value-type="float" office:value="0" calcext:value-type="float">
            <text:p>0</text:p>
          </table:table-cell>
          <table:table-cell table:formula="of:=IF([.AF44]=&quot;&quot;;0;IF([.AF44]&lt;&gt;4;[.AF44]*-1;[.AF44]))" office:value-type="float" office:value="0" calcext:value-type="float">
            <text:p>0</text:p>
          </table:table-cell>
          <table:table-cell table:formula="of:=IF([.AG44]=&quot;&quot;;0;IF([.AG44]&lt;&gt;4;[.AG44]*-1;[.AG44]))" office:value-type="float" office:value="0" calcext:value-type="float">
            <text:p>0</text:p>
          </table:table-cell>
          <table:table-cell table:formula="of:=IF([.AH44]=&quot;&quot;;0;IF([.AH44]&lt;&gt;4;[.AH44]*-1;[.AH44]))" office:value-type="float" office:value="0" calcext:value-type="float">
            <text:p>0</text:p>
          </table:table-cell>
          <table:table-cell table:formula="of:=IF([.AI44]=&quot;&quot;;0;IF([.AI44]&lt;&gt;4;[.AI44]*-1;[.AI44]))" office:value-type="float" office:value="0" calcext:value-type="float">
            <text:p>0</text:p>
          </table:table-cell>
          <table:table-cell table:formula="of:=IF([.AJ44]=&quot;&quot;;0;IF([.AJ44]&lt;&gt;4;[.AJ44]*-1;[.AJ44]))" office:value-type="float" office:value="-1" calcext:value-type="float">
            <text:p>-1</text:p>
          </table:table-cell>
          <table:table-cell table:formula="of:=IF([.AK44]=&quot;&quot;;0;IF([.AK44]&lt;&gt;4;[.AK44]*-1;[.AK44]))" office:value-type="float" office:value="0" calcext:value-type="float">
            <text:p>0</text:p>
          </table:table-cell>
          <table:table-cell table:formula="of:=IF([.AL44]=&quot;&quot;;0;IF([.AL44]&lt;&gt;4;[.AL44]*-1;[.AL44]))" office:value-type="float" office:value="0" calcext:value-type="float">
            <text:p>0</text:p>
          </table:table-cell>
          <table:table-cell table:formula="of:=IF([.AM44]=&quot;&quot;;0;IF([.AM44]&lt;&gt;4;[.AM44]*-1;[.AM44]))" office:value-type="float" office:value="0" calcext:value-type="float">
            <text:p>0</text:p>
          </table:table-cell>
          <table:table-cell table:formula="of:=IF([.AN44]=&quot;&quot;;0;IF([.AN44]&lt;&gt;4;[.AN44]*-1;[.AN44]))" office:value-type="float" office:value="0" calcext:value-type="float">
            <text:p>0</text:p>
          </table:table-cell>
          <table:table-cell table:formula="of:=IF([.AO44]=&quot;&quot;;0;IF([.AO44]&lt;&gt;4;[.AO44]*-1;[.AO44]))" office:value-type="float" office:value="0" calcext:value-type="float">
            <text:p>0</text:p>
          </table:table-cell>
          <table:table-cell table:formula="of:=IF([.AP44]=&quot;&quot;;0;IF([.AP44]&lt;&gt;4;[.AP44]*-1;[.AP44]))" office:value-type="float" office:value="0" calcext:value-type="float">
            <text:p>0</text:p>
          </table:table-cell>
          <table:table-cell table:formula="of:=IF([.AQ44]=&quot;&quot;;0;IF([.AQ44]&lt;&gt;4;[.AQ44]*-1;[.AQ44]))" office:value-type="float" office:value="-1" calcext:value-type="float">
            <text:p>-1</text:p>
          </table:table-cell>
          <table:table-cell table:formula="of:=IF([.AR44]=&quot;&quot;;0;IF([.AR44]&lt;&gt;4;[.AR44]*-1;[.AR44]))" office:value-type="float" office:value="4" calcext:value-type="float">
            <text:p>4</text:p>
          </table:table-cell>
          <table:table-cell table:formula="of:=IF([.AS44]=&quot;&quot;;0;IF([.AS44]&lt;&gt;4;[.AS44]*-1;[.AS44]))" office:value-type="float" office:value="-1" calcext:value-type="float">
            <text:p>-1</text:p>
          </table:table-cell>
          <table:table-cell table:formula="of:=IF([.AT44]=&quot;&quot;;0;IF([.AT44]&lt;&gt;4;[.AT44]*-1;[.AT44]))" office:value-type="float" office:value="0" calcext:value-type="float">
            <text:p>0</text:p>
          </table:table-cell>
          <table:table-cell table:formula="of:=IF([.AU44]=&quot;&quot;;0;IF([.AU44]&lt;&gt;4;[.AU44]*-1;[.AU44]))" office:value-type="float" office:value="-1" calcext:value-type="float">
            <text:p>-1</text:p>
          </table:table-cell>
          <table:table-cell table:formula="of:=IF([.AV44]=&quot;&quot;;0;IF([.AV44]&lt;&gt;4;[.AV44]*-1;[.AV4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IF([.B45]=&quot;&quot;;0;IF([.B45]&lt;&gt;4;[.B45]*-1;[.B45]))" office:value-type="float" office:value="0" calcext:value-type="float">
            <text:p>0</text:p>
          </table:table-cell>
          <table:table-cell table:formula="of:=IF([.C45]=&quot;&quot;;0;IF([.C45]&lt;&gt;4;[.C45]*-1;[.C45]))" office:value-type="float" office:value="0" calcext:value-type="float">
            <text:p>0</text:p>
          </table:table-cell>
          <table:table-cell table:formula="of:=IF([.D45]=&quot;&quot;;0;IF([.D45]&lt;&gt;4;[.D45]*-1;[.D45]))" office:value-type="float" office:value="0" calcext:value-type="float">
            <text:p>0</text:p>
          </table:table-cell>
          <table:table-cell table:formula="of:=IF([.E45]=&quot;&quot;;0;IF([.E45]&lt;&gt;4;[.E45]*-1;[.E45]))" office:value-type="float" office:value="0" calcext:value-type="float">
            <text:p>0</text:p>
          </table:table-cell>
          <table:table-cell table:formula="of:=IF([.F45]=&quot;&quot;;0;IF([.F45]&lt;&gt;4;[.F45]*-1;[.F45]))" office:value-type="float" office:value="0" calcext:value-type="float">
            <text:p>0</text:p>
          </table:table-cell>
          <table:table-cell table:formula="of:=IF([.G45]=&quot;&quot;;0;IF([.G45]&lt;&gt;4;[.G45]*-1;[.G45]))" office:value-type="float" office:value="0" calcext:value-type="float">
            <text:p>0</text:p>
          </table:table-cell>
          <table:table-cell table:formula="of:=IF([.H45]=&quot;&quot;;0;IF([.H45]&lt;&gt;4;[.H45]*-1;[.H45]))" office:value-type="float" office:value="0" calcext:value-type="float">
            <text:p>0</text:p>
          </table:table-cell>
          <table:table-cell table:formula="of:=IF([.I45]=&quot;&quot;;0;IF([.I45]&lt;&gt;4;[.I45]*-1;[.I45]))" office:value-type="float" office:value="0" calcext:value-type="float">
            <text:p>0</text:p>
          </table:table-cell>
          <table:table-cell table:formula="of:=IF([.J45]=&quot;&quot;;0;IF([.J45]&lt;&gt;4;[.J45]*-1;[.J45]))" office:value-type="float" office:value="0" calcext:value-type="float">
            <text:p>0</text:p>
          </table:table-cell>
          <table:table-cell table:formula="of:=IF([.K45]=&quot;&quot;;0;IF([.K45]&lt;&gt;4;[.K45]*-1;[.K45]))" office:value-type="float" office:value="0" calcext:value-type="float">
            <text:p>0</text:p>
          </table:table-cell>
          <table:table-cell table:formula="of:=IF([.L45]=&quot;&quot;;0;IF([.L45]&lt;&gt;4;[.L45]*-1;[.L45]))" office:value-type="float" office:value="0" calcext:value-type="float">
            <text:p>0</text:p>
          </table:table-cell>
          <table:table-cell table:formula="of:=IF([.M45]=&quot;&quot;;0;IF([.M45]&lt;&gt;4;[.M45]*-1;[.M45]))" office:value-type="float" office:value="0" calcext:value-type="float">
            <text:p>0</text:p>
          </table:table-cell>
          <table:table-cell table:formula="of:=IF([.N45]=&quot;&quot;;0;IF([.N45]&lt;&gt;4;[.N45]*-1;[.N45]))" office:value-type="float" office:value="0" calcext:value-type="float">
            <text:p>0</text:p>
          </table:table-cell>
          <table:table-cell table:formula="of:=IF([.O45]=&quot;&quot;;0;IF([.O45]&lt;&gt;4;[.O45]*-1;[.O45]))" office:value-type="float" office:value="0" calcext:value-type="float">
            <text:p>0</text:p>
          </table:table-cell>
          <table:table-cell table:formula="of:=IF([.P45]=&quot;&quot;;0;IF([.P45]&lt;&gt;4;[.P45]*-1;[.P45]))" office:value-type="float" office:value="0" calcext:value-type="float">
            <text:p>0</text:p>
          </table:table-cell>
          <table:table-cell table:formula="of:=IF([.Q45]=&quot;&quot;;0;IF([.Q45]&lt;&gt;4;[.Q45]*-1;[.Q45]))" office:value-type="float" office:value="0" calcext:value-type="float">
            <text:p>0</text:p>
          </table:table-cell>
          <table:table-cell table:formula="of:=IF([.R45]=&quot;&quot;;0;IF([.R45]&lt;&gt;4;[.R45]*-1;[.R45]))" office:value-type="float" office:value="0" calcext:value-type="float">
            <text:p>0</text:p>
          </table:table-cell>
          <table:table-cell table:formula="of:=IF([.S45]=&quot;&quot;;0;IF([.S45]&lt;&gt;4;[.S45]*-1;[.S45]))" office:value-type="float" office:value="0" calcext:value-type="float">
            <text:p>0</text:p>
          </table:table-cell>
          <table:table-cell table:formula="of:=IF([.T45]=&quot;&quot;;0;IF([.T45]&lt;&gt;4;[.T45]*-1;[.T45]))" office:value-type="float" office:value="0" calcext:value-type="float">
            <text:p>0</text:p>
          </table:table-cell>
          <table:table-cell table:formula="of:=IF([.U45]=&quot;&quot;;0;IF([.U45]&lt;&gt;4;[.U45]*-1;[.U45]))" office:value-type="float" office:value="0" calcext:value-type="float">
            <text:p>0</text:p>
          </table:table-cell>
          <table:table-cell table:formula="of:=IF([.V45]=&quot;&quot;;0;IF([.V45]&lt;&gt;4;[.V45]*-1;[.V45]))" office:value-type="float" office:value="0" calcext:value-type="float">
            <text:p>0</text:p>
          </table:table-cell>
          <table:table-cell table:formula="of:=IF([.W45]=&quot;&quot;;0;IF([.W45]&lt;&gt;4;[.W45]*-1;[.W45]))" office:value-type="float" office:value="0" calcext:value-type="float">
            <text:p>0</text:p>
          </table:table-cell>
          <table:table-cell table:formula="of:=IF([.X45]=&quot;&quot;;0;IF([.X45]&lt;&gt;4;[.X45]*-1;[.X45]))" office:value-type="float" office:value="0" calcext:value-type="float">
            <text:p>0</text:p>
          </table:table-cell>
          <table:table-cell table:formula="of:=IF([.Y45]=&quot;&quot;;0;IF([.Y45]&lt;&gt;4;[.Y45]*-1;[.Y45]))" office:value-type="float" office:value="0" calcext:value-type="float">
            <text:p>0</text:p>
          </table:table-cell>
          <table:table-cell table:formula="of:=IF([.Z45]=&quot;&quot;;0;IF([.Z45]&lt;&gt;4;[.Z45]*-1;[.Z45]))" office:value-type="float" office:value="0" calcext:value-type="float">
            <text:p>0</text:p>
          </table:table-cell>
          <table:table-cell table:formula="of:=IF([.AA45]=&quot;&quot;;0;IF([.AA45]&lt;&gt;4;[.AA45]*-1;[.AA45]))" office:value-type="float" office:value="0" calcext:value-type="float">
            <text:p>0</text:p>
          </table:table-cell>
          <table:table-cell table:formula="of:=IF([.AB45]=&quot;&quot;;0;IF([.AB45]&lt;&gt;4;[.AB45]*-1;[.AB45]))" office:value-type="float" office:value="0" calcext:value-type="float">
            <text:p>0</text:p>
          </table:table-cell>
          <table:table-cell table:formula="of:=IF([.AC45]=&quot;&quot;;0;IF([.AC45]&lt;&gt;4;[.AC45]*-1;[.AC45]))" office:value-type="float" office:value="0" calcext:value-type="float">
            <text:p>0</text:p>
          </table:table-cell>
          <table:table-cell table:formula="of:=IF([.AD45]=&quot;&quot;;0;IF([.AD45]&lt;&gt;4;[.AD45]*-1;[.AD45]))" office:value-type="float" office:value="0" calcext:value-type="float">
            <text:p>0</text:p>
          </table:table-cell>
          <table:table-cell table:formula="of:=IF([.AE45]=&quot;&quot;;0;IF([.AE45]&lt;&gt;4;[.AE45]*-1;[.AE45]))" office:value-type="float" office:value="0" calcext:value-type="float">
            <text:p>0</text:p>
          </table:table-cell>
          <table:table-cell table:formula="of:=IF([.AF45]=&quot;&quot;;0;IF([.AF45]&lt;&gt;4;[.AF45]*-1;[.AF45]))" office:value-type="float" office:value="0" calcext:value-type="float">
            <text:p>0</text:p>
          </table:table-cell>
          <table:table-cell table:formula="of:=IF([.AG45]=&quot;&quot;;0;IF([.AG45]&lt;&gt;4;[.AG45]*-1;[.AG45]))" office:value-type="float" office:value="0" calcext:value-type="float">
            <text:p>0</text:p>
          </table:table-cell>
          <table:table-cell table:formula="of:=IF([.AH45]=&quot;&quot;;0;IF([.AH45]&lt;&gt;4;[.AH45]*-1;[.AH45]))" office:value-type="float" office:value="0" calcext:value-type="float">
            <text:p>0</text:p>
          </table:table-cell>
          <table:table-cell table:formula="of:=IF([.AI45]=&quot;&quot;;0;IF([.AI45]&lt;&gt;4;[.AI45]*-1;[.AI45]))" office:value-type="float" office:value="0" calcext:value-type="float">
            <text:p>0</text:p>
          </table:table-cell>
          <table:table-cell table:formula="of:=IF([.AJ45]=&quot;&quot;;0;IF([.AJ45]&lt;&gt;4;[.AJ45]*-1;[.AJ45]))" office:value-type="float" office:value="0" calcext:value-type="float">
            <text:p>0</text:p>
          </table:table-cell>
          <table:table-cell table:formula="of:=IF([.AK45]=&quot;&quot;;0;IF([.AK45]&lt;&gt;4;[.AK45]*-1;[.AK45]))" office:value-type="float" office:value="-2" calcext:value-type="float">
            <text:p>-2</text:p>
          </table:table-cell>
          <table:table-cell table:formula="of:=IF([.AL45]=&quot;&quot;;0;IF([.AL45]&lt;&gt;4;[.AL45]*-1;[.AL45]))" office:value-type="float" office:value="0" calcext:value-type="float">
            <text:p>0</text:p>
          </table:table-cell>
          <table:table-cell table:formula="of:=IF([.AM45]=&quot;&quot;;0;IF([.AM45]&lt;&gt;4;[.AM45]*-1;[.AM45]))" office:value-type="float" office:value="0" calcext:value-type="float">
            <text:p>0</text:p>
          </table:table-cell>
          <table:table-cell table:formula="of:=IF([.AN45]=&quot;&quot;;0;IF([.AN45]&lt;&gt;4;[.AN45]*-1;[.AN45]))" office:value-type="float" office:value="0" calcext:value-type="float">
            <text:p>0</text:p>
          </table:table-cell>
          <table:table-cell table:formula="of:=IF([.AO45]=&quot;&quot;;0;IF([.AO45]&lt;&gt;4;[.AO45]*-1;[.AO45]))" office:value-type="float" office:value="0" calcext:value-type="float">
            <text:p>0</text:p>
          </table:table-cell>
          <table:table-cell table:formula="of:=IF([.AP45]=&quot;&quot;;0;IF([.AP45]&lt;&gt;4;[.AP45]*-1;[.AP45]))" office:value-type="float" office:value="0" calcext:value-type="float">
            <text:p>0</text:p>
          </table:table-cell>
          <table:table-cell table:formula="of:=IF([.AQ45]=&quot;&quot;;0;IF([.AQ45]&lt;&gt;4;[.AQ45]*-1;[.AQ45]))" office:value-type="float" office:value="0" calcext:value-type="float">
            <text:p>0</text:p>
          </table:table-cell>
          <table:table-cell table:formula="of:=IF([.AR45]=&quot;&quot;;0;IF([.AR45]&lt;&gt;4;[.AR45]*-1;[.AR45]))" office:value-type="float" office:value="-2" calcext:value-type="float">
            <text:p>-2</text:p>
          </table:table-cell>
          <table:table-cell table:formula="of:=IF([.AS45]=&quot;&quot;;0;IF([.AS45]&lt;&gt;4;[.AS45]*-1;[.AS45]))" office:value-type="float" office:value="4" calcext:value-type="float">
            <text:p>4</text:p>
          </table:table-cell>
          <table:table-cell table:formula="of:=IF([.AT45]=&quot;&quot;;0;IF([.AT45]&lt;&gt;4;[.AT45]*-1;[.AT45]))" office:value-type="float" office:value="0" calcext:value-type="float">
            <text:p>0</text:p>
          </table:table-cell>
          <table:table-cell table:formula="of:=IF([.AU45]=&quot;&quot;;0;IF([.AU45]&lt;&gt;4;[.AU45]*-1;[.AU45]))" office:value-type="float" office:value="0" calcext:value-type="float">
            <text:p>0</text:p>
          </table:table-cell>
          <table:table-cell table:formula="of:=IF([.AV45]=&quot;&quot;;0;IF([.AV45]&lt;&gt;4;[.AV45]*-1;[.AV4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IF([.B46]=&quot;&quot;;0;IF([.B46]&lt;&gt;4;[.B46]*-1;[.B46]))" office:value-type="float" office:value="0" calcext:value-type="float">
            <text:p>0</text:p>
          </table:table-cell>
          <table:table-cell table:formula="of:=IF([.C46]=&quot;&quot;;0;IF([.C46]&lt;&gt;4;[.C46]*-1;[.C46]))" office:value-type="float" office:value="0" calcext:value-type="float">
            <text:p>0</text:p>
          </table:table-cell>
          <table:table-cell table:formula="of:=IF([.D46]=&quot;&quot;;0;IF([.D46]&lt;&gt;4;[.D46]*-1;[.D46]))" office:value-type="float" office:value="0" calcext:value-type="float">
            <text:p>0</text:p>
          </table:table-cell>
          <table:table-cell table:formula="of:=IF([.E46]=&quot;&quot;;0;IF([.E46]&lt;&gt;4;[.E46]*-1;[.E46]))" office:value-type="float" office:value="0" calcext:value-type="float">
            <text:p>0</text:p>
          </table:table-cell>
          <table:table-cell table:formula="of:=IF([.F46]=&quot;&quot;;0;IF([.F46]&lt;&gt;4;[.F46]*-1;[.F46]))" office:value-type="float" office:value="0" calcext:value-type="float">
            <text:p>0</text:p>
          </table:table-cell>
          <table:table-cell table:formula="of:=IF([.G46]=&quot;&quot;;0;IF([.G46]&lt;&gt;4;[.G46]*-1;[.G46]))" office:value-type="float" office:value="0" calcext:value-type="float">
            <text:p>0</text:p>
          </table:table-cell>
          <table:table-cell table:formula="of:=IF([.H46]=&quot;&quot;;0;IF([.H46]&lt;&gt;4;[.H46]*-1;[.H46]))" office:value-type="float" office:value="0" calcext:value-type="float">
            <text:p>0</text:p>
          </table:table-cell>
          <table:table-cell table:formula="of:=IF([.I46]=&quot;&quot;;0;IF([.I46]&lt;&gt;4;[.I46]*-1;[.I46]))" office:value-type="float" office:value="0" calcext:value-type="float">
            <text:p>0</text:p>
          </table:table-cell>
          <table:table-cell table:formula="of:=IF([.J46]=&quot;&quot;;0;IF([.J46]&lt;&gt;4;[.J46]*-1;[.J46]))" office:value-type="float" office:value="0" calcext:value-type="float">
            <text:p>0</text:p>
          </table:table-cell>
          <table:table-cell table:formula="of:=IF([.K46]=&quot;&quot;;0;IF([.K46]&lt;&gt;4;[.K46]*-1;[.K46]))" office:value-type="float" office:value="0" calcext:value-type="float">
            <text:p>0</text:p>
          </table:table-cell>
          <table:table-cell table:formula="of:=IF([.L46]=&quot;&quot;;0;IF([.L46]&lt;&gt;4;[.L46]*-1;[.L46]))" office:value-type="float" office:value="0" calcext:value-type="float">
            <text:p>0</text:p>
          </table:table-cell>
          <table:table-cell table:formula="of:=IF([.M46]=&quot;&quot;;0;IF([.M46]&lt;&gt;4;[.M46]*-1;[.M46]))" office:value-type="float" office:value="0" calcext:value-type="float">
            <text:p>0</text:p>
          </table:table-cell>
          <table:table-cell table:formula="of:=IF([.N46]=&quot;&quot;;0;IF([.N46]&lt;&gt;4;[.N46]*-1;[.N46]))" office:value-type="float" office:value="0" calcext:value-type="float">
            <text:p>0</text:p>
          </table:table-cell>
          <table:table-cell table:formula="of:=IF([.O46]=&quot;&quot;;0;IF([.O46]&lt;&gt;4;[.O46]*-1;[.O46]))" office:value-type="float" office:value="0" calcext:value-type="float">
            <text:p>0</text:p>
          </table:table-cell>
          <table:table-cell table:formula="of:=IF([.P46]=&quot;&quot;;0;IF([.P46]&lt;&gt;4;[.P46]*-1;[.P46]))" office:value-type="float" office:value="0" calcext:value-type="float">
            <text:p>0</text:p>
          </table:table-cell>
          <table:table-cell table:formula="of:=IF([.Q46]=&quot;&quot;;0;IF([.Q46]&lt;&gt;4;[.Q46]*-1;[.Q46]))" office:value-type="float" office:value="0" calcext:value-type="float">
            <text:p>0</text:p>
          </table:table-cell>
          <table:table-cell table:formula="of:=IF([.R46]=&quot;&quot;;0;IF([.R46]&lt;&gt;4;[.R46]*-1;[.R46]))" office:value-type="float" office:value="0" calcext:value-type="float">
            <text:p>0</text:p>
          </table:table-cell>
          <table:table-cell table:formula="of:=IF([.S46]=&quot;&quot;;0;IF([.S46]&lt;&gt;4;[.S46]*-1;[.S46]))" office:value-type="float" office:value="0" calcext:value-type="float">
            <text:p>0</text:p>
          </table:table-cell>
          <table:table-cell table:formula="of:=IF([.T46]=&quot;&quot;;0;IF([.T46]&lt;&gt;4;[.T46]*-1;[.T46]))" office:value-type="float" office:value="0" calcext:value-type="float">
            <text:p>0</text:p>
          </table:table-cell>
          <table:table-cell table:formula="of:=IF([.U46]=&quot;&quot;;0;IF([.U46]&lt;&gt;4;[.U46]*-1;[.U46]))" office:value-type="float" office:value="0" calcext:value-type="float">
            <text:p>0</text:p>
          </table:table-cell>
          <table:table-cell table:formula="of:=IF([.V46]=&quot;&quot;;0;IF([.V46]&lt;&gt;4;[.V46]*-1;[.V46]))" office:value-type="float" office:value="0" calcext:value-type="float">
            <text:p>0</text:p>
          </table:table-cell>
          <table:table-cell table:formula="of:=IF([.W46]=&quot;&quot;;0;IF([.W46]&lt;&gt;4;[.W46]*-1;[.W46]))" office:value-type="float" office:value="0" calcext:value-type="float">
            <text:p>0</text:p>
          </table:table-cell>
          <table:table-cell table:formula="of:=IF([.X46]=&quot;&quot;;0;IF([.X46]&lt;&gt;4;[.X46]*-1;[.X46]))" office:value-type="float" office:value="0" calcext:value-type="float">
            <text:p>0</text:p>
          </table:table-cell>
          <table:table-cell table:formula="of:=IF([.Y46]=&quot;&quot;;0;IF([.Y46]&lt;&gt;4;[.Y46]*-1;[.Y46]))" office:value-type="float" office:value="0" calcext:value-type="float">
            <text:p>0</text:p>
          </table:table-cell>
          <table:table-cell table:formula="of:=IF([.Z46]=&quot;&quot;;0;IF([.Z46]&lt;&gt;4;[.Z46]*-1;[.Z46]))" office:value-type="float" office:value="0" calcext:value-type="float">
            <text:p>0</text:p>
          </table:table-cell>
          <table:table-cell table:formula="of:=IF([.AA46]=&quot;&quot;;0;IF([.AA46]&lt;&gt;4;[.AA46]*-1;[.AA46]))" office:value-type="float" office:value="0" calcext:value-type="float">
            <text:p>0</text:p>
          </table:table-cell>
          <table:table-cell table:formula="of:=IF([.AB46]=&quot;&quot;;0;IF([.AB46]&lt;&gt;4;[.AB46]*-1;[.AB46]))" office:value-type="float" office:value="0" calcext:value-type="float">
            <text:p>0</text:p>
          </table:table-cell>
          <table:table-cell table:formula="of:=IF([.AC46]=&quot;&quot;;0;IF([.AC46]&lt;&gt;4;[.AC46]*-1;[.AC46]))" office:value-type="float" office:value="0" calcext:value-type="float">
            <text:p>0</text:p>
          </table:table-cell>
          <table:table-cell table:formula="of:=IF([.AD46]=&quot;&quot;;0;IF([.AD46]&lt;&gt;4;[.AD46]*-1;[.AD46]))" office:value-type="float" office:value="0" calcext:value-type="float">
            <text:p>0</text:p>
          </table:table-cell>
          <table:table-cell table:formula="of:=IF([.AE46]=&quot;&quot;;0;IF([.AE46]&lt;&gt;4;[.AE46]*-1;[.AE46]))" office:value-type="float" office:value="0" calcext:value-type="float">
            <text:p>0</text:p>
          </table:table-cell>
          <table:table-cell table:formula="of:=IF([.AF46]=&quot;&quot;;0;IF([.AF46]&lt;&gt;4;[.AF46]*-1;[.AF46]))" office:value-type="float" office:value="0" calcext:value-type="float">
            <text:p>0</text:p>
          </table:table-cell>
          <table:table-cell table:formula="of:=IF([.AG46]=&quot;&quot;;0;IF([.AG46]&lt;&gt;4;[.AG46]*-1;[.AG46]))" office:value-type="float" office:value="0" calcext:value-type="float">
            <text:p>0</text:p>
          </table:table-cell>
          <table:table-cell table:formula="of:=IF([.AH46]=&quot;&quot;;0;IF([.AH46]&lt;&gt;4;[.AH46]*-1;[.AH46]))" office:value-type="float" office:value="0" calcext:value-type="float">
            <text:p>0</text:p>
          </table:table-cell>
          <table:table-cell table:formula="of:=IF([.AI46]=&quot;&quot;;0;IF([.AI46]&lt;&gt;4;[.AI46]*-1;[.AI46]))" office:value-type="float" office:value="0" calcext:value-type="float">
            <text:p>0</text:p>
          </table:table-cell>
          <table:table-cell table:formula="of:=IF([.AJ46]=&quot;&quot;;0;IF([.AJ46]&lt;&gt;4;[.AJ46]*-1;[.AJ46]))" office:value-type="float" office:value="0" calcext:value-type="float">
            <text:p>0</text:p>
          </table:table-cell>
          <table:table-cell table:formula="of:=IF([.AK46]=&quot;&quot;;0;IF([.AK46]&lt;&gt;4;[.AK46]*-1;[.AK46]))" office:value-type="float" office:value="0" calcext:value-type="float">
            <text:p>0</text:p>
          </table:table-cell>
          <table:table-cell table:formula="of:=IF([.AL46]=&quot;&quot;;0;IF([.AL46]&lt;&gt;4;[.AL46]*-1;[.AL46]))" office:value-type="float" office:value="0" calcext:value-type="float">
            <text:p>0</text:p>
          </table:table-cell>
          <table:table-cell table:formula="of:=IF([.AM46]=&quot;&quot;;0;IF([.AM46]&lt;&gt;4;[.AM46]*-1;[.AM46]))" office:value-type="float" office:value="0" calcext:value-type="float">
            <text:p>0</text:p>
          </table:table-cell>
          <table:table-cell table:formula="of:=IF([.AN46]=&quot;&quot;;0;IF([.AN46]&lt;&gt;4;[.AN46]*-1;[.AN46]))" office:value-type="float" office:value="0" calcext:value-type="float">
            <text:p>0</text:p>
          </table:table-cell>
          <table:table-cell table:formula="of:=IF([.AO46]=&quot;&quot;;0;IF([.AO46]&lt;&gt;4;[.AO46]*-1;[.AO46]))" office:value-type="float" office:value="0" calcext:value-type="float">
            <text:p>0</text:p>
          </table:table-cell>
          <table:table-cell table:formula="of:=IF([.AP46]=&quot;&quot;;0;IF([.AP46]&lt;&gt;4;[.AP46]*-1;[.AP46]))" office:value-type="float" office:value="0" calcext:value-type="float">
            <text:p>0</text:p>
          </table:table-cell>
          <table:table-cell table:formula="of:=IF([.AQ46]=&quot;&quot;;0;IF([.AQ46]&lt;&gt;4;[.AQ46]*-1;[.AQ46]))" office:value-type="float" office:value="-1" calcext:value-type="float">
            <text:p>-1</text:p>
          </table:table-cell>
          <table:table-cell table:formula="of:=IF([.AR46]=&quot;&quot;;0;IF([.AR46]&lt;&gt;4;[.AR46]*-1;[.AR46]))" office:value-type="float" office:value="0" calcext:value-type="float">
            <text:p>0</text:p>
          </table:table-cell>
          <table:table-cell table:formula="of:=IF([.AS46]=&quot;&quot;;0;IF([.AS46]&lt;&gt;4;[.AS46]*-1;[.AS46]))" office:value-type="float" office:value="0" calcext:value-type="float">
            <text:p>0</text:p>
          </table:table-cell>
          <table:table-cell table:formula="of:=IF([.AT46]=&quot;&quot;;0;IF([.AT46]&lt;&gt;4;[.AT46]*-1;[.AT46]))" office:value-type="float" office:value="4" calcext:value-type="float">
            <text:p>4</text:p>
          </table:table-cell>
          <table:table-cell table:formula="of:=IF([.AU46]=&quot;&quot;;0;IF([.AU46]&lt;&gt;4;[.AU46]*-1;[.AU46]))" office:value-type="float" office:value="-1" calcext:value-type="float">
            <text:p>-1</text:p>
          </table:table-cell>
          <table:table-cell table:formula="of:=IF([.AV46]=&quot;&quot;;0;IF([.AV46]&lt;&gt;4;[.AV46]*-1;[.AV46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IF([.B47]=&quot;&quot;;0;IF([.B47]&lt;&gt;4;[.B47]*-1;[.B47]))" office:value-type="float" office:value="0" calcext:value-type="float">
            <text:p>0</text:p>
          </table:table-cell>
          <table:table-cell table:formula="of:=IF([.C47]=&quot;&quot;;0;IF([.C47]&lt;&gt;4;[.C47]*-1;[.C47]))" office:value-type="float" office:value="0" calcext:value-type="float">
            <text:p>0</text:p>
          </table:table-cell>
          <table:table-cell table:formula="of:=IF([.D47]=&quot;&quot;;0;IF([.D47]&lt;&gt;4;[.D47]*-1;[.D47]))" office:value-type="float" office:value="0" calcext:value-type="float">
            <text:p>0</text:p>
          </table:table-cell>
          <table:table-cell table:formula="of:=IF([.E47]=&quot;&quot;;0;IF([.E47]&lt;&gt;4;[.E47]*-1;[.E47]))" office:value-type="float" office:value="0" calcext:value-type="float">
            <text:p>0</text:p>
          </table:table-cell>
          <table:table-cell table:formula="of:=IF([.F47]=&quot;&quot;;0;IF([.F47]&lt;&gt;4;[.F47]*-1;[.F47]))" office:value-type="float" office:value="0" calcext:value-type="float">
            <text:p>0</text:p>
          </table:table-cell>
          <table:table-cell table:formula="of:=IF([.G47]=&quot;&quot;;0;IF([.G47]&lt;&gt;4;[.G47]*-1;[.G47]))" office:value-type="float" office:value="0" calcext:value-type="float">
            <text:p>0</text:p>
          </table:table-cell>
          <table:table-cell table:formula="of:=IF([.H47]=&quot;&quot;;0;IF([.H47]&lt;&gt;4;[.H47]*-1;[.H47]))" office:value-type="float" office:value="0" calcext:value-type="float">
            <text:p>0</text:p>
          </table:table-cell>
          <table:table-cell table:formula="of:=IF([.I47]=&quot;&quot;;0;IF([.I47]&lt;&gt;4;[.I47]*-1;[.I47]))" office:value-type="float" office:value="0" calcext:value-type="float">
            <text:p>0</text:p>
          </table:table-cell>
          <table:table-cell table:formula="of:=IF([.J47]=&quot;&quot;;0;IF([.J47]&lt;&gt;4;[.J47]*-1;[.J47]))" office:value-type="float" office:value="0" calcext:value-type="float">
            <text:p>0</text:p>
          </table:table-cell>
          <table:table-cell table:formula="of:=IF([.K47]=&quot;&quot;;0;IF([.K47]&lt;&gt;4;[.K47]*-1;[.K47]))" office:value-type="float" office:value="0" calcext:value-type="float">
            <text:p>0</text:p>
          </table:table-cell>
          <table:table-cell table:formula="of:=IF([.L47]=&quot;&quot;;0;IF([.L47]&lt;&gt;4;[.L47]*-1;[.L47]))" office:value-type="float" office:value="0" calcext:value-type="float">
            <text:p>0</text:p>
          </table:table-cell>
          <table:table-cell table:formula="of:=IF([.M47]=&quot;&quot;;0;IF([.M47]&lt;&gt;4;[.M47]*-1;[.M47]))" office:value-type="float" office:value="0" calcext:value-type="float">
            <text:p>0</text:p>
          </table:table-cell>
          <table:table-cell table:formula="of:=IF([.N47]=&quot;&quot;;0;IF([.N47]&lt;&gt;4;[.N47]*-1;[.N47]))" office:value-type="float" office:value="0" calcext:value-type="float">
            <text:p>0</text:p>
          </table:table-cell>
          <table:table-cell table:formula="of:=IF([.O47]=&quot;&quot;;0;IF([.O47]&lt;&gt;4;[.O47]*-1;[.O47]))" office:value-type="float" office:value="0" calcext:value-type="float">
            <text:p>0</text:p>
          </table:table-cell>
          <table:table-cell table:formula="of:=IF([.P47]=&quot;&quot;;0;IF([.P47]&lt;&gt;4;[.P47]*-1;[.P47]))" office:value-type="float" office:value="0" calcext:value-type="float">
            <text:p>0</text:p>
          </table:table-cell>
          <table:table-cell table:formula="of:=IF([.Q47]=&quot;&quot;;0;IF([.Q47]&lt;&gt;4;[.Q47]*-1;[.Q47]))" office:value-type="float" office:value="0" calcext:value-type="float">
            <text:p>0</text:p>
          </table:table-cell>
          <table:table-cell table:formula="of:=IF([.R47]=&quot;&quot;;0;IF([.R47]&lt;&gt;4;[.R47]*-1;[.R47]))" office:value-type="float" office:value="0" calcext:value-type="float">
            <text:p>0</text:p>
          </table:table-cell>
          <table:table-cell table:formula="of:=IF([.S47]=&quot;&quot;;0;IF([.S47]&lt;&gt;4;[.S47]*-1;[.S47]))" office:value-type="float" office:value="0" calcext:value-type="float">
            <text:p>0</text:p>
          </table:table-cell>
          <table:table-cell table:formula="of:=IF([.T47]=&quot;&quot;;0;IF([.T47]&lt;&gt;4;[.T47]*-1;[.T47]))" office:value-type="float" office:value="0" calcext:value-type="float">
            <text:p>0</text:p>
          </table:table-cell>
          <table:table-cell table:formula="of:=IF([.U47]=&quot;&quot;;0;IF([.U47]&lt;&gt;4;[.U47]*-1;[.U47]))" office:value-type="float" office:value="0" calcext:value-type="float">
            <text:p>0</text:p>
          </table:table-cell>
          <table:table-cell table:formula="of:=IF([.V47]=&quot;&quot;;0;IF([.V47]&lt;&gt;4;[.V47]*-1;[.V47]))" office:value-type="float" office:value="0" calcext:value-type="float">
            <text:p>0</text:p>
          </table:table-cell>
          <table:table-cell table:formula="of:=IF([.W47]=&quot;&quot;;0;IF([.W47]&lt;&gt;4;[.W47]*-1;[.W47]))" office:value-type="float" office:value="0" calcext:value-type="float">
            <text:p>0</text:p>
          </table:table-cell>
          <table:table-cell table:formula="of:=IF([.X47]=&quot;&quot;;0;IF([.X47]&lt;&gt;4;[.X47]*-1;[.X47]))" office:value-type="float" office:value="0" calcext:value-type="float">
            <text:p>0</text:p>
          </table:table-cell>
          <table:table-cell table:formula="of:=IF([.Y47]=&quot;&quot;;0;IF([.Y47]&lt;&gt;4;[.Y47]*-1;[.Y47]))" office:value-type="float" office:value="0" calcext:value-type="float">
            <text:p>0</text:p>
          </table:table-cell>
          <table:table-cell table:formula="of:=IF([.Z47]=&quot;&quot;;0;IF([.Z47]&lt;&gt;4;[.Z47]*-1;[.Z47]))" office:value-type="float" office:value="0" calcext:value-type="float">
            <text:p>0</text:p>
          </table:table-cell>
          <table:table-cell table:formula="of:=IF([.AA47]=&quot;&quot;;0;IF([.AA47]&lt;&gt;4;[.AA47]*-1;[.AA47]))" office:value-type="float" office:value="0" calcext:value-type="float">
            <text:p>0</text:p>
          </table:table-cell>
          <table:table-cell table:formula="of:=IF([.AB47]=&quot;&quot;;0;IF([.AB47]&lt;&gt;4;[.AB47]*-1;[.AB47]))" office:value-type="float" office:value="0" calcext:value-type="float">
            <text:p>0</text:p>
          </table:table-cell>
          <table:table-cell table:formula="of:=IF([.AC47]=&quot;&quot;;0;IF([.AC47]&lt;&gt;4;[.AC47]*-1;[.AC47]))" office:value-type="float" office:value="0" calcext:value-type="float">
            <text:p>0</text:p>
          </table:table-cell>
          <table:table-cell table:formula="of:=IF([.AD47]=&quot;&quot;;0;IF([.AD47]&lt;&gt;4;[.AD47]*-1;[.AD47]))" office:value-type="float" office:value="0" calcext:value-type="float">
            <text:p>0</text:p>
          </table:table-cell>
          <table:table-cell table:formula="of:=IF([.AE47]=&quot;&quot;;0;IF([.AE47]&lt;&gt;4;[.AE47]*-1;[.AE47]))" office:value-type="float" office:value="0" calcext:value-type="float">
            <text:p>0</text:p>
          </table:table-cell>
          <table:table-cell table:formula="of:=IF([.AF47]=&quot;&quot;;0;IF([.AF47]&lt;&gt;4;[.AF47]*-1;[.AF47]))" office:value-type="float" office:value="0" calcext:value-type="float">
            <text:p>0</text:p>
          </table:table-cell>
          <table:table-cell table:formula="of:=IF([.AG47]=&quot;&quot;;0;IF([.AG47]&lt;&gt;4;[.AG47]*-1;[.AG47]))" office:value-type="float" office:value="0" calcext:value-type="float">
            <text:p>0</text:p>
          </table:table-cell>
          <table:table-cell table:formula="of:=IF([.AH47]=&quot;&quot;;0;IF([.AH47]&lt;&gt;4;[.AH47]*-1;[.AH47]))" office:value-type="float" office:value="0" calcext:value-type="float">
            <text:p>0</text:p>
          </table:table-cell>
          <table:table-cell table:formula="of:=IF([.AI47]=&quot;&quot;;0;IF([.AI47]&lt;&gt;4;[.AI47]*-1;[.AI47]))" office:value-type="float" office:value="0" calcext:value-type="float">
            <text:p>0</text:p>
          </table:table-cell>
          <table:table-cell table:formula="of:=IF([.AJ47]=&quot;&quot;;0;IF([.AJ47]&lt;&gt;4;[.AJ47]*-1;[.AJ47]))" office:value-type="float" office:value="0" calcext:value-type="float">
            <text:p>0</text:p>
          </table:table-cell>
          <table:table-cell table:formula="of:=IF([.AK47]=&quot;&quot;;0;IF([.AK47]&lt;&gt;4;[.AK47]*-1;[.AK47]))" office:value-type="float" office:value="0" calcext:value-type="float">
            <text:p>0</text:p>
          </table:table-cell>
          <table:table-cell table:formula="of:=IF([.AL47]=&quot;&quot;;0;IF([.AL47]&lt;&gt;4;[.AL47]*-1;[.AL47]))" office:value-type="float" office:value="0" calcext:value-type="float">
            <text:p>0</text:p>
          </table:table-cell>
          <table:table-cell table:formula="of:=IF([.AM47]=&quot;&quot;;0;IF([.AM47]&lt;&gt;4;[.AM47]*-1;[.AM47]))" office:value-type="float" office:value="0" calcext:value-type="float">
            <text:p>0</text:p>
          </table:table-cell>
          <table:table-cell table:formula="of:=IF([.AN47]=&quot;&quot;;0;IF([.AN47]&lt;&gt;4;[.AN47]*-1;[.AN47]))" office:value-type="float" office:value="0" calcext:value-type="float">
            <text:p>0</text:p>
          </table:table-cell>
          <table:table-cell table:formula="of:=IF([.AO47]=&quot;&quot;;0;IF([.AO47]&lt;&gt;4;[.AO47]*-1;[.AO47]))" office:value-type="float" office:value="0" calcext:value-type="float">
            <text:p>0</text:p>
          </table:table-cell>
          <table:table-cell table:formula="of:=IF([.AP47]=&quot;&quot;;0;IF([.AP47]&lt;&gt;4;[.AP47]*-1;[.AP47]))" office:value-type="float" office:value="0" calcext:value-type="float">
            <text:p>0</text:p>
          </table:table-cell>
          <table:table-cell table:formula="of:=IF([.AQ47]=&quot;&quot;;0;IF([.AQ47]&lt;&gt;4;[.AQ47]*-1;[.AQ47]))" office:value-type="float" office:value="0" calcext:value-type="float">
            <text:p>0</text:p>
          </table:table-cell>
          <table:table-cell table:formula="of:=IF([.AR47]=&quot;&quot;;0;IF([.AR47]&lt;&gt;4;[.AR47]*-1;[.AR47]))" office:value-type="float" office:value="-2" calcext:value-type="float">
            <text:p>-2</text:p>
          </table:table-cell>
          <table:table-cell table:formula="of:=IF([.AS47]=&quot;&quot;;0;IF([.AS47]&lt;&gt;4;[.AS47]*-1;[.AS47]))" office:value-type="float" office:value="0" calcext:value-type="float">
            <text:p>0</text:p>
          </table:table-cell>
          <table:table-cell table:formula="of:=IF([.AT47]=&quot;&quot;;0;IF([.AT47]&lt;&gt;4;[.AT47]*-1;[.AT47]))" office:value-type="float" office:value="-2" calcext:value-type="float">
            <text:p>-2</text:p>
          </table:table-cell>
          <table:table-cell table:formula="of:=IF([.AU47]=&quot;&quot;;0;IF([.AU47]&lt;&gt;4;[.AU47]*-1;[.AU47]))" office:value-type="float" office:value="4" calcext:value-type="float">
            <text:p>4</text:p>
          </table:table-cell>
          <table:table-cell table:formula="of:=IF([.AV47]=&quot;&quot;;0;IF([.AV47]&lt;&gt;4;[.AV47]*-1;[.AV4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IF([.B48]=&quot;&quot;;0;IF([.B48]&lt;&gt;4;[.B48]*-1;[.B48]))" office:value-type="float" office:value="0" calcext:value-type="float">
            <text:p>0</text:p>
          </table:table-cell>
          <table:table-cell table:formula="of:=IF([.C48]=&quot;&quot;;0;IF([.C48]&lt;&gt;4;[.C48]*-1;[.C48]))" office:value-type="float" office:value="0" calcext:value-type="float">
            <text:p>0</text:p>
          </table:table-cell>
          <table:table-cell table:formula="of:=IF([.D48]=&quot;&quot;;0;IF([.D48]&lt;&gt;4;[.D48]*-1;[.D48]))" office:value-type="float" office:value="0" calcext:value-type="float">
            <text:p>0</text:p>
          </table:table-cell>
          <table:table-cell table:formula="of:=IF([.E48]=&quot;&quot;;0;IF([.E48]&lt;&gt;4;[.E48]*-1;[.E48]))" office:value-type="float" office:value="0" calcext:value-type="float">
            <text:p>0</text:p>
          </table:table-cell>
          <table:table-cell table:formula="of:=IF([.F48]=&quot;&quot;;0;IF([.F48]&lt;&gt;4;[.F48]*-1;[.F48]))" office:value-type="float" office:value="0" calcext:value-type="float">
            <text:p>0</text:p>
          </table:table-cell>
          <table:table-cell table:formula="of:=IF([.G48]=&quot;&quot;;0;IF([.G48]&lt;&gt;4;[.G48]*-1;[.G48]))" office:value-type="float" office:value="0" calcext:value-type="float">
            <text:p>0</text:p>
          </table:table-cell>
          <table:table-cell table:formula="of:=IF([.H48]=&quot;&quot;;0;IF([.H48]&lt;&gt;4;[.H48]*-1;[.H48]))" office:value-type="float" office:value="0" calcext:value-type="float">
            <text:p>0</text:p>
          </table:table-cell>
          <table:table-cell table:formula="of:=IF([.I48]=&quot;&quot;;0;IF([.I48]&lt;&gt;4;[.I48]*-1;[.I48]))" office:value-type="float" office:value="0" calcext:value-type="float">
            <text:p>0</text:p>
          </table:table-cell>
          <table:table-cell table:formula="of:=IF([.J48]=&quot;&quot;;0;IF([.J48]&lt;&gt;4;[.J48]*-1;[.J48]))" office:value-type="float" office:value="0" calcext:value-type="float">
            <text:p>0</text:p>
          </table:table-cell>
          <table:table-cell table:formula="of:=IF([.K48]=&quot;&quot;;0;IF([.K48]&lt;&gt;4;[.K48]*-1;[.K48]))" office:value-type="float" office:value="0" calcext:value-type="float">
            <text:p>0</text:p>
          </table:table-cell>
          <table:table-cell table:formula="of:=IF([.L48]=&quot;&quot;;0;IF([.L48]&lt;&gt;4;[.L48]*-1;[.L48]))" office:value-type="float" office:value="0" calcext:value-type="float">
            <text:p>0</text:p>
          </table:table-cell>
          <table:table-cell table:formula="of:=IF([.M48]=&quot;&quot;;0;IF([.M48]&lt;&gt;4;[.M48]*-1;[.M48]))" office:value-type="float" office:value="0" calcext:value-type="float">
            <text:p>0</text:p>
          </table:table-cell>
          <table:table-cell table:formula="of:=IF([.N48]=&quot;&quot;;0;IF([.N48]&lt;&gt;4;[.N48]*-1;[.N48]))" office:value-type="float" office:value="0" calcext:value-type="float">
            <text:p>0</text:p>
          </table:table-cell>
          <table:table-cell table:formula="of:=IF([.O48]=&quot;&quot;;0;IF([.O48]&lt;&gt;4;[.O48]*-1;[.O48]))" office:value-type="float" office:value="0" calcext:value-type="float">
            <text:p>0</text:p>
          </table:table-cell>
          <table:table-cell table:formula="of:=IF([.P48]=&quot;&quot;;0;IF([.P48]&lt;&gt;4;[.P48]*-1;[.P48]))" office:value-type="float" office:value="0" calcext:value-type="float">
            <text:p>0</text:p>
          </table:table-cell>
          <table:table-cell table:formula="of:=IF([.Q48]=&quot;&quot;;0;IF([.Q48]&lt;&gt;4;[.Q48]*-1;[.Q48]))" office:value-type="float" office:value="0" calcext:value-type="float">
            <text:p>0</text:p>
          </table:table-cell>
          <table:table-cell table:formula="of:=IF([.R48]=&quot;&quot;;0;IF([.R48]&lt;&gt;4;[.R48]*-1;[.R48]))" office:value-type="float" office:value="0" calcext:value-type="float">
            <text:p>0</text:p>
          </table:table-cell>
          <table:table-cell table:formula="of:=IF([.S48]=&quot;&quot;;0;IF([.S48]&lt;&gt;4;[.S48]*-1;[.S48]))" office:value-type="float" office:value="0" calcext:value-type="float">
            <text:p>0</text:p>
          </table:table-cell>
          <table:table-cell table:formula="of:=IF([.T48]=&quot;&quot;;0;IF([.T48]&lt;&gt;4;[.T48]*-1;[.T48]))" office:value-type="float" office:value="0" calcext:value-type="float">
            <text:p>0</text:p>
          </table:table-cell>
          <table:table-cell table:formula="of:=IF([.U48]=&quot;&quot;;0;IF([.U48]&lt;&gt;4;[.U48]*-1;[.U48]))" office:value-type="float" office:value="0" calcext:value-type="float">
            <text:p>0</text:p>
          </table:table-cell>
          <table:table-cell table:formula="of:=IF([.V48]=&quot;&quot;;0;IF([.V48]&lt;&gt;4;[.V48]*-1;[.V48]))" office:value-type="float" office:value="0" calcext:value-type="float">
            <text:p>0</text:p>
          </table:table-cell>
          <table:table-cell table:formula="of:=IF([.W48]=&quot;&quot;;0;IF([.W48]&lt;&gt;4;[.W48]*-1;[.W48]))" office:value-type="float" office:value="0" calcext:value-type="float">
            <text:p>0</text:p>
          </table:table-cell>
          <table:table-cell table:formula="of:=IF([.X48]=&quot;&quot;;0;IF([.X48]&lt;&gt;4;[.X48]*-1;[.X48]))" office:value-type="float" office:value="0" calcext:value-type="float">
            <text:p>0</text:p>
          </table:table-cell>
          <table:table-cell table:formula="of:=IF([.Y48]=&quot;&quot;;0;IF([.Y48]&lt;&gt;4;[.Y48]*-1;[.Y48]))" office:value-type="float" office:value="0" calcext:value-type="float">
            <text:p>0</text:p>
          </table:table-cell>
          <table:table-cell table:formula="of:=IF([.Z48]=&quot;&quot;;0;IF([.Z48]&lt;&gt;4;[.Z48]*-1;[.Z48]))" office:value-type="float" office:value="0" calcext:value-type="float">
            <text:p>0</text:p>
          </table:table-cell>
          <table:table-cell table:formula="of:=IF([.AA48]=&quot;&quot;;0;IF([.AA48]&lt;&gt;4;[.AA48]*-1;[.AA48]))" office:value-type="float" office:value="0" calcext:value-type="float">
            <text:p>0</text:p>
          </table:table-cell>
          <table:table-cell table:formula="of:=IF([.AB48]=&quot;&quot;;0;IF([.AB48]&lt;&gt;4;[.AB48]*-1;[.AB48]))" office:value-type="float" office:value="0" calcext:value-type="float">
            <text:p>0</text:p>
          </table:table-cell>
          <table:table-cell table:formula="of:=IF([.AC48]=&quot;&quot;;0;IF([.AC48]&lt;&gt;4;[.AC48]*-1;[.AC48]))" office:value-type="float" office:value="0" calcext:value-type="float">
            <text:p>0</text:p>
          </table:table-cell>
          <table:table-cell table:formula="of:=IF([.AD48]=&quot;&quot;;0;IF([.AD48]&lt;&gt;4;[.AD48]*-1;[.AD48]))" office:value-type="float" office:value="0" calcext:value-type="float">
            <text:p>0</text:p>
          </table:table-cell>
          <table:table-cell table:formula="of:=IF([.AE48]=&quot;&quot;;0;IF([.AE48]&lt;&gt;4;[.AE48]*-1;[.AE48]))" office:value-type="float" office:value="0" calcext:value-type="float">
            <text:p>0</text:p>
          </table:table-cell>
          <table:table-cell table:formula="of:=IF([.AF48]=&quot;&quot;;0;IF([.AF48]&lt;&gt;4;[.AF48]*-1;[.AF48]))" office:value-type="float" office:value="0" calcext:value-type="float">
            <text:p>0</text:p>
          </table:table-cell>
          <table:table-cell table:formula="of:=IF([.AG48]=&quot;&quot;;0;IF([.AG48]&lt;&gt;4;[.AG48]*-1;[.AG48]))" office:value-type="float" office:value="0" calcext:value-type="float">
            <text:p>0</text:p>
          </table:table-cell>
          <table:table-cell table:formula="of:=IF([.AH48]=&quot;&quot;;0;IF([.AH48]&lt;&gt;4;[.AH48]*-1;[.AH48]))" office:value-type="float" office:value="0" calcext:value-type="float">
            <text:p>0</text:p>
          </table:table-cell>
          <table:table-cell table:formula="of:=IF([.AI48]=&quot;&quot;;0;IF([.AI48]&lt;&gt;4;[.AI48]*-1;[.AI48]))" office:value-type="float" office:value="0" calcext:value-type="float">
            <text:p>0</text:p>
          </table:table-cell>
          <table:table-cell table:formula="of:=IF([.AJ48]=&quot;&quot;;0;IF([.AJ48]&lt;&gt;4;[.AJ48]*-1;[.AJ48]))" office:value-type="float" office:value="0" calcext:value-type="float">
            <text:p>0</text:p>
          </table:table-cell>
          <table:table-cell table:formula="of:=IF([.AK48]=&quot;&quot;;0;IF([.AK48]&lt;&gt;4;[.AK48]*-1;[.AK48]))" office:value-type="float" office:value="0" calcext:value-type="float">
            <text:p>0</text:p>
          </table:table-cell>
          <table:table-cell table:formula="of:=IF([.AL48]=&quot;&quot;;0;IF([.AL48]&lt;&gt;4;[.AL48]*-1;[.AL48]))" office:value-type="float" office:value="0" calcext:value-type="float">
            <text:p>0</text:p>
          </table:table-cell>
          <table:table-cell table:formula="of:=IF([.AM48]=&quot;&quot;;0;IF([.AM48]&lt;&gt;4;[.AM48]*-1;[.AM48]))" office:value-type="float" office:value="0" calcext:value-type="float">
            <text:p>0</text:p>
          </table:table-cell>
          <table:table-cell table:formula="of:=IF([.AN48]=&quot;&quot;;0;IF([.AN48]&lt;&gt;4;[.AN48]*-1;[.AN48]))" office:value-type="float" office:value="0" calcext:value-type="float">
            <text:p>0</text:p>
          </table:table-cell>
          <table:table-cell table:formula="of:=IF([.AO48]=&quot;&quot;;0;IF([.AO48]&lt;&gt;4;[.AO48]*-1;[.AO48]))" office:value-type="float" office:value="0" calcext:value-type="float">
            <text:p>0</text:p>
          </table:table-cell>
          <table:table-cell table:formula="of:=IF([.AP48]=&quot;&quot;;0;IF([.AP48]&lt;&gt;4;[.AP48]*-1;[.AP48]))" office:value-type="float" office:value="0" calcext:value-type="float">
            <text:p>0</text:p>
          </table:table-cell>
          <table:table-cell table:formula="of:=IF([.AQ48]=&quot;&quot;;0;IF([.AQ48]&lt;&gt;4;[.AQ48]*-1;[.AQ48]))" office:value-type="float" office:value="0" calcext:value-type="float">
            <text:p>0</text:p>
          </table:table-cell>
          <table:table-cell table:formula="of:=IF([.AR48]=&quot;&quot;;0;IF([.AR48]&lt;&gt;4;[.AR48]*-1;[.AR48]))" office:value-type="float" office:value="0" calcext:value-type="float">
            <text:p>0</text:p>
          </table:table-cell>
          <table:table-cell table:formula="of:=IF([.AS48]=&quot;&quot;;0;IF([.AS48]&lt;&gt;4;[.AS48]*-1;[.AS48]))" office:value-type="float" office:value="0" calcext:value-type="float">
            <text:p>0</text:p>
          </table:table-cell>
          <table:table-cell table:formula="of:=IF([.AT48]=&quot;&quot;;0;IF([.AT48]&lt;&gt;4;[.AT48]*-1;[.AT48]))" office:value-type="float" office:value="-2" calcext:value-type="float">
            <text:p>-2</text:p>
          </table:table-cell>
          <table:table-cell table:formula="of:=IF([.AU48]=&quot;&quot;;0;IF([.AU48]&lt;&gt;4;[.AU48]*-1;[.AU48]))" office:value-type="float" office:value="0" calcext:value-type="float">
            <text:p>0</text:p>
          </table:table-cell>
          <table:table-cell table:formula="of:=IF([.AV48]=&quot;&quot;;0;IF([.AV48]&lt;&gt;4;[.AV48]*-1;[.AV48])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77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-00-0000</text:date>, <text:time style:data-style-name="N2" text:time-value="10:18:51.2097507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Asenjo</meta:initial-creator>
    <meta:creation-date>2016-11-28T18:00:47.581137421</meta:creation-date>
    <dc:date>2016-12-02T13:51:36.921271738</dc:date>
    <dc:creator>Diego Ignacio Rojas Asenjo</dc:creator>
    <meta:editing-duration>PT3H53M2S</meta:editing-duration>
    <meta:editing-cycles>12</meta:editing-cycles>
    <meta:generator>LibreOffice/4.2.8.2$Linux_X86_64 LibreOffice_project/420m0$Build-2</meta:generator>
    <meta:document-statistic meta:table-count="1" meta:cell-count="2689" meta:object-count="0"/>
  </office:meta>
</office:document-meta>
</file>